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Meiryo" svg:font-family="Meiryo" style:font-family-generic="roman" style:font-pitch="variable"/>
    <style:font-face style:name="PMingLiU" svg:font-family="PMingLi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eiryo1" svg:font-family="Meiryo" style:font-family-generic="system" style:font-pitch="variable"/>
    <style:font-face style:name="PMingLiU1"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7.491cm" fo:margin-left="5.179cm" fo:margin-top="0cm" fo:margin-bottom="0cm" table:align="left" style:writing-mode="lr-tb"/>
    </style:style>
    <style:style style:name="Table3.A" style:family="table-column">
      <style:table-column-properties style:column-width="1.274cm"/>
    </style:style>
    <style:style style:name="Table3.B" style:family="table-column">
      <style:table-column-properties style:column-width="1.522cm"/>
    </style:style>
    <style:style style:name="Table3.C" style:family="table-column">
      <style:table-column-properties style:column-width="1.155cm"/>
    </style:style>
    <style:style style:name="Table3.D" style:family="table-column">
      <style:table-column-properties style:column-width="1.18cm"/>
    </style:style>
    <style:style style:name="Table3.F" style:family="table-column">
      <style:table-column-properties style:column-width="1.039cm"/>
    </style:style>
    <style:style style:name="Table3.G" style:family="table-column">
      <style:table-column-properties style:column-width="0.141cm"/>
    </style:style>
    <style:style style:name="Table3.1" style:family="table-row">
      <style:table-row-properties style:row-height="0.721cm" fo:keep-together="auto"/>
    </style:style>
    <style:style style:name="Table3.A1" style:family="table-cell">
      <style:table-cell-properties fo:padding="0cm" fo:border-left="none" fo:border-right="none" fo:border-top="none" fo:border-bottom="0.6pt solid #000001"/>
    </style:style>
    <style:style style:name="Table3.C1" style:family="table-cell">
      <style:table-cell-properties fo:padding="0cm" fo:border-left="none" fo:border-right="none" fo:border-top="0.35pt solid #000001" fo:border-bottom="0.6pt solid #000001"/>
    </style:style>
    <style:style style:name="Table3.2" style:family="table-row">
      <style:table-row-properties style:row-height="0.624cm" fo:keep-together="auto"/>
    </style:style>
    <style:style style:name="Table3.A2" style:family="table-cell">
      <style:table-cell-properties fo:padding="0cm" fo:border-left="none" fo:border-right="none" fo:border-top="0.6pt solid #000001" fo:border-bottom="none"/>
    </style:style>
    <style:style style:name="Table3.3" style:family="table-row">
      <style:table-row-properties style:row-height="0.51cm" fo:keep-together="auto"/>
    </style:style>
    <style:style style:name="Table3.A3" style:family="table-cell">
      <style:table-cell-properties fo:padding="0cm" fo:border="none"/>
    </style:style>
    <style:style style:name="Table3.6" style:family="table-row">
      <style:table-row-properties style:row-height="0.619cm" fo:keep-together="auto"/>
    </style:style>
    <style:style style:name="Table3.A6" style:family="table-cell">
      <style:table-cell-properties fo:padding="0cm" fo:border-left="none" fo:border-right="none" fo:border-top="none" fo:border-bottom="0.85pt solid #000001"/>
    </style:style>
    <style:style style:name="P1" style:family="paragraph" style:parent-style-name="Text_20_body">
      <style:paragraph-properties fo:margin-left="0.187cm" fo:margin-right="0.187cm" fo:line-height="104%" fo:text-align="justify" style:justify-single-word="false" fo:text-indent="0.667cm" style:auto-text-indent="false"/>
      <style:text-properties officeooo:paragraph-rsid="003ebe58"/>
    </style:style>
    <style:style style:name="P2" style:family="paragraph" style:parent-style-name="Text_20_body">
      <style:paragraph-properties fo:margin-left="0.185cm" fo:margin-right="0.187cm" fo:line-height="104%" fo:text-align="justify" style:justify-single-word="false" fo:text-indent="0.633cm" style:auto-text-indent="false"/>
    </style:style>
    <style:style style:name="P3" style:family="paragraph" style:parent-style-name="Text_20_body">
      <style:paragraph-properties fo:margin-left="0.185cm" fo:margin-right="0.187cm" fo:margin-top="0.4cm" fo:margin-bottom="0cm" loext:contextual-spacing="false" fo:line-height="104%" fo:text-align="justify" style:justify-single-word="false" fo:text-indent="0cm" style:auto-text-indent="false"/>
      <style:text-properties officeooo:paragraph-rsid="0035f244"/>
    </style:style>
    <style:style style:name="P4" style:family="paragraph" style:parent-style-name="Text_20_body">
      <style:paragraph-properties fo:margin-left="0.199cm" fo:margin-right="0.258cm" fo:line-height="104%" fo:text-align="justify" style:justify-single-word="false" fo:text-indent="0.619cm" style:auto-text-indent="false"/>
      <style:text-properties officeooo:paragraph-rsid="0039782a"/>
    </style:style>
    <style:style style:name="P5" style:family="paragraph" style:parent-style-name="Text_20_body">
      <style:paragraph-properties fo:margin-left="0.22cm" fo:margin-right="0.187cm" fo:margin-top="0.023cm" fo:margin-bottom="0cm" loext:contextual-spacing="false" fo:line-height="104%" fo:text-align="justify" style:justify-single-word="false" fo:text-indent="0.633cm" style:auto-text-indent="false"/>
      <style:text-properties officeooo:paragraph-rsid="00311da8" fo:background-color="#ffcc00"/>
    </style:style>
    <style:style style:name="P6" style:family="paragraph" style:parent-style-name="Heading_20_4">
      <style:paragraph-properties fo:margin-left="0.235cm" fo:margin-right="0cm" fo:margin-top="0.286cm" fo:margin-bottom="0cm" loext:contextual-spacing="false" fo:text-align="justify" style:justify-single-word="false" fo:text-indent="0cm" style:auto-text-indent="false"/>
    </style:style>
    <style:style style:name="P7" style:family="paragraph" style:parent-style-name="Text_20_body">
      <style:paragraph-properties fo:margin-left="0.187cm" fo:margin-right="0.25cm" fo:margin-top="0.293cm" fo:margin-bottom="0cm" loext:contextual-spacing="false" fo:line-height="104%" fo:text-align="justify" style:justify-single-word="false" fo:text-indent="0.048cm" style:auto-text-indent="false"/>
    </style:style>
    <style:style style:name="P8" style:family="paragraph" style:parent-style-name="Text_20_body">
      <style:paragraph-properties fo:margin-left="0.235cm" fo:margin-right="0.265cm" fo:line-height="104%" fo:text-align="justify" style:justify-single-word="false" fo:text-indent="0.619cm" style:auto-text-indent="false"/>
      <style:text-properties fo:background-color="#ffff00"/>
    </style:style>
    <style:style style:name="P9" style:family="paragraph" style:parent-style-name="Text_20_body">
      <style:paragraph-properties fo:margin-left="0.235cm" fo:margin-right="0.21cm" fo:margin-top="0.293cm" fo:margin-bottom="0cm" loext:contextual-spacing="false" fo:line-height="104%" fo:text-align="justify" style:justify-single-word="false" fo:text-indent="-0.016cm" style:auto-text-indent="false"/>
      <style:text-properties fo:background-color="#ffff00"/>
    </style:style>
    <style:style style:name="P10" style:family="paragraph" style:parent-style-name="Text_20_body">
      <style:paragraph-properties fo:margin-left="0.187cm" fo:margin-right="0.187cm" fo:line-height="104%" fo:text-align="justify" style:justify-single-word="false" fo:text-indent="0.667cm" style:auto-text-indent="false"/>
    </style:style>
    <style:style style:name="P11" style:family="paragraph" style:parent-style-name="Text_20_body">
      <style:paragraph-properties fo:margin-left="0.235cm" fo:margin-right="0.266cm" fo:line-height="104%" fo:text-align="justify" style:justify-single-word="false" fo:text-indent="0.619cm" style:auto-text-indent="false"/>
    </style:style>
    <style:style style:name="P12" style:family="paragraph" style:parent-style-name="Text_20_body">
      <style:paragraph-properties fo:margin-left="0.185cm" fo:margin-right="0.185cm" fo:margin-top="0.279cm" fo:margin-bottom="0cm" loext:contextual-spacing="false" fo:line-height="104%" fo:text-align="justify" style:justify-single-word="false" fo:text-indent="0cm" style:auto-text-indent="false"/>
    </style:style>
    <style:style style:name="P13" style:family="paragraph" style:parent-style-name="Text_20_body">
      <style:paragraph-properties fo:margin-left="0.185cm" fo:margin-right="0.266cm" fo:margin-top="0.293cm" fo:margin-bottom="0cm" loext:contextual-spacing="false" fo:line-height="104%" fo:text-align="justify" style:justify-single-word="false" fo:text-indent="0cm" style:auto-text-indent="false"/>
    </style:style>
    <style:style style:name="P14" style:family="paragraph" style:parent-style-name="Text_20_body">
      <style:paragraph-properties fo:margin-left="5.484cm" fo:margin-right="0cm" fo:margin-top="0.337cm" fo:margin-bottom="0cm" loext:contextual-spacing="false" fo:text-indent="0cm" style:auto-text-indent="false"/>
    </style:style>
    <style:style style:name="P15" style:family="paragraph" style:parent-style-name="Text_20_body">
      <style:paragraph-properties fo:margin-left="0.185cm" fo:margin-right="0.266cm" fo:margin-top="0.097cm" fo:margin-bottom="0cm" loext:contextual-spacing="false" fo:line-height="104%" fo:text-indent="0.633cm" style:auto-text-indent="false"/>
      <style:text-properties fo:background-color="#ffff00"/>
    </style:style>
    <style:style style:name="P16" style:family="paragraph" style:parent-style-name="Text_20_body">
      <style:paragraph-properties fo:margin-left="0.199cm" fo:margin-right="0.212cm" fo:line-height="104%" fo:text-align="justify" style:justify-single-word="false" fo:text-indent="0.619cm" style:auto-text-indent="false"/>
    </style:style>
    <style:style style:name="P17" style:family="paragraph" style:parent-style-name="Text_20_body" style:master-page-name="Converted137">
      <style:paragraph-properties fo:margin-left="0.235cm" fo:margin-right="0.256cm" fo:margin-top="0.051cm" fo:margin-bottom="0cm" loext:contextual-spacing="false" fo:line-height="104%" fo:text-align="justify" style:justify-single-word="false" fo:text-indent="0.619cm" style:auto-text-indent="false" style:page-number="43"/>
      <style:text-properties fo:background-color="#ffff00"/>
    </style:style>
    <style:style style:name="P18" style:family="paragraph" style:parent-style-name="Text_20_body">
      <style:paragraph-properties fo:margin-left="0.22cm" fo:margin-right="0.187cm" fo:line-height="104%" fo:text-align="justify" style:justify-single-word="false" fo:text-indent="0.633cm" style:auto-text-indent="false"/>
    </style:style>
    <style:style style:name="P19" style:family="paragraph" style:parent-style-name="Standard">
      <style:paragraph-properties fo:line-height="5%"/>
      <style:text-properties fo:font-size="10pt" style:font-size-asian="10pt" style:font-size-complex="10pt"/>
    </style:style>
    <style:style style:name="P20" style:family="paragraph" style:parent-style-name="Standard">
      <style:paragraph-properties fo:line-height="5%"/>
      <style:text-properties fo:font-size="1pt" style:font-size-asian="1pt" style:font-size-complex="1pt"/>
    </style:style>
    <style:style style:name="P21" style:family="paragraph" style:parent-style-name="Standard">
      <style:text-properties style:font-name="Times New Roman" fo:font-size="12pt" style:font-name-asian="Times New Roman1" style:font-size-asian="12pt" style:font-name-complex="Times New Roman1" style:font-size-complex="12pt"/>
    </style:style>
    <style:style style:name="P22" style:family="paragraph" style:parent-style-name="Text_20_body">
      <style:paragraph-properties fo:margin-left="0.071cm" fo:margin-right="0cm" fo:line-height="0.443cm" fo:text-indent="0cm" style:auto-text-indent="false"/>
      <style:text-properties style:use-window-font-color="true"/>
    </style:style>
    <style:style style:name="P23" style:family="paragraph" style:parent-style-name="Text_20_body">
      <style:paragraph-properties fo:margin-left="0.071cm" fo:margin-right="0cm" fo:line-height="0.443cm" fo:text-indent="0cm" style:auto-text-indent="false"/>
    </style:style>
    <style:style style:name="P24" style:family="paragraph" style:parent-style-name="Text_20_body">
      <style:paragraph-properties fo:margin-left="0.187cm" fo:margin-right="0.187cm" fo:line-height="104%" fo:text-align="justify" style:justify-single-word="false" fo:text-indent="0.667cm" style:auto-text-indent="false"/>
    </style:style>
    <style:style style:name="P25" style:family="paragraph" style:parent-style-name="Text_20_body">
      <style:paragraph-properties fo:margin-left="0.187cm" fo:margin-right="0.187cm" fo:line-height="104%" fo:text-align="justify" style:justify-single-word="false" fo:text-indent="0.667cm" style:auto-text-indent="false"/>
      <style:text-properties officeooo:paragraph-rsid="003ebe58"/>
    </style:style>
    <style:style style:name="P26" style:family="paragraph" style:parent-style-name="Text_20_body">
      <style:paragraph-properties fo:margin-left="0.187cm" fo:margin-right="0.187cm" fo:line-height="104%" fo:text-align="justify" style:justify-single-word="false" fo:text-indent="0.667cm" style:auto-text-indent="false"/>
      <style:text-properties style:text-scale="105%"/>
    </style:style>
    <style:style style:name="P27" style:family="paragraph" style:parent-style-name="Text_20_body">
      <style:paragraph-properties fo:margin-left="0.185cm" fo:margin-right="0.187cm" fo:line-height="104%" fo:text-align="justify" style:justify-single-word="false" fo:text-indent="0.633cm" style:auto-text-indent="false"/>
    </style:style>
    <style:style style:name="P28" style:family="paragraph" style:parent-style-name="Text_20_body">
      <style:paragraph-properties fo:margin-left="0.185cm" fo:margin-right="0.187cm" fo:margin-top="0.4cm" fo:margin-bottom="0cm" loext:contextual-spacing="false" fo:line-height="104%" fo:text-align="justify" style:justify-single-word="false" fo:text-indent="0cm" style:auto-text-indent="false"/>
      <style:text-properties officeooo:paragraph-rsid="0035f244"/>
    </style:style>
    <style:style style:name="P29" style:family="paragraph" style:parent-style-name="Text_20_body">
      <style:paragraph-properties fo:margin-left="0.185cm" fo:margin-right="0.187cm" fo:margin-top="0.4cm" fo:margin-bottom="0cm" loext:contextual-spacing="false" fo:line-height="104%" fo:text-align="justify" style:justify-single-word="false" fo:text-indent="0cm" style:auto-text-indent="false"/>
      <style:text-properties officeooo:paragraph-rsid="0035e2c9" fo:background-color="#ccff00"/>
    </style:style>
    <style:style style:name="P30" style:family="paragraph" style:parent-style-name="Text_20_body">
      <style:paragraph-properties fo:margin-left="0.199cm" fo:margin-right="0.258cm" fo:line-height="104%" fo:text-align="justify" style:justify-single-word="false" fo:text-indent="0.619cm" style:auto-text-indent="false"/>
      <style:text-properties officeooo:paragraph-rsid="0039782a"/>
    </style:style>
    <style:style style:name="P31" style:family="paragraph" style:parent-style-name="Text_20_body">
      <style:paragraph-properties fo:margin-left="0.22cm" fo:margin-right="0.187cm" fo:margin-top="0.023cm" fo:margin-bottom="0cm" loext:contextual-spacing="false" fo:line-height="104%" fo:text-align="justify" style:justify-single-word="false" fo:text-indent="0.633cm" style:auto-text-indent="false"/>
      <style:text-properties officeooo:paragraph-rsid="00311da8" fo:background-color="#ffcc00"/>
    </style:style>
    <style:style style:name="P32" style:family="paragraph" style:parent-style-name="Text_20_body">
      <style:paragraph-properties fo:margin-left="0.22cm" fo:margin-right="0.187cm" fo:margin-top="0.023cm" fo:margin-bottom="0cm" loext:contextual-spacing="false" fo:line-height="104%" fo:text-align="justify" style:justify-single-word="false" fo:text-indent="0.633cm" style:auto-text-indent="false"/>
      <style:text-properties fo:letter-spacing="0.026cm" officeooo:paragraph-rsid="00311da8" style:text-scale="105%"/>
    </style:style>
    <style:style style:name="P33" style:family="paragraph" style:parent-style-name="Text_20_body">
      <style:paragraph-properties fo:margin-left="0.22cm" fo:margin-right="0.187cm" fo:margin-top="0.023cm" fo:margin-bottom="0cm" loext:contextual-spacing="false" fo:line-height="104%" fo:text-align="justify" style:justify-single-word="false" fo:text-indent="0.633cm" style:auto-text-indent="false"/>
      <style:text-properties officeooo:paragraph-rsid="00311da8" fo:background-color="#ccff00"/>
    </style:style>
    <style:style style:name="P34" style:family="paragraph" style:parent-style-name="Text_20_body">
      <style:paragraph-properties fo:margin-left="0.22cm" fo:margin-right="0.187cm" fo:line-height="104%" fo:text-align="justify" style:justify-single-word="false" fo:text-indent="0.633cm" style:auto-text-indent="false"/>
    </style:style>
    <style:style style:name="P35" style:family="paragraph" style:parent-style-name="Text_20_body">
      <style:paragraph-properties fo:margin-left="0.22cm" fo:margin-right="0.187cm" fo:line-height="104%" fo:text-align="justify" style:justify-single-word="false" fo:text-indent="0.633cm" style:auto-text-indent="false"/>
      <style:text-properties fo:letter-spacing="normal"/>
    </style:style>
    <style:style style:name="P36" style:family="paragraph" style:parent-style-name="Text_20_body">
      <style:paragraph-properties fo:margin-left="0.22cm" fo:margin-right="0.187cm" fo:line-height="104%" fo:text-align="justify" style:justify-single-word="false" fo:text-indent="0.633cm" style:auto-text-indent="false"/>
      <style:text-properties officeooo:paragraph-rsid="00286ae5" fo:background-color="#ff3333" style:text-scale="105%"/>
    </style:style>
    <style:style style:name="P37" style:family="paragraph" style:parent-style-name="Text_20_body">
      <style:paragraph-properties fo:margin-left="0.22cm" fo:margin-right="0.187cm" fo:line-height="104%" fo:text-align="justify" style:justify-single-word="false" fo:text-indent="0.633cm" style:auto-text-indent="false"/>
      <style:text-properties officeooo:paragraph-rsid="00286ae5" style:text-scale="98%"/>
    </style:style>
    <style:style style:name="P38" style:family="paragraph" style:parent-style-name="Heading_20_4">
      <style:paragraph-properties fo:margin-left="0.235cm" fo:margin-right="0cm" fo:margin-top="0.286cm" fo:margin-bottom="0cm" loext:contextual-spacing="false" fo:text-align="justify" style:justify-single-word="false" fo:text-indent="0cm" style:auto-text-indent="false"/>
    </style:style>
    <style:style style:name="P39" style:family="paragraph" style:parent-style-name="Heading_20_4">
      <style:paragraph-properties fo:margin-left="0.235cm" fo:margin-right="0cm" fo:text-align="justify" style:justify-single-word="false" fo:text-indent="0cm" style:auto-text-indent="false"/>
    </style:style>
    <style:style style:name="P40" style:family="paragraph" style:parent-style-name="Text_20_body">
      <style:paragraph-properties fo:margin-left="0.187cm" fo:margin-right="0.25cm" fo:margin-top="0.293cm" fo:margin-bottom="0cm" loext:contextual-spacing="false" fo:line-height="104%" fo:text-align="justify" style:justify-single-word="false" fo:text-indent="0.048cm" style:auto-text-indent="false"/>
    </style:style>
    <style:style style:name="P41" style:family="paragraph" style:parent-style-name="Text_20_body">
      <style:paragraph-properties fo:margin-left="0.185cm" fo:margin-right="0.185cm" fo:margin-top="0.279cm" fo:margin-bottom="0cm" loext:contextual-spacing="false" fo:line-height="104%" fo:text-align="justify" style:justify-single-word="false" fo:text-indent="0cm" style:auto-text-indent="false"/>
    </style:style>
    <style:style style:name="P42" style:family="paragraph" style:parent-style-name="Text_20_body">
      <style:paragraph-properties fo:margin-left="0.185cm" fo:margin-right="0.266cm" fo:margin-top="0.293cm" fo:margin-bottom="0cm" loext:contextual-spacing="false" fo:line-height="104%" fo:text-align="justify" style:justify-single-word="false" fo:text-indent="0cm" style:auto-text-indent="false"/>
    </style:style>
    <style:style style:name="P43" style:family="paragraph" style:parent-style-name="Text_20_body">
      <style:paragraph-properties fo:margin-left="5.484cm" fo:margin-right="0cm" fo:margin-top="0.337cm" fo:margin-bottom="0cm" loext:contextual-spacing="false" fo:text-indent="0cm" style:auto-text-indent="false"/>
    </style:style>
    <style:style style:name="P44" style:family="paragraph" style:parent-style-name="Text_20_body">
      <style:paragraph-properties fo:margin-left="0.199cm" fo:margin-right="0.212cm" fo:line-height="104%" fo:text-align="justify" style:justify-single-word="false" fo:text-indent="0.619cm" style:auto-text-indent="false"/>
    </style:style>
    <style:style style:name="P45" style:family="paragraph" style:parent-style-name="Text_20_body">
      <style:paragraph-properties fo:margin-left="0.235cm" fo:margin-right="0.256cm" fo:margin-top="0.293cm" fo:margin-bottom="0cm" loext:contextual-spacing="false" fo:line-height="104%" fo:text-align="justify" style:justify-single-word="false" fo:text-indent="0cm" style:auto-text-indent="false"/>
    </style:style>
    <style:style style:name="P46" style:family="paragraph" style:parent-style-name="Text_20_body">
      <style:paragraph-properties fo:margin-left="0.199cm" fo:margin-right="0.254cm" fo:line-height="104%" fo:text-align="justify" style:justify-single-word="false" fo:text-indent="0.619cm" style:auto-text-indent="false"/>
    </style:style>
    <style:style style:name="P47" style:family="paragraph" style:parent-style-name="Text_20_body">
      <style:paragraph-properties fo:margin-left="0.235cm" fo:margin-right="0.268cm" fo:margin-top="0.023cm" fo:margin-bottom="0cm" loext:contextual-spacing="false" fo:line-height="104%" fo:text-align="justify" style:justify-single-word="false" fo:text-indent="0.619cm" style:auto-text-indent="false"/>
    </style:style>
    <style:style style:name="P48" style:family="paragraph" style:parent-style-name="Text_20_body">
      <style:paragraph-properties fo:margin-left="0.235cm" fo:margin-right="0.268cm" fo:margin-top="0.012cm" fo:margin-bottom="0cm" loext:contextual-spacing="false" fo:line-height="104%" fo:text-align="justify" style:justify-single-word="false" fo:text-indent="0.619cm" style:auto-text-indent="false"/>
    </style:style>
    <style:style style:name="P49" style:family="paragraph" style:parent-style-name="Standard">
      <style:paragraph-properties fo:margin-top="0.004cm" fo:margin-bottom="0cm" loext:contextual-spacing="false"/>
      <style:text-properties style:font-name="Times New Roman" fo:font-size="16pt" style:font-name-asian="Times New Roman1" style:font-size-asian="16pt" style:font-name-complex="Times New Roman1" style:font-size-complex="16pt"/>
    </style:style>
    <style:style style:name="P50" style:family="paragraph" style:parent-style-name="Standard">
      <style:paragraph-properties fo:margin-top="0.004cm" fo:margin-bottom="0cm" loext:contextual-spacing="false"/>
      <style:text-properties style:font-name="Times New Roman" fo:font-size="3.5pt" style:font-name-asian="Times New Roman1" style:font-size-asian="3.5pt" style:font-name-complex="Times New Roman1" style:font-size-complex="3.5pt"/>
    </style:style>
    <style:style style:name="P51" style:family="paragraph" style:parent-style-name="Heading_20_4">
      <style:paragraph-properties fo:margin-left="0.199cm" fo:margin-right="0cm" fo:text-align="justify" style:justify-single-word="false" fo:text-indent="0cm" style:auto-text-indent="false"/>
    </style:style>
    <style:style style:name="P52" style:family="paragraph" style:parent-style-name="Standard">
      <style:paragraph-properties fo:margin-top="0.009cm" fo:margin-bottom="0cm" loext:contextual-spacing="false"/>
      <style:text-properties style:font-name="Times New Roman" fo:font-size="15pt" style:font-name-asian="Times New Roman1" style:font-size-asian="15pt" style:font-name-complex="Times New Roman1" style:font-size-complex="15pt"/>
    </style:style>
    <style:style style:name="P53" style:family="paragraph" style:parent-style-name="Standard">
      <style:paragraph-properties fo:margin-top="0.009cm" fo:margin-bottom="0cm" loext:contextual-spacing="false"/>
      <style:text-properties style:font-name="Times New Roman" fo:font-size="14pt" style:font-name-asian="Times New Roman1" style:font-size-asian="14pt" style:font-name-complex="Times New Roman1" style:font-size-complex="14pt"/>
    </style:style>
    <style:style style:name="P54" style:family="paragraph" style:parent-style-name="Standard">
      <style:paragraph-properties fo:margin-top="0.019cm" fo:margin-bottom="0cm" loext:contextual-spacing="false"/>
      <style:text-properties style:font-name="Times New Roman" fo:font-size="13.5pt" style:font-name-asian="Times New Roman1" style:font-size-asian="13.5pt" style:font-name-complex="Times New Roman1" style:font-size-complex="13.5pt"/>
    </style:style>
    <style:style style:name="P55" style:family="paragraph" style:parent-style-name="Standard">
      <style:paragraph-properties fo:margin-top="0.005cm" fo:margin-bottom="0cm" loext:contextual-spacing="false"/>
      <style:text-properties style:font-name="Times New Roman" fo:font-size="7.5pt" style:font-name-asian="Times New Roman1" style:font-size-asian="7.5pt" style:font-name-complex="Times New Roman1" style:font-size-complex="7.5pt"/>
    </style:style>
    <style:style style:name="P56" style:family="paragraph" style:parent-style-name="Standard">
      <style:paragraph-properties fo:margin-top="0.007cm" fo:margin-bottom="0cm" loext:contextual-spacing="false"/>
      <style:text-properties style:font-name="Times New Roman" fo:font-size="14.5pt" style:font-name-asian="Times New Roman1" style:font-size-asian="14.5pt" style:font-name-complex="Times New Roman1" style:font-size-complex="14.5pt"/>
    </style:style>
    <style:style style:name="P57" style:family="paragraph" style:parent-style-name="Standard">
      <style:paragraph-properties fo:margin-top="0.007cm" fo:margin-bottom="0cm" loext:contextual-spacing="false"/>
      <style:text-properties style:font-name="Times New Roman" fo:font-size="10pt" style:font-name-asian="Times New Roman1" style:font-size-asian="10pt" style:font-name-complex="Times New Roman1" style:font-size-complex="10pt"/>
    </style:style>
    <style:style style:name="P58" style:family="paragraph" style:parent-style-name="Standard">
      <style:paragraph-properties fo:margin-top="0.007cm" fo:margin-bottom="0cm" loext:contextual-spacing="false"/>
      <style:text-properties style:font-name="PMingLiU" fo:font-size="7.5pt" fo:language="en" fo:country="CA" style:font-name-asian="PMingLiU1" style:font-size-asian="7.5pt" style:font-name-complex="PMingLiU1" style:font-size-complex="7.5pt"/>
    </style:style>
    <style:style style:name="P59" style:family="paragraph" style:parent-style-name="Standard">
      <style:paragraph-properties fo:margin-left="5.163cm" fo:margin-right="0cm" style:line-height-at-least="0.035cm" fo:text-indent="0cm" style:auto-text-indent="false"/>
    </style:style>
    <style:style style:name="P60" style:family="paragraph" style:parent-style-name="Table_20_Paragraph">
      <style:paragraph-properties fo:margin-left="0.21cm" fo:margin-right="0cm" fo:margin-top="0.049cm" fo:margin-bottom="0cm" loext:contextual-spacing="false" fo:text-indent="0cm" style:auto-text-indent="false"/>
    </style:style>
    <style:style style:name="P61" style:family="paragraph" style:parent-style-name="Table_20_Paragraph">
      <style:paragraph-properties fo:margin-left="0.21cm" fo:margin-right="0cm" fo:line-height="0.452cm" fo:text-indent="0cm" style:auto-text-indent="false"/>
    </style:style>
    <style:style style:name="P62" style:family="paragraph" style:parent-style-name="Table_20_Paragraph">
      <style:paragraph-properties fo:margin-left="0.21cm" fo:margin-right="0cm" fo:line-height="0.453cm" fo:text-indent="0cm" style:auto-text-indent="false"/>
      <style:text-properties style:font-name="Georgia" fo:font-size="12pt" fo:font-weight="bold" style:font-size-asian="12pt" style:font-weight-asian="bold"/>
    </style:style>
    <style:style style:name="P63" style:family="paragraph" style:parent-style-name="Table_20_Paragraph">
      <style:paragraph-properties fo:margin-left="0.21cm" fo:margin-right="0cm" fo:line-height="0.453cm" fo:text-indent="0cm" style:auto-text-indent="false"/>
      <style:text-properties style:font-name="Georgia" fo:font-size="12pt" fo:font-weight="bold" style:font-size-asian="12pt" style:font-weight-asian="bold" style:text-scale="95%"/>
    </style:style>
    <style:style style:name="P64" style:family="paragraph" style:parent-style-name="Table_20_Paragraph">
      <style:paragraph-properties fo:margin-left="0.21cm" fo:margin-right="0cm" fo:margin-top="0.079cm" fo:margin-bottom="0cm" loext:contextual-spacing="false" fo:text-indent="0cm" style:auto-text-indent="false"/>
      <style:text-properties style:font-name="Times New Roman" fo:font-size="12pt" style:font-size-asian="12pt" style:text-scale="105%"/>
    </style:style>
    <style:style style:name="P65" style:family="paragraph" style:parent-style-name="Table_20_Paragraph">
      <style:paragraph-properties fo:margin-left="0.337cm" fo:margin-right="0cm" fo:margin-top="0.049cm" fo:margin-bottom="0cm" loext:contextual-spacing="false" fo:text-indent="0cm" style:auto-text-indent="false"/>
    </style:style>
    <style:style style:name="P66" style:family="paragraph" style:parent-style-name="Text_20_body">
      <style:paragraph-properties fo:margin-left="8.784cm" fo:margin-right="8.818cm" fo:text-align="center" style:justify-single-word="false" fo:text-indent="0cm" style:auto-text-indent="false"/>
    </style:style>
    <style:style style:name="P67" style:family="paragraph" style:parent-style-name="Text_20_body">
      <style:paragraph-properties fo:margin-left="0cm" fo:margin-right="0.069cm" fo:text-align="center" style:justify-single-word="false" fo:text-indent="0cm" style:auto-text-indent="false"/>
    </style:style>
    <style:style style:name="P68" style:family="paragraph" style:parent-style-name="Text_20_body">
      <style:paragraph-properties fo:margin-left="0.187cm" fo:margin-right="0.196cm" fo:margin-top="0.279cm" fo:margin-bottom="0cm" loext:contextual-spacing="false" fo:line-height="104%" fo:text-align="justify" style:justify-single-word="false" fo:text-indent="0.026cm" style:auto-text-indent="false"/>
    </style:style>
    <style:style style:name="P69" style:family="paragraph" style:parent-style-name="Table_20_Paragraph">
      <style:paragraph-properties fo:margin-left="0.222cm" fo:margin-right="0cm" fo:margin-top="0.049cm" fo:margin-bottom="0cm" loext:contextual-spacing="false" fo:text-indent="0cm" style:auto-text-indent="false"/>
    </style:style>
    <style:style style:name="P70" style:family="paragraph" style:parent-style-name="Table_20_Paragraph">
      <style:paragraph-properties fo:margin-left="0.222cm" fo:margin-right="0cm" fo:line-height="0.452cm" fo:text-indent="0cm" style:auto-text-indent="false"/>
    </style:style>
    <style:style style:name="P71" style:family="paragraph" style:parent-style-name="Table_20_Paragraph">
      <style:paragraph-properties fo:margin-left="0.325cm" fo:margin-right="0cm" fo:line-height="0.453cm" fo:text-indent="0cm" style:auto-text-indent="false"/>
    </style:style>
    <style:style style:name="P72" style:family="paragraph" style:parent-style-name="Table_20_Paragraph">
      <style:paragraph-properties fo:margin-left="0.325cm" fo:margin-right="0cm" fo:line-height="0.453cm" fo:text-indent="0cm" style:auto-text-indent="false"/>
      <style:text-properties style:font-name="Georgia" fo:font-size="12pt" fo:font-weight="bold" style:font-size-asian="12pt" style:font-weight-asian="bold"/>
    </style:style>
    <style:style style:name="P73" style:family="paragraph" style:parent-style-name="Table_20_Paragraph">
      <style:paragraph-properties fo:margin-left="0.543cm" fo:margin-right="0cm" fo:line-height="0.452cm" fo:text-indent="0cm" style:auto-text-indent="false"/>
    </style:style>
    <style:style style:name="P74" style:family="paragraph" style:parent-style-name="Table_20_Paragraph">
      <style:paragraph-properties fo:margin-left="0.416cm" fo:margin-right="0cm" fo:line-height="0.452cm" fo:text-indent="0cm" style:auto-text-indent="false"/>
    </style:style>
    <style:style style:name="P75" style:family="paragraph" style:parent-style-name="Table_20_Paragraph">
      <style:paragraph-properties fo:margin-left="0.429cm" fo:margin-right="0cm" fo:line-height="0.452cm" fo:text-indent="0cm" style:auto-text-indent="false"/>
    </style:style>
    <style:style style:name="P76" style:family="paragraph" style:parent-style-name="Text_20_body">
      <style:paragraph-properties fo:margin-left="0cm" fo:margin-right="0.279cm" fo:margin-top="0.062cm" fo:margin-bottom="0cm" loext:contextual-spacing="false" fo:text-align="center" style:justify-single-word="false" fo:text-indent="0cm" style:auto-text-indent="false">
        <style:tab-stops>
          <style:tab-stop style:position="2.872cm"/>
        </style:tab-stops>
      </style:paragraph-properties>
      <style:text-properties style:text-scale="105%"/>
    </style:style>
    <style:style style:name="P77" style:family="paragraph" style:parent-style-name="Table_20_Paragraph">
      <style:paragraph-properties fo:margin-left="0cm" fo:margin-right="0.109cm" fo:margin-top="0.079cm" fo:margin-bottom="0cm" loext:contextual-spacing="false" fo:text-align="center" style:justify-single-word="false" fo:text-indent="0cm" style:auto-text-indent="false"/>
      <style:text-properties style:font-name="Times New Roman" fo:font-size="12pt" style:font-size-asian="12pt"/>
    </style:style>
    <style:style style:name="P78" style:family="paragraph" style:parent-style-name="Table_20_Paragraph">
      <style:paragraph-properties fo:margin-left="0.319cm" fo:margin-right="0cm" fo:margin-top="0.079cm" fo:margin-bottom="0cm" loext:contextual-spacing="false" fo:text-indent="0cm" style:auto-text-indent="false"/>
      <style:text-properties style:font-name="Times New Roman" fo:font-size="12pt" style:font-size-asian="12pt"/>
    </style:style>
    <style:style style:name="P79" style:family="paragraph" style:parent-style-name="Table_20_Paragraph">
      <style:paragraph-properties fo:margin-left="0.332cm" fo:margin-right="0cm" fo:margin-top="0.079cm" fo:margin-bottom="0cm" loext:contextual-spacing="false" fo:text-indent="0cm" style:auto-text-indent="false"/>
      <style:text-properties style:font-name="Times New Roman" fo:font-size="12pt" style:font-size-asian="12pt"/>
    </style:style>
    <style:style style:name="P80" style:family="paragraph" style:parent-style-name="Table_20_Paragraph">
      <style:paragraph-properties fo:margin-left="0.42cm" fo:margin-right="0cm" fo:margin-top="0.079cm" fo:margin-bottom="0cm" loext:contextual-spacing="false" fo:text-indent="0cm" style:auto-text-indent="false"/>
      <style:text-properties style:font-name="Times New Roman" fo:font-size="12pt" style:font-size-asian="12pt"/>
    </style:style>
    <style:style style:name="P81" style:family="paragraph" style:parent-style-name="Table_20_Paragraph">
      <style:paragraph-properties fo:margin-left="0.42cm" fo:margin-right="0cm" fo:line-height="0.452cm" fo:text-indent="0cm" style:auto-text-indent="false"/>
      <style:text-properties style:font-name="Times New Roman" fo:font-size="12pt" style:font-size-asian="12pt"/>
    </style:style>
    <style:style style:name="P82" style:family="paragraph" style:parent-style-name="Text_20_body">
      <style:paragraph-properties fo:margin-left="0.22cm" fo:margin-right="0.187cm" fo:line-height="104%" fo:text-align="justify" style:justify-single-word="false" fo:text-indent="0cm" style:auto-text-indent="false"/>
      <style:text-properties officeooo:paragraph-rsid="00286ae5"/>
    </style:style>
    <style:style style:name="P83" style:family="paragraph" style:parent-style-name="Text_20_body">
      <style:text-properties fo:background-color="#ccff00"/>
    </style:style>
    <style:style style:name="P84" style:family="paragraph" style:parent-style-name="Text_20_body">
      <style:paragraph-properties fo:margin-left="0.22cm" fo:margin-right="0.258cm" fo:margin-top="0.4cm" fo:margin-bottom="0cm" loext:contextual-spacing="false" fo:line-height="104%" fo:text-align="justify" style:justify-single-word="false" fo:text-indent="0.014cm" style:auto-text-indent="false"/>
      <style:text-properties officeooo:paragraph-rsid="00286ae5" fo:background-color="#ccff00"/>
    </style:style>
    <style:style style:name="P85" style:family="paragraph" style:parent-style-name="Standard">
      <style:paragraph-properties fo:margin-top="0.011cm" fo:margin-bottom="0cm" loext:contextual-spacing="false"/>
      <style:text-properties style:font-name="Times New Roman" fo:font-size="6.5pt" fo:background-color="#ffff00" style:font-name-asian="Times New Roman1" style:font-size-asian="6.5pt" style:font-name-complex="Times New Roman1" style:font-size-complex="6.5pt"/>
    </style:style>
    <style:style style:name="P86" style:family="paragraph" style:parent-style-name="Standard">
      <style:paragraph-properties fo:margin-left="3.508cm" fo:margin-right="13.998cm" fo:margin-top="0.102cm" fo:margin-bottom="0cm" loext:contextual-spacing="false" fo:line-height="0.199cm" fo:text-align="center" style:justify-single-word="false" fo:text-indent="0cm" style:auto-text-indent="false"/>
      <style:text-properties style:font-name="Verdana" fo:font-size="8pt" fo:language="fr" fo:country="CA" fo:font-style="italic" fo:background-color="#ffff00" style:font-size-asian="8pt" style:font-style-asian="italic" style:text-scale="110%"/>
    </style:style>
    <style:style style:name="P87" style:family="paragraph" style:parent-style-name="Standard">
      <style:paragraph-properties fo:margin-left="0cm" fo:margin-right="0.266cm" fo:line-height="0.688cm" fo:text-align="end" style:justify-single-word="false" fo:text-indent="0cm" style:auto-text-indent="false">
        <style:tab-stops>
          <style:tab-stop style:position="15.707cm"/>
        </style:tab-stops>
      </style:paragraph-properties>
      <style:text-properties fo:background-color="#ffff00"/>
    </style:style>
    <style:style style:name="P88" style:family="paragraph" style:parent-style-name="Standard">
      <style:paragraph-properties fo:margin-left="3.538cm" fo:margin-right="13.998cm" fo:line-height="0.333cm" fo:text-align="center" style:justify-single-word="false" fo:text-indent="0cm" style:auto-text-indent="false"/>
      <style:text-properties fo:background-color="#ffff00"/>
    </style:style>
    <style:style style:name="P89" style:family="paragraph" style:parent-style-name="Heading_20_3" style:list-style-name="WWNum4">
      <style:paragraph-properties fo:text-align="justify" style:justify-single-word="false">
        <style:tab-stops>
          <style:tab-stop style:position="1.942cm"/>
        </style:tab-stops>
      </style:paragraph-properties>
    </style:style>
    <style:style style:name="P90" style:family="paragraph" style:parent-style-name="Heading_20_3" style:list-style-name="WWNum4">
      <style:paragraph-properties fo:margin-left="1.976cm" fo:margin-right="0cm" fo:text-align="justify" style:justify-single-word="false" fo:text-indent="-1.741cm" style:auto-text-indent="false">
        <style:tab-stops>
          <style:tab-stop style:position="1.977cm"/>
        </style:tab-stops>
      </style:paragraph-properties>
    </style:style>
    <style:style style:name="P91" style:family="paragraph" style:parent-style-name="Text_20_body">
      <style:paragraph-properties fo:margin-left="0.071cm" fo:margin-right="0cm" fo:line-height="0.443cm" fo:text-indent="0cm" style:auto-text-indent="false"/>
    </style:style>
    <style:style style:name="P92" style:family="paragraph" style:parent-style-name="Text_20_body">
      <style:paragraph-properties fo:margin-left="0.187cm" fo:margin-right="0.187cm" fo:line-height="104%" fo:text-align="justify" style:justify-single-word="false" fo:text-indent="0.667cm" style:auto-text-indent="false"/>
      <style:text-properties fo:letter-spacing="0.088cm" officeooo:paragraph-rsid="003ebe58" style:text-scale="105%"/>
    </style:style>
    <style:style style:name="P93" style:family="paragraph" style:parent-style-name="Text_20_body">
      <style:paragraph-properties fo:margin-left="0.187cm" fo:margin-right="0.187cm" fo:line-height="104%" fo:text-align="justify" style:justify-single-word="false" fo:text-indent="0.667cm" style:auto-text-indent="false"/>
    </style:style>
    <style:style style:name="P94" style:family="paragraph" style:parent-style-name="Text_20_body">
      <style:paragraph-properties fo:margin-left="0.187cm" fo:margin-right="0.187cm" fo:line-height="104%" fo:text-align="justify" style:justify-single-word="false" fo:text-indent="0.667cm" style:auto-text-indent="false"/>
      <style:text-properties officeooo:paragraph-rsid="003ebe58"/>
    </style:style>
    <style:style style:name="P95" style:family="paragraph" style:parent-style-name="Text_20_body">
      <style:paragraph-properties fo:margin-left="0.185cm" fo:margin-right="0.187cm" fo:line-height="104%" fo:text-align="justify" style:justify-single-word="false" fo:text-indent="0.633cm" style:auto-text-indent="false"/>
    </style:style>
    <style:style style:name="P96" style:family="paragraph" style:parent-style-name="Text_20_body">
      <style:paragraph-properties fo:margin-left="0.185cm" fo:margin-right="0.187cm" fo:margin-top="0.4cm" fo:margin-bottom="0cm" loext:contextual-spacing="false" fo:line-height="104%" fo:text-align="justify" style:justify-single-word="false" fo:text-indent="0cm" style:auto-text-indent="false"/>
      <style:text-properties officeooo:paragraph-rsid="0035f244" style:text-scale="105%"/>
    </style:style>
    <style:style style:name="P97" style:family="paragraph" style:parent-style-name="Text_20_body">
      <style:paragraph-properties fo:margin-left="0.185cm" fo:margin-right="0.187cm" fo:margin-top="0.4cm" fo:margin-bottom="0cm" loext:contextual-spacing="false" fo:line-height="104%" fo:text-align="justify" style:justify-single-word="false" fo:text-indent="0cm" style:auto-text-indent="false"/>
      <style:text-properties officeooo:paragraph-rsid="0035f244"/>
    </style:style>
    <style:style style:name="P98" style:family="paragraph" style:parent-style-name="Text_20_body">
      <style:paragraph-properties fo:margin-left="0.199cm" fo:margin-right="0.258cm" fo:line-height="104%" fo:text-align="justify" style:justify-single-word="false" fo:text-indent="0.619cm" style:auto-text-indent="false"/>
      <style:text-properties fo:letter-spacing="0.034cm" officeooo:paragraph-rsid="0039782a" style:text-scale="105%"/>
    </style:style>
    <style:style style:name="P99" style:family="paragraph" style:parent-style-name="Text_20_body">
      <style:paragraph-properties fo:margin-left="0.199cm" fo:margin-right="0.258cm" fo:line-height="104%" fo:text-align="justify" style:justify-single-word="false" fo:text-indent="0.619cm" style:auto-text-indent="false"/>
      <style:text-properties officeooo:paragraph-rsid="0039782a"/>
    </style:style>
    <style:style style:name="P100" style:family="paragraph" style:parent-style-name="Text_20_body">
      <style:paragraph-properties fo:margin-left="0.22cm" fo:margin-right="0.187cm" fo:margin-top="0.023cm" fo:margin-bottom="0cm" loext:contextual-spacing="false" fo:line-height="104%" fo:text-align="justify" style:justify-single-word="false" fo:text-indent="0.633cm" style:auto-text-indent="false"/>
      <style:text-properties officeooo:paragraph-rsid="00311da8" fo:background-color="#ffcc00"/>
    </style:style>
    <style:style style:name="P101" style:family="paragraph" style:parent-style-name="Text_20_body">
      <style:paragraph-properties fo:margin-left="0.22cm" fo:margin-right="0.187cm" fo:line-height="104%" fo:text-align="justify" style:justify-single-word="false" fo:text-indent="0.633cm" style:auto-text-indent="false"/>
    </style:style>
    <style:style style:name="P102" style:family="paragraph" style:parent-style-name="Text_20_body">
      <style:paragraph-properties fo:margin-left="0.187cm" fo:margin-right="0.25cm" fo:margin-top="0.293cm" fo:margin-bottom="0cm" loext:contextual-spacing="false" fo:line-height="104%" fo:text-align="justify" style:justify-single-word="false" fo:text-indent="0.048cm" style:auto-text-indent="false"/>
    </style:style>
    <style:style style:name="P103" style:family="paragraph" style:parent-style-name="Text_20_body">
      <style:paragraph-properties fo:margin-left="0.235cm" fo:margin-right="0.265cm" fo:line-height="104%" fo:text-align="justify" style:justify-single-word="false" fo:text-indent="0.619cm" style:auto-text-indent="false"/>
      <style:text-properties fo:background-color="#ffff00"/>
    </style:style>
    <style:style style:name="P104" style:family="paragraph" style:parent-style-name="Text_20_body">
      <style:paragraph-properties fo:margin-left="0.235cm" fo:margin-right="0.21cm" fo:margin-top="0.293cm" fo:margin-bottom="0cm" loext:contextual-spacing="false" fo:line-height="104%" fo:text-align="justify" style:justify-single-word="false" fo:text-indent="-0.016cm" style:auto-text-indent="false"/>
      <style:text-properties fo:background-color="#ffff00"/>
    </style:style>
    <style:style style:name="P105" style:family="paragraph" style:parent-style-name="Text_20_body">
      <style:paragraph-properties fo:margin-left="0.235cm" fo:margin-right="0.266cm" fo:line-height="104%" fo:text-align="justify" style:justify-single-word="false" fo:text-indent="0.619cm" style:auto-text-indent="false"/>
    </style:style>
    <style:style style:name="P106" style:family="paragraph" style:parent-style-name="Text_20_body">
      <style:paragraph-properties fo:margin-left="0.185cm" fo:margin-right="0.185cm" fo:margin-top="0.279cm" fo:margin-bottom="0cm" loext:contextual-spacing="false" fo:line-height="104%" fo:text-align="justify" style:justify-single-word="false" fo:text-indent="0cm" style:auto-text-indent="false"/>
    </style:style>
    <style:style style:name="P107" style:family="paragraph" style:parent-style-name="Text_20_body">
      <style:paragraph-properties fo:margin-left="0.185cm" fo:margin-right="0.266cm" fo:margin-top="0.293cm" fo:margin-bottom="0cm" loext:contextual-spacing="false" fo:line-height="104%" fo:text-align="justify" style:justify-single-word="false" fo:text-indent="0cm" style:auto-text-indent="false"/>
    </style:style>
    <style:style style:name="P108" style:family="paragraph" style:parent-style-name="Text_20_body">
      <style:paragraph-properties fo:margin-left="0.185cm" fo:margin-right="0.266cm" fo:margin-top="0.097cm" fo:margin-bottom="0cm" loext:contextual-spacing="false" fo:line-height="104%" fo:text-indent="0.633cm" style:auto-text-indent="false"/>
      <style:text-properties fo:background-color="#ffff00"/>
    </style:style>
    <style:style style:name="P109" style:family="paragraph" style:parent-style-name="Text_20_body">
      <style:paragraph-properties fo:margin-left="0.199cm" fo:margin-right="0.212cm" fo:line-height="104%" fo:text-align="justify" style:justify-single-word="false" fo:text-indent="0.619cm" style:auto-text-indent="false"/>
    </style:style>
    <style:style style:name="P110" style:family="paragraph" style:parent-style-name="Text_20_body" style:master-page-name="Converted137">
      <style:paragraph-properties fo:margin-left="0.235cm" fo:margin-right="0.256cm" fo:margin-top="0.051cm" fo:margin-bottom="0cm" loext:contextual-spacing="false" fo:line-height="104%" fo:text-align="justify" style:justify-single-word="false" fo:text-indent="0.619cm" style:auto-text-indent="false" style:page-number="43"/>
      <style:text-properties fo:background-color="#ffff00"/>
    </style:style>
    <style:style style:name="P111" style:family="paragraph" style:parent-style-name="Text_20_body" style:master-page-name="Converted137">
      <style:paragraph-properties fo:margin-left="0.235cm" fo:margin-right="0.256cm" fo:margin-top="0.051cm" fo:margin-bottom="0cm" loext:contextual-spacing="false" fo:line-height="104%" fo:text-align="justify" style:justify-single-word="false" fo:text-indent="0.619cm" style:auto-text-indent="false" style:page-number="43"/>
      <style:text-properties fo:background-color="#ffff00"/>
    </style:style>
    <style:style style:name="P112" style:family="paragraph" style:parent-style-name="Text_20_body">
      <style:paragraph-properties fo:margin-left="0.235cm" fo:margin-right="0.256cm" fo:line-height="104%" fo:text-align="justify" style:justify-single-word="false" fo:text-indent="0.619cm" style:auto-text-indent="false"/>
      <style:text-properties officeooo:paragraph-rsid="004715f4"/>
    </style:style>
    <style:style style:name="P113" style:family="paragraph" style:parent-style-name="Text_20_body">
      <style:paragraph-properties fo:margin-left="0.199cm" fo:margin-right="0.254cm" fo:line-height="104%" fo:text-align="justify" style:justify-single-word="false" fo:text-indent="0.619cm" style:auto-text-indent="false"/>
      <style:text-properties style:text-scale="105%"/>
    </style:style>
    <style:style style:name="P114" style:family="paragraph" style:parent-style-name="Text_20_body">
      <style:paragraph-properties fo:margin-left="5.484cm" fo:margin-right="0cm" fo:margin-top="0.337cm" fo:margin-bottom="0cm" loext:contextual-spacing="false" fo:text-indent="0cm" style:auto-text-indent="false"/>
    </style:style>
    <style:style style:name="P115" style:family="paragraph" style:parent-style-name="Text_20_body">
      <style:paragraph-properties fo:margin-left="0.187cm" fo:margin-right="0.259cm" fo:line-height="0.508cm" fo:text-align="justify" style:justify-single-word="false" fo:text-indent="0.667cm" style:auto-text-indent="false"/>
      <style:text-properties fo:background-color="#ffff00"/>
    </style:style>
    <style:style style:name="P116" style:family="paragraph" style:parent-style-name="Text_20_body">
      <style:paragraph-properties fo:margin-left="0.235cm" fo:margin-right="0.266cm" fo:margin-top="0.293cm" fo:margin-bottom="0cm" loext:contextual-spacing="false" fo:line-height="104%" fo:text-align="justify" style:justify-single-word="false" fo:text-indent="-0.021cm" style:auto-text-indent="false"/>
      <style:text-properties fo:background-color="#ffff00"/>
    </style:style>
    <style:style style:name="P117" style:family="paragraph" style:parent-style-name="Heading_20_2" style:list-style-name="WWNum4">
      <style:paragraph-properties fo:text-align="justify" style:justify-single-word="false">
        <style:tab-stops>
          <style:tab-stop style:position="1.794cm"/>
        </style:tab-stops>
      </style:paragraph-properties>
    </style:style>
    <style:style style:name="P118" style:family="paragraph" style:parent-style-name="Heading_20_2" style:list-style-name="WWNum4">
      <style:paragraph-properties fo:margin-top="0cm" fo:margin-bottom="0cm" loext:contextual-spacing="false" fo:text-align="justify" style:justify-single-word="false">
        <style:tab-stops>
          <style:tab-stop style:position="1.794cm"/>
        </style:tab-stops>
      </style:paragraph-properties>
      <style:text-properties officeooo:paragraph-rsid="002959c6"/>
    </style:style>
    <style:style style:name="P119" style:family="paragraph" style:parent-style-name="Heading_20_2" style:list-style-name="WWNum4">
      <style:paragraph-properties fo:margin-left="1.757cm" fo:margin-right="0cm" fo:text-align="justify" style:justify-single-word="false" fo:text-indent="-1.558cm" style:auto-text-indent="false">
        <style:tab-stops>
          <style:tab-stop style:position="1.759cm"/>
        </style:tab-stops>
      </style:paragraph-properties>
    </style:style>
    <style:style style:name="P120" style:family="paragraph" style:parent-style-name="Heading_20_4">
      <style:paragraph-properties fo:margin-left="0.235cm" fo:margin-right="0cm" fo:margin-top="0.286cm" fo:margin-bottom="0cm" loext:contextual-spacing="false" fo:text-align="justify" style:justify-single-word="false" fo:text-indent="0cm" style:auto-text-indent="false"/>
    </style:style>
    <style:style style:name="P121" style:family="paragraph" style:parent-style-name="Heading_20_4">
      <style:paragraph-properties fo:margin-left="0.235cm" fo:margin-right="0cm" fo:text-align="justify" style:justify-single-word="false" fo:text-indent="0cm" style:auto-text-indent="false"/>
      <style:text-properties fo:background-color="#ffff00"/>
    </style:style>
    <style:style style:name="P122" style:family="paragraph">
      <loext:graphic-properties draw:fill="none"/>
      <style:paragraph-properties fo:text-align="start"/>
      <style:text-properties fo:font-size="18pt"/>
    </style:style>
    <style:style style:name="P123" style:family="paragraph">
      <loext:graphic-properties draw:fill="none"/>
      <style:paragraph-properties fo:text-align="start"/>
    </style:style>
    <style:style style:name="T1" style:family="text">
      <style:text-properties fo:letter-spacing="0.072cm" style:text-scale="105%"/>
    </style:style>
    <style:style style:name="T2" style:family="text">
      <style:text-properties fo:letter-spacing="0.074cm" style:text-scale="105%"/>
    </style:style>
    <style:style style:name="T3" style:family="text">
      <style:text-properties fo:letter-spacing="normal" style:text-scale="105%"/>
    </style:style>
    <style:style style:name="T4" style:family="text">
      <style:text-properties fo:letter-spacing="0.051cm" style:text-scale="105%"/>
    </style:style>
    <style:style style:name="T5" style:family="text">
      <style:text-properties fo:letter-spacing="0.005cm" style:text-scale="105%"/>
    </style:style>
    <style:style style:name="T6" style:family="text">
      <style:text-properties style:text-scale="105%"/>
    </style:style>
    <style:style style:name="T7" style:family="text">
      <style:text-properties fo:letter-spacing="0.007cm" style:text-scale="105%"/>
    </style:style>
    <style:style style:name="T8" style:family="text">
      <style:text-properties fo:letter-spacing="0.039cm" style:text-scale="105%"/>
    </style:style>
    <style:style style:name="T9" style:family="text">
      <style:text-properties fo:letter-spacing="0.042cm" style:text-scale="105%"/>
    </style:style>
    <style:style style:name="T10" style:family="text">
      <style:text-properties fo:letter-spacing="0.041cm" style:text-scale="105%"/>
    </style:style>
    <style:style style:name="T11" style:family="text">
      <style:text-properties fo:letter-spacing="0.062cm" style:text-scale="105%"/>
    </style:style>
    <style:style style:name="T12" style:family="text">
      <style:text-properties fo:letter-spacing="0.069cm" style:text-scale="105%"/>
    </style:style>
    <style:style style:name="T13" style:family="text">
      <style:text-properties fo:letter-spacing="0.002cm" style:text-scale="105%"/>
    </style:style>
    <style:style style:name="T14" style:family="text">
      <style:text-properties fo:letter-spacing="0.004cm" style:text-scale="105%"/>
    </style:style>
    <style:style style:name="T15" style:family="text">
      <style:text-properties fo:letter-spacing="0.101cm" style:text-scale="105%"/>
    </style:style>
    <style:style style:name="T16" style:family="text">
      <style:text-properties fo:letter-spacing="0.099cm" style:text-scale="105%"/>
    </style:style>
    <style:style style:name="T17" style:family="text">
      <style:text-properties fo:letter-spacing="0.009cm" style:text-scale="105%"/>
    </style:style>
    <style:style style:name="T18" style:family="text">
      <style:text-properties fo:letter-spacing="0.039cm" style:text-scale="101%"/>
    </style:style>
    <style:style style:name="T19" style:family="text">
      <style:text-properties fo:letter-spacing="0.037cm" style:text-scale="105%"/>
    </style:style>
    <style:style style:name="T20" style:family="text">
      <style:text-properties fo:letter-spacing="0.035cm" style:text-scale="95%"/>
    </style:style>
    <style:style style:name="T21" style:family="text">
      <style:text-properties fo:letter-spacing="0.053cm" style:text-scale="105%"/>
    </style:style>
    <style:style style:name="T22" style:family="text">
      <style:text-properties fo:letter-spacing="0.055cm" style:text-scale="105%"/>
    </style:style>
    <style:style style:name="T23" style:family="text">
      <style:text-properties fo:letter-spacing="0.019cm" style:text-scale="105%"/>
    </style:style>
    <style:style style:name="T24" style:family="text">
      <style:text-properties fo:letter-spacing="0.021cm" style:text-scale="105%"/>
    </style:style>
    <style:style style:name="T25" style:family="text">
      <style:text-properties fo:letter-spacing="0.018cm" style:text-scale="105%"/>
    </style:style>
    <style:style style:name="T26" style:family="text">
      <style:text-properties fo:letter-spacing="0.012cm" fo:background-color="#ffcc00" loext:char-shading-value="0" style:text-scale="105%"/>
    </style:style>
    <style:style style:name="T27" style:family="text">
      <style:text-properties fo:letter-spacing="0.011cm" fo:background-color="#ffcc00" loext:char-shading-value="0" style:text-scale="105%"/>
    </style:style>
    <style:style style:name="T28" style:family="text">
      <style:text-properties fo:letter-spacing="0.026cm" style:text-scale="105%"/>
    </style:style>
    <style:style style:name="T29" style:family="text">
      <style:text-properties fo:letter-spacing="0.025cm" style:text-scale="105%"/>
    </style:style>
    <style:style style:name="T30" style:family="text">
      <style:text-properties fo:letter-spacing="0.044cm" style:text-scale="111%"/>
    </style:style>
    <style:style style:name="T31" style:family="text">
      <style:text-properties fo:letter-spacing="0.032cm" style:text-scale="105%"/>
    </style:style>
    <style:style style:name="T32" style:family="text">
      <style:text-properties fo:letter-spacing="0.034cm" style:text-scale="105%"/>
    </style:style>
    <style:style style:name="T33" style:family="text">
      <style:text-properties fo:letter-spacing="0.035cm" style:text-scale="105%"/>
    </style:style>
    <style:style style:name="T34" style:family="text">
      <style:text-properties fo:letter-spacing="0.014cm" style:text-scale="105%"/>
    </style:style>
    <style:style style:name="T35" style:family="text">
      <style:text-properties fo:letter-spacing="normal"/>
    </style:style>
    <style:style style:name="T36" style:family="text">
      <style:text-properties fo:letter-spacing="normal" fo:background-color="#ffff00" loext:char-shading-value="0" style:text-scale="105%"/>
    </style:style>
    <style:style style:name="T37" style:family="text">
      <style:text-properties fo:color="#1f497d" fo:language="en" fo:country="CA" fo:background-color="#ffff00" loext:char-shading-value="0" style:text-scale="105%"/>
    </style:style>
    <style:style style:name="T38" style:family="text">
      <style:text-properties fo:color="#1f497d" fo:letter-spacing="normal" fo:language="en" fo:country="CA" fo:background-color="#ffff00" loext:char-shading-value="0" style:text-scale="105%"/>
    </style:style>
    <style:style style:name="T39" style:family="text">
      <style:text-properties fo:background-color="#ffff00" loext:char-shading-value="0" style:text-scale="105%"/>
    </style:style>
    <style:style style:name="T40" style:family="text">
      <style:text-properties fo:letter-spacing="0.016cm" fo:background-color="#ffff00" loext:char-shading-value="0" style:text-scale="105%"/>
    </style:style>
    <style:style style:name="T41" style:family="text">
      <style:text-properties fo:letter-spacing="0.071cm" style:text-scale="105%"/>
    </style:style>
    <style:style style:name="T42" style:family="text">
      <style:text-properties style:text-scale="110%"/>
    </style:style>
    <style:style style:name="T43" style:family="text">
      <style:text-properties fo:letter-spacing="normal" style:text-scale="110%"/>
    </style:style>
    <style:style style:name="T44" style:family="text">
      <style:text-properties fo:letter-spacing="0.046cm" style:text-scale="106%"/>
    </style:style>
    <style:style style:name="T45" style:family="text">
      <style:text-properties fo:letter-spacing="0.093cm" fo:background-color="#ffff00" loext:char-shading-value="0" style:text-scale="105%"/>
    </style:style>
    <style:style style:name="T46" style:family="text">
      <style:text-properties fo:letter-spacing="0.012cm" fo:background-color="#ffff00" loext:char-shading-value="0" style:text-scale="105%"/>
    </style:style>
    <style:style style:name="T47" style:family="text">
      <style:text-properties fo:letter-spacing="0.011cm" fo:background-color="#ffff00" loext:char-shading-value="0" style:text-scale="105%"/>
    </style:style>
    <style:style style:name="T48" style:family="text">
      <style:text-properties fo:background-color="#ffff00" loext:char-shading-value="0" style:text-scale="103%"/>
    </style:style>
    <style:style style:name="T49" style:family="text">
      <style:text-properties fo:letter-spacing="0.032cm" fo:background-color="#ffff00" loext:char-shading-value="0" style:text-scale="105%"/>
    </style:style>
    <style:style style:name="T50" style:family="text">
      <style:text-properties fo:letter-spacing="0.021cm" fo:background-color="#ffff00" loext:char-shading-value="0" style:text-scale="105%"/>
    </style:style>
    <style:style style:name="T51" style:family="text">
      <style:text-properties fo:letter-spacing="0.019cm" fo:background-color="#ffff00" loext:char-shading-value="0" style:text-scale="105%"/>
    </style:style>
    <style:style style:name="T52" style:family="text">
      <style:text-properties fo:letter-spacing="0.069cm" fo:background-color="#ffff00" loext:char-shading-value="0" style:text-scale="105%"/>
    </style:style>
    <style:style style:name="T53" style:family="text">
      <style:text-properties fo:letter-spacing="0.078cm" fo:background-color="#ffff00" loext:char-shading-value="0" style:text-scale="105%"/>
    </style:style>
    <style:style style:name="T54" style:family="text">
      <style:text-properties fo:letter-spacing="0.076cm" fo:background-color="#ffff00" loext:char-shading-value="0" style:text-scale="105%"/>
    </style:style>
    <style:style style:name="T55" style:family="text">
      <style:text-properties fo:letter-spacing="0.076cm" fo:background-color="#ffff00" loext:char-shading-value="0" style:text-scale="112%"/>
    </style:style>
    <style:style style:name="T56" style:family="text">
      <style:text-properties fo:letter-spacing="0.072cm" fo:background-color="#ffff00" loext:char-shading-value="0" style:text-scale="105%"/>
    </style:style>
    <style:style style:name="T57" style:family="text">
      <style:text-properties fo:letter-spacing="0.074cm" fo:background-color="#ffff00" loext:char-shading-value="0" style:text-scale="105%"/>
    </style:style>
    <style:style style:name="T58" style:family="text">
      <style:text-properties fo:letter-spacing="0.081cm" fo:background-color="#ffff00" loext:char-shading-value="0" style:text-scale="105%"/>
    </style:style>
    <style:style style:name="T59" style:family="text">
      <style:text-properties fo:letter-spacing="0.023cm" fo:background-color="#ffff00" loext:char-shading-value="0" style:text-scale="105%"/>
    </style:style>
    <style:style style:name="T60" style:family="text">
      <style:text-properties fo:letter-spacing="0.014cm" fo:background-color="#ffff00" loext:char-shading-value="0" style:text-scale="105%"/>
    </style:style>
    <style:style style:name="T61" style:family="text">
      <style:text-properties fo:letter-spacing="0.018cm" fo:background-color="#ffff00" loext:char-shading-value="0" style:text-scale="105%"/>
    </style:style>
    <style:style style:name="T62" style:family="text">
      <style:text-properties fo:letter-spacing="0.004cm" fo:background-color="#ffff00" loext:char-shading-value="0" style:text-scale="105%"/>
    </style:style>
    <style:style style:name="T63" style:family="text">
      <style:text-properties fo:letter-spacing="0.005cm" fo:background-color="#ffff00" loext:char-shading-value="0" style:text-scale="105%"/>
    </style:style>
    <style:style style:name="T64" style:family="text">
      <style:text-properties fo:letter-spacing="0.053cm" fo:background-color="#ffff00" loext:char-shading-value="0" style:text-scale="105%"/>
    </style:style>
    <style:style style:name="T65" style:family="text">
      <style:text-properties fo:letter-spacing="0.051cm" fo:background-color="#ffff00" loext:char-shading-value="0" style:text-scale="105%"/>
    </style:style>
    <style:style style:name="T66" style:family="text">
      <style:text-properties fo:letter-spacing="0.065cm" style:text-scale="105%"/>
    </style:style>
    <style:style style:name="T67" style:family="text">
      <style:text-properties fo:letter-spacing="0.06cm"/>
    </style:style>
    <style:style style:name="T68" style:family="text">
      <style:text-properties fo:letter-spacing="0.056cm"/>
    </style:style>
    <style:style style:name="T69" style:family="text">
      <style:text-properties fo:letter-spacing="0.065cm" fo:background-color="#ffff00" loext:char-shading-value="0" style:text-scale="105%"/>
    </style:style>
    <style:style style:name="T70" style:family="text">
      <style:text-properties fo:background-color="#ffff00" loext:char-shading-value="0" style:text-scale="115%"/>
    </style:style>
    <style:style style:name="T71" style:family="text">
      <style:text-properties fo:letter-spacing="0.058cm" fo:background-color="#ffff00" loext:char-shading-value="0" style:text-scale="105%"/>
    </style:style>
    <style:style style:name="T72" style:family="text">
      <style:text-properties fo:letter-spacing="0.039cm"/>
    </style:style>
    <style:style style:name="T73" style:family="text">
      <style:text-properties fo:letter-spacing="0.041cm"/>
    </style:style>
    <style:style style:name="T74" style:family="text">
      <style:text-properties fo:letter-spacing="0.042cm"/>
    </style:style>
    <style:style style:name="T75" style:family="text">
      <style:text-properties fo:letter-spacing="0.035cm"/>
    </style:style>
    <style:style style:name="T76" style:family="text">
      <style:text-properties fo:letter-spacing="0.025cm" fo:background-color="#ffff00" loext:char-shading-value="0" style:text-scale="105%"/>
    </style:style>
    <style:style style:name="T77" style:family="text">
      <style:text-properties fo:letter-spacing="0.046cm" fo:background-color="#ffff00" loext:char-shading-value="0" style:text-scale="105%"/>
    </style:style>
    <style:style style:name="T78" style:family="text">
      <style:text-properties fo:letter-spacing="normal" fo:background-color="#ff3333" loext:char-shading-value="0" style:text-scale="105%"/>
    </style:style>
    <style:style style:name="T79" style:family="text">
      <style:text-properties style:use-window-font-color="true"/>
    </style:style>
    <style:style style:name="T80" style:family="text">
      <style:text-properties fo:letter-spacing="0.072cm" style:text-scale="105%"/>
    </style:style>
    <style:style style:name="T81" style:family="text">
      <style:text-properties fo:letter-spacing="0.072cm" fo:background-color="#ffff00" loext:char-shading-value="0" style:text-scale="105%"/>
    </style:style>
    <style:style style:name="T82" style:family="text">
      <style:text-properties fo:letter-spacing="normal"/>
    </style:style>
    <style:style style:name="T83" style:family="text">
      <style:text-properties fo:letter-spacing="normal" style:text-scale="105%"/>
    </style:style>
    <style:style style:name="T84" style:family="text">
      <style:text-properties fo:letter-spacing="normal" style:text-scale="110%"/>
    </style:style>
    <style:style style:name="T85" style:family="text">
      <style:text-properties fo:letter-spacing="normal" fo:background-color="#ff3333" loext:char-shading-value="0"/>
    </style:style>
    <style:style style:name="T86" style:family="text">
      <style:text-properties fo:letter-spacing="normal" fo:background-color="#ff3333" loext:char-shading-value="0" style:text-scale="105%"/>
    </style:style>
    <style:style style:name="T87" style:family="text">
      <style:text-properties fo:letter-spacing="normal" style:text-scale="95%"/>
    </style:style>
    <style:style style:name="T88" style:family="text">
      <style:text-properties fo:letter-spacing="normal" fo:background-color="#ffcc00" loext:char-shading-value="0" style:text-scale="105%"/>
    </style:style>
    <style:style style:name="T89" style:family="text">
      <style:text-properties fo:letter-spacing="normal" fo:background-color="#ccff00" loext:char-shading-value="0" style:text-scale="105%"/>
    </style:style>
    <style:style style:name="T90" style:family="text">
      <style:text-properties fo:letter-spacing="normal" fo:background-color="#ffff00" loext:char-shading-value="0"/>
    </style:style>
    <style:style style:name="T91" style:family="text">
      <style:text-properties fo:letter-spacing="normal" fo:background-color="#ffff00" loext:char-shading-value="0" style:text-scale="105%"/>
    </style:style>
    <style:style style:name="T92" style:family="text">
      <style:text-properties fo:letter-spacing="0.074cm"/>
    </style:style>
    <style:style style:name="T93" style:family="text">
      <style:text-properties fo:letter-spacing="0.074cm" style:text-scale="105%"/>
    </style:style>
    <style:style style:name="T94" style:family="text">
      <style:text-properties fo:letter-spacing="0.074cm" fo:background-color="#ffff00" loext:char-shading-value="0" style:text-scale="105%"/>
    </style:style>
    <style:style style:name="T95" style:family="text">
      <style:text-properties fo:letter-spacing="0.051cm"/>
    </style:style>
    <style:style style:name="T96" style:family="text">
      <style:text-properties fo:letter-spacing="0.051cm" style:text-scale="105%"/>
    </style:style>
    <style:style style:name="T97" style:family="text">
      <style:text-properties fo:letter-spacing="0.051cm" style:text-scale="103%"/>
    </style:style>
    <style:style style:name="T98" style:family="text">
      <style:text-properties fo:letter-spacing="0.051cm" style:text-scale="112%"/>
    </style:style>
    <style:style style:name="T99" style:family="text">
      <style:text-properties fo:letter-spacing="0.051cm" style:text-scale="102%"/>
    </style:style>
    <style:style style:name="T100" style:family="text">
      <style:text-properties fo:letter-spacing="0.051cm" style:text-scale="108%"/>
    </style:style>
    <style:style style:name="T101" style:family="text">
      <style:text-properties fo:letter-spacing="0.051cm" style:text-scale="107%"/>
    </style:style>
    <style:style style:name="T102" style:family="text">
      <style:text-properties fo:letter-spacing="0.051cm" fo:background-color="#ccff00" loext:char-shading-value="0" style:text-scale="105%"/>
    </style:style>
    <style:style style:name="T103" style:family="text">
      <style:text-properties fo:letter-spacing="0.051cm" fo:background-color="#ffff00" loext:char-shading-value="0" style:text-scale="103%"/>
    </style:style>
    <style:style style:name="T104" style:family="text">
      <style:text-properties fo:letter-spacing="0.051cm" fo:background-color="#ffff00" loext:char-shading-value="0" style:text-scale="105%"/>
    </style:style>
    <style:style style:name="T105" style:family="text">
      <style:text-properties fo:letter-spacing="0.051cm" fo:background-color="#ffff00" loext:char-shading-value="0" style:text-scale="107%"/>
    </style:style>
    <style:style style:name="T106" style:family="text">
      <style:text-properties fo:letter-spacing="0.051cm" fo:background-color="#ffff00" loext:char-shading-value="0" style:text-scale="112%"/>
    </style:style>
    <style:style style:name="T107" style:family="text">
      <style:text-properties fo:letter-spacing="0.051cm" fo:background-color="#ffff00" loext:char-shading-value="0" style:text-scale="108%"/>
    </style:style>
    <style:style style:name="T108" style:family="text">
      <style:text-properties fo:letter-spacing="0.005cm" style:text-scale="105%"/>
    </style:style>
    <style:style style:name="T109" style:family="text">
      <style:text-properties fo:letter-spacing="0.005cm" fo:background-color="#ffff00" loext:char-shading-value="0" style:text-scale="105%"/>
    </style:style>
    <style:style style:name="T110" style:family="text">
      <style:text-properties style:text-scale="105%"/>
    </style:style>
    <style:style style:name="T111" style:family="text">
      <style:text-properties officeooo:rsid="00311da8" style:text-scale="105%"/>
    </style:style>
    <style:style style:name="T112" style:family="text">
      <style:text-properties officeooo:rsid="003ebe58" style:text-scale="105%"/>
    </style:style>
    <style:style style:name="T113" style:family="text">
      <style:text-properties officeooo:rsid="0048f6ff" style:text-scale="105%"/>
    </style:style>
    <style:style style:name="T114" style:family="text">
      <style:text-properties fo:letter-spacing="0.007cm" style:text-scale="105%"/>
    </style:style>
    <style:style style:name="T115" style:family="text">
      <style:text-properties fo:letter-spacing="0.007cm" style:text-scale="110%"/>
    </style:style>
    <style:style style:name="T116" style:family="text">
      <style:text-properties fo:letter-spacing="0.007cm" fo:background-color="#ffff00" loext:char-shading-value="0" style:text-scale="105%"/>
    </style:style>
    <style:style style:name="T117" style:family="text">
      <style:text-properties fo:letter-spacing="0.039cm"/>
    </style:style>
    <style:style style:name="T118" style:family="text">
      <style:text-properties fo:letter-spacing="0.039cm" style:text-scale="105%"/>
    </style:style>
    <style:style style:name="T119" style:family="text">
      <style:text-properties fo:letter-spacing="0.039cm" officeooo:rsid="003ebe58" style:text-scale="105%"/>
    </style:style>
    <style:style style:name="T120" style:family="text">
      <style:text-properties fo:letter-spacing="0.039cm" style:text-scale="101%"/>
    </style:style>
    <style:style style:name="T121" style:family="text">
      <style:text-properties fo:letter-spacing="0.039cm" style:text-scale="104%"/>
    </style:style>
    <style:style style:name="T122" style:family="text">
      <style:text-properties fo:letter-spacing="0.039cm" style:text-scale="92%"/>
    </style:style>
    <style:style style:name="T123" style:family="text">
      <style:text-properties fo:letter-spacing="0.039cm" fo:background-color="#ffff00" loext:char-shading-value="0"/>
    </style:style>
    <style:style style:name="T124" style:family="text">
      <style:text-properties fo:letter-spacing="0.039cm" fo:background-color="#ffff00" loext:char-shading-value="0" style:text-scale="104%"/>
    </style:style>
    <style:style style:name="T125" style:family="text">
      <style:text-properties fo:letter-spacing="0.039cm" fo:background-color="#ffff00" loext:char-shading-value="0" style:text-scale="105%"/>
    </style:style>
    <style:style style:name="T126" style:family="text">
      <style:text-properties fo:letter-spacing="0.042cm"/>
    </style:style>
    <style:style style:name="T127" style:family="text">
      <style:text-properties fo:letter-spacing="0.042cm" style:text-scale="105%"/>
    </style:style>
    <style:style style:name="T128" style:family="text">
      <style:text-properties fo:letter-spacing="0.042cm" style:text-scale="118%"/>
    </style:style>
    <style:style style:name="T129" style:family="text">
      <style:text-properties fo:letter-spacing="0.042cm" style:text-scale="107%"/>
    </style:style>
    <style:style style:name="T130" style:family="text">
      <style:text-properties fo:letter-spacing="0.042cm" style:text-scale="112%"/>
    </style:style>
    <style:style style:name="T131" style:family="text">
      <style:text-properties fo:letter-spacing="0.042cm" style:text-scale="109%"/>
    </style:style>
    <style:style style:name="T132" style:family="text">
      <style:text-properties fo:letter-spacing="0.042cm" style:text-scale="101%"/>
    </style:style>
    <style:style style:name="T133" style:family="text">
      <style:text-properties fo:letter-spacing="0.042cm" style:text-scale="108%"/>
    </style:style>
    <style:style style:name="T134" style:family="text">
      <style:text-properties fo:letter-spacing="0.042cm" fo:background-color="#ffff00" loext:char-shading-value="0" style:text-scale="107%"/>
    </style:style>
    <style:style style:name="T135" style:family="text">
      <style:text-properties fo:letter-spacing="0.042cm" fo:background-color="#ffff00" loext:char-shading-value="0" style:text-scale="105%"/>
    </style:style>
    <style:style style:name="T136" style:family="text">
      <style:text-properties fo:letter-spacing="0.042cm" fo:background-color="#ffff00" loext:char-shading-value="0" style:text-scale="108%"/>
    </style:style>
    <style:style style:name="T137" style:family="text">
      <style:text-properties fo:letter-spacing="0.042cm" fo:background-color="#ffff00" loext:char-shading-value="0" style:text-scale="101%"/>
    </style:style>
    <style:style style:name="T138" style:family="text">
      <style:text-properties fo:letter-spacing="0.041cm"/>
    </style:style>
    <style:style style:name="T139" style:family="text">
      <style:text-properties fo:letter-spacing="0.041cm" style:text-scale="105%"/>
    </style:style>
    <style:style style:name="T140" style:family="text">
      <style:text-properties fo:letter-spacing="0.041cm" officeooo:rsid="003ebe58" style:text-scale="105%"/>
    </style:style>
    <style:style style:name="T141" style:family="text">
      <style:text-properties fo:letter-spacing="0.041cm" style:text-scale="112%"/>
    </style:style>
    <style:style style:name="T142" style:family="text">
      <style:text-properties fo:letter-spacing="0.041cm" style:text-scale="102%"/>
    </style:style>
    <style:style style:name="T143" style:family="text">
      <style:text-properties fo:letter-spacing="0.041cm" style:text-scale="107%"/>
    </style:style>
    <style:style style:name="T144" style:family="text">
      <style:text-properties fo:letter-spacing="0.041cm" style:text-scale="115%"/>
    </style:style>
    <style:style style:name="T145" style:family="text">
      <style:text-properties fo:letter-spacing="0.041cm" fo:background-color="#ffff00" loext:char-shading-value="0" style:text-scale="105%"/>
    </style:style>
    <style:style style:name="T146" style:family="text">
      <style:text-properties fo:letter-spacing="0.041cm" fo:background-color="#ffff00" loext:char-shading-value="0" style:text-scale="107%"/>
    </style:style>
    <style:style style:name="T147" style:family="text">
      <style:text-properties fo:letter-spacing="0.041cm" fo:background-color="#ffff00" loext:char-shading-value="0" style:text-scale="115%"/>
    </style:style>
    <style:style style:name="T148" style:family="text">
      <style:text-properties fo:letter-spacing="0.041cm" fo:background-color="#ffff00" loext:char-shading-value="0" style:text-scale="112%"/>
    </style:style>
    <style:style style:name="T149" style:family="text">
      <style:text-properties fo:letter-spacing="0.062cm"/>
    </style:style>
    <style:style style:name="T150" style:family="text">
      <style:text-properties fo:letter-spacing="0.062cm" style:text-scale="105%"/>
    </style:style>
    <style:style style:name="T151" style:family="text">
      <style:text-properties fo:letter-spacing="0.062cm" style:text-scale="103%"/>
    </style:style>
    <style:style style:name="T152" style:family="text">
      <style:text-properties fo:letter-spacing="0.062cm" fo:background-color="#ff3333" loext:char-shading-value="0"/>
    </style:style>
    <style:style style:name="T153" style:family="text">
      <style:text-properties fo:letter-spacing="0.062cm" fo:background-color="#ffff00" loext:char-shading-value="0" style:text-scale="105%"/>
    </style:style>
    <style:style style:name="T154" style:family="text">
      <style:text-properties fo:letter-spacing="0.069cm"/>
    </style:style>
    <style:style style:name="T155" style:family="text">
      <style:text-properties fo:letter-spacing="0.069cm" style:text-scale="105%"/>
    </style:style>
    <style:style style:name="T156" style:family="text">
      <style:text-properties fo:letter-spacing="0.069cm" fo:background-color="#ffff00" loext:char-shading-value="0" style:text-scale="105%"/>
    </style:style>
    <style:style style:name="T157" style:family="text">
      <style:text-properties fo:letter-spacing="0.002cm" style:text-scale="105%"/>
    </style:style>
    <style:style style:name="T158" style:family="text">
      <style:text-properties fo:letter-spacing="0.002cm" style:text-scale="98%"/>
    </style:style>
    <style:style style:name="T159" style:family="text">
      <style:text-properties fo:letter-spacing="0.002cm" style:text-scale="110%"/>
    </style:style>
    <style:style style:name="T160" style:family="text">
      <style:text-properties fo:letter-spacing="0.002cm" fo:background-color="#ffcc00" loext:char-shading-value="0" style:text-scale="105%"/>
    </style:style>
    <style:style style:name="T161" style:family="text">
      <style:text-properties fo:letter-spacing="0.002cm" fo:background-color="#ccff00" loext:char-shading-value="0" style:text-scale="105%"/>
    </style:style>
    <style:style style:name="T162" style:family="text">
      <style:text-properties fo:letter-spacing="0.002cm" fo:background-color="#ffff00" loext:char-shading-value="0" style:text-scale="105%"/>
    </style:style>
    <style:style style:name="T163" style:family="text">
      <style:text-properties fo:letter-spacing="0.004cm"/>
    </style:style>
    <style:style style:name="T164" style:family="text">
      <style:text-properties fo:letter-spacing="0.004cm" style:text-scale="105%"/>
    </style:style>
    <style:style style:name="T165" style:family="text">
      <style:text-properties fo:letter-spacing="0.004cm" officeooo:rsid="0034ba2b" style:text-scale="105%"/>
    </style:style>
    <style:style style:name="T166" style:family="text">
      <style:text-properties fo:letter-spacing="0.004cm" fo:background-color="#ffff00" loext:char-shading-value="0" style:text-scale="105%"/>
    </style:style>
    <style:style style:name="T167" style:family="text">
      <style:text-properties fo:letter-spacing="0.101cm" style:text-scale="105%"/>
    </style:style>
    <style:style style:name="T168" style:family="text">
      <style:text-properties fo:letter-spacing="0.099cm" style:text-scale="105%"/>
    </style:style>
    <style:style style:name="T169" style:family="text">
      <style:text-properties fo:letter-spacing="0.009cm"/>
    </style:style>
    <style:style style:name="T170" style:family="text">
      <style:text-properties fo:letter-spacing="0.009cm" style:text-scale="105%"/>
    </style:style>
    <style:style style:name="T171" style:family="text">
      <style:text-properties fo:letter-spacing="0.009cm" style:text-scale="110%"/>
    </style:style>
    <style:style style:name="T172" style:family="text">
      <style:text-properties fo:letter-spacing="0.009cm" fo:background-color="#ffcc00" loext:char-shading-value="0" style:text-scale="105%"/>
    </style:style>
    <style:style style:name="T173" style:family="text">
      <style:text-properties fo:letter-spacing="0.009cm" fo:background-color="#ffff00" loext:char-shading-value="0" style:text-scale="105%"/>
    </style:style>
    <style:style style:name="T174" style:family="text">
      <style:text-properties fo:letter-spacing="0.037cm"/>
    </style:style>
    <style:style style:name="T175" style:family="text">
      <style:text-properties fo:letter-spacing="0.037cm" style:text-scale="105%"/>
    </style:style>
    <style:style style:name="T176" style:family="text">
      <style:text-properties fo:letter-spacing="0.037cm" officeooo:rsid="002f1896" style:text-scale="105%"/>
    </style:style>
    <style:style style:name="T177" style:family="text">
      <style:text-properties fo:letter-spacing="0.037cm" fo:background-color="#ffff00" loext:char-shading-value="0" style:text-scale="105%"/>
    </style:style>
    <style:style style:name="T178" style:family="text">
      <style:text-properties fo:letter-spacing="0.035cm"/>
    </style:style>
    <style:style style:name="T179" style:family="text">
      <style:text-properties fo:letter-spacing="0.035cm" style:text-scale="95%"/>
    </style:style>
    <style:style style:name="T180" style:family="text">
      <style:text-properties fo:letter-spacing="0.035cm" style:text-scale="105%"/>
    </style:style>
    <style:style style:name="T181" style:family="text">
      <style:text-properties fo:letter-spacing="0.035cm" style:text-scale="99%"/>
    </style:style>
    <style:style style:name="T182" style:family="text">
      <style:text-properties fo:letter-spacing="0.035cm" style:text-scale="109%"/>
    </style:style>
    <style:style style:name="T183" style:family="text">
      <style:text-properties fo:letter-spacing="0.035cm" style:text-scale="110%"/>
    </style:style>
    <style:style style:name="T184" style:family="text">
      <style:text-properties fo:letter-spacing="0.035cm" fo:background-color="#ffff00" loext:char-shading-value="0" style:text-scale="99%"/>
    </style:style>
    <style:style style:name="T185" style:family="text">
      <style:text-properties fo:letter-spacing="0.035cm" fo:background-color="#ffff00" loext:char-shading-value="0" style:text-scale="105%"/>
    </style:style>
    <style:style style:name="T186" style:family="text">
      <style:text-properties fo:letter-spacing="0.035cm" fo:background-color="#ffff00" loext:char-shading-value="0" style:text-scale="110%"/>
    </style:style>
    <style:style style:name="T187" style:family="text">
      <style:text-properties fo:letter-spacing="0.053cm"/>
    </style:style>
    <style:style style:name="T188" style:family="text">
      <style:text-properties fo:letter-spacing="0.053cm" style:text-scale="105%"/>
    </style:style>
    <style:style style:name="T189" style:family="text">
      <style:text-properties fo:letter-spacing="0.053cm" style:text-scale="95%"/>
    </style:style>
    <style:style style:name="T190" style:family="text">
      <style:text-properties fo:letter-spacing="0.053cm" fo:background-color="#ffcc00" loext:char-shading-value="0" style:text-scale="105%"/>
    </style:style>
    <style:style style:name="T191" style:family="text">
      <style:text-properties fo:letter-spacing="0.053cm" fo:background-color="#ffff00" loext:char-shading-value="0" style:text-scale="105%"/>
    </style:style>
    <style:style style:name="T192" style:family="text">
      <style:text-properties fo:letter-spacing="0.055cm"/>
    </style:style>
    <style:style style:name="T193" style:family="text">
      <style:text-properties fo:letter-spacing="0.055cm" style:text-scale="105%"/>
    </style:style>
    <style:style style:name="T194" style:family="text">
      <style:text-properties fo:letter-spacing="0.055cm" style:text-scale="95%"/>
    </style:style>
    <style:style style:name="T195" style:family="text">
      <style:text-properties fo:letter-spacing="0.055cm" fo:background-color="#ffcc00" loext:char-shading-value="0" style:text-scale="105%"/>
    </style:style>
    <style:style style:name="T196" style:family="text">
      <style:text-properties fo:letter-spacing="0.055cm" fo:background-color="#ffff00" loext:char-shading-value="0" style:text-scale="105%"/>
    </style:style>
    <style:style style:name="T197" style:family="text">
      <style:text-properties fo:letter-spacing="0.019cm" style:text-scale="105%"/>
    </style:style>
    <style:style style:name="T198" style:family="text">
      <style:text-properties fo:letter-spacing="0.019cm" fo:background-color="#ffcc00" loext:char-shading-value="0" style:text-scale="105%"/>
    </style:style>
    <style:style style:name="T199" style:family="text">
      <style:text-properties fo:letter-spacing="0.019cm" fo:background-color="#ffff00" loext:char-shading-value="0" style:text-scale="105%"/>
    </style:style>
    <style:style style:name="T200" style:family="text">
      <style:text-properties fo:letter-spacing="0.021cm"/>
    </style:style>
    <style:style style:name="T201" style:family="text">
      <style:text-properties fo:letter-spacing="0.021cm" style:text-scale="105%"/>
    </style:style>
    <style:style style:name="T202" style:family="text">
      <style:text-properties fo:letter-spacing="0.021cm" fo:background-color="#ffcc00" loext:char-shading-value="0" style:text-scale="105%"/>
    </style:style>
    <style:style style:name="T203" style:family="text">
      <style:text-properties fo:letter-spacing="0.021cm" fo:background-color="#ffff00" loext:char-shading-value="0" style:text-scale="105%"/>
    </style:style>
    <style:style style:name="T204" style:family="text">
      <style:text-properties fo:letter-spacing="0.018cm" style:text-scale="105%"/>
    </style:style>
    <style:style style:name="T205" style:family="text">
      <style:text-properties fo:letter-spacing="0.018cm" fo:background-color="#ffcc00" loext:char-shading-value="0" style:text-scale="105%"/>
    </style:style>
    <style:style style:name="T206" style:family="text">
      <style:text-properties fo:letter-spacing="0.018cm" fo:background-color="#ffff00" loext:char-shading-value="0" style:text-scale="105%"/>
    </style:style>
    <style:style style:name="T207" style:family="text">
      <style:text-properties fo:letter-spacing="0.011cm"/>
    </style:style>
    <style:style style:name="T208" style:family="text">
      <style:text-properties fo:letter-spacing="0.011cm" fo:background-color="#ffcc00" loext:char-shading-value="0" style:text-scale="105%"/>
    </style:style>
    <style:style style:name="T209" style:family="text">
      <style:text-properties fo:letter-spacing="0.011cm" style:text-scale="105%"/>
    </style:style>
    <style:style style:name="T210" style:family="text">
      <style:text-properties fo:letter-spacing="0.011cm" style:text-scale="110%"/>
    </style:style>
    <style:style style:name="T211" style:family="text">
      <style:text-properties fo:letter-spacing="0.011cm" fo:background-color="#ff3333" loext:char-shading-value="0" style:text-scale="105%"/>
    </style:style>
    <style:style style:name="T212" style:family="text">
      <style:text-properties fo:letter-spacing="0.011cm" fo:background-color="#ffff00" loext:char-shading-value="0" style:text-scale="105%"/>
    </style:style>
    <style:style style:name="T213" style:family="text">
      <style:text-properties fo:letter-spacing="0.012cm" fo:background-color="#ffcc00" loext:char-shading-value="0" style:text-scale="105%"/>
    </style:style>
    <style:style style:name="T214" style:family="text">
      <style:text-properties fo:letter-spacing="0.012cm" style:text-scale="105%"/>
    </style:style>
    <style:style style:name="T215" style:family="text">
      <style:text-properties fo:letter-spacing="0.012cm" style:text-scale="110%"/>
    </style:style>
    <style:style style:name="T216" style:family="text">
      <style:text-properties fo:letter-spacing="0.012cm" officeooo:rsid="004a4f87" style:text-scale="110%"/>
    </style:style>
    <style:style style:name="T217" style:family="text">
      <style:text-properties fo:letter-spacing="0.012cm" fo:background-color="#ff3333" loext:char-shading-value="0" style:text-scale="105%"/>
    </style:style>
    <style:style style:name="T218" style:family="text">
      <style:text-properties fo:letter-spacing="0.012cm" fo:background-color="#ffff00" loext:char-shading-value="0" style:text-scale="105%"/>
    </style:style>
    <style:style style:name="T219" style:family="text">
      <style:text-properties fo:letter-spacing="0.026cm"/>
    </style:style>
    <style:style style:name="T220" style:family="text">
      <style:text-properties fo:letter-spacing="0.026cm" style:text-scale="105%"/>
    </style:style>
    <style:style style:name="T221" style:family="text">
      <style:text-properties fo:letter-spacing="0.026cm" officeooo:rsid="00302430" style:text-scale="105%"/>
    </style:style>
    <style:style style:name="T222" style:family="text">
      <style:text-properties fo:letter-spacing="0.026cm" fo:background-color="#ffcc00" loext:char-shading-value="0" style:text-scale="105%"/>
    </style:style>
    <style:style style:name="T223" style:family="text">
      <style:text-properties fo:letter-spacing="0.026cm" fo:background-color="#ffff00" loext:char-shading-value="0" style:text-scale="105%"/>
    </style:style>
    <style:style style:name="T224" style:family="text">
      <style:text-properties fo:letter-spacing="0.025cm"/>
    </style:style>
    <style:style style:name="T225" style:family="text">
      <style:text-properties fo:letter-spacing="0.025cm" style:text-scale="105%"/>
    </style:style>
    <style:style style:name="T226" style:family="text">
      <style:text-properties fo:letter-spacing="0.025cm" style:text-scale="110%"/>
    </style:style>
    <style:style style:name="T227" style:family="text">
      <style:text-properties fo:letter-spacing="0.025cm" fo:background-color="#ff3333" loext:char-shading-value="0" style:text-scale="105%"/>
    </style:style>
    <style:style style:name="T228" style:family="text">
      <style:text-properties fo:letter-spacing="0.025cm" fo:background-color="#ffcc00" loext:char-shading-value="0" style:text-scale="105%"/>
    </style:style>
    <style:style style:name="T229" style:family="text">
      <style:text-properties fo:letter-spacing="0.025cm" fo:background-color="#ffff00" loext:char-shading-value="0" style:text-scale="105%"/>
    </style:style>
    <style:style style:name="T230" style:family="text">
      <style:text-properties fo:letter-spacing="0.044cm"/>
    </style:style>
    <style:style style:name="T231" style:family="text">
      <style:text-properties fo:letter-spacing="0.044cm" style:text-scale="111%"/>
    </style:style>
    <style:style style:name="T232" style:family="text">
      <style:text-properties fo:letter-spacing="0.044cm" style:text-scale="105%"/>
    </style:style>
    <style:style style:name="T233" style:family="text">
      <style:text-properties fo:letter-spacing="0.044cm" style:text-scale="103%"/>
    </style:style>
    <style:style style:name="T234" style:family="text">
      <style:text-properties fo:letter-spacing="0.044cm" style:text-scale="110%"/>
    </style:style>
    <style:style style:name="T235" style:family="text">
      <style:text-properties fo:letter-spacing="0.044cm" style:text-scale="106%"/>
    </style:style>
    <style:style style:name="T236" style:family="text">
      <style:text-properties fo:letter-spacing="0.044cm" fo:background-color="#ccff00" loext:char-shading-value="0" style:text-scale="105%"/>
    </style:style>
    <style:style style:name="T237" style:family="text">
      <style:text-properties fo:letter-spacing="0.044cm" fo:background-color="#ffff00" loext:char-shading-value="0" style:text-scale="110%"/>
    </style:style>
    <style:style style:name="T238" style:family="text">
      <style:text-properties fo:letter-spacing="0.044cm" fo:background-color="#ffff00" loext:char-shading-value="0" style:text-scale="106%"/>
    </style:style>
    <style:style style:name="T239" style:family="text">
      <style:text-properties fo:letter-spacing="0.044cm" fo:background-color="#ffff00" loext:char-shading-value="0" style:text-scale="105%"/>
    </style:style>
    <style:style style:name="T240" style:family="text">
      <style:text-properties fo:letter-spacing="0.032cm" style:text-scale="105%"/>
    </style:style>
    <style:style style:name="T241" style:family="text">
      <style:text-properties fo:letter-spacing="0.032cm" officeooo:rsid="00269b79" style:text-scale="105%"/>
    </style:style>
    <style:style style:name="T242" style:family="text">
      <style:text-properties fo:letter-spacing="0.032cm" fo:background-color="#ffff00" loext:char-shading-value="0" style:text-scale="105%"/>
    </style:style>
    <style:style style:name="T243" style:family="text">
      <style:text-properties fo:letter-spacing="0.034cm"/>
    </style:style>
    <style:style style:name="T244" style:family="text">
      <style:text-properties fo:letter-spacing="0.034cm" style:text-scale="105%"/>
    </style:style>
    <style:style style:name="T245" style:family="text">
      <style:text-properties fo:letter-spacing="0.034cm" fo:background-color="#ffff00" loext:char-shading-value="0" style:text-scale="105%"/>
    </style:style>
    <style:style style:name="T246" style:family="text">
      <style:text-properties fo:letter-spacing="0.014cm" style:text-scale="105%"/>
    </style:style>
    <style:style style:name="T247" style:family="text">
      <style:text-properties fo:letter-spacing="0.014cm" style:text-scale="110%"/>
    </style:style>
    <style:style style:name="T248" style:family="text">
      <style:text-properties fo:letter-spacing="0.014cm" fo:background-color="#ffff00" loext:char-shading-value="0" style:text-scale="105%"/>
    </style:style>
    <style:style style:name="T249" style:family="text">
      <style:text-properties fo:color="#1f497d" fo:language="en" fo:country="CA"/>
    </style:style>
    <style:style style:name="T250" style:family="text">
      <style:text-properties fo:color="#1f497d" fo:language="en" fo:country="CA" style:text-scale="105%"/>
    </style:style>
    <style:style style:name="T251" style:family="text">
      <style:text-properties fo:color="#1f497d" fo:language="en" fo:country="CA" fo:background-color="#ffff00" loext:char-shading-value="0"/>
    </style:style>
    <style:style style:name="T252" style:family="text">
      <style:text-properties fo:color="#1f497d" fo:language="en" fo:country="CA" fo:background-color="#ffff00" loext:char-shading-value="0" style:text-scale="105%"/>
    </style:style>
    <style:style style:name="T253" style:family="text">
      <style:text-properties fo:color="#1f497d" fo:letter-spacing="normal" fo:language="en" fo:country="CA" style:text-scale="105%"/>
    </style:style>
    <style:style style:name="T254" style:family="text">
      <style:text-properties fo:color="#1f497d" fo:letter-spacing="normal" fo:language="en" fo:country="CA" fo:background-color="#ffff00" loext:char-shading-value="0" style:text-scale="105%"/>
    </style:style>
    <style:style style:name="T255" style:family="text">
      <style:text-properties fo:letter-spacing="0.016cm" style:text-scale="105%"/>
    </style:style>
    <style:style style:name="T256" style:family="text">
      <style:text-properties fo:letter-spacing="0.016cm" officeooo:rsid="00286ae5" style:text-scale="105%"/>
    </style:style>
    <style:style style:name="T257" style:family="text">
      <style:text-properties fo:letter-spacing="0.016cm" style:text-scale="110%"/>
    </style:style>
    <style:style style:name="T258" style:family="text">
      <style:text-properties fo:letter-spacing="0.016cm" fo:background-color="#ffff00" loext:char-shading-value="0" style:text-scale="105%"/>
    </style:style>
    <style:style style:name="T259" style:family="text">
      <style:text-properties fo:letter-spacing="0.071cm" style:text-scale="105%"/>
    </style:style>
    <style:style style:name="T260" style:family="text">
      <style:text-properties fo:letter-spacing="0.071cm" style:text-scale="107%"/>
    </style:style>
    <style:style style:name="T261" style:family="text">
      <style:text-properties fo:letter-spacing="0.071cm" fo:background-color="#ffff00" loext:char-shading-value="0" style:text-scale="107%"/>
    </style:style>
    <style:style style:name="T262" style:family="text">
      <style:text-properties fo:letter-spacing="0.071cm" fo:background-color="#ffff00" loext:char-shading-value="0" style:text-scale="105%"/>
    </style:style>
    <style:style style:name="T263" style:family="text">
      <style:text-properties style:text-scale="110%"/>
    </style:style>
    <style:style style:name="T264" style:family="text">
      <style:text-properties fo:letter-spacing="0.046cm"/>
    </style:style>
    <style:style style:name="T265" style:family="text">
      <style:text-properties fo:letter-spacing="0.046cm" style:text-scale="106%"/>
    </style:style>
    <style:style style:name="T266" style:family="text">
      <style:text-properties fo:letter-spacing="0.046cm" style:text-scale="105%"/>
    </style:style>
    <style:style style:name="T267" style:family="text">
      <style:text-properties fo:letter-spacing="0.046cm" style:text-scale="103%"/>
    </style:style>
    <style:style style:name="T268" style:family="text">
      <style:text-properties fo:letter-spacing="0.046cm" style:text-scale="101%"/>
    </style:style>
    <style:style style:name="T269" style:family="text">
      <style:text-properties fo:letter-spacing="0.046cm" style:text-scale="104%"/>
    </style:style>
    <style:style style:name="T270" style:family="text">
      <style:text-properties fo:letter-spacing="0.046cm" style:text-scale="112%"/>
    </style:style>
    <style:style style:name="T271" style:family="text">
      <style:text-properties fo:letter-spacing="0.046cm" fo:background-color="#ff3333" loext:char-shading-value="0" style:text-scale="105%"/>
    </style:style>
    <style:style style:name="T272" style:family="text">
      <style:text-properties fo:letter-spacing="0.046cm" fo:background-color="#ffcc00" loext:char-shading-value="0" style:text-scale="108%"/>
    </style:style>
    <style:style style:name="T273" style:family="text">
      <style:text-properties fo:letter-spacing="0.046cm" fo:background-color="#ccff00" loext:char-shading-value="0" style:text-scale="105%"/>
    </style:style>
    <style:style style:name="T274" style:family="text">
      <style:text-properties fo:letter-spacing="0.046cm" fo:background-color="#ffff00" loext:char-shading-value="0" style:text-scale="105%"/>
    </style:style>
    <style:style style:name="T275" style:family="text">
      <style:text-properties fo:letter-spacing="0.046cm" fo:background-color="#ffff00" loext:char-shading-value="0" style:text-scale="101%"/>
    </style:style>
    <style:style style:name="T276" style:family="text">
      <style:text-properties fo:letter-spacing="0.093cm"/>
    </style:style>
    <style:style style:name="T277" style:family="text">
      <style:text-properties fo:letter-spacing="0.093cm" style:text-scale="105%"/>
    </style:style>
    <style:style style:name="T278" style:family="text">
      <style:text-properties fo:letter-spacing="0.093cm" fo:background-color="#ffff00" loext:char-shading-value="0" style:text-scale="105%"/>
    </style:style>
    <style:style style:name="T279" style:family="text">
      <style:text-properties style:text-scale="103%"/>
    </style:style>
    <style:style style:name="T280" style:family="text">
      <style:text-properties fo:letter-spacing="0.078cm"/>
    </style:style>
    <style:style style:name="T281" style:family="text">
      <style:text-properties fo:letter-spacing="0.078cm" style:text-scale="105%"/>
    </style:style>
    <style:style style:name="T282" style:family="text">
      <style:text-properties fo:letter-spacing="0.078cm" fo:background-color="#ffff00" loext:char-shading-value="0"/>
    </style:style>
    <style:style style:name="T283" style:family="text">
      <style:text-properties fo:letter-spacing="0.078cm" fo:background-color="#ffff00" loext:char-shading-value="0" style:text-scale="105%"/>
    </style:style>
    <style:style style:name="T284" style:family="text">
      <style:text-properties fo:letter-spacing="0.076cm"/>
    </style:style>
    <style:style style:name="T285" style:family="text">
      <style:text-properties fo:letter-spacing="0.076cm" style:text-scale="105%"/>
    </style:style>
    <style:style style:name="T286" style:family="text">
      <style:text-properties fo:letter-spacing="0.076cm" fo:background-color="#ffff00" loext:char-shading-value="0" style:text-scale="105%"/>
    </style:style>
    <style:style style:name="T287" style:family="text">
      <style:text-properties fo:letter-spacing="0.076cm" fo:background-color="#ffff00" loext:char-shading-value="0" style:text-scale="112%"/>
    </style:style>
    <style:style style:name="T288" style:family="text">
      <style:text-properties fo:letter-spacing="0.081cm"/>
    </style:style>
    <style:style style:name="T289" style:family="text">
      <style:text-properties fo:letter-spacing="0.081cm" style:text-scale="105%"/>
    </style:style>
    <style:style style:name="T290" style:family="text">
      <style:text-properties fo:letter-spacing="0.081cm" fo:background-color="#ffff00" loext:char-shading-value="0"/>
    </style:style>
    <style:style style:name="T291" style:family="text">
      <style:text-properties fo:letter-spacing="0.081cm" fo:background-color="#ffff00" loext:char-shading-value="0" style:text-scale="105%"/>
    </style:style>
    <style:style style:name="T292" style:family="text">
      <style:text-properties fo:letter-spacing="0.023cm"/>
    </style:style>
    <style:style style:name="T293" style:family="text">
      <style:text-properties fo:letter-spacing="0.023cm" style:text-scale="105%"/>
    </style:style>
    <style:style style:name="T294" style:family="text">
      <style:text-properties fo:letter-spacing="0.023cm" officeooo:rsid="00302430" style:text-scale="105%"/>
    </style:style>
    <style:style style:name="T295" style:family="text">
      <style:text-properties fo:letter-spacing="0.023cm" fo:background-color="#ffcc00" loext:char-shading-value="0" style:text-scale="105%"/>
    </style:style>
    <style:style style:name="T296" style:family="text">
      <style:text-properties fo:letter-spacing="0.023cm" fo:background-color="#ffff00" loext:char-shading-value="0" style:text-scale="105%"/>
    </style:style>
    <style:style style:name="T297" style:family="text">
      <style:text-properties fo:letter-spacing="0.065cm"/>
    </style:style>
    <style:style style:name="T298" style:family="text">
      <style:text-properties fo:letter-spacing="0.065cm" style:text-scale="105%"/>
    </style:style>
    <style:style style:name="T299" style:family="text">
      <style:text-properties fo:letter-spacing="0.065cm" fo:background-color="#ffff00" loext:char-shading-value="0" style:text-scale="105%"/>
    </style:style>
    <style:style style:name="T300" style:family="text">
      <style:text-properties fo:letter-spacing="0.06cm"/>
    </style:style>
    <style:style style:name="T301" style:family="text">
      <style:text-properties fo:letter-spacing="0.06cm" style:text-scale="105%"/>
    </style:style>
    <style:style style:name="T302" style:family="text">
      <style:text-properties fo:letter-spacing="0.06cm" fo:background-color="#ff3333" loext:char-shading-value="0"/>
    </style:style>
    <style:style style:name="T303" style:family="text">
      <style:text-properties fo:letter-spacing="0.06cm" fo:background-color="#ffff00" loext:char-shading-value="0"/>
    </style:style>
    <style:style style:name="T304" style:family="text">
      <style:text-properties fo:letter-spacing="0.06cm" fo:background-color="#ffff00" loext:char-shading-value="0" style:text-scale="105%"/>
    </style:style>
    <style:style style:name="T305" style:family="text">
      <style:text-properties fo:letter-spacing="0.056cm"/>
    </style:style>
    <style:style style:name="T306" style:family="text">
      <style:text-properties fo:letter-spacing="0.056cm" style:text-scale="105%"/>
    </style:style>
    <style:style style:name="T307" style:family="text">
      <style:text-properties fo:letter-spacing="0.056cm" style:text-scale="108%"/>
    </style:style>
    <style:style style:name="T308" style:family="text">
      <style:text-properties fo:letter-spacing="0.056cm" fo:background-color="#ffff00" loext:char-shading-value="0"/>
    </style:style>
    <style:style style:name="T309" style:family="text">
      <style:text-properties fo:letter-spacing="0.056cm" fo:background-color="#ffff00" loext:char-shading-value="0" style:text-scale="105%"/>
    </style:style>
    <style:style style:name="T310" style:family="text">
      <style:text-properties style:text-scale="115%"/>
    </style:style>
    <style:style style:name="T311" style:family="text">
      <style:text-properties fo:letter-spacing="0.058cm"/>
    </style:style>
    <style:style style:name="T312" style:family="text">
      <style:text-properties fo:letter-spacing="0.058cm" style:text-scale="105%"/>
    </style:style>
    <style:style style:name="T313" style:family="text">
      <style:text-properties fo:letter-spacing="0.058cm" style:text-scale="95%"/>
    </style:style>
    <style:style style:name="T314" style:family="text">
      <style:text-properties fo:letter-spacing="0.058cm" fo:background-color="#ff3333" loext:char-shading-value="0"/>
    </style:style>
    <style:style style:name="T315" style:family="text">
      <style:text-properties fo:letter-spacing="0.058cm" fo:background-color="#ffff00" loext:char-shading-value="0"/>
    </style:style>
    <style:style style:name="T316" style:family="text">
      <style:text-properties fo:letter-spacing="0.058cm" fo:background-color="#ffff00" loext:char-shading-value="0" style:text-scale="105%"/>
    </style:style>
    <style:style style:name="T317" style:family="text">
      <style:text-properties fo:letter-spacing="0.088cm"/>
    </style:style>
    <style:style style:name="T318" style:family="text">
      <style:text-properties fo:letter-spacing="0.088cm" style:text-scale="105%"/>
    </style:style>
    <style:style style:name="T319" style:family="text">
      <style:text-properties fo:letter-spacing="0.088cm" fo:background-color="#ffff00" loext:char-shading-value="0"/>
    </style:style>
    <style:style style:name="T320" style:family="text">
      <style:text-properties fo:letter-spacing="0.088cm" fo:background-color="#ffff00" loext:char-shading-value="0" style:text-scale="105%"/>
    </style:style>
    <style:style style:name="T321" style:family="text">
      <style:text-properties fo:letter-spacing="0.09cm"/>
    </style:style>
    <style:style style:name="T322" style:family="text">
      <style:text-properties fo:letter-spacing="0.09cm" style:text-scale="105%"/>
    </style:style>
    <style:style style:name="T323" style:family="text">
      <style:text-properties fo:letter-spacing="0.049cm"/>
    </style:style>
    <style:style style:name="T324" style:family="text">
      <style:text-properties fo:letter-spacing="0.049cm" style:text-scale="104%"/>
    </style:style>
    <style:style style:name="T325" style:family="text">
      <style:text-properties fo:letter-spacing="0.049cm" style:text-scale="105%"/>
    </style:style>
    <style:style style:name="T326" style:family="text">
      <style:text-properties fo:letter-spacing="0.049cm" style:text-scale="106%"/>
    </style:style>
    <style:style style:name="T327" style:family="text">
      <style:text-properties fo:letter-spacing="0.049cm" style:text-scale="102%"/>
    </style:style>
    <style:style style:name="T328" style:family="text">
      <style:text-properties fo:letter-spacing="0.049cm" style:text-scale="95%"/>
    </style:style>
    <style:style style:name="T329" style:family="text">
      <style:text-properties fo:letter-spacing="0.049cm" fo:background-color="#ff3333" loext:char-shading-value="0" style:text-scale="102%"/>
    </style:style>
    <style:style style:name="T330" style:family="text">
      <style:text-properties fo:letter-spacing="0.049cm" fo:background-color="#ff3333" loext:char-shading-value="0" style:text-scale="106%"/>
    </style:style>
    <style:style style:name="T331" style:family="text">
      <style:text-properties fo:letter-spacing="0.049cm" fo:background-color="#ffff00" loext:char-shading-value="0" style:text-scale="108%"/>
    </style:style>
    <style:style style:name="T332" style:family="text">
      <style:text-properties fo:letter-spacing="0.049cm" fo:background-color="#ffff00" loext:char-shading-value="0" style:text-scale="107%"/>
    </style:style>
    <style:style style:name="T333" style:family="text">
      <style:text-properties fo:letter-spacing="0.049cm" fo:background-color="#ffff00" loext:char-shading-value="0" style:text-scale="105%"/>
    </style:style>
    <style:style style:name="T334" style:family="text">
      <style:text-properties fo:letter-spacing="0.049cm" fo:background-color="#ffff00" loext:char-shading-value="0" style:text-scale="106%"/>
    </style:style>
    <style:style style:name="T335" style:family="text">
      <style:text-properties fo:letter-spacing="0.079cm"/>
    </style:style>
    <style:style style:name="T336" style:family="text">
      <style:text-properties fo:letter-spacing="0.079cm" style:text-scale="105%"/>
    </style:style>
    <style:style style:name="T337" style:family="text">
      <style:text-properties fo:letter-spacing="0.079cm" fo:background-color="#ffff00" loext:char-shading-value="0"/>
    </style:style>
    <style:style style:name="T338" style:family="text">
      <style:text-properties fo:letter-spacing="0.079cm" fo:background-color="#ffff00" loext:char-shading-value="0" style:text-scale="105%"/>
    </style:style>
    <style:style style:name="T339" style:family="text">
      <style:text-properties style:font-name="Verdana" fo:letter-spacing="normal" fo:font-style="italic" style:font-style-asian="italic" style:text-scale="105%"/>
    </style:style>
    <style:style style:name="T340" style:family="text">
      <style:text-properties style:font-name="Verdana" fo:font-style="italic" style:font-style-asian="italic" style:text-scale="105%"/>
    </style:style>
    <style:style style:name="T341" style:family="text">
      <style:text-properties style:font-name="Verdana" fo:font-size="12pt" fo:font-style="italic" style:font-size-asian="12pt" style:font-style-asian="italic"/>
    </style:style>
    <style:style style:name="T342" style:family="text">
      <style:text-properties style:font-name="Verdana" fo:font-size="12pt" fo:font-style="italic" style:font-size-asian="12pt" style:font-style-asian="italic" style:text-scale="95%"/>
    </style:style>
    <style:style style:name="T343" style:family="text">
      <style:text-properties style:font-name="Verdana" fo:font-size="12pt" fo:letter-spacing="0.005cm" fo:language="fr" fo:country="CA" fo:font-style="italic" style:font-size-asian="12pt" style:font-style-asian="italic" style:text-scale="115%"/>
    </style:style>
    <style:style style:name="T344" style:family="text">
      <style:text-properties style:font-name="Verdana" fo:font-size="12pt" fo:letter-spacing="0.009cm" fo:language="fr" fo:country="CA" fo:font-style="italic" style:font-size-asian="12pt" style:font-style-asian="italic" style:text-scale="115%"/>
    </style:style>
    <style:style style:name="T345" style:family="text">
      <style:text-properties style:font-name="Verdana" fo:font-size="12pt" fo:language="fr" fo:country="CA" fo:font-style="italic" style:font-size-asian="12pt" style:font-style-asian="italic" style:text-scale="115%"/>
    </style:style>
    <style:style style:name="T346" style:family="text">
      <style:text-properties style:font-name="Verdana" fo:font-size="12pt" fo:letter-spacing="0.004cm" fo:language="fr" fo:country="CA" fo:font-style="italic" style:font-size-asian="12pt" style:font-style-asian="italic" style:text-scale="115%"/>
    </style:style>
    <style:style style:name="T347" style:family="text">
      <style:text-properties style:font-name="Verdana" fo:font-size="8pt" fo:language="fr" fo:country="CA" fo:font-style="italic" style:font-size-asian="8pt" style:font-style-asian="italic" style:text-scale="115%"/>
    </style:style>
    <style:style style:name="T348" style:family="text">
      <style:text-properties style:font-name="Verdana" fo:font-size="8pt" fo:letter-spacing="normal" fo:language="fr" fo:country="CA" fo:font-style="italic" style:font-size-asian="8pt" style:font-style-asian="italic" style:text-scale="115%"/>
    </style:style>
    <style:style style:name="T349" style:family="text">
      <style:text-properties style:font-name="Verdana" fo:font-size="8pt" fo:letter-spacing="0.002cm" fo:language="fr" fo:country="CA" fo:font-style="italic" style:font-size-asian="8pt" style:font-style-asian="italic" style:text-scale="115%"/>
    </style:style>
    <style:style style:name="T350" style:family="text">
      <style:text-properties style:font-name="Verdana" fo:font-size="8pt" fo:language="en" fo:country="CA" fo:font-style="italic" style:font-size-asian="8pt" style:font-style-asian="italic" style:text-scale="135%"/>
    </style:style>
    <style:style style:name="T351" style:family="text">
      <style:text-properties style:font-name="Verdana" fo:letter-spacing="0.005cm" fo:font-style="italic" style:font-style-asian="italic" style:text-scale="105%"/>
    </style:style>
    <style:style style:name="T352" style:family="text">
      <style:text-properties style:font-name="Verdana" fo:letter-spacing="0.005cm" fo:font-style="italic" officeooo:rsid="004a4f87" style:font-style-asian="italic" style:text-scale="105%"/>
    </style:style>
    <style:style style:name="T353" style:family="text">
      <style:text-properties style:font-name="Verdana" fo:letter-spacing="0.007cm" fo:font-style="italic" style:font-style-asian="italic" style:text-scale="105%"/>
    </style:style>
    <style:style style:name="T354" style:family="text">
      <style:text-properties style:font-name="Verdana" fo:letter-spacing="0.049cm" fo:font-style="italic" style:font-style-asian="italic" style:text-scale="105%"/>
    </style:style>
    <style:style style:name="T355" style:family="text">
      <style:text-properties style:font-name="Verdana" fo:letter-spacing="0.048cm" fo:font-style="italic" officeooo:rsid="004a4f87" style:font-style-asian="italic" style:text-scale="105%"/>
    </style:style>
    <style:style style:name="T356" style:family="text">
      <style:text-properties style:text-position="-18% 100%" style:font-name="Verdana" fo:font-size="8pt" fo:letter-spacing="normal" fo:font-style="italic" style:font-size-asian="8pt" style:font-style-asian="italic" style:text-scale="105%"/>
    </style:style>
    <style:style style:name="T357" style:family="text">
      <style:text-properties style:text-position="-18% 100%" style:font-name="Verdana" fo:font-size="8pt" fo:letter-spacing="0.014cm" fo:font-style="italic" style:font-size-asian="8pt" style:font-style-asian="italic" style:text-scale="105%"/>
    </style:style>
    <style:style style:name="T358" style:family="text">
      <style:text-properties style:text-position="-18% 100%" style:font-name="Verdana" fo:font-size="8pt" fo:font-style="italic" style:font-size-asian="8pt" style:font-style-asian="italic" style:text-scale="105%"/>
    </style:style>
    <style:style style:name="T359" style:family="text">
      <style:text-properties style:text-position="-18% 100%" style:font-name="Verdana" fo:font-size="8pt" fo:letter-spacing="0.074cm" fo:font-style="italic" style:font-size-asian="8pt" style:font-style-asian="italic" style:text-scale="105%"/>
    </style:style>
    <style:style style:name="T360" style:family="text">
      <style:text-properties style:text-scale="95%"/>
    </style:style>
    <style:style style:name="T361" style:family="text">
      <style:text-properties fo:letter-spacing="0.086cm"/>
    </style:style>
    <style:style style:name="T362" style:family="text">
      <style:text-properties fo:letter-spacing="0.086cm" style:text-scale="105%"/>
    </style:style>
    <style:style style:name="T363" style:family="text">
      <style:text-properties fo:letter-spacing="0.03cm" style:text-scale="105%"/>
    </style:style>
    <style:style style:name="T364" style:family="text">
      <style:text-properties fo:letter-spacing="0.03cm" fo:background-color="#ffff00" loext:char-shading-value="0" style:text-scale="105%"/>
    </style:style>
    <style:style style:name="T365" style:family="text">
      <style:text-properties style:font-name="Georgia" fo:font-size="12pt" fo:font-weight="bold" style:font-size-asian="12pt" style:font-weight-asian="bold"/>
    </style:style>
    <style:style style:name="T366" style:family="text">
      <style:text-properties style:font-name="Arial" fo:font-size="10pt" fo:language="fr" fo:country="CA" style:font-size-asian="10pt" style:text-scale="140%"/>
    </style:style>
    <style:style style:name="T367" style:family="text">
      <style:text-properties style:font-name="Arial" fo:font-size="10pt" fo:letter-spacing="normal" fo:language="fr" fo:country="CA" style:font-size-asian="10pt" style:text-scale="140%"/>
    </style:style>
    <style:style style:name="T368" style:family="text">
      <style:text-properties fo:letter-spacing="0.095cm" style:text-scale="105%"/>
    </style:style>
    <style:style style:name="T369" style:family="text">
      <style:text-properties fo:letter-spacing="0.095cm" fo:background-color="#ffff00" loext:char-shading-value="0" style:text-scale="105%"/>
    </style:style>
    <style:style style:name="T370" style:family="text">
      <style:text-properties fo:letter-spacing="0.028cm" style:text-scale="105%"/>
    </style:style>
    <style:style style:name="T371" style:family="text">
      <style:text-properties fo:letter-spacing="0.028cm" fo:background-color="#ffff00" loext:char-shading-value="0" style:text-scale="105%"/>
    </style:style>
    <style:style style:name="T372" style:family="text">
      <style:text-properties fo:letter-spacing="0.067cm"/>
    </style:style>
    <style:style style:name="T373" style:family="text">
      <style:text-properties fo:letter-spacing="0.067cm" style:text-scale="105%"/>
    </style:style>
    <style:style style:name="T374" style:family="text">
      <style:text-properties fo:letter-spacing="0.067cm" fo:background-color="#ffff00" loext:char-shading-value="0" style:text-scale="105%"/>
    </style:style>
    <style:style style:name="T375" style:family="text">
      <style:text-properties fo:letter-spacing="0.092cm"/>
    </style:style>
    <style:style style:name="T376" style:family="text">
      <style:text-properties fo:letter-spacing="0.092cm" style:text-scale="105%"/>
    </style:style>
    <style:style style:name="T377" style:family="text">
      <style:text-properties fo:letter-spacing="0.092cm" fo:background-color="#ffff00" loext:char-shading-value="0" style:text-scale="105%"/>
    </style:style>
    <style:style style:name="T378" style:family="text">
      <style:text-properties fo:letter-spacing="0.085cm" style:text-scale="105%"/>
    </style:style>
    <style:style style:name="T379" style:family="text">
      <style:text-properties fo:letter-spacing="0.085cm" style:text-scale="112%"/>
    </style:style>
    <style:style style:name="T380" style:family="text">
      <style:text-properties fo:letter-spacing="0.083cm"/>
    </style:style>
    <style:style style:name="T381" style:family="text">
      <style:text-properties fo:letter-spacing="0.083cm" style:text-scale="105%"/>
    </style:style>
    <style:style style:name="T382" style:family="text">
      <style:text-properties fo:letter-spacing="0.083cm" fo:background-color="#ffff00" loext:char-shading-value="0"/>
    </style:style>
    <style:style style:name="T383" style:family="text">
      <style:text-properties fo:letter-spacing="0.083cm" fo:background-color="#ffff00" loext:char-shading-value="0" style:text-scale="105%"/>
    </style:style>
    <style:style style:name="T384" style:family="text">
      <style:text-properties fo:letter-spacing="0.048cm" style:text-scale="105%"/>
    </style:style>
    <style:style style:name="T385" style:family="text">
      <style:text-properties fo:letter-spacing="0.048cm" style:text-scale="110%"/>
    </style:style>
    <style:style style:name="T386" style:family="text">
      <style:text-properties fo:letter-spacing="0.048cm" style:text-scale="108%"/>
    </style:style>
    <style:style style:name="T387" style:family="text">
      <style:text-properties fo:letter-spacing="0.048cm" style:text-scale="107%"/>
    </style:style>
    <style:style style:name="T388" style:family="text">
      <style:text-properties fo:letter-spacing="0.048cm" style:text-scale="106%"/>
    </style:style>
    <style:style style:name="T389" style:family="text">
      <style:text-properties fo:letter-spacing="0.048cm" style:text-scale="95%"/>
    </style:style>
    <style:style style:name="T390" style:family="text">
      <style:text-properties fo:letter-spacing="0.048cm" style:text-scale="109%"/>
    </style:style>
    <style:style style:name="T391" style:family="text">
      <style:text-properties fo:letter-spacing="0.048cm" fo:background-color="#ff3333" loext:char-shading-value="0" style:text-scale="105%"/>
    </style:style>
    <style:style style:name="T392" style:family="text">
      <style:text-properties fo:letter-spacing="0.048cm" fo:background-color="#ccff00" loext:char-shading-value="0" style:text-scale="105%"/>
    </style:style>
    <style:style style:name="T393" style:family="text">
      <style:text-properties fo:letter-spacing="0.048cm" fo:background-color="#ffff00" loext:char-shading-value="0" style:text-scale="105%"/>
    </style:style>
    <style:style style:name="T394" style:family="text">
      <style:text-properties fo:letter-spacing="0.064cm"/>
    </style:style>
    <style:style style:name="T395" style:family="text">
      <style:text-properties fo:letter-spacing="0.064cm" style:text-scale="105%"/>
    </style:style>
    <style:style style:name="T396" style:family="text">
      <style:text-properties fo:letter-spacing="0.064cm" fo:background-color="#ff3333" loext:char-shading-value="0"/>
    </style:style>
    <style:style style:name="T397" style:family="text">
      <style:text-properties fo:letter-spacing="0.064cm" fo:background-color="#ffff00" loext:char-shading-value="0" style:text-scale="105%"/>
    </style:style>
    <style:style style:name="T398" style:family="text">
      <style:text-properties style:text-scale="104%"/>
    </style:style>
    <style:style style:name="T399" style:family="text">
      <style:text-properties style:text-scale="106%"/>
    </style:style>
    <style:style style:name="T400" style:family="text">
      <style:text-properties style:text-scale="101%"/>
    </style:style>
    <style:style style:name="T401" style:family="text">
      <style:text-properties style:text-scale="109%"/>
    </style:style>
    <style:style style:name="T402" style:family="text">
      <style:text-properties style:text-scale="92%"/>
    </style:style>
    <style:style style:name="T403" style:family="text">
      <style:text-properties style:text-scale="93%"/>
    </style:style>
    <style:style style:name="T404" style:family="text">
      <style:text-properties style:text-scale="98%"/>
    </style:style>
    <style:style style:name="T405" style:family="text">
      <style:text-properties style:text-scale="99%"/>
    </style:style>
    <style:style style:name="T406" style:family="text">
      <style:text-properties fo:language="fr" fo:country="CA" style:text-scale="105%"/>
    </style:style>
    <style:style style:name="T407" style:family="text">
      <style:text-properties style:font-name="Times New Roman" fo:font-size="12pt" style:font-size-asian="12pt"/>
    </style:style>
    <style:style style:name="T408" style:family="text">
      <style:text-properties style:font-name="Times New Roman" fo:font-size="12pt" style:font-size-asian="12pt" style:text-scale="95%"/>
    </style:style>
    <style:style style:name="T409" style:family="text">
      <style:text-properties style:font-name="Times New Roman" fo:font-size="12pt" fo:letter-spacing="normal" fo:language="fr" fo:country="CA" style:font-size-asian="12pt" style:text-scale="115%"/>
    </style:style>
    <style:style style:name="T410" style:family="text">
      <style:text-properties style:font-name="Times New Roman" fo:font-size="12pt" fo:letter-spacing="0.004cm" fo:language="fr" fo:country="CA" style:font-size-asian="12pt" style:text-scale="115%"/>
    </style:style>
    <style:style style:name="T411" style:family="text">
      <style:text-properties style:font-name="Times New Roman" fo:font-size="12pt" fo:letter-spacing="0.007cm" fo:language="fr" fo:country="CA" style:font-size-asian="12pt" style:text-scale="115%"/>
    </style:style>
    <style:style style:name="T412" style:family="text">
      <style:text-properties style:font-name="Times New Roman" fo:font-size="12pt" fo:language="fr" fo:country="CA" style:font-size-asian="12pt"/>
    </style:style>
    <style:style style:name="T413" style:family="text">
      <style:text-properties style:font-name="Times New Roman" fo:font-size="12pt" fo:language="fr" fo:country="CA" style:font-size-asian="12pt" style:text-scale="115%"/>
    </style:style>
    <style:style style:name="T414" style:family="text">
      <style:text-properties style:text-scale="102%"/>
    </style:style>
    <style:style style:name="T415" style:family="text">
      <style:text-properties style:font-name="MS Gothic" fo:letter-spacing="normal" fo:background-color="#ff3333" loext:char-shading-value="0"/>
    </style:style>
    <style:style style:name="T416" style:family="text">
      <style:text-properties style:font-name="Meiryo" fo:font-size="12pt" fo:letter-spacing="normal" fo:language="fr" fo:country="CA" fo:font-style="italic" style:font-size-asian="12pt" style:font-style-asian="italic" style:text-scale="105%"/>
    </style:style>
    <style:style style:name="T417" style:family="text">
      <style:text-properties style:font-name="Meiryo" fo:font-size="12pt" fo:language="fr" fo:country="CA" fo:font-style="italic" style:font-size-asian="12pt" style:font-style-asian="italic" style:text-scale="105%"/>
    </style:style>
    <style:style style:name="T418" style:family="text">
      <style:text-properties style:text-scale="108%"/>
    </style:style>
    <style:style style:name="T419" style:family="text">
      <style:text-properties style:text-scale="97%"/>
    </style:style>
    <style:style style:name="T420" style:family="text">
      <style:text-properties fo:letter-spacing="0.104cm" style:text-scale="105%"/>
    </style:style>
    <style:style style:name="T421" style:family="text">
      <style:text-properties fo:letter-spacing="0.104cm" fo:background-color="#ffff00" loext:char-shading-value="0" style:text-scale="105%"/>
    </style:style>
    <style:style style:name="T422" style:family="text">
      <style:text-properties fo:letter-spacing="0.097cm" style:text-scale="105%"/>
    </style:style>
    <style:style style:name="T423" style:family="text">
      <style:text-properties fo:letter-spacing="0.097cm" fo:background-color="#ffff00" loext:char-shading-value="0" style:text-scale="105%"/>
    </style:style>
    <style:style style:name="T424" style:family="text">
      <style:text-properties style:text-scale="111%"/>
    </style:style>
    <style:style style:name="T425" style:family="text">
      <style:text-properties style:text-scale="107%"/>
    </style:style>
    <style:style style:name="T426" style:family="text">
      <style:text-properties fo:letter-spacing="0.108cm" style:text-scale="105%"/>
    </style:style>
    <style:style style:name="T427" style:family="text">
      <style:text-properties fo:letter-spacing="0.108cm" style:text-scale="111%"/>
    </style:style>
    <style:style style:name="T428" style:family="text">
      <style:text-properties style:text-scale="113%"/>
    </style:style>
    <style:style style:name="T429" style:family="text">
      <style:text-properties fo:letter-spacing="0.106cm" style:text-scale="105%"/>
    </style:style>
    <style:style style:name="T430" style:family="text">
      <style:text-properties style:text-scale="96%"/>
    </style:style>
    <style:style style:name="T431" style:family="text">
      <style:text-properties fo:letter-spacing="0.109cm" style:text-scale="105%"/>
    </style:style>
    <style:style style:name="T432" style:family="text">
      <style:text-properties fo:font-size="13pt" style:font-size-asian="13pt" style:font-name-complex="Times New Roman1" style:font-size-complex="13pt"/>
    </style:style>
    <style:style style:name="T433" style:family="text">
      <style:text-properties fo:font-size="13pt" fo:background-color="#ffff00" loext:char-shading-value="0" style:font-size-asian="13pt" style:font-name-complex="Times New Roman1" style:font-size-complex="13pt"/>
    </style:style>
    <style:style style:name="T434" style:family="text">
      <style:text-properties style:font-name="PMingLiU" fo:font-size="8pt" fo:language="fr" fo:country="CA" style:font-size-asian="8pt" style:text-scale="115%"/>
    </style:style>
    <style:style style:name="T435" style:family="text">
      <style:text-properties style:font-name="PMingLiU" fo:font-size="8pt" fo:language="en" fo:country="CA" style:font-size-asian="8pt" style:text-scale="135%"/>
    </style:style>
    <style:style style:name="T436" style:family="text">
      <style:text-properties fo:background-color="#ff3333" loext:char-shading-value="0"/>
    </style:style>
    <style:style style:name="T437" style:family="text">
      <style:text-properties fo:background-color="#ff3333" loext:char-shading-value="0" style:text-scale="105%"/>
    </style:style>
    <style:style style:name="T438" style:family="text">
      <style:text-properties fo:background-color="#ff3333" loext:char-shading-value="0" style:text-scale="106%"/>
    </style:style>
    <style:style style:name="T439" style:family="text">
      <style:text-properties fo:background-color="#ff3333" loext:char-shading-value="0" style:text-scale="99%"/>
    </style:style>
    <style:style style:name="T440" style:family="text">
      <style:text-properties fo:background-color="#ffcc00" loext:char-shading-value="0" style:text-scale="105%"/>
    </style:style>
    <style:style style:name="T441" style:family="text">
      <style:text-properties fo:background-color="#ffcc00" loext:char-shading-value="0" style:text-scale="112%"/>
    </style:style>
    <style:style style:name="T442" style:family="text">
      <style:text-properties fo:background-color="#ffcc00" loext:char-shading-value="0" style:text-scale="104%"/>
    </style:style>
    <style:style style:name="T443" style:family="text">
      <style:text-properties fo:background-color="#ccff00" loext:char-shading-value="0"/>
    </style:style>
    <style:style style:name="T444" style:family="text">
      <style:text-properties fo:background-color="#ccff00" loext:char-shading-value="0" style:text-scale="105%"/>
    </style:style>
    <style:style style:name="T445" style:family="text">
      <style:text-properties fo:background-color="#ffff00" loext:char-shading-value="0"/>
    </style:style>
    <style:style style:name="T446" style:family="text">
      <style:text-properties fo:background-color="#ffff00" loext:char-shading-value="0" style:text-scale="105%"/>
    </style:style>
    <style:style style:name="T447" style:family="text">
      <style:text-properties officeooo:rsid="0048f6ff" fo:background-color="#ffff00" loext:char-shading-value="0" style:text-scale="105%"/>
    </style:style>
    <style:style style:name="T448" style:family="text">
      <style:text-properties fo:background-color="#ffff00" loext:char-shading-value="0" style:text-scale="102%"/>
    </style:style>
    <style:style style:name="T449" style:family="text">
      <style:text-properties fo:background-color="#ffff00" loext:char-shading-value="0" style:text-scale="101%"/>
    </style:style>
    <style:style style:name="T450" style:family="text">
      <style:text-properties fo:background-color="#ffff00" loext:char-shading-value="0" style:text-scale="109%"/>
    </style:style>
    <style:style style:name="T451" style:family="text">
      <style:text-properties fo:background-color="#ffff00" loext:char-shading-value="0" style:text-scale="103%"/>
    </style:style>
    <style:style style:name="T452" style:family="text">
      <style:text-properties fo:background-color="#ffff00" loext:char-shading-value="0" style:text-scale="106%"/>
    </style:style>
    <style:style style:name="T453" style:family="text">
      <style:text-properties fo:background-color="#ffff00" loext:char-shading-value="0" style:text-scale="115%"/>
    </style:style>
    <style:style style:name="T454" style:family="text">
      <style:text-properties fo:background-color="#ffff00" loext:char-shading-value="0" style:text-scale="107%"/>
    </style:style>
    <style:style style:name="T455" style:family="text">
      <style:text-properties fo:background-color="#ffff00" loext:char-shading-value="0" style:text-scale="111%"/>
    </style:style>
    <style:style style:name="T456" style:family="text">
      <style:text-properties fo:background-color="#ffff00" loext:char-shading-value="0" style:text-scale="104%"/>
    </style:style>
    <style:style style:name="T457" style:family="text">
      <style:text-properties fo:background-color="#ffff00" loext:char-shading-value="0" style:text-scale="99%"/>
    </style:style>
    <style:style style:name="T458" style:family="text">
      <style:text-properties fo:background-color="#ffff00" loext:char-shading-value="0" style:text-scale="108%"/>
    </style:style>
    <style:style style:name="T459" style:family="text">
      <style:text-properties fo:background-color="#ffff00" loext:char-shading-value="0" style:text-scale="113%"/>
    </style:style>
    <style:style style:name="T460" style:family="text">
      <style:text-properties fo:background-color="#ffff00" loext:char-shading-value="0" style:text-scale="110%"/>
    </style:style>
    <style:style style:name="T461" style:family="text">
      <style:text-properties officeooo:rsid="004715f4"/>
    </style:style>
    <style:style style:name="T462" style:family="text">
      <style:text-properties fo:language="fr" fo:country="CA"/>
    </style:style>
    <style:style style:name="fr1" style:family="graphic" style:parent-style-name="Frame">
      <style:graphic-properties style:wrap="run-through" style:number-wrapped-paragraphs="no-limit" style:vertical-pos="from-top" style:vertical-rel="page" style:horizontal-pos="from-left" style:horizontal-rel="page" fo:padding="0.15cm" fo:border="none" draw:textarea-vertical-align="top"/>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parent-style-name="Frame">
      <style:graphic-properties draw:stroke="none" svg:stroke-width="0cm" draw:fill="none" draw:textarea-vertical-align="top" draw:auto-grow-height="false" fo:min-height="0.496cm" fo:min-width="0.557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foreground" style:vertical-pos="from-top"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solid" svg:stroke-width="0.034cm" svg:stroke-color="#000000" draw:stroke-linejoin="round" draw:fill="none" draw:textarea-vertical-align="top" draw:auto-grow-height="false" draw:fit-to-size="false" fo:min-height="0cm" fo:min-width="7.022cm" fo:padding-top="0.127cm" fo:padding-bottom="0.127cm" fo:padding-left="0.254cm" fo:padding-right="0.254cm" fo:wrap-option="wrap" style:run-through="foreground"/>
    </style:style>
    <style:style style:name="gr5"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graphic-properties draw:stroke="solid" svg:stroke-width="0.014cm" svg:stroke-color="#000000" draw:stroke-linejoin="round" draw:fill="none" draw:textarea-vertical-align="top" draw:auto-grow-height="false" draw:fit-to-size="false" fo:min-height="0cm" fo:min-width="0cm" fo:padding-top="0.127cm" fo:padding-bottom="0.127cm" fo:padding-left="0.254cm" fo:padding-right="0.254cm" fo:wrap-option="wrap" style:run-through="background"/>
    </style:style>
  </office:automatic-styles>
  <office:body>
    <office:text text:use-soft-page-breaks="true">
      <office:forms form:automatic-focus="false" form:apply-design-mode="false"/>
      <text:tracked-changes text:track-changes="false">
        <text:changed-region xml:id="ct49591872" text:id="ct49591872">
          <text:insertion>
            <office:change-info>
              <dc:creator>Rivard, Christine</dc:creator>
              <dc:date>2015-03-27T11:22:00</dc:date>
            </office:change-info>
          </text:insertion>
        </text:changed-region>
        <text:changed-region xml:id="ct49595376" text:id="ct49595376">
          <text:deletion>
            <office:change-info>
              <dc:creator>Rivard, Christine</dc:creator>
              <dc:date>2015-03-27T11:22:00</dc:date>
            </office:change-info>
            <text:p text:style-name="P1"><text:span text:style-name="T1">most of</text:span><text:span text:style-name="T2"> </text:span></text:p>
          </text:deletion>
        </text:changed-region>
        <text:changed-region xml:id="ct49595168" text:id="ct49595168">
          <text:deletion>
            <office:change-info>
              <dc:creator>Rivard, Christine</dc:creator>
              <dc:date>2015-03-27T11:24:00</dc:date>
            </office:change-info>
            <text:p text:style-name="P1"><text:span text:style-name="T1">the </text:span></text:p>
          </text:deletion>
        </text:changed-region>
        <text:changed-region xml:id="ct49594896" text:id="ct49594896">
          <text:deletion>
            <office:change-info>
              <dc:creator>Rivard, Christine</dc:creator>
              <dc:date>2015-03-27T11:25:00</dc:date>
            </office:change-info>
            <text:p text:style-name="P1"><text:span text:style-name="T1">commonly used </text:span><text:span text:style-name="T3">techniques</text:span><text:span text:style-name="T1"> among the </text:span></text:p>
          </text:deletion>
        </text:changed-region>
        <text:changed-region xml:id="ct49598000" text:id="ct49598000">
          <text:deletion>
            <office:change-info>
              <dc:creator>Rivard, Christine</dc:creator>
              <dc:date>2015-03-27T11:25:00</dc:date>
            </office:change-info>
            <text:p text:style-name="P1"><text:span text:style-name="T4">classical</text:span><text:span text:style-name="T5"> </text:span><text:span text:style-name="T4">methods</text:span></text:p>
          </text:deletion>
        </text:changed-region>
        <text:changed-region xml:id="ct49599552" text:id="ct49599552">
          <text:insertion>
            <office:change-info>
              <dc:creator>Rivard, Christine</dc:creator>
              <dc:date>2015-03-27T11:25:00</dc:date>
            </office:change-info>
          </text:insertion>
        </text:changed-region>
        <text:changed-region xml:id="ct49602352" text:id="ct49602352">
          <text:insertion>
            <office:change-info>
              <dc:creator>Rivard, Christine</dc:creator>
              <dc:date>2015-03-27T11:26:00</dc:date>
            </office:change-info>
          </text:insertion>
        </text:changed-region>
        <text:changed-region xml:id="ct49603824" text:id="ct49603824">
          <text:deletion>
            <office:change-info>
              <dc:creator>Rivard, Christine</dc:creator>
              <dc:date>2015-03-27T11:26:00</dc:date>
            </office:change-info>
            <text:p text:style-name="P1"><text:span text:style-name="T6">ed</text:span></text:p>
          </text:deletion>
        </text:changed-region>
        <text:changed-region xml:id="ct49605200" text:id="ct49605200">
          <text:insertion>
            <office:change-info>
              <dc:creator>Rivard, Christine</dc:creator>
              <dc:date>2015-03-27T11:26:00</dc:date>
            </office:change-info>
          </text:insertion>
        </text:changed-region>
        <text:changed-region xml:id="ct50103792" text:id="ct50103792">
          <text:deletion>
            <office:change-info>
              <dc:creator>Rivard, Christine</dc:creator>
              <dc:date>2015-03-27T11:26:00</dc:date>
            </office:change-info>
            <text:p text:style-name="P1"><text:span text:style-name="T5">for</text:span><text:span text:style-name="T7"> </text:span></text:p>
          </text:deletion>
        </text:changed-region>
        <text:changed-region xml:id="ct50104768" text:id="ct50104768">
          <text:insertion>
            <office:change-info>
              <dc:creator>Rivard, Christine</dc:creator>
              <dc:date>2015-03-27T11:20:00</dc:date>
            </office:change-info>
          </text:insertion>
        </text:changed-region>
        <text:changed-region xml:id="ct46795712" text:id="ct46795712">
          <text:insertion>
            <office:change-info>
              <dc:creator>Rivard, Christine</dc:creator>
              <dc:date>2015-03-27T11:21:00</dc:date>
            </office:change-info>
          </text:insertion>
        </text:changed-region>
        <text:changed-region xml:id="ct46794032" text:id="ct46794032">
          <text:deletion>
            <office:change-info>
              <dc:creator>Rivard, Christine</dc:creator>
              <dc:date>2015-03-27T11:21:00</dc:date>
            </office:change-info>
            <text:p text:style-name="P1"><text:span text:style-name="T8">for</text:span><text:span text:style-name="T9"> </text:span></text:p>
          </text:deletion>
        </text:changed-region>
        <text:changed-region xml:id="ct50143072" text:id="ct50143072">
          <text:insertion>
            <office:change-info>
              <dc:creator>Rivard, Christine</dc:creator>
              <dc:date>2015-03-27T11:21:00</dc:date>
            </office:change-info>
          </text:insertion>
        </text:changed-region>
        <text:changed-region xml:id="ct50148016" text:id="ct50148016">
          <text:insertion>
            <office:change-info>
              <dc:creator>Rivard, Christine</dc:creator>
              <dc:date>2015-03-27T11:21:00</dc:date>
            </office:change-info>
          </text:insertion>
        </text:changed-region>
        <text:changed-region xml:id="ct50148224" text:id="ct50148224">
          <text:deletion>
            <office:change-info>
              <dc:creator>Rivard, Christine</dc:creator>
              <dc:date>2015-03-27T11:21:00</dc:date>
            </office:change-info>
            <text:p text:style-name="P1"><text:span text:style-name="T9">United</text:span><text:span text:style-name="T10"> </text:span><text:span text:style-name="T9">States</text:span></text:p>
          </text:deletion>
        </text:changed-region>
        <text:changed-region xml:id="ct47060816" text:id="ct47060816">
          <text:insertion>
            <office:change-info>
              <dc:creator>Rivard, Christine</dc:creator>
              <dc:date>2015-03-27T11:35:00</dc:date>
            </office:change-info>
          </text:insertion>
        </text:changed-region>
        <text:changed-region xml:id="ct50271440" text:id="ct50271440">
          <text:insertion>
            <office:change-info>
              <dc:creator>Rivard, Christine</dc:creator>
              <dc:date>2015-03-27T11:35:00</dc:date>
            </office:change-info>
          </text:insertion>
        </text:changed-region>
        <text:changed-region xml:id="ct50271728" text:id="ct50271728">
          <text:deletion>
            <office:change-info>
              <dc:creator>Rivard, Christine</dc:creator>
              <dc:date>2015-03-27T11:35:00</dc:date>
            </office:change-info>
            <text:p text:style-name="P2"><text:span text:style-name="T11"><text:s/></text:span><text:a xlink:type="simple" xlink:href="#_bookmark83" text:style-name="Internet_20_link" text:visited-style-name="Visited_20_Internet_20_Link"><text:span text:style-name="T6">(</text:span></text:a></text:p>
          </text:deletion>
        </text:changed-region>
        <text:changed-region xml:id="ct50249888" text:id="ct50249888">
          <text:deletion>
            <office:change-info>
              <dc:creator>Rivard, Christine</dc:creator>
              <dc:date>2015-03-27T11:35:00</dc:date>
            </office:change-info>
            <text:p text:style-name="P2"><text:a xlink:type="simple" xlink:href="#_bookmark83" text:style-name="Internet_20_link" text:visited-style-name="Visited_20_Internet_20_Link"><text:span text:style-name="T6">)</text:span></text:a></text:p>
          </text:deletion>
        </text:changed-region>
        <text:changed-region xml:id="ct49573808" text:id="ct49573808">
          <text:insertion>
            <office:change-info>
              <dc:creator>Rivard, Christine</dc:creator>
              <dc:date>2015-03-27T11:35:00</dc:date>
            </office:change-info>
          </text:insertion>
        </text:changed-region>
        <text:changed-region xml:id="ct47460176" text:id="ct47460176">
          <text:deletion>
            <office:change-info>
              <dc:creator>Rivard, Christine</dc:creator>
              <dc:date>2015-03-27T11:35:00</dc:date>
            </office:change-info>
            <text:p text:style-name="P2"><text:a xlink:type="simple" xlink:href="#_bookmark87" text:style-name="Internet_20_link" text:visited-style-name="Visited_20_Internet_20_Link"><text:span text:style-name="T12">(</text:span></text:a></text:p>
          </text:deletion>
        </text:changed-region>
        <text:changed-region xml:id="ct50207632" text:id="ct50207632">
          <text:deletion>
            <office:change-info>
              <dc:creator>Rivard, Christine</dc:creator>
              <dc:date>2015-03-27T11:35:00</dc:date>
            </office:change-info>
            <text:p text:style-name="P2"><text:a xlink:type="simple" xlink:href="#_bookmark87" text:style-name="Internet_20_link" text:visited-style-name="Visited_20_Internet_20_Link"><text:span text:style-name="T6">)</text:span></text:a></text:p>
          </text:deletion>
        </text:changed-region>
        <text:changed-region xml:id="ct50119360" text:id="ct50119360">
          <text:insertion>
            <office:change-info>
              <dc:creator>Rivard, Christine</dc:creator>
              <dc:date>2015-03-27T11:35:00</dc:date>
            </office:change-info>
          </text:insertion>
        </text:changed-region>
        <text:changed-region xml:id="ct50202848" text:id="ct50202848">
          <text:deletion>
            <office:change-info>
              <dc:creator>Rivard, Christine</dc:creator>
              <dc:date>2015-03-27T11:36:00</dc:date>
            </office:change-info>
            <text:p text:style-name="P2"><text:a xlink:type="simple" xlink:href="#_bookmark92" text:style-name="Internet_20_link" text:visited-style-name="Visited_20_Internet_20_Link"><text:span text:style-name="T12">(</text:span></text:a></text:p>
          </text:deletion>
        </text:changed-region>
        <text:changed-region xml:id="ct50295184" text:id="ct50295184">
          <text:deletion>
            <office:change-info>
              <dc:creator>Rivard, Christine</dc:creator>
              <dc:date>2015-03-27T11:35:00</dc:date>
            </office:change-info>
            <text:p text:style-name="P2"><text:a xlink:type="simple" xlink:href="#_bookmark92" text:style-name="Internet_20_link" text:visited-style-name="Visited_20_Internet_20_Link"><text:span text:style-name="T6">)</text:span></text:a></text:p>
          </text:deletion>
        </text:changed-region>
        <text:changed-region xml:id="ct50225392" text:id="ct50225392">
          <text:insertion>
            <office:change-info>
              <dc:creator>Rivard, Christine</dc:creator>
              <dc:date>2015-03-27T11:35:00</dc:date>
            </office:change-info>
          </text:insertion>
        </text:changed-region>
        <text:changed-region xml:id="ct50214176" text:id="ct50214176">
          <text:deletion>
            <office:change-info>
              <dc:creator>Rivard, Christine</dc:creator>
              <dc:date>2015-03-27T11:35:00</dc:date>
            </office:change-info>
            <text:p text:style-name="P2"><text:a xlink:type="simple" xlink:href="#_bookmark94" text:style-name="Internet_20_link" text:visited-style-name="Visited_20_Internet_20_Link"><text:span text:style-name="T3">(</text:span></text:a></text:p>
          </text:deletion>
        </text:changed-region>
        <text:changed-region xml:id="ct50266864" text:id="ct50266864">
          <text:deletion>
            <office:change-info>
              <dc:creator>Rivard, Christine</dc:creator>
              <dc:date>2015-03-27T11:35:00</dc:date>
            </office:change-info>
            <text:p text:style-name="P2"><text:span text:style-name="T3">)</text:span></text:p>
          </text:deletion>
        </text:changed-region>
        <text:changed-region xml:id="ct50141648" text:id="ct50141648">
          <text:deletion>
            <office:change-info>
              <dc:creator>Rivard, Christine</dc:creator>
              <dc:date>2015-03-27T11:35:00</dc:date>
            </office:change-info>
            <text:p text:style-name="P2"><text:a xlink:type="simple" xlink:href="#_bookmark99" text:style-name="Internet_20_link" text:visited-style-name="Visited_20_Internet_20_Link"><text:span text:style-name="T12">(</text:span></text:a></text:p>
          </text:deletion>
        </text:changed-region>
        <text:changed-region xml:id="ct49584896" text:id="ct49584896">
          <text:deletion>
            <office:change-info>
              <dc:creator>Rivard, Christine</dc:creator>
              <dc:date>2015-03-27T11:35:00</dc:date>
            </office:change-info>
            <text:p text:style-name="P2"><text:a xlink:type="simple" xlink:href="#_bookmark99" text:style-name="Internet_20_link" text:visited-style-name="Visited_20_Internet_20_Link"><text:span text:style-name="T6">)</text:span></text:a></text:p>
          </text:deletion>
        </text:changed-region>
        <text:changed-region xml:id="ct47448400" text:id="ct47448400">
          <text:insertion>
            <office:change-info>
              <dc:creator>Rivard, Christine</dc:creator>
              <dc:date>2015-03-27T11:36:00</dc:date>
            </office:change-info>
          </text:insertion>
        </text:changed-region>
        <text:changed-region xml:id="ct47245120" text:id="ct47245120">
          <text:deletion>
            <office:change-info>
              <dc:creator>Rivard, Christine</dc:creator>
              <dc:date>2015-03-27T11:35:00</dc:date>
            </office:change-info>
            <text:p text:style-name="P2"><text:a xlink:type="simple" xlink:href="#_bookmark100" text:style-name="Internet_20_link" text:visited-style-name="Visited_20_Internet_20_Link"><text:span text:style-name="T3">(</text:span></text:a></text:p>
          </text:deletion>
        </text:changed-region>
        <text:changed-region xml:id="ct50402208" text:id="ct50402208">
          <text:deletion>
            <office:change-info>
              <dc:creator>Rivard, Christine</dc:creator>
              <dc:date>2015-03-27T11:38:00</dc:date>
            </office:change-info>
            <text:p text:style-name="P2"><text:span text:style-name="T13">the</text:span><text:span text:style-name="T14"> </text:span><text:span text:style-name="T13">results </text:span><text:span text:style-name="T3">of</text:span><text:span text:style-name="T14"> </text:span></text:p>
          </text:deletion>
        </text:changed-region>
        <text:changed-region xml:id="ct50422928" text:id="ct50422928">
          <text:deletion>
            <office:change-info>
              <dc:creator>Rivard, Christine</dc:creator>
              <dc:date>2015-03-27T11:38:00</dc:date>
            </office:change-info>
            <text:p text:style-name="P2"><text:span text:style-name="T14">also</text:span><text:span text:style-name="T13"> </text:span><text:span text:style-name="T14">indicated</text:span></text:p>
          </text:deletion>
        </text:changed-region>
        <text:changed-region xml:id="ct50421808" text:id="ct50421808">
          <text:insertion>
            <office:change-info>
              <dc:creator>Rivard, Christine</dc:creator>
              <dc:date>2015-03-27T11:38:00</dc:date>
            </office:change-info>
          </text:insertion>
        </text:changed-region>
        <text:changed-region xml:id="ct50446992" text:id="ct50446992">
          <text:deletion>
            <office:change-info>
              <dc:creator>Rivard, Christine</dc:creator>
              <dc:date>2015-03-27T11:39:00</dc:date>
            </office:change-info>
            <text:p text:style-name="P2"><text:span text:style-name="T3">,</text:span></text:p>
          </text:deletion>
        </text:changed-region>
        <text:changed-region xml:id="ct50444016" text:id="ct50444016">
          <text:insertion>
            <office:change-info>
              <dc:creator>Rivard, Christine</dc:creator>
              <dc:date>2015-03-27T11:40:00</dc:date>
            </office:change-info>
          </text:insertion>
        </text:changed-region>
        <text:changed-region xml:id="ct50448144" text:id="ct50448144">
          <text:insertion>
            <office:change-info>
              <dc:creator>Rivard, Christine</dc:creator>
              <dc:date>2015-03-27T11:39:00</dc:date>
            </office:change-info>
          </text:insertion>
        </text:changed-region>
        <text:changed-region xml:id="ct50449472" text:id="ct50449472">
          <text:insertion>
            <office:change-info>
              <dc:creator>Rivard, Christine</dc:creator>
              <dc:date>2015-03-27T11:40:00</dc:date>
            </office:change-info>
          </text:insertion>
        </text:changed-region>
        <text:changed-region xml:id="ct50497152" text:id="ct50497152">
          <text:deletion>
            <office:change-info>
              <dc:creator>Rivard, Christine</dc:creator>
              <dc:date>2015-03-27T11:41:00</dc:date>
            </office:change-info>
            <text:p text:style-name="P2"><text:span text:style-name="T6">,</text:span></text:p>
          </text:deletion>
        </text:changed-region>
        <text:changed-region xml:id="ct50498144" text:id="ct50498144">
          <text:deletion>
            <office:change-info>
              <dc:creator>Rivard, Christine</dc:creator>
              <dc:date>2015-03-27T11:42:00</dc:date>
            </office:change-info>
            <text:p text:style-name="P2"><text:span text:style-name="T15">and</text:span><text:span text:style-name="T16"> </text:span><text:span text:style-name="T15">the</text:span></text:p>
          </text:deletion>
        </text:changed-region>
        <text:changed-region xml:id="ct50505456" text:id="ct50505456">
          <text:insertion>
            <office:change-info>
              <dc:creator>Rivard, Christine</dc:creator>
              <dc:date>2015-03-27T11:42:00</dc:date>
            </office:change-info>
          </text:insertion>
        </text:changed-region>
        <text:changed-region xml:id="ct50502064" text:id="ct50502064">
          <text:deletion>
            <office:change-info>
              <dc:creator>Rivard, Christine</dc:creator>
              <dc:date>2015-03-27T11:42:00</dc:date>
            </office:change-info>
            <text:p text:style-name="P2"><text:span text:style-name="T3">tested </text:span></text:p>
          </text:deletion>
        </text:changed-region>
        <text:changed-region xml:id="ct46369968" text:id="ct46369968">
          <text:deletion>
            <office:change-info>
              <dc:creator>Rivard, Christine</dc:creator>
              <dc:date>2015-03-27T12:05:00</dc:date>
            </office:change-info>
            <text:p text:style-name="P3"><text:span text:style-name="T4">This</text:span><text:span text:style-name="T5"> </text:span><text:span text:style-name="T4">is</text:span><text:span text:style-name="T13"> </text:span><text:span text:style-name="T4">the</text:span><text:span text:style-name="T14"> </text:span><text:span text:style-name="T3">case</text:span><text:span text:style-name="T13"> </text:span><text:span text:style-name="T4">f</text:span></text:p>
          </text:deletion>
        </text:changed-region>
        <text:changed-region xml:id="ct49237344" text:id="ct49237344">
          <text:insertion>
            <office:change-info>
              <dc:creator>Rivard, Christine</dc:creator>
              <dc:date>2015-03-27T12:05:00</dc:date>
            </office:change-info>
          </text:insertion>
        </text:changed-region>
        <text:changed-region xml:id="ct46373136" text:id="ct46373136">
          <text:deletion>
            <office:change-info>
              <dc:creator>Rivard, Christine</dc:creator>
              <dc:date>2015-03-27T12:05:00</dc:date>
            </office:change-info>
            <text:p text:style-name="P3"><text:span text:style-name="T14">example </text:span></text:p>
          </text:deletion>
        </text:changed-region>
        <text:changed-region xml:id="ct50544240" text:id="ct50544240">
          <text:insertion>
            <office:change-info>
              <dc:creator>Rivard, Christine</dc:creator>
              <dc:date>2015-03-27T12:05:00</dc:date>
            </office:change-info>
          </text:insertion>
        </text:changed-region>
        <text:changed-region xml:id="ct49605408" text:id="ct49605408">
          <text:deletion>
            <office:change-info>
              <dc:creator>Rivard, Christine</dc:creator>
              <dc:date>2015-03-27T12:05:00</dc:date>
            </office:change-info>
            <text:p text:style-name="P3"><text:span text:style-name="T8">using</text:span><text:span text:style-name="T5"> </text:span></text:p>
          </text:deletion>
        </text:changed-region>
        <text:changed-region xml:id="ct49606256" text:id="ct49606256">
          <text:deletion>
            <office:change-info>
              <dc:creator>Rivard, Christine</dc:creator>
              <dc:date>2015-03-27T12:06:00</dc:date>
            </office:change-info>
            <text:p text:style-name="P3"><text:span text:style-name="T7">practical </text:span></text:p>
          </text:deletion>
        </text:changed-region>
        <text:changed-region xml:id="ct46796560" text:id="ct46796560">
          <text:insertion>
            <office:change-info>
              <dc:creator>Rivard, Christine</dc:creator>
              <dc:date>2015-03-27T12:06:00</dc:date>
            </office:change-info>
          </text:insertion>
        </text:changed-region>
        <text:changed-region xml:id="ct47063216" text:id="ct47063216">
          <text:insertion>
            <office:change-info>
              <dc:creator>Rivard, Christine</dc:creator>
              <dc:date>2015-03-27T12:05:00</dc:date>
            </office:change-info>
          </text:insertion>
        </text:changed-region>
        <text:changed-region xml:id="ct50207872" text:id="ct50207872">
          <text:insertion>
            <office:change-info>
              <dc:creator>Rivard, Christine</dc:creator>
              <dc:date>2015-03-27T12:05:00</dc:date>
            </office:change-info>
          </text:insertion>
        </text:changed-region>
        <text:changed-region xml:id="ct47042992" text:id="ct47042992">
          <text:insertion>
            <office:change-info>
              <dc:creator>Rivard, Christine</dc:creator>
              <dc:date>2015-03-27T12:06:00</dc:date>
            </office:change-info>
          </text:insertion>
        </text:changed-region>
        <text:changed-region xml:id="ct49604944" text:id="ct49604944">
          <text:deletion>
            <office:change-info>
              <dc:creator>Rivard, Christine</dc:creator>
              <dc:date>2015-03-27T12:07:00</dc:date>
            </office:change-info>
            <text:p text:style-name="P3"><text:span text:style-name="T7">to quickly </text:span><text:span text:style-name="T3">and</text:span><text:span text:style-name="T17"> </text:span><text:span text:style-name="T7">easily</text:span><text:span text:style-name="T17"> </text:span><text:span text:style-name="T7">estimate missing values</text:span><text:span text:style-name="T18"> </text:span><text:span text:style-name="T7">for</text:span><text:span text:style-name="T8"> </text:span></text:p>
          </text:deletion>
        </text:changed-region>
        <text:changed-region xml:id="ct47070320" text:id="ct47070320">
          <text:insertion>
            <office:change-info>
              <dc:creator>Rivard, Christine</dc:creator>
              <dc:date>2015-03-27T12:07:00</dc:date>
            </office:change-info>
          </text:insertion>
        </text:changed-region>
        <text:changed-region xml:id="ct50449104" text:id="ct50449104">
          <text:deletion>
            <office:change-info>
              <dc:creator>Rivard, Christine</dc:creator>
              <dc:date>2015-03-27T12:07:00</dc:date>
            </office:change-info>
            <text:p text:style-name="P3"><text:span text:style-name="T19">which</text:span><text:span text:style-name="T8"> </text:span></text:p>
          </text:deletion>
        </text:changed-region>
        <text:changed-region xml:id="ct50228768" text:id="ct50228768">
          <text:deletion>
            <office:change-info>
              <dc:creator>Rivard, Christine</dc:creator>
              <dc:date>2015-03-27T12:08:00</dc:date>
            </office:change-info>
            <text:p text:style-name="P3"><text:span text:style-name="T8">an </text:span></text:p>
          </text:deletion>
        </text:changed-region>
        <text:changed-region xml:id="ct49601040" text:id="ct49601040">
          <text:deletion>
            <office:change-info>
              <dc:creator>Rivard, Christine</dc:creator>
              <dc:date>2015-03-27T12:08:00</dc:date>
            </office:change-info>
            <text:p text:style-name="P3"><text:span text:style-name="T8">method</text:span><text:span text:style-name="T10"> </text:span></text:p>
          </text:deletion>
        </text:changed-region>
        <text:changed-region xml:id="ct46215408" text:id="ct46215408">
          <text:deletion>
            <office:change-info>
              <dc:creator>Rivard, Christine</dc:creator>
              <dc:date>2015-03-27T12:09:00</dc:date>
            </office:change-info>
            <text:p text:style-name="P3"><text:span text:style-name="T8">kind </text:span></text:p>
          </text:deletion>
        </text:changed-region>
        <text:changed-region xml:id="ct50253776" text:id="ct50253776">
          <text:insertion>
            <office:change-info>
              <dc:creator>Rivard, Christine</dc:creator>
              <dc:date>2015-03-27T12:09:00</dc:date>
            </office:change-info>
          </text:insertion>
        </text:changed-region>
        <text:changed-region xml:id="ct50207104" text:id="ct50207104">
          <text:deletion>
            <office:change-info>
              <dc:creator>Rivard, Christine</dc:creator>
              <dc:date>2015-03-27T12:09:00</dc:date>
            </office:change-info>
            <text:p text:style-name="P3"><text:span text:style-name="T8">of</text:span><text:span text:style-name="T20"> </text:span></text:p>
          </text:deletion>
        </text:changed-region>
        <text:changed-region xml:id="ct49233120" text:id="ct49233120">
          <text:insertion>
            <office:change-info>
              <dc:creator>Rivard, Christine</dc:creator>
              <dc:date>2015-03-27T12:10:00</dc:date>
            </office:change-info>
          </text:insertion>
        </text:changed-region>
        <text:changed-region xml:id="ct50177760" text:id="ct50177760">
          <text:deletion>
            <office:change-info>
              <dc:creator>Rivard, Christine</dc:creator>
              <dc:date>2015-03-27T12:12:00</dc:date>
            </office:change-info>
            <text:p text:style-name="P4"><text:span text:style-name="T21">adequate</text:span><text:span text:style-name="T22"> </text:span></text:p>
          </text:deletion>
        </text:changed-region>
        <text:changed-region xml:id="ct50152496" text:id="ct50152496">
          <text:insertion>
            <office:change-info>
              <dc:creator>Rivard, Christine</dc:creator>
              <dc:date>2015-03-27T12:12:00</dc:date>
            </office:change-info>
          </text:insertion>
        </text:changed-region>
        <text:changed-region xml:id="ct50487952" text:id="ct50487952">
          <text:deletion>
            <office:change-info>
              <dc:creator>Rivard, Christine</dc:creator>
              <dc:date>2015-03-27T12:12:00</dc:date>
            </office:change-info>
            <text:p text:style-name="P4"><text:span text:style-name="T23">the </text:span></text:p>
          </text:deletion>
        </text:changed-region>
        <text:changed-region xml:id="ct50392000" text:id="ct50392000">
          <text:deletion>
            <office:change-info>
              <dc:creator>Rivard, Christine</dc:creator>
              <dc:date>2015-03-27T12:12:00</dc:date>
            </office:change-info>
            <text:p text:style-name="P4"><text:span text:style-name="T24">above</text:span></text:p>
          </text:deletion>
        </text:changed-region>
        <text:changed-region xml:id="ct50259120" text:id="ct50259120">
          <text:insertion>
            <office:change-info>
              <dc:creator>Rivard, Christine</dc:creator>
              <dc:date>2015-03-27T12:12:00</dc:date>
            </office:change-info>
          </text:insertion>
        </text:changed-region>
        <text:changed-region xml:id="ct50186304" text:id="ct50186304">
          <text:insertion>
            <office:change-info>
              <dc:creator>Rivard, Christine</dc:creator>
              <dc:date>2015-03-27T12:14:00</dc:date>
            </office:change-info>
          </text:insertion>
        </text:changed-region>
        <text:changed-region xml:id="ct50186512" text:id="ct50186512">
          <text:deletion>
            <office:change-info>
              <dc:creator>Rivard, Christine</dc:creator>
              <dc:date>2015-03-27T12:13:00</dc:date>
            </office:change-info>
            <text:p text:style-name="P4"><text:span text:style-name="T6">s</text:span></text:p>
          </text:deletion>
        </text:changed-region>
        <text:changed-region xml:id="ct50242368" text:id="ct50242368">
          <text:insertion>
            <office:change-info>
              <dc:creator>Rivard, Christine</dc:creator>
              <dc:date>2015-03-27T12:13:00</dc:date>
            </office:change-info>
          </text:insertion>
        </text:changed-region>
        <text:changed-region xml:id="ct50242576" text:id="ct50242576">
          <text:deletion>
            <office:change-info>
              <dc:creator>Rivard, Christine</dc:creator>
              <dc:date>2015-03-27T12:13:00</dc:date>
            </office:change-info>
            <text:p text:style-name="P4"><text:span text:style-name="T23"><text:s/></text:span><text:span text:style-name="T6">to</text:span><text:span text:style-name="T24"> </text:span><text:span text:style-name="T6">be</text:span><text:span text:style-name="T25"> </text:span><text:span text:style-name="T6">a</text:span><text:span text:style-name="T24"> </text:span><text:span text:style-name="T6">very</text:span><text:span text:style-name="T24"> </text:span><text:span text:style-name="T3">good</text:span><text:span text:style-name="T24"> </text:span></text:p>
          </text:deletion>
        </text:changed-region>
        <text:changed-region xml:id="ct46801424" text:id="ct46801424">
          <text:deletion>
            <office:change-info>
              <dc:creator>Rivard, Christine</dc:creator>
              <dc:date>2015-03-27T12:13:00</dc:date>
            </office:change-info>
            <text:p text:style-name="P4"><text:span text:style-name="T22">a</text:span></text:p>
          </text:deletion>
        </text:changed-region>
        <text:changed-region xml:id="ct50539568" text:id="ct50539568">
          <text:insertion>
            <office:change-info>
              <dc:creator>Rivard, Christine</dc:creator>
              <dc:date>2015-03-27T12:18:00</dc:date>
            </office:change-info>
          </text:insertion>
        </text:changed-region>
        <text:changed-region xml:id="ct50313248" text:id="ct50313248">
          <text:deletion>
            <office:change-info>
              <dc:creator>Rivard, Christine</dc:creator>
              <dc:date>2015-03-27T12:18:00</dc:date>
            </office:change-info>
            <text:p text:style-name="P4"><text:span text:style-name="T26">to</text:span><text:span text:style-name="T27"> </text:span></text:p>
          </text:deletion>
        </text:changed-region>
        <text:changed-region xml:id="ct50159728" text:id="ct50159728">
          <text:deletion>
            <office:change-info>
              <dc:creator>Rivard, Christine</dc:creator>
              <dc:date>2015-03-27T12:17:00</dc:date>
            </office:change-info>
            <text:p text:style-name="P4"><text:span text:style-name="T27">completely</text:span><text:span text:style-name="T26"> </text:span></text:p>
          </text:deletion>
        </text:changed-region>
        <text:changed-region xml:id="ct50159408" text:id="ct50159408">
          <text:deletion>
            <office:change-info>
              <dc:creator>Rivard, Christine</dc:creator>
              <dc:date>2015-03-27T12:18:00</dc:date>
            </office:change-info>
            <text:p text:style-name="P4"><text:span text:style-name="T27">implement </text:span></text:p>
          </text:deletion>
        </text:changed-region>
        <text:changed-region xml:id="ct50125728" text:id="ct50125728">
          <text:deletion>
            <office:change-info>
              <dc:creator>Rivard, Christine</dc:creator>
              <dc:date>2015-03-27T12:22:00</dc:date>
            </office:change-info>
            <text:p text:style-name="P5"><text:span text:style-name="T28">validating</text:span><text:span text:style-name="T29"> </text:span><text:span text:style-name="T28">the </text:span><text:span text:style-name="T3">method</text:span><text:span text:style-name="T29"> </text:span><text:span text:style-name="T28">for a given</text:span><text:span text:style-name="T29"> </text:span><text:span text:style-name="T28">study area and</text:span><text:span text:style-name="T29"> </text:span><text:span text:style-name="T28">to</text:span><text:span text:style-name="T30"> </text:span></text:p>
          </text:deletion>
        </text:changed-region>
        <text:changed-region xml:id="ct50181936" text:id="ct50181936">
          <text:insertion>
            <office:change-info>
              <dc:creator>Rivard, Christine</dc:creator>
              <dc:date>2015-03-27T12:22:00</dc:date>
            </office:change-info>
          </text:insertion>
        </text:changed-region>
        <text:changed-region xml:id="ct47459408" text:id="ct47459408">
          <text:deletion>
            <office:change-info>
              <dc:creator>Rivard, Christine</dc:creator>
              <dc:date>2015-03-27T12:24:00</dc:date>
            </office:change-info>
            <text:p text:style-name="P5"><text:span text:style-name="T31">new </text:span></text:p>
          </text:deletion>
        </text:changed-region>
        <text:changed-region xml:id="ct47036800" text:id="ct47036800">
          <text:insertion>
            <office:change-info>
              <dc:creator>Rivard, Christine</dc:creator>
              <dc:date>2015-03-27T12:24:00</dc:date>
            </office:change-info>
          </text:insertion>
        </text:changed-region>
        <text:changed-region xml:id="ct50283920" text:id="ct50283920">
          <text:insertion>
            <office:change-info>
              <dc:creator>Rivard, Christine</dc:creator>
              <dc:date>2015-03-27T12:24:00</dc:date>
            </office:change-info>
          </text:insertion>
        </text:changed-region>
        <text:changed-region xml:id="ct50304480" text:id="ct50304480">
          <text:deletion>
            <office:change-info>
              <dc:creator>Rivard, Christine</dc:creator>
              <dc:date>2015-03-27T12:25:00</dc:date>
            </office:change-info>
            <text:p text:style-name="P5"><text:span text:style-name="T32">that</text:span><text:span text:style-name="T31"> </text:span><text:span text:style-name="T32">could</text:span><text:span text:style-name="T33"> </text:span><text:span text:style-name="T32">be</text:span><text:span text:style-name="T31"> </text:span><text:span text:style-name="T3">added</text:span><text:span text:style-name="T31"> </text:span><text:span text:style-name="T32">to </text:span></text:p>
          </text:deletion>
        </text:changed-region>
        <text:changed-region xml:id="ct50213952" text:id="ct50213952">
          <text:insertion>
            <office:change-info>
              <dc:creator>Rivard, Christine</dc:creator>
              <dc:date>2015-03-27T11:00:00</dc:date>
            </office:change-info>
          </text:insertion>
        </text:changed-region>
        <text:changed-region xml:id="ct47446736" text:id="ct47446736">
          <text:deletion>
            <office:change-info>
              <dc:creator>Rivard, Christine</dc:creator>
              <dc:date>2015-03-27T12:26:00</dc:date>
            </office:change-info>
            <text:p text:style-name="P5"><text:span text:style-name="T34">of</text:span></text:p>
          </text:deletion>
        </text:changed-region>
        <text:changed-region xml:id="ct50497552" text:id="ct50497552">
          <text:insertion>
            <office:change-info>
              <dc:creator>Rivard, Christine</dc:creator>
              <dc:date>2015-03-27T12:26:00</dc:date>
            </office:change-info>
          </text:insertion>
        </text:changed-region>
        <text:changed-region xml:id="ct46558848" text:id="ct46558848">
          <text:deletion>
            <office:change-info>
              <dc:creator>Rivard, Christine</dc:creator>
              <dc:date>2015-03-27T14:52:00</dc:date>
            </office:change-info>
            <text:h text:style-name="P6" text:outline-level="4"><text:span text:style-name="T35">Check</text:span></text:h>
          </text:deletion>
        </text:changed-region>
        <text:changed-region xml:id="ct46551776" text:id="ct46551776">
          <text:insertion>
            <office:change-info>
              <dc:creator>Rivard, Christine</dc:creator>
              <dc:date>2015-03-27T14:52:00</dc:date>
            </office:change-info>
          </text:insertion>
        </text:changed-region>
        <text:changed-region xml:id="ct47045104" text:id="ct47045104">
          <text:insertion>
            <office:change-info>
              <dc:creator>Rivard, Christine</dc:creator>
              <dc:date>2015-03-27T13:12:00</dc:date>
            </office:change-info>
          </text:insertion>
        </text:changed-region>
        <text:changed-region xml:id="ct49589904" text:id="ct49589904">
          <text:deletion>
            <office:change-info>
              <dc:creator>Rivard, Christine</dc:creator>
              <dc:date>2015-03-27T13:12:00</dc:date>
            </office:change-info>
            <text:p text:style-name="P7"><text:span text:style-name="T36"><text:s/></text:span></text:p>
          </text:deletion>
        </text:changed-region>
        <text:changed-region xml:id="ct46658464" text:id="ct46658464">
          <text:insertion>
            <office:change-info>
              <dc:creator>Rivard, Christine</dc:creator>
              <dc:date>2015-03-27T14:53:00</dc:date>
            </office:change-info>
          </text:insertion>
        </text:changed-region>
        <text:changed-region xml:id="ct49593440" text:id="ct49593440">
          <text:deletion>
            <office:change-info>
              <dc:creator>Rivard, Christine</dc:creator>
              <dc:date>2015-03-27T14:53:00</dc:date>
            </office:change-info>
            <text:p text:style-name="P7"><text:span text:style-name="T37">do</text:span><text:span text:style-name="T38"> </text:span><text:span text:style-name="T37">some</text:span><text:span text:style-name="T38"> </text:span><text:span text:style-name="T37">consistency</text:span><text:span text:style-name="T38"> </text:span><text:span text:style-name="T37">checks</text:span><text:span text:style-name="T38"> </text:span></text:p>
          </text:deletion>
        </text:changed-region>
        <text:changed-region xml:id="ct50539024" text:id="ct50539024">
          <text:deletion>
            <office:change-info>
              <dc:creator>Rivard, Christine</dc:creator>
              <dc:date>2015-03-27T13:42:00</dc:date>
            </office:change-info>
            <text:p text:style-name="P7"><text:span text:style-name="T39">s</text:span></text:p>
          </text:deletion>
        </text:changed-region>
        <text:changed-region xml:id="ct50227680" text:id="ct50227680">
          <text:insertion>
            <office:change-info>
              <dc:creator>Rivard, Christine</dc:creator>
              <dc:date>2015-03-27T12:26:00</dc:date>
            </office:change-info>
          </text:insertion>
        </text:changed-region>
        <text:changed-region xml:id="ct50227888" text:id="ct50227888">
          <text:deletion>
            <office:change-info>
              <dc:creator>Rivard, Christine</dc:creator>
              <dc:date>2015-03-27T12:26:00</dc:date>
            </office:change-info>
            <text:p text:style-name="P7"><text:span text:style-name="T39">folder</text:span><text:span text:style-name="T40"> </text:span></text:p>
          </text:deletion>
        </text:changed-region>
        <text:changed-region xml:id="ct50128368" text:id="ct50128368">
          <text:insertion>
            <office:change-info>
              <dc:creator>Rivard, Christine</dc:creator>
              <dc:date>2015-03-27T12:26:00</dc:date>
            </office:change-info>
          </text:insertion>
        </text:changed-region>
        <text:changed-region xml:id="ct46216048" text:id="ct46216048">
          <text:insertion>
            <office:change-info>
              <dc:creator>Rivard, Christine</dc:creator>
              <dc:date>2015-03-27T12:26:00</dc:date>
            </office:change-info>
          </text:insertion>
        </text:changed-region>
        <text:changed-region xml:id="ct50304032" text:id="ct50304032">
          <text:deletion>
            <office:change-info>
              <dc:creator>Rivard, Christine</dc:creator>
              <dc:date>2015-03-27T13:45:00</dc:date>
            </office:change-info>
            <text:p text:style-name="P8"><text:span text:style-name="T34">check </text:span></text:p>
          </text:deletion>
        </text:changed-region>
        <text:changed-region xml:id="ct46379008" text:id="ct46379008">
          <text:insertion>
            <office:change-info>
              <dc:creator>Rivard, Christine</dc:creator>
              <dc:date>2015-03-27T14:54:00</dc:date>
            </office:change-info>
          </text:insertion>
        </text:changed-region>
        <text:changed-region xml:id="ct47073152" text:id="ct47073152">
          <text:insertion>
            <office:change-info>
              <dc:creator>Rivard, Christine</dc:creator>
              <dc:date>2015-03-27T13:45:00</dc:date>
            </office:change-info>
          </text:insertion>
        </text:changed-region>
        <text:changed-region xml:id="ct49604160" text:id="ct49604160">
          <text:insertion>
            <office:change-info>
              <dc:creator>Rivard, Christine</dc:creator>
              <dc:date>2015-03-27T13:45:00</dc:date>
            </office:change-info>
          </text:insertion>
        </text:changed-region>
        <text:changed-region xml:id="ct50229008" text:id="ct50229008">
          <text:deletion>
            <office:change-info>
              <dc:creator>Rivard, Christine</dc:creator>
              <dc:date>2015-03-27T13:46:00</dc:date>
            </office:change-info>
            <text:p text:style-name="P8"><text:span text:style-name="T6">.</text:span></text:p>
          </text:deletion>
        </text:changed-region>
        <text:changed-region xml:id="ct49576640" text:id="ct49576640">
          <text:insertion>
            <office:change-info>
              <dc:creator>Rivard, Christine</dc:creator>
              <dc:date>2015-03-27T13:46:00</dc:date>
            </office:change-info>
          </text:insertion>
        </text:changed-region>
        <text:changed-region xml:id="ct50112416" text:id="ct50112416">
          <text:deletion>
            <office:change-info>
              <dc:creator>Rivard, Christine</dc:creator>
              <dc:date>2015-03-27T13:46:00</dc:date>
            </office:change-info>
            <text:p text:style-name="P8"><text:span text:style-name="T41"><text:s/></text:span><text:span text:style-name="T6">It</text:span><text:span text:style-name="T29"> </text:span><text:span text:style-name="T6">also</text:span><text:span text:style-name="T29"> </text:span><text:span text:style-name="T6">check</text:span></text:p>
          </text:deletion>
        </text:changed-region>
        <text:changed-region xml:id="ct50272384" text:id="ct50272384">
          <text:deletion>
            <office:change-info>
              <dc:creator>Rivard, Christine</dc:creator>
              <dc:date>2015-03-27T13:46:00</dc:date>
            </office:change-info>
            <text:p text:style-name="P8"><text:span text:style-name="T29">cumulative</text:span><text:span text:style-name="T28"> </text:span></text:p>
          </text:deletion>
        </text:changed-region>
        <text:changed-region xml:id="ct50218416" text:id="ct50218416">
          <text:deletion>
            <office:change-info>
              <dc:creator>Rivard, Christine</dc:creator>
              <dc:date>2015-03-27T13:48:00</dc:date>
            </office:change-info>
            <text:p text:style-name="P8"><text:span text:style-name="T7">emit </text:span></text:p>
          </text:deletion>
        </text:changed-region>
        <text:changed-region xml:id="ct50341568" text:id="ct50341568">
          <text:insertion>
            <office:change-info>
              <dc:creator>Rivard, Christine</dc:creator>
              <dc:date>2015-03-27T13:48:00</dc:date>
            </office:change-info>
          </text:insertion>
        </text:changed-region>
        <text:changed-region xml:id="ct50213088" text:id="ct50213088">
          <text:insertion>
            <office:change-info>
              <dc:creator>Rivard, Christine</dc:creator>
              <dc:date>2015-03-27T13:49:00</dc:date>
            </office:change-info>
          </text:insertion>
        </text:changed-region>
        <text:changed-region xml:id="ct47061888" text:id="ct47061888">
          <text:deletion>
            <office:change-info>
              <dc:creator>Rivard, Christine</dc:creator>
              <dc:date>2015-03-27T13:49:00</dc:date>
            </office:change-info>
            <text:p text:style-name="P8"><text:span text:style-name="T32">wrong</text:span><text:span text:style-name="T33"> </text:span></text:p>
          </text:deletion>
        </text:changed-region>
        <text:changed-region xml:id="ct50274336" text:id="ct50274336">
          <text:insertion>
            <office:change-info>
              <dc:creator>Rivard, Christine</dc:creator>
              <dc:date>2015-03-27T13:49:00</dc:date>
            </office:change-info>
          </text:insertion>
        </text:changed-region>
        <text:changed-region xml:id="ct50374096" text:id="ct50374096">
          <text:deletion>
            <office:change-info>
              <dc:creator>Rivard, Christine</dc:creator>
              <dc:date>2015-03-27T13:49:00</dc:date>
            </office:change-info>
            <text:p text:style-name="P8"><text:span text:style-name="T19">a</text:span><text:span text:style-name="T33"> </text:span></text:p>
          </text:deletion>
        </text:changed-region>
        <text:changed-region xml:id="ct47453472" text:id="ct47453472">
          <text:deletion>
            <office:change-info>
              <dc:creator>Rivard, Christine</dc:creator>
              <dc:date>2015-03-27T13:51:00</dc:date>
            </office:change-info>
            <text:p text:style-name="P8"><text:span text:style-name="T3">properly</text:span><text:span text:style-name="T33"> </text:span></text:p>
          </text:deletion>
        </text:changed-region>
        <text:changed-region xml:id="ct50164272" text:id="ct50164272">
          <text:insertion>
            <office:change-info>
              <dc:creator>Rivard, Christine</dc:creator>
              <dc:date>2015-03-27T14:04:00</dc:date>
            </office:change-info>
          </text:insertion>
        </text:changed-region>
        <text:changed-region xml:id="ct50543520" text:id="ct50543520">
          <text:deletion>
            <office:change-info>
              <dc:creator>Rivard, Christine</dc:creator>
              <dc:date>2015-03-27T13:53:00</dc:date>
            </office:change-info>
            <text:p text:style-name="P9"><text:span text:style-name="T42">m</text:span></text:p>
          </text:deletion>
        </text:changed-region>
        <text:changed-region xml:id="ct50224576" text:id="ct50224576">
          <text:insertion>
            <office:change-info>
              <dc:creator>Rivard, Christine</dc:creator>
              <dc:date>2015-03-27T14:05:00</dc:date>
            </office:change-info>
          </text:insertion>
        </text:changed-region>
        <text:changed-region xml:id="ct50488528" text:id="ct50488528">
          <text:deletion>
            <office:change-info>
              <dc:creator>Rivard, Christine</dc:creator>
              <dc:date>2015-03-27T14:05:00</dc:date>
            </office:change-info>
            <text:p text:style-name="P9"><text:span text:style-name="T43">calculation</text:span><text:span text:style-name="T44"> </text:span><text:span text:style-name="T43">of the </text:span></text:p>
          </text:deletion>
        </text:changed-region>
        <text:changed-region xml:id="ct50392864" text:id="ct50392864">
          <text:deletion>
            <office:change-info>
              <dc:creator>Rivard, Christine</dc:creator>
              <dc:date>2015-03-27T14:05:00</dc:date>
            </office:change-info>
            <text:p text:style-name="P9"><text:span text:style-name="T43">done </text:span></text:p>
          </text:deletion>
        </text:changed-region>
        <text:changed-region xml:id="ct50258288" text:id="ct50258288">
          <text:insertion>
            <office:change-info>
              <dc:creator>Rivard, Christine</dc:creator>
              <dc:date>2015-03-27T14:05:00</dc:date>
            </office:change-info>
          </text:insertion>
        </text:changed-region>
        <text:changed-region xml:id="ct50254816" text:id="ct50254816">
          <text:insertion>
            <office:change-info>
              <dc:creator>Rivard, Christine</dc:creator>
              <dc:date>2015-03-27T14:05:00</dc:date>
            </office:change-info>
          </text:insertion>
        </text:changed-region>
        <text:changed-region xml:id="ct50255024" text:id="ct50255024">
          <text:deletion>
            <office:change-info>
              <dc:creator>Rivard, Christine</dc:creator>
              <dc:date>2015-03-27T14:05:00</dc:date>
            </office:change-info>
            <text:p text:style-name="P9"><text:span text:style-name="T42">is</text:span></text:p>
          </text:deletion>
        </text:changed-region>
        <text:changed-region xml:id="ct50232704" text:id="ct50232704">
          <text:deletion>
            <office:change-info>
              <dc:creator>Rivard, Christine</dc:creator>
              <dc:date>2015-03-27T14:06:00</dc:date>
            </office:change-info>
            <text:p text:style-name="P10"><text:span text:style-name="T39">s</text:span></text:p>
          </text:deletion>
        </text:changed-region>
        <text:changed-region xml:id="ct46363952" text:id="ct46363952">
          <text:deletion>
            <office:change-info>
              <dc:creator>Rivard, Christine</dc:creator>
              <dc:date>2015-03-27T14:06:00</dc:date>
            </office:change-info>
            <text:p text:style-name="P10"><text:a xlink:type="simple" xlink:href="#_bookmark97" text:style-name="Internet_20_link" text:visited-style-name="Visited_20_Internet_20_Link"><text:span text:style-name="T39">,</text:span></text:a></text:p>
          </text:deletion>
        </text:changed-region>
        <text:changed-region xml:id="ct50540320" text:id="ct50540320">
          <text:deletion>
            <office:change-info>
              <dc:creator>Rivard, Christine</dc:creator>
              <dc:date>2015-03-27T14:06:00</dc:date>
            </office:change-info>
            <text:p text:style-name="P10"><text:span text:style-name="T45">example</text:span></text:p>
          </text:deletion>
        </text:changed-region>
        <text:changed-region xml:id="ct50167440" text:id="ct50167440">
          <text:insertion>
            <office:change-info>
              <dc:creator>Rivard, Christine</dc:creator>
              <dc:date>2015-03-27T14:06:00</dc:date>
            </office:change-info>
          </text:insertion>
        </text:changed-region>
        <text:changed-region xml:id="ct50372512" text:id="ct50372512">
          <text:insertion>
            <office:change-info>
              <dc:creator>Rivard, Christine</dc:creator>
              <dc:date>2015-03-27T14:07:00</dc:date>
            </office:change-info>
          </text:insertion>
        </text:changed-region>
        <text:changed-region xml:id="ct50290368" text:id="ct50290368">
          <text:insertion>
            <office:change-info>
              <dc:creator>Rivard, Christine</dc:creator>
              <dc:date>2015-03-27T14:06:00</dc:date>
            </office:change-info>
          </text:insertion>
        </text:changed-region>
        <text:changed-region xml:id="ct50174640" text:id="ct50174640">
          <text:deletion>
            <office:change-info>
              <dc:creator>Rivard, Christine</dc:creator>
              <dc:date>2015-03-27T14:07:00</dc:date>
            </office:change-info>
            <text:p text:style-name="P10"><text:span text:style-name="T45">to </text:span></text:p>
          </text:deletion>
        </text:changed-region>
        <text:changed-region xml:id="ct50191872" text:id="ct50191872">
          <text:insertion>
            <office:change-info>
              <dc:creator>Rivard, Christine</dc:creator>
              <dc:date>2015-03-27T14:08:00</dc:date>
            </office:change-info>
          </text:insertion>
        </text:changed-region>
        <text:changed-region xml:id="ct50545184" text:id="ct50545184">
          <text:insertion>
            <office:change-info>
              <dc:creator>Rivard, Christine</dc:creator>
              <dc:date>2015-03-27T14:07:00</dc:date>
            </office:change-info>
          </text:insertion>
        </text:changed-region>
        <text:changed-region xml:id="ct50390144" text:id="ct50390144">
          <text:insertion>
            <office:change-info>
              <dc:creator>Rivard, Christine</dc:creator>
              <dc:date>2015-03-27T14:07:00</dc:date>
            </office:change-info>
          </text:insertion>
        </text:changed-region>
        <text:changed-region xml:id="ct50437312" text:id="ct50437312">
          <text:insertion>
            <office:change-info>
              <dc:creator>Rivard, Christine</dc:creator>
              <dc:date>2015-03-27T14:07:00</dc:date>
            </office:change-info>
          </text:insertion>
        </text:changed-region>
        <text:changed-region xml:id="ct50522000" text:id="ct50522000">
          <text:deletion>
            <office:change-info>
              <dc:creator>Rivard, Christine</dc:creator>
              <dc:date>2015-03-27T14:08:00</dc:date>
            </office:change-info>
            <text:p text:style-name="P10"><text:span text:style-name="T46">should</text:span></text:p>
          </text:deletion>
        </text:changed-region>
        <text:changed-region xml:id="ct50523440" text:id="ct50523440">
          <text:insertion>
            <office:change-info>
              <dc:creator>Rivard, Christine</dc:creator>
              <dc:date>2015-03-27T14:08:00</dc:date>
            </office:change-info>
          </text:insertion>
        </text:changed-region>
        <text:changed-region xml:id="ct50411424" text:id="ct50411424">
          <text:insertion>
            <office:change-info>
              <dc:creator>Rivard, Christine</dc:creator>
              <dc:date>2015-03-27T14:09:00</dc:date>
            </office:change-info>
          </text:insertion>
        </text:changed-region>
        <text:changed-region xml:id="ct50412688" text:id="ct50412688">
          <text:insertion>
            <office:change-info>
              <dc:creator>Rivard, Christine</dc:creator>
              <dc:date>2015-03-27T14:08:00</dc:date>
            </office:change-info>
          </text:insertion>
        </text:changed-region>
        <text:changed-region xml:id="ct50431584" text:id="ct50431584">
          <text:insertion>
            <office:change-info>
              <dc:creator>Rivard, Christine</dc:creator>
              <dc:date>2015-03-27T14:08:00</dc:date>
            </office:change-info>
          </text:insertion>
        </text:changed-region>
        <text:changed-region xml:id="ct50400832" text:id="ct50400832">
          <text:deletion>
            <office:change-info>
              <dc:creator>Rivard, Christine</dc:creator>
              <dc:date>2015-03-27T14:09:00</dc:date>
            </office:change-info>
            <text:p text:style-name="P10"><text:span text:style-name="T47">be </text:span></text:p>
          </text:deletion>
        </text:changed-region>
        <text:changed-region xml:id="ct48176672" text:id="ct48176672">
          <text:insertion>
            <office:change-info>
              <dc:creator>Rivard, Christine</dc:creator>
              <dc:date>2015-03-27T14:09:00</dc:date>
            </office:change-info>
          </text:insertion>
        </text:changed-region>
        <text:changed-region xml:id="ct50413264" text:id="ct50413264">
          <text:deletion>
            <office:change-info>
              <dc:creator>Rivard, Christine</dc:creator>
              <dc:date>2015-03-27T14:09:00</dc:date>
            </office:change-info>
            <text:p text:style-name="P10"><text:span text:style-name="T39">added</text:span><text:span text:style-name="T46"> </text:span><text:span text:style-name="T39">as</text:span><text:span text:style-name="T48"> </text:span><text:span text:style-name="T39">an</text:span><text:span text:style-name="T49"> </text:span></text:p>
          </text:deletion>
        </text:changed-region>
        <text:changed-region xml:id="ct47245360" text:id="ct47245360">
          <text:insertion>
            <office:change-info>
              <dc:creator>Rivard, Christine</dc:creator>
              <dc:date>2015-03-27T14:10:00</dc:date>
            </office:change-info>
          </text:insertion>
        </text:changed-region>
        <text:changed-region xml:id="ct50255264" text:id="ct50255264">
          <text:deletion>
            <office:change-info>
              <dc:creator>Rivard, Christine</dc:creator>
              <dc:date>2015-03-27T14:11:00</dc:date>
            </office:change-info>
            <text:p text:style-name="P11"><text:span text:style-name="T50">between</text:span><text:span text:style-name="T51"> </text:span><text:span text:style-name="T50">the station</text:span></text:p>
          </text:deletion>
        </text:changed-region>
        <text:changed-region xml:id="ct50137344" text:id="ct50137344">
          <text:insertion>
            <office:change-info>
              <dc:creator>Rivard, Christine</dc:creator>
              <dc:date>2015-03-27T14:11:00</dc:date>
            </office:change-info>
          </text:insertion>
        </text:changed-region>
        <text:changed-region xml:id="ct50303568" text:id="ct50303568">
          <text:deletion>
            <office:change-info>
              <dc:creator>Rivard, Christine</dc:creator>
              <dc:date>2015-03-27T14:11:00</dc:date>
            </office:change-info>
            <text:p text:style-name="P11"><text:span text:style-name="T51">is</text:span><text:span text:style-name="T50"> </text:span></text:p>
          </text:deletion>
        </text:changed-region>
        <text:changed-region xml:id="ct46802352" text:id="ct46802352">
          <text:insertion>
            <office:change-info>
              <dc:creator>Rivard, Christine</dc:creator>
              <dc:date>2015-03-27T14:11:00</dc:date>
            </office:change-info>
          </text:insertion>
        </text:changed-region>
        <text:changed-region xml:id="ct50300976" text:id="ct50300976">
          <text:insertion>
            <office:change-info>
              <dc:creator>Rivard, Christine</dc:creator>
              <dc:date>2015-03-27T14:12:00</dc:date>
            </office:change-info>
          </text:insertion>
        </text:changed-region>
        <text:changed-region xml:id="ct50223264" text:id="ct50223264">
          <text:insertion>
            <office:change-info>
              <dc:creator>Rivard, Christine</dc:creator>
              <dc:date>2015-03-27T14:12:00</dc:date>
            </office:change-info>
          </text:insertion>
        </text:changed-region>
        <text:changed-region xml:id="ct50383504" text:id="ct50383504">
          <text:insertion>
            <office:change-info>
              <dc:creator>Rivard, Christine</dc:creator>
              <dc:date>2015-03-27T14:13:00</dc:date>
            </office:change-info>
          </text:insertion>
        </text:changed-region>
        <text:changed-region xml:id="ct50222960" text:id="ct50222960">
          <text:insertion>
            <office:change-info>
              <dc:creator>Rivard, Christine</dc:creator>
              <dc:date>2015-03-27T14:12:00</dc:date>
            </office:change-info>
          </text:insertion>
        </text:changed-region>
        <text:changed-region xml:id="ct50480144" text:id="ct50480144">
          <text:insertion>
            <office:change-info>
              <dc:creator>Rivard, Christine</dc:creator>
              <dc:date>2015-03-27T14:13:00</dc:date>
            </office:change-info>
          </text:insertion>
        </text:changed-region>
        <text:changed-region xml:id="ct49581648" text:id="ct49581648">
          <text:insertion>
            <office:change-info>
              <dc:creator>Rivard, Christine</dc:creator>
              <dc:date>2015-03-27T14:14:00</dc:date>
            </office:change-info>
          </text:insertion>
        </text:changed-region>
        <text:changed-region xml:id="ct50430832" text:id="ct50430832">
          <text:insertion>
            <office:change-info>
              <dc:creator>Rivard, Christine</dc:creator>
              <dc:date>2015-03-27T14:13:00</dc:date>
            </office:change-info>
          </text:insertion>
        </text:changed-region>
        <text:changed-region xml:id="ct48175472" text:id="ct48175472">
          <text:insertion>
            <office:change-info>
              <dc:creator>Rivard, Christine</dc:creator>
              <dc:date>2015-03-27T14:14:00</dc:date>
            </office:change-info>
          </text:insertion>
        </text:changed-region>
        <text:changed-region xml:id="ct50552576" text:id="ct50552576">
          <text:insertion>
            <office:change-info>
              <dc:creator>Rivard, Christine</dc:creator>
              <dc:date>2015-03-27T14:13:00</dc:date>
            </office:change-info>
          </text:insertion>
        </text:changed-region>
        <text:changed-region xml:id="ct50219904" text:id="ct50219904">
          <text:insertion>
            <office:change-info>
              <dc:creator>Rivard, Christine</dc:creator>
              <dc:date>2015-03-27T14:14:00</dc:date>
            </office:change-info>
          </text:insertion>
        </text:changed-region>
        <text:changed-region xml:id="ct50302480" text:id="ct50302480">
          <text:insertion>
            <office:change-info>
              <dc:creator>Rivard, Christine</dc:creator>
              <dc:date>2015-03-27T14:18:00</dc:date>
            </office:change-info>
          </text:insertion>
        </text:changed-region>
        <text:changed-region xml:id="ct50438304" text:id="ct50438304">
          <text:insertion>
            <office:change-info>
              <dc:creator>Rivard, Christine</dc:creator>
              <dc:date>2015-03-27T14:14:00</dc:date>
            </office:change-info>
          </text:insertion>
        </text:changed-region>
        <text:changed-region xml:id="ct50297248" text:id="ct50297248">
          <text:insertion>
            <office:change-info>
              <dc:creator>Rivard, Christine</dc:creator>
              <dc:date>2015-03-27T14:18:00</dc:date>
            </office:change-info>
          </text:insertion>
        </text:changed-region>
        <text:changed-region xml:id="ct50493696" text:id="ct50493696">
          <text:insertion>
            <office:change-info>
              <dc:creator>Rivard, Christine</dc:creator>
              <dc:date>2015-03-27T14:13:00</dc:date>
            </office:change-info>
          </text:insertion>
        </text:changed-region>
        <text:changed-region xml:id="ct50479104" text:id="ct50479104">
          <text:insertion>
            <office:change-info>
              <dc:creator>Rivard, Christine</dc:creator>
              <dc:date>2015-03-27T14:12:00</dc:date>
            </office:change-info>
          </text:insertion>
        </text:changed-region>
        <text:changed-region xml:id="ct49885296" text:id="ct49885296">
          <text:deletion>
            <office:change-info>
              <dc:creator>Rivard, Christine</dc:creator>
              <dc:date>2015-03-27T14:16:00</dc:date>
            </office:change-info>
            <text:p text:style-name="P11"><text:span text:style-name="T52"><text:s/></text:span><text:span text:style-name="T36">alculated.c</text:span><text:span text:style-name="T53"> are stations neighboring</text:span><text:span text:style-name="T54"> the</text:span><text:span text:style-name="T53"> and</text:span><text:span text:style-name="T54"> target</text:span><text:span text:style-name="T55"> </text:span><text:span text:style-name="T54">the</text:span><text:span text:style-name="T56"> between distances</text:span><text:span text:style-name="T54"> vertical</text:span><text:span text:style-name="T57"> and horizontal</text:span><text:span text:style-name="T54"> the</text:span><text:span text:style-name="T58"> coefficient,</text:span><text:span text:style-name="T53"> correlation</text:span><text:span text:style-name="T57"> the</text:span><text:span text:style-name="T54"> to addition</text:span><text:span text:style-name="T57"> </text:span></text:p>
            <text:p text:style-name="P11"><text:span text:style-name="T39">In</text:span></text:p>
          </text:deletion>
        </text:changed-region>
        <text:changed-region xml:id="ct50579472" text:id="ct50579472">
          <text:deletion>
            <office:change-info>
              <dc:creator>Rivard, Christine</dc:creator>
              <dc:date>2015-03-27T14:15:00</dc:date>
            </office:change-info>
            <text:p text:style-name="P11"><text:span text:style-name="T49"><text:s/></text:span></text:p>
          </text:deletion>
        </text:changed-region>
        <text:changed-region xml:id="ct50222512" text:id="ct50222512">
          <text:deletion>
            <office:change-info>
              <dc:creator>Rivard, Christine</dc:creator>
              <dc:date>2015-03-27T14:43:00</dc:date>
            </office:change-info>
            <text:p text:style-name="P12"><text:span text:style-name="T39">s</text:span></text:p>
          </text:deletion>
        </text:changed-region>
        <text:changed-region xml:id="ct50197280" text:id="ct50197280">
          <text:insertion>
            <office:change-info>
              <dc:creator>Rivard, Christine</dc:creator>
              <dc:date>2015-03-27T14:43:00</dc:date>
            </office:change-info>
          </text:insertion>
        </text:changed-region>
        <text:changed-region xml:id="ct50197488" text:id="ct50197488">
          <text:deletion>
            <office:change-info>
              <dc:creator>Rivard, Christine</dc:creator>
              <dc:date>2015-03-27T14:43:00</dc:date>
            </office:change-info>
            <text:p text:style-name="P12"><text:span text:style-name="T59"><text:s/></text:span></text:p>
          </text:deletion>
        </text:changed-region>
        <text:changed-region xml:id="ct50783760" text:id="ct50783760">
          <text:insertion>
            <office:change-info>
              <dc:creator>Rivard, Christine</dc:creator>
              <dc:date>2015-03-27T14:43:00</dc:date>
            </office:change-info>
          </text:insertion>
        </text:changed-region>
        <text:changed-region xml:id="ct50408480" text:id="ct50408480">
          <text:deletion>
            <office:change-info>
              <dc:creator>Rivard, Christine</dc:creator>
              <dc:date>2015-03-27T14:43:00</dc:date>
            </office:change-info>
            <text:p text:style-name="P12"><text:span text:style-name="T39">l</text:span></text:p>
          </text:deletion>
        </text:changed-region>
        <text:changed-region xml:id="ct50729936" text:id="ct50729936">
          <text:insertion>
            <office:change-info>
              <dc:creator>Rivard, Christine</dc:creator>
              <dc:date>2015-03-27T14:44:00</dc:date>
            </office:change-info>
          </text:insertion>
        </text:changed-region>
        <text:changed-region xml:id="ct50730144" text:id="ct50730144">
          <text:deletion>
            <office:change-info>
              <dc:creator>Rivard, Christine</dc:creator>
              <dc:date>2015-03-27T14:44:00</dc:date>
            </office:change-info>
            <text:p text:style-name="P12"><text:span text:style-name="T36">e</text:span></text:p>
          </text:deletion>
        </text:changed-region>
        <text:changed-region xml:id="ct50380848" text:id="ct50380848">
          <text:deletion>
            <office:change-info>
              <dc:creator>Rivard, Christine</dc:creator>
              <dc:date>2015-03-27T14:44:00</dc:date>
            </office:change-info>
            <text:p text:style-name="P12"><text:span text:style-name="T39">e</text:span></text:p>
          </text:deletion>
        </text:changed-region>
        <text:changed-region xml:id="ct50607856" text:id="ct50607856">
          <text:insertion>
            <office:change-info>
              <dc:creator>Rivard, Christine</dc:creator>
              <dc:date>2015-03-27T14:44:00</dc:date>
            </office:change-info>
          </text:insertion>
        </text:changed-region>
        <text:changed-region xml:id="ct50753312" text:id="ct50753312">
          <text:deletion>
            <office:change-info>
              <dc:creator>Rivard, Christine</dc:creator>
              <dc:date>2015-03-27T14:45:00</dc:date>
            </office:change-info>
            <text:p text:style-name="P12"><text:span text:style-name="T60">in</text:span><text:span text:style-name="T40"> </text:span><text:span text:style-name="T60">the</text:span><text:span text:style-name="T40"> </text:span><text:span text:style-name="T60">following</text:span><text:span text:style-name="T61"> </text:span><text:span text:style-name="T60">text</text:span></text:p>
          </text:deletion>
        </text:changed-region>
        <text:changed-region xml:id="ct50638656" text:id="ct50638656">
          <text:insertion>
            <office:change-info>
              <dc:creator>Rivard, Christine</dc:creator>
              <dc:date>2015-03-27T14:45:00</dc:date>
            </office:change-info>
          </text:insertion>
        </text:changed-region>
        <text:changed-region xml:id="ct47062320" text:id="ct47062320">
          <text:insertion>
            <office:change-info>
              <dc:creator>Rivard, Christine</dc:creator>
              <dc:date>2015-03-27T14:46:00</dc:date>
            </office:change-info>
          </text:insertion>
        </text:changed-region>
        <text:changed-region xml:id="ct49884224" text:id="ct49884224">
          <text:insertion>
            <office:change-info>
              <dc:creator>Rivard, Christine</dc:creator>
              <dc:date>2015-03-27T15:10:00</dc:date>
            </office:change-info>
          </text:insertion>
        </text:changed-region>
        <text:changed-region xml:id="ct50275536" text:id="ct50275536">
          <text:deletion>
            <office:change-info>
              <dc:creator>Rivard, Christine</dc:creator>
              <dc:date>2015-03-27T15:10:00</dc:date>
            </office:change-info>
            <text:p text:style-name="P13"><text:span text:style-name="T61">P</text:span></text:p>
          </text:deletion>
        </text:changed-region>
        <text:changed-region xml:id="ct50197728" text:id="ct50197728">
          <text:insertion>
            <office:change-info>
              <dc:creator>Rivard, Christine</dc:creator>
              <dc:date>2015-03-27T14:46:00</dc:date>
            </office:change-info>
          </text:insertion>
        </text:changed-region>
        <text:changed-region xml:id="ct50222720" text:id="ct50222720">
          <text:deletion>
            <office:change-info>
              <dc:creator>Rivard, Christine</dc:creator>
              <dc:date>2015-03-27T15:09:00</dc:date>
            </office:change-info>
            <text:p text:style-name="P13"><text:span text:style-name="T36">though </text:span></text:p>
          </text:deletion>
        </text:changed-region>
        <text:changed-region xml:id="ct50134976" text:id="ct50134976">
          <text:insertion>
            <office:change-info>
              <dc:creator>Rivard, Christine</dc:creator>
              <dc:date>2015-03-27T15:11:00</dc:date>
            </office:change-info>
          </text:insertion>
        </text:changed-region>
        <text:changed-region xml:id="ct50372720" text:id="ct50372720">
          <text:deletion>
            <office:change-info>
              <dc:creator>Rivard, Christine</dc:creator>
              <dc:date>2015-03-27T15:11:00</dc:date>
            </office:change-info>
            <text:p text:style-name="P13"><text:span text:style-name="T62"><text:s/></text:span><text:span text:style-name="T39">series</text:span></text:p>
          </text:deletion>
        </text:changed-region>
        <text:changed-region xml:id="ct50384832" text:id="ct50384832">
          <text:deletion>
            <office:change-info>
              <dc:creator>Rivard, Christine</dc:creator>
              <dc:date>2015-03-27T15:10:00</dc:date>
            </office:change-info>
            <text:p text:style-name="P13"><text:span text:style-name="T63"><text:s/></text:span><text:span text:style-name="T39">that</text:span><text:span text:style-name="T62"> </text:span><text:span text:style-name="T39">varies</text:span><text:span text:style-name="T63"> </text:span><text:span text:style-name="T39">trough</text:span><text:span text:style-name="T62"> </text:span><text:span text:style-name="T39">time</text:span></text:p>
          </text:deletion>
        </text:changed-region>
        <text:changed-region xml:id="ct50374528" text:id="ct50374528">
          <text:insertion>
            <office:change-info>
              <dc:creator>Rivard, Christine</dc:creator>
              <dc:date>2015-03-27T15:11:00</dc:date>
            </office:change-info>
          </text:insertion>
        </text:changed-region>
        <text:changed-region xml:id="ct50258720" text:id="ct50258720">
          <text:deletion>
            <office:change-info>
              <dc:creator>Rivard, Christine</dc:creator>
              <dc:date>2015-03-27T15:11:00</dc:date>
            </office:change-info>
            <text:p text:style-name="P13"><text:span text:style-name="T64">are</text:span><text:span text:style-name="T65"> </text:span><text:span text:style-name="T64">presented</text:span><text:span text:style-name="T65"> </text:span></text:p>
          </text:deletion>
        </text:changed-region>
        <text:changed-region xml:id="ct47457984" text:id="ct47457984">
          <text:insertion>
            <office:change-info>
              <dc:creator>Rivard, Christine</dc:creator>
              <dc:date>2015-03-27T15:11:00</dc:date>
            </office:change-info>
          </text:insertion>
        </text:changed-region>
        <text:changed-region xml:id="ct50203920" text:id="ct50203920">
          <text:insertion>
            <office:change-info>
              <dc:creator>Rivard, Christine</dc:creator>
              <dc:date>2015-03-27T15:12:00</dc:date>
            </office:change-info>
          </text:insertion>
        </text:changed-region>
        <text:changed-region xml:id="ct50213392" text:id="ct50213392">
          <text:insertion>
            <office:change-info>
              <dc:creator>Rivard, Christine</dc:creator>
              <dc:date>2015-03-27T15:13:00</dc:date>
            </office:change-info>
          </text:insertion>
        </text:changed-region>
        <text:changed-region xml:id="ct46213408" text:id="ct46213408">
          <text:insertion>
            <office:change-info>
              <dc:creator>Rivard, Christine</dc:creator>
              <dc:date>2015-03-27T15:12:00</dc:date>
            </office:change-info>
          </text:insertion>
        </text:changed-region>
        <text:changed-region xml:id="ct50470000" text:id="ct50470000">
          <text:deletion>
            <office:change-info>
              <dc:creator>Rivard, Christine</dc:creator>
              <dc:date>2015-03-27T15:12:00</dc:date>
            </office:change-info>
            <text:p text:style-name="P14"><text:span text:style-name="T66">This</text:span><text:span text:style-name="T23"> </text:span><text:span text:style-name="T66">table</text:span><text:span text:style-name="T24"> </text:span><text:span text:style-name="T66">shows</text:span><text:span text:style-name="T23"> </text:span><text:span text:style-name="T66">some</text:span><text:span text:style-name="T24"> </text:span><text:span text:style-name="T66">data</text:span></text:p>
          </text:deletion>
        </text:changed-region>
        <text:changed-region xml:id="ct50431040" text:id="ct50431040">
          <text:insertion>
            <office:change-info>
              <dc:creator>Rivard, Christine</dc:creator>
              <dc:date>2015-03-27T15:14:00</dc:date>
            </office:change-info>
          </text:insertion>
        </text:changed-region>
        <text:changed-region xml:id="ct50506784" text:id="ct50506784">
          <text:deletion>
            <office:change-info>
              <dc:creator>Rivard, Christine</dc:creator>
              <dc:date>2015-03-27T15:14:00</dc:date>
            </office:change-info>
            <text:p text:style-name="P15">T</text:p>
          </text:deletion>
        </text:changed-region>
        <text:changed-region xml:id="ct50163856" text:id="ct50163856">
          <text:deletion>
            <office:change-info>
              <dc:creator>Rivard, Christine</dc:creator>
              <dc:date>2015-03-27T15:13:00</dc:date>
            </office:change-info>
            <text:p text:style-name="P15"><text:span text:style-name="T67"><text:s/>is</text:span></text:p>
          </text:deletion>
        </text:changed-region>
        <text:changed-region xml:id="ct50459232" text:id="ct50459232">
          <text:insertion>
            <office:change-info>
              <dc:creator>Rivard, Christine</dc:creator>
              <dc:date>2015-03-27T15:13:00</dc:date>
            </office:change-info>
          </text:insertion>
        </text:changed-region>
        <text:changed-region xml:id="ct50427216" text:id="ct50427216">
          <text:insertion>
            <office:change-info>
              <dc:creator>Rivard, Christine</dc:creator>
              <dc:date>2015-03-27T15:13:00</dc:date>
            </office:change-info>
          </text:insertion>
        </text:changed-region>
        <text:changed-region xml:id="ct47052320" text:id="ct47052320">
          <text:deletion>
            <office:change-info>
              <dc:creator>Rivard, Christine</dc:creator>
              <dc:date>2015-03-27T15:13:00</dc:date>
            </office:change-info>
            <text:p text:style-name="P15"><text:span text:style-name="T67">series </text:span></text:p>
          </text:deletion>
        </text:changed-region>
        <text:changed-region xml:id="ct49796208" text:id="ct49796208">
          <text:deletion>
            <office:change-info>
              <dc:creator>Rivard, Christine</dc:creator>
              <dc:date>2015-03-27T15:13:00</dc:date>
            </office:change-info>
            <text:p text:style-name="P15"><text:span text:style-name="T67"><text:s/>at</text:span></text:p>
          </text:deletion>
        </text:changed-region>
        <text:changed-region xml:id="ct50256352" text:id="ct50256352">
          <text:insertion>
            <office:change-info>
              <dc:creator>Rivard, Christine</dc:creator>
              <dc:date>2015-03-27T15:13:00</dc:date>
            </office:change-info>
          </text:insertion>
        </text:changed-region>
        <text:changed-region xml:id="ct46364784" text:id="ct46364784">
          <text:insertion>
            <office:change-info>
              <dc:creator>Rivard, Christine</dc:creator>
              <dc:date>2015-03-27T15:14:00</dc:date>
            </office:change-info>
          </text:insertion>
        </text:changed-region>
        <text:changed-region xml:id="ct50139888" text:id="ct50139888">
          <text:deletion>
            <office:change-info>
              <dc:creator>Rivard, Christine</dc:creator>
              <dc:date>2015-03-27T15:14:00</dc:date>
            </office:change-info>
            <text:p text:style-name="P15"><text:span text:style-name="T68"><text:s/>at</text:span></text:p>
          </text:deletion>
        </text:changed-region>
        <text:changed-region xml:id="ct50544736" text:id="ct50544736">
          <text:insertion>
            <office:change-info>
              <dc:creator>Rivard, Christine</dc:creator>
              <dc:date>2015-03-27T15:14:00</dc:date>
            </office:change-info>
          </text:insertion>
        </text:changed-region>
        <text:changed-region xml:id="ct50178144" text:id="ct50178144">
          <text:deletion>
            <office:change-info>
              <dc:creator>Rivard, Christine</dc:creator>
              <dc:date>2015-03-27T15:14:00</dc:date>
            </office:change-info>
            <text:p text:style-name="P15"><text:span text:style-name="T68">time</text:span></text:p>
          </text:deletion>
        </text:changed-region>
        <text:changed-region xml:id="ct50519520" text:id="ct50519520">
          <text:insertion>
            <office:change-info>
              <dc:creator>Rivard, Christine</dc:creator>
              <dc:date>2015-03-27T15:14:00</dc:date>
            </office:change-info>
          </text:insertion>
        </text:changed-region>
        <text:changed-region xml:id="ct46212416" text:id="ct46212416">
          <text:insertion>
            <office:change-info>
              <dc:creator>Rivard, Christine</dc:creator>
              <dc:date>2015-03-27T15:15:00</dc:date>
            </office:change-info>
          </text:insertion>
        </text:changed-region>
        <text:changed-region xml:id="ct50165664" text:id="ct50165664">
          <text:deletion>
            <office:change-info>
              <dc:creator>Rivard, Christine</dc:creator>
              <dc:date>2015-03-27T15:16:00</dc:date>
            </office:change-info>
            <text:p text:style-name="P16"><text:span text:style-name="T69"><text:s/>the of series</text:span></text:p>
          </text:deletion>
        </text:changed-region>
        <text:changed-region xml:id="ct50355936" text:id="ct50355936">
          <text:insertion>
            <office:change-info>
              <dc:creator>Rivard, Christine</dc:creator>
              <dc:date>2015-03-27T15:16:00</dc:date>
            </office:change-info>
          </text:insertion>
        </text:changed-region>
        <text:changed-region xml:id="ct50720720" text:id="ct50720720">
          <text:insertion>
            <office:change-info>
              <dc:creator>Rivard, Christine</dc:creator>
              <dc:date>2015-03-27T15:16:00</dc:date>
            </office:change-info>
          </text:insertion>
        </text:changed-region>
        <text:changed-region xml:id="ct50720928" text:id="ct50720928">
          <text:deletion>
            <office:change-info>
              <dc:creator>Rivard, Christine</dc:creator>
              <dc:date>2015-03-27T15:16:00</dc:date>
            </office:change-info>
            <text:p text:style-name="P16"><text:span text:style-name="T39">series</text:span><text:span text:style-name="T70"> </text:span></text:p>
          </text:deletion>
        </text:changed-region>
        <text:changed-region xml:id="ct50755696" text:id="ct50755696">
          <text:insertion>
            <office:change-info>
              <dc:creator>Rivard, Christine</dc:creator>
              <dc:date>2015-03-27T15:18:00</dc:date>
            </office:change-info>
          </text:insertion>
        </text:changed-region>
        <text:changed-region xml:id="ct50786704" text:id="ct50786704">
          <text:deletion>
            <office:change-info>
              <dc:creator>Rivard, Christine</dc:creator>
              <dc:date>2015-03-27T15:18:00</dc:date>
            </office:change-info>
            <text:p text:style-name="P16"><text:span text:style-name="T39">ing</text:span></text:p>
          </text:deletion>
        </text:changed-region>
        <text:changed-region xml:id="ct50682800" text:id="ct50682800">
          <text:deletion>
            <office:change-info>
              <dc:creator>Rivard, Christine</dc:creator>
              <dc:date>2015-03-27T15:18:00</dc:date>
            </office:change-info>
            <text:p text:style-name="P16"><text:span text:style-name="T71"><text:s/>and </text:span><text:span text:style-name="T36">cedistan</text:span></text:p>
          </text:deletion>
        </text:changed-region>
        <text:changed-region xml:id="ct50630016" text:id="ct50630016">
          <text:insertion>
            <office:change-info>
              <dc:creator>Rivard, Christine</dc:creator>
              <dc:date>2015-03-27T15:18:00</dc:date>
            </office:change-info>
          </text:insertion>
        </text:changed-region>
        <text:changed-region xml:id="ct50668336" text:id="ct50668336">
          <text:deletion>
            <office:change-info>
              <dc:creator>Rivard, Christine</dc:creator>
              <dc:date>2015-03-27T15:19:00</dc:date>
            </office:change-info>
            <text:p text:style-name="P16"><text:span text:style-name="T71">d The</text:span><text:span text:style-name="T50"> </text:span></text:p>
          </text:deletion>
        </text:changed-region>
        <text:changed-region xml:id="ct50669568" text:id="ct50669568">
          <text:insertion>
            <office:change-info>
              <dc:creator>Rivard, Christine</dc:creator>
              <dc:date>2015-03-27T15:19:00</dc:date>
            </office:change-info>
          </text:insertion>
        </text:changed-region>
        <text:changed-region xml:id="ct50764592" text:id="ct50764592">
          <text:deletion>
            <office:change-info>
              <dc:creator>Rivard, Christine</dc:creator>
              <dc:date>2015-03-27T15:19:00</dc:date>
            </office:change-info>
            <text:p text:style-name="P16"><text:span text:style-name="T71"><text:s/>the</text:span></text:p>
          </text:deletion>
        </text:changed-region>
        <text:changed-region xml:id="ct50657792" text:id="ct50657792">
          <text:deletion>
            <office:change-info>
              <dc:creator>Rivard, Christine</dc:creator>
              <dc:date>2015-03-27T15:19:00</dc:date>
            </office:change-info>
            <text:p text:style-name="P16"><text:span text:style-name="T36"><text:s/>then</text:span></text:p>
          </text:deletion>
        </text:changed-region>
        <text:changed-region xml:id="ct50678528" text:id="ct50678528">
          <text:insertion>
            <office:change-info>
              <dc:creator>Rivard, Christine</dc:creator>
              <dc:date>2015-03-27T15:21:00</dc:date>
            </office:change-info>
          </text:insertion>
        </text:changed-region>
        <text:changed-region xml:id="ct50806608" text:id="ct50806608">
          <text:deletion>
            <office:change-info>
              <dc:creator>Rivard, Christine</dc:creator>
              <dc:date>2015-03-27T15:20:00</dc:date>
            </office:change-info>
            <text:p text:style-name="P16"><text:span text:style-name="T59"><text:s/>is</text:span></text:p>
          </text:deletion>
        </text:changed-region>
        <text:changed-region xml:id="ct50807952" text:id="ct50807952">
          <text:insertion>
            <office:change-info>
              <dc:creator>Rivard, Christine</dc:creator>
              <dc:date>2015-03-27T15:20:00</dc:date>
            </office:change-info>
          </text:insertion>
        </text:changed-region>
        <text:changed-region xml:id="ct50810768" text:id="ct50810768">
          <text:insertion>
            <office:change-info>
              <dc:creator>Rivard, Christine</dc:creator>
              <dc:date>2015-03-27T15:20:00</dc:date>
            </office:change-info>
          </text:insertion>
        </text:changed-region>
        <text:changed-region xml:id="ct47046704" text:id="ct47046704">
          <text:insertion>
            <office:change-info>
              <dc:creator>Rivard, Christine</dc:creator>
              <dc:date>2015-03-27T15:21:00</dc:date>
            </office:change-info>
          </text:insertion>
        </text:changed-region>
        <text:changed-region xml:id="ct50221744" text:id="ct50221744">
          <text:deletion>
            <office:change-info>
              <dc:creator>Rivard, Christine</dc:creator>
              <dc:date>2015-03-27T15:22:00</dc:date>
            </office:change-info>
            <text:p text:style-name="P17"><text:span text:style-name="T72">all the</text:span></text:p>
          </text:deletion>
        </text:changed-region>
        <text:changed-region xml:id="ct50227248" text:id="ct50227248">
          <text:insertion>
            <office:change-info>
              <dc:creator>Rivard, Christine</dc:creator>
              <dc:date>2015-03-27T15:22:00</dc:date>
            </office:change-info>
          </text:insertion>
        </text:changed-region>
        <text:changed-region xml:id="ct46000384" text:id="ct46000384">
          <text:deletion>
            <office:change-info>
              <dc:creator>Rivard, Christine</dc:creator>
              <dc:date>2015-03-27T15:22:00</dc:date>
            </office:change-info>
            <text:p text:style-name="P17"><text:span text:style-name="T72">missing </text:span></text:p>
          </text:deletion>
        </text:changed-region>
        <text:changed-region xml:id="ct50775040" text:id="ct50775040">
          <text:insertion>
            <office:change-info>
              <dc:creator>Rivard, Christine</dc:creator>
              <dc:date>2015-03-27T15:22:00</dc:date>
            </office:change-info>
          </text:insertion>
        </text:changed-region>
        <text:changed-region xml:id="ct50231616" text:id="ct50231616">
          <text:deletion>
            <office:change-info>
              <dc:creator>Rivard, Christine</dc:creator>
              <dc:date>2015-03-27T15:22:00</dc:date>
            </office:change-info>
            <text:p text:style-name="P17">s<text:span text:style-name="T73"> </text:span>synchronously<text:span text:style-name="T74"> </text:span>with<text:span text:style-name="T73"> </text:span></text:p>
          </text:deletion>
        </text:changed-region>
        <text:changed-region xml:id="ct50214800" text:id="ct50214800">
          <text:insertion>
            <office:change-info>
              <dc:creator>Rivard, Christine</dc:creator>
              <dc:date>2015-03-27T15:23:00</dc:date>
            </office:change-info>
          </text:insertion>
        </text:changed-region>
        <text:changed-region xml:id="ct50291920" text:id="ct50291920">
          <text:insertion>
            <office:change-info>
              <dc:creator>Rivard, Christine</dc:creator>
              <dc:date>2015-03-27T15:24:00</dc:date>
            </office:change-info>
          </text:insertion>
        </text:changed-region>
        <text:changed-region xml:id="ct46803264" text:id="ct46803264">
          <text:insertion>
            <office:change-info>
              <dc:creator>Rivard, Christine</dc:creator>
              <dc:date>2015-03-27T15:23:00</dc:date>
            </office:change-info>
          </text:insertion>
        </text:changed-region>
        <text:changed-region xml:id="ct50769312" text:id="ct50769312">
          <text:insertion>
            <office:change-info>
              <dc:creator>Rivard, Christine</dc:creator>
              <dc:date>2015-03-27T15:24:00</dc:date>
            </office:change-info>
          </text:insertion>
        </text:changed-region>
        <text:changed-region xml:id="ct50306368" text:id="ct50306368">
          <text:insertion>
            <office:change-info>
              <dc:creator>Rivard, Christine</dc:creator>
              <dc:date>2015-03-27T15:23:00</dc:date>
            </office:change-info>
          </text:insertion>
        </text:changed-region>
        <text:changed-region xml:id="ct50303808" text:id="ct50303808">
          <text:insertion>
            <office:change-info>
              <dc:creator>Rivard, Christine</dc:creator>
              <dc:date>2015-03-27T15:24:00</dc:date>
            </office:change-info>
          </text:insertion>
        </text:changed-region>
        <text:changed-region xml:id="ct48171872" text:id="ct48171872">
          <text:deletion>
            <office:change-info>
              <dc:creator>Rivard, Christine</dc:creator>
              <dc:date>2015-03-27T15:24:00</dc:date>
            </office:change-info>
            <text:p text:style-name="P17"><text:span text:style-name="T75">estimation</text:span><text:span text:style-name="T72"> </text:span></text:p>
          </text:deletion>
        </text:changed-region>
        <text:changed-region xml:id="ct50354816" text:id="ct50354816">
          <text:insertion>
            <office:change-info>
              <dc:creator>Rivard, Christine</dc:creator>
              <dc:date>2015-03-27T15:24:00</dc:date>
            </office:change-info>
          </text:insertion>
        </text:changed-region>
        <text:changed-region xml:id="ct50194064" text:id="ct50194064">
          <text:deletion>
            <office:change-info>
              <dc:creator>Rivard, Christine</dc:creator>
              <dc:date>2015-03-27T15:24:00</dc:date>
            </office:change-info>
            <text:p text:style-name="P17"><text:span text:style-name="T75">being </text:span></text:p>
          </text:deletion>
        </text:changed-region>
        <text:changed-region xml:id="ct50157504" text:id="ct50157504">
          <text:insertion>
            <office:change-info>
              <dc:creator>Rivard, Christine</dc:creator>
              <dc:date>2015-03-27T15:25:00</dc:date>
            </office:change-info>
          </text:insertion>
        </text:changed-region>
        <text:changed-region xml:id="ct50518768" text:id="ct50518768">
          <text:deletion>
            <office:change-info>
              <dc:creator>Rivard, Christine</dc:creator>
              <dc:date>2015-03-27T15:25:00</dc:date>
            </office:change-info>
            <text:p text:style-name="P17"><text:span text:style-name="T35">n</text:span></text:p>
          </text:deletion>
        </text:changed-region>
        <text:changed-region xml:id="ct48925056" text:id="ct48925056">
          <text:deletion>
            <office:change-info>
              <dc:creator>Rivard, Christine</dc:creator>
              <dc:date>2015-03-27T15:25:00</dc:date>
            </office:change-info>
            <text:p text:style-name="P17"><text:span text:style-name="T35">n</text:span></text:p>
          </text:deletion>
        </text:changed-region>
        <text:changed-region xml:id="ct50277008" text:id="ct50277008">
          <text:insertion>
            <office:change-info>
              <dc:creator>Rivard, Christine</dc:creator>
              <dc:date>2015-03-27T15:25:00</dc:date>
            </office:change-info>
          </text:insertion>
        </text:changed-region>
        <text:changed-region xml:id="ct50362912" text:id="ct50362912">
          <text:insertion>
            <office:change-info>
              <dc:creator>Rivard, Christine</dc:creator>
              <dc:date>2015-03-27T15:25:00</dc:date>
            </office:change-info>
          </text:insertion>
        </text:changed-region>
        <text:changed-region xml:id="ct50500832" text:id="ct50500832">
          <text:insertion>
            <office:change-info>
              <dc:creator>Rivard, Christine</dc:creator>
              <dc:date>2015-03-27T15:26:00</dc:date>
            </office:change-info>
          </text:insertion>
        </text:changed-region>
        <text:changed-region xml:id="ct46369104" text:id="ct46369104">
          <text:insertion>
            <office:change-info>
              <dc:creator>Rivard, Christine</dc:creator>
              <dc:date>2015-03-27T15:25:00</dc:date>
            </office:change-info>
          </text:insertion>
        </text:changed-region>
        <text:changed-region xml:id="ct50512896" text:id="ct50512896">
          <text:insertion>
            <office:change-info>
              <dc:creator>Rivard, Christine</dc:creator>
              <dc:date>2015-03-27T15:26:00</dc:date>
            </office:change-info>
          </text:insertion>
        </text:changed-region>
        <text:changed-region xml:id="ct50368576" text:id="ct50368576">
          <text:insertion>
            <office:change-info>
              <dc:creator>Rivard, Christine</dc:creator>
              <dc:date>2015-03-27T15:25:00</dc:date>
            </office:change-info>
          </text:insertion>
        </text:changed-region>
        <text:changed-region xml:id="ct50160208" text:id="ct50160208">
          <text:insertion>
            <office:change-info>
              <dc:creator>Rivard, Christine</dc:creator>
              <dc:date>2015-03-27T15:26:00</dc:date>
            </office:change-info>
          </text:insertion>
        </text:changed-region>
        <text:changed-region xml:id="ct50175904" text:id="ct50175904">
          <text:insertion>
            <office:change-info>
              <dc:creator>Rivard, Christine</dc:creator>
              <dc:date>2015-03-27T15:25:00</dc:date>
            </office:change-info>
          </text:insertion>
        </text:changed-region>
        <text:changed-region xml:id="ct48175040" text:id="ct48175040">
          <text:insertion>
            <office:change-info>
              <dc:creator>Rivard, Christine</dc:creator>
              <dc:date>2015-03-27T15:26:00</dc:date>
            </office:change-info>
          </text:insertion>
        </text:changed-region>
        <text:changed-region xml:id="ct50830096" text:id="ct50830096">
          <text:insertion>
            <office:change-info>
              <dc:creator>Rivard, Christine</dc:creator>
              <dc:date>2015-03-27T15:25:00</dc:date>
            </office:change-info>
          </text:insertion>
        </text:changed-region>
        <text:changed-region xml:id="ct50263536" text:id="ct50263536">
          <text:format-change>
            <office:change-info>
              <dc:creator>Rivard, Christine</dc:creator>
              <dc:date>2015-03-16T12:31:00</dc:date>
            </office:change-info>
          </text:format-change>
        </text:changed-region>
        <text:changed-region xml:id="ct50286320" text:id="ct50286320">
          <text:format-change>
            <office:change-info>
              <dc:creator>Rivard, Christine</dc:creator>
              <dc:date>2015-03-16T12:31:00</dc:date>
            </office:change-info>
          </text:format-change>
        </text:changed-region>
        <text:changed-region xml:id="ct50519776" text:id="ct50519776">
          <text:format-change>
            <office:change-info>
              <dc:creator>Rivard, Christine</dc:creator>
              <dc:date>2015-03-30T08:51:00</dc:date>
            </office:change-info>
          </text:format-change>
        </text:changed-region>
        <text:changed-region xml:id="ct50767328" text:id="ct50767328">
          <text:deletion>
            <office:change-info>
              <dc:creator>Rivard, Christine</dc:creator>
              <dc:date>2015-03-27T15:43:00</dc:date>
            </office:change-info>
            <text:p text:style-name="P18"><text:span text:style-name="T76">the</text:span><text:span text:style-name="T50"> </text:span></text:p>
          </text:deletion>
        </text:changed-region>
        <text:changed-region xml:id="ct50812160" text:id="ct50812160">
          <text:insertion>
            <office:change-info>
              <dc:creator>Rivard, Christine</dc:creator>
              <dc:date>2015-03-27T15:44:00</dc:date>
            </office:change-info>
          </text:insertion>
        </text:changed-region>
        <text:changed-region xml:id="ct50812368" text:id="ct50812368">
          <text:deletion>
            <office:change-info>
              <dc:creator>Rivard, Christine</dc:creator>
              <dc:date>2015-03-27T15:44:00</dc:date>
            </office:change-info>
            <text:p text:style-name="P18"><text:span text:style-name="T36"><text:s/></text:span><text:span text:style-name="T39">series</text:span></text:p>
          </text:deletion>
        </text:changed-region>
        <text:changed-region xml:id="ct50705840" text:id="ct50705840">
          <text:insertion>
            <office:change-info>
              <dc:creator>Rivard, Christine</dc:creator>
              <dc:date>2015-03-27T15:45:00</dc:date>
            </office:change-info>
          </text:insertion>
        </text:changed-region>
        <text:changed-region xml:id="ct50706048" text:id="ct50706048">
          <text:deletion>
            <office:change-info>
              <dc:creator>Rivard, Christine</dc:creator>
              <dc:date>2015-03-27T15:45:00</dc:date>
            </office:change-info>
            <text:p text:style-name="P18"><text:span text:style-name="T60"><text:s/></text:span><text:span text:style-name="T39">non</text:span><text:span text:style-name="T60"> </text:span><text:span text:style-name="T39">‘‘nan’’</text:span></text:p>
          </text:deletion>
        </text:changed-region>
        <text:changed-region xml:id="ct49569024" text:id="ct49569024">
          <text:deletion>
            <office:change-info>
              <dc:creator>Rivard, Christine</dc:creator>
              <dc:date>2015-03-27T15:48:00</dc:date>
            </office:change-info>
            <text:p text:style-name="P18"><text:span text:style-name="T60">. </text:span></text:p>
          </text:deletion>
        </text:changed-region>
        <text:changed-region xml:id="ct49568816" text:id="ct49568816">
          <text:deletion>
            <office:change-info>
              <dc:creator>Rivard, Christine</dc:creator>
              <dc:date>2015-03-27T15:45:00</dc:date>
            </office:change-info>
            <text:p text:style-name="P18"><text:span text:style-name="T60"><text:s/></text:span></text:p>
          </text:deletion>
        </text:changed-region>
        <text:changed-region xml:id="ct49568576" text:id="ct49568576">
          <text:deletion>
            <office:change-info>
              <dc:creator>Rivard, Christine</dc:creator>
              <dc:date>2015-03-27T15:48:00</dc:date>
            </office:change-info>
            <text:p text:style-name="P18"><text:span text:style-name="T60">This</text:span><text:span text:style-name="T77"> </text:span><text:span text:style-name="T60">is</text:span></text:p>
          </text:deletion>
        </text:changed-region>
        <text:changed-region xml:id="ct50863488" text:id="ct50863488">
          <text:deletion>
            <office:change-info>
              <dc:creator>Rivard, Christine</dc:creator>
              <dc:date>2015-03-27T15:45:00</dc:date>
            </office:change-info>
            <text:p text:style-name="P18"><text:span text:style-name="T39">s</text:span></text:p>
          </text:deletion>
        </text:changed-region>
        <text:changed-region xml:id="ct50119744" text:id="ct50119744">
          <text:insertion>
            <office:change-info>
              <dc:creator>Rivard, Christine</dc:creator>
              <dc:date>2015-03-27T15:57:00</dc:date>
            </office:change-info>
          </text:insertion>
        </text:changed-region>
        <text:changed-region xml:id="ct50583776" text:id="ct50583776">
          <text:deletion>
            <office:change-info>
              <dc:creator>Rivard, Christine</dc:creator>
              <dc:date>2015-03-27T15:59:00</dc:date>
            </office:change-info>
            <text:p text:style-name="P18"><text:span text:style-name="T78">produced </text:span></text:p>
          </text:deletion>
        </text:changed-region>
        <text:changed-region xml:id="ct50885184" text:id="ct50885184">
          <text:insertion>
            <office:change-info>
              <dc:creator>Rivard, Christine</dc:creator>
              <dc:date>2015-03-27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2976884927196917" text:style-name="WWNum4">
        <text:list-item>
          <text:list>
            <text:list-item>
              <text:h text:style-name="P118" text:outline-level="2"><draw:g text:anchor-type="paragraph" draw:z-index="7" draw:name="Group 2815" draw:style-name="gr5"><draw:custom-shape draw:name="Freeform 2816" draw:style-name="gr6" draw:text-style-name="P123" svg:width="0.126cm" svg:height="0.004cm" svg:x="11.795cm" svg:y="0.9cm"><text:p/><draw:enhanced-geometry draw:mirror-horizontal="false" draw:mirror-vertical="false" svg:viewBox="0 0 0 0" drawooo:sub-view-size="71 0" draw:text-areas="0 0 ?f4 ?f5" draw:type="ooxml-non-primitive" draw:enhanced-path="M 0 0 L 70 0 N"><draw:equation draw:name="f0" draw:formula="0+6687-6687"/><draw:equation draw:name="f1" draw:formula="?f0 *logwidth/71"/><draw:equation draw:name="f2" draw:formula="0+6757-6687"/><draw:equation draw:name="f3" draw:formula="?f2 *logwidth/71"/><draw:equation draw:name="f4" draw:formula="logwidth"/><draw:equation draw:name="f5" draw:formula="logheight"/></draw:enhanced-geometry></draw:custom-shape></draw:g><text:bookmark text:name="_bookmark53"/><text:bookmark text:name="Introduction"/>Introduction</text:h>
            </text:list-item>
          </text:list>
        </text:list-item>
      </text:list>
      <text:p text:style-name="P84"><text:span text:style-name="T6">Climate</text:span><text:span text:style-name="T3"> </text:span><text:span text:style-name="T6">data</text:span><text:span text:style-name="T3"> </text:span><text:span text:style-name="T6">are</text:span><text:span text:style-name="T3"> </text:span><text:span text:style-name="T6">useful</text:span><text:span text:style-name="T3"> </text:span><text:span text:style-name="T6">in</text:span><text:span text:style-name="T3"> </text:span><text:span text:style-name="T6">several</text:span><text:span text:style-name="T3"> </text:span><text:span text:style-name="T6">fields</text:span><text:span text:style-name="T3"> </text:span><text:span text:style-name="T6">of</text:span><text:span text:style-name="T3"> </text:span><text:span text:style-name="T6">Earth</text:span><text:span text:style-name="T3"> </text:span><text:span text:style-name="T6">sciences,</text:span><text:span text:style-name="T3"> </text:span><text:span text:style-name="T6">including</text:span><text:span text:style-name="T3"> </text:span><text:span text:style-name="T6">hydrology,</text:span><text:span text:style-name="T3"> </text:span><text:span text:style-name="T6">hydrogeology</text:span><text:span text:style-name="T3"> </text:span><text:span text:style-name="T6">and</text:span><text:span text:style-name="T418"> </text:span><text:span text:style-name="T6">agronomy.</text:span><text:span text:style-name="T312"> </text:span><text:span text:style-name="T6">However,</text:span><text:span text:style-name="T25"> </text:span><text:span text:style-name="T6">climate</text:span><text:span text:style-name="T255"> </text:span><text:span text:style-name="T3">datasets</text:span><text:span text:style-name="T255"> </text:span><text:span text:style-name="T6">are, most of the time,</text:span><text:span text:style-name="T25"> </text:span><text:span text:style-name="T6">incomplete.</text:span><text:span text:style-name="T306"> </text:span><text:span text:style-name="T6">This</text:span><text:span text:style-name="T25"> can </text:span><text:span text:style-name="T6">represent</text:span><text:span text:style-name="T34"> </text:span><text:span text:style-name="T6">a</text:span><text:span text:style-name="T25"> </text:span><text:span text:style-name="T6">major</text:span><text:span text:style-name="T255"> </text:span><text:span text:style-name="T256">hindrance</text:span><text:span text:style-name="T255"> in various applications, such as for hydrological or hydrogeological model simulations </text:span><text:span text:style-name="T6">that</text:span><text:span text:style-name="T11"> heavily </text:span><text:span text:style-name="T6">depend</text:span><text:span text:style-name="T301"> </text:span><text:span text:style-name="T6">on</text:span><text:span text:style-name="T11"> </text:span><text:span text:style-name="T6">these</text:span><text:span text:style-name="T11"> </text:span><text:span text:style-name="T6">data.</text:span><text:span text:style-name="T10"> </text:span></text:p>
      <text:p text:style-name="Text_20_body"/>
      <text:p text:style-name="Text_20_body">For example, the method WHAT is using for the estimation of groundwater recharge requires serially complete (no missing data values) air temperature and precipitation daily datasets. The quality of the groundwater recharge assessment made with this technique is highly dependent upon the quality of the weather dataset used. Hence, the development of a reliable and accurate procedure <text:s/>for the gap-filling of daily weather datasets has been made an integral part of the groundwater recharge assessment in WHAT.</text:p>
      <text:p text:style-name="P36"/>
      <text:p text:style-name="P82"><text:span text:style-name="T437">A</text:span><text:span text:style-name="T78"> </text:span><text:span text:style-name="T437">guide</text:span><text:span text:style-name="T78"> </text:span><text:span text:style-name="T437">for</text:span><text:span text:style-name="T78"> </text:span><text:span text:style-name="T437">the</text:span><text:span text:style-name="T78"> </text:span><text:span text:style-name="T437">preparation</text:span><text:span text:style-name="T78"> </text:span><text:span text:style-name="T437">of</text:span><text:span text:style-name="T78"> </text:span><text:span text:style-name="T437">gapless</text:span><text:span text:style-name="T78"> </text:span><text:span text:style-name="T437">weather</text:span><text:span text:style-name="T78"> </text:span><text:span text:style-name="T437">data</text:span><text:span text:style-name="T78"> </text:span><text:span text:style-name="T437">series</text:span><text:span text:style-name="T78"> </text:span><text:span text:style-name="T437">was</text:span><text:span text:style-name="T78"> </text:span><text:span text:style-name="T437">presented</text:span><text:span text:style-name="T78"> </text:span><text:span text:style-name="T437">in</text:span><text:span text:style-name="T78"> </text:span><text:span text:style-name="T437">Section</text:span><text:span text:style-name="T78"> </text:span><text:a xlink:type="simple" xlink:href="#_bookmark16" text:style-name="Internet_20_link" text:visited-style-name="Visited_20_Internet_20_Link"><text:span text:style-name="T437">3.</text:span></text:a><text:span text:style-name="T404"> </text:span></text:p>
      <text:p text:style-name="P37"/>
      <text:p text:style-name="Text_20_body">This section presents a brief literature review on the subject, followed by a detailed description of the method implemented in WHAT for the estimation of missing daily weather data. Finally, an application is presented for the Montérégie Est region, located in southern Quebec, Canada.</text:p>
      <text:p text:style-name="P21"/>
      <text:list xml:id="list122512036343759" text:continue-numbering="true" text:style-name="WWNum4">
        <text:list-item>
          <text:list>
            <text:list-item>
              <text:h text:style-name="P117" text:outline-level="2"><text:bookmark text:name="Literature_review"/><text:bookmark text:name="_bookmark54"/><text:span text:style-name="T360">Literature</text:span><text:span text:style-name="T313"> </text:span><text:span text:style-name="T360">review</text:span></text:h>
            </text:list-item>
          </text:list>
        </text:list-item>
      </text:list>
      <text:p text:style-name="Text_20_body"><text:span text:style-name="T443">Filling the gaps in weather datasets can quickly become a tedious task as the datasets size and number of stations increase. Moreover, it can also become rather complex when aspects such as time-efficiency of the method, accuracy of the estimated missing values, and preservation of the statistical properties of the weather time series (probability distribution and normals) are taken into account. This is particularly true for the estimation of missing daily precipitation data because of their high spatial and temporal variability </text:span><text:a xlink:type="simple" xlink:href="#_bookmark97" text:style-name="Internet_20_link" text:visited-style-name="Visited_20_Internet_20_Link"><text:span text:style-name="T443">(Simolo</text:span></text:a><text:a xlink:type="simple" xlink:href="#_bookmark97" text:style-name="Internet_20_link" text:visited-style-name="Visited_20_Internet_20_Link"><text:span text:style-name="T443"> </text:span></text:a><text:a xlink:type="simple" xlink:href="#_bookmark97" text:style-name="Internet_20_link" text:visited-style-name="Visited_20_Internet_20_Link"><text:span text:style-name="T443">et</text:span></text:a><text:a xlink:type="simple" xlink:href="#_bookmark97" text:style-name="Internet_20_link" text:visited-style-name="Visited_20_Internet_20_Link"><text:span text:style-name="T443"> </text:span></text:a><text:a xlink:type="simple" xlink:href="#_bookmark97" text:style-name="Internet_20_link" text:visited-style-name="Visited_20_Internet_20_Link"><text:span text:style-name="T443">al.,</text:span></text:a><text:span text:style-name="T443"> </text:span><text:a xlink:type="simple" xlink:href="#_bookmark97" text:style-name="Internet_20_link" text:visited-style-name="Visited_20_Internet_20_Link"><text:span text:style-name="T443">2010).</text:span></text:a></text:p>
      <text:p text:style-name="P83"/>
      <text:p text:style-name="Text_20_body"><text:span text:style-name="T443">The creation of a serially complete weather dataset generally consists in the replacement of missing daily data with estimated values calculated from simultaneous observations at nearby stations. Within-station method, i.e. methods that only use data from the series being filled, have been proven to perform poorly compared to methods based on the use of data from neighboring stations for the reconstruction of daily precipitation time series </text:span><text:a xlink:type="simple" xlink:href="#_bookmark90" text:style-name="Internet_20_link" text:visited-style-name="Visited_20_Internet_20_Link"><text:span text:style-name="T443">(Eischeid</text:span></text:a><text:a xlink:type="simple" xlink:href="#_bookmark90" text:style-name="Internet_20_link" text:visited-style-name="Visited_20_Internet_20_Link"><text:span text:style-name="T443"> </text:span></text:a><text:a xlink:type="simple" xlink:href="#_bookmark90" text:style-name="Internet_20_link" text:visited-style-name="Visited_20_Internet_20_Link"><text:span text:style-name="T443">et</text:span></text:a><text:a xlink:type="simple" xlink:href="#_bookmark90" text:style-name="Internet_20_link" text:visited-style-name="Visited_20_Internet_20_Link"><text:span text:style-name="T443"> </text:span></text:a><text:a xlink:type="simple" xlink:href="#_bookmark90" text:style-name="Internet_20_link" text:visited-style-name="Visited_20_Internet_20_Link"><text:span text:style-name="T443">al.,</text:span></text:a><text:span text:style-name="T443"> </text:span><text:a xlink:type="simple" xlink:href="#_bookmark90" text:style-name="Internet_20_link" text:visited-style-name="Visited_20_Internet_20_Link"><text:span text:style-name="T443">1995;</text:span></text:a><text:span text:style-name="T443"> </text:span><text:a xlink:type="simple" xlink:href="#_bookmark93" text:style-name="Internet_20_link" text:visited-style-name="Visited_20_Internet_20_Link"><text:span text:style-name="T443">Kemp</text:span></text:a><text:a xlink:type="simple" xlink:href="#_bookmark93" text:style-name="Internet_20_link" text:visited-style-name="Visited_20_Internet_20_Link"><text:span text:style-name="T443"> </text:span></text:a><text:a xlink:type="simple" xlink:href="#_bookmark93" text:style-name="Internet_20_link" text:visited-style-name="Visited_20_Internet_20_Link"><text:span text:style-name="T443">et</text:span></text:a><text:a xlink:type="simple" xlink:href="#_bookmark93" text:style-name="Internet_20_link" text:visited-style-name="Visited_20_Internet_20_Link"><text:span text:style-name="T443"> </text:span></text:a><text:a xlink:type="simple" xlink:href="#_bookmark93" text:style-name="Internet_20_link" text:visited-style-name="Visited_20_Internet_20_Link"><text:span text:style-name="T443">al.,</text:span></text:a><text:span text:style-name="T443"> </text:span><text:a xlink:type="simple" xlink:href="#_bookmark93" text:style-name="Internet_20_link" text:visited-style-name="Visited_20_Internet_20_Link"><text:span text:style-name="T443">1983;</text:span></text:a><text:span text:style-name="T443"> </text:span><text:a xlink:type="simple" xlink:href="#_bookmark97" text:style-name="Internet_20_link" text:visited-style-name="Visited_20_Internet_20_Link"><text:span text:style-name="T443">Simolo</text:span></text:a><text:a xlink:type="simple" xlink:href="#_bookmark97" text:style-name="Internet_20_link" text:visited-style-name="Visited_20_Internet_20_Link"><text:span text:style-name="T443"> </text:span></text:a><text:a xlink:type="simple" xlink:href="#_bookmark97" text:style-name="Internet_20_link" text:visited-style-name="Visited_20_Internet_20_Link"><text:span text:style-name="T443">et</text:span></text:a><text:a xlink:type="simple" xlink:href="#_bookmark97" text:style-name="Internet_20_link" text:visited-style-name="Visited_20_Internet_20_Link"><text:span text:style-name="T443"> </text:span></text:a><text:a xlink:type="simple" xlink:href="#_bookmark97" text:style-name="Internet_20_link" text:visited-style-name="Visited_20_Internet_20_Link"><text:span text:style-name="T443">al.,</text:span></text:a><text:span text:style-name="T443"> </text:span><text:a xlink:type="simple" xlink:href="#_bookmark97" text:style-name="Internet_20_link" text:visited-style-name="Visited_20_Internet_20_Link"><text:span text:style-name="T443">2010).</text:span></text:a></text:p>
      <text:p text:style-name="P26"/>
      <text:p text:style-name="P26"/>
      <text:p text:style-name="P26"/>
      <text:p text:style-name="P26"/>
      <text:p text:style-name="P26"/>
      <text:p text:style-name="P26"/>
      <text:p text:style-name="P26"/>
      <text:p text:style-name="P26"/>
      <text:p text:style-name="Text_20_body"><text:span text:style-name="T6">Numerous</text:span><text:span text:style-name="T10"> </text:span><text:span text:style-name="T6">spatial</text:span><text:span text:style-name="T10"> </text:span><text:span text:style-name="T3">interpolation</text:span><text:span text:style-name="T10"> </text:span><text:span text:style-name="T6">techniques</text:span><text:span text:style-name="T8"> </text:span><text:span text:style-name="T6">exist</text:span><text:span text:style-name="T10"> </text:span><text:span text:style-name="T6">for</text:span><text:span text:style-name="T10"> </text:span><text:span text:style-name="T140">estimating the </text:span><text:span text:style-name="T6">missing</text:span><text:span text:style-name="T8"> </text:span><text:span text:style-name="T119">values</text:span><text:span text:style-name="T8"> </text:span><text:span text:style-name="T6">in</text:span><text:span text:style-name="T10"> </text:span><text:span text:style-name="T6">the </text:span><text:span text:style-name="T112">daily</text:span><text:span text:style-name="T8"> </text:span><text:span text:style-name="T6">weather</text:span><text:span text:style-name="T129"> </text:span><text:span text:style-name="T6">time</text:span><text:span text:style-name="T362"> </text:span><text:span text:style-name="T6">series.</text:span></text:p>
      <text:p text:style-name="P92"/>
      <text:p text:style-name="P1"><text:span text:style-name="T318"><text:s/></text:span><text:span text:style-name="T6">of</text:span><text:span text:style-name="T318"> </text:span><text:span text:style-name="T6">a</text:span><text:span text:style-name="T362"> </text:span><text:span text:style-name="T6">given</text:span><text:span text:style-name="T318"> </text:span><text:span text:style-name="T6">station</text:span><text:span text:style-name="T322"> by</text:span><text:span text:style-name="T362"> </text:span><text:span text:style-name="T6">using</text:span><text:span text:style-name="T318"> </text:span><text:span text:style-name="T6">data</text:span><text:span text:style-name="T318"> </text:span><text:span text:style-name="T6">from</text:span><text:span text:style-name="T318"> </text:span><text:span text:style-name="T6">irregularly</text:span><text:span text:style-name="T378"> </text:span><text:span text:style-name="T6">spaced</text:span><text:span text:style-name="T318"> </text:span><text:span text:style-name="T3">neighboring</text:span><text:span text:style-name="T318"> </text:span><text:span text:style-name="T6">stations</text:span><text:span text:style-name="T318"> </text:span><text:span text:style-name="T6">(e.g.,</text:span><text:span text:style-name="T33"> </text:span><text:span text:style-name="T6">simple</text:span><text:span text:style-name="T3"> </text:span><text:span text:style-name="T6">arithmetic</text:span><text:span text:style-name="T3"> </text:span><text:span text:style-name="T6">averaging,</text:span><text:span text:style-name="T3"> </text:span><text:span text:style-name="T6">inverse</text:span><text:span text:style-name="T3"> </text:span><text:span text:style-name="T6">distance</text:span><text:span text:style-name="T3"> </text:span><text:span text:style-name="T6">method,</text:span><text:span text:style-name="T3"> </text:span><text:span text:style-name="T6">single</text:span><text:span text:style-name="T3"> </text:span><text:span text:style-name="T6">best</text:span><text:span text:style-name="T3"> </text:span><text:span text:style-name="T6">estimator</text:span><text:span text:style-name="T3"> </text:span><text:span text:style-name="T6">and</text:span><text:span text:style-name="T3"> </text:span><text:span text:style-name="T6">multiple</text:span><text:span text:style-name="T3"> </text:span><text:span text:style-name="T6">regression</text:span><text:span text:style-name="T405"> </text:span><text:span text:style-name="T6">analysis).</text:span><text:span text:style-name="T1"> </text:span><text:a xlink:type="simple" xlink:href="#_bookmark89" text:style-name="Internet_20_link" text:visited-style-name="Visited_20_Internet_20_Link"><text:span text:style-name="T6">Eischeid</text:span></text:a><text:a xlink:type="simple" xlink:href="#_bookmark89" text:style-name="Internet_20_link" text:visited-style-name="Visited_20_Internet_20_Link"><text:span text:style-name="T285"> </text:span></text:a><text:a xlink:type="simple" xlink:href="#_bookmark89" text:style-name="Internet_20_link" text:visited-style-name="Visited_20_Internet_20_Link"><text:span text:style-name="T6">et</text:span></text:a><text:a xlink:type="simple" xlink:href="#_bookmark89" text:style-name="Internet_20_link" text:visited-style-name="Visited_20_Internet_20_Link"><text:span text:style-name="T2"> </text:span></text:a><text:a xlink:type="simple" xlink:href="#_bookmark89" text:style-name="Internet_20_link" text:visited-style-name="Visited_20_Internet_20_Link"><text:span text:style-name="T6">al.</text:span></text:a><text:span text:style-name="T285"> </text:span><text:a xlink:type="simple" xlink:href="#_bookmark89" text:style-name="Internet_20_link" text:visited-style-name="Visited_20_Internet_20_Link"><text:span text:style-name="T3">(2000</text:span></text:a><text:span text:style-name="T3">)</text:span><text:span text:style-name="T285"> </text:span><text:span text:style-name="T6">that</text:span><text:span text:style-name="T285"> </text:span><text:span text:style-name="T6">the</text:span><text:span text:style-name="T285"> </text:span><text:span text:style-name="T6">multi-linear</text:span><text:span text:style-name="T1"> </text:span><text:span text:style-name="T6">regression</text:span><text:span text:style-name="T2"> </text:span><text:span text:style-name="T6">(MLR)</text:span><text:span text:style-name="T1"> </text:span><text:span text:style-name="T6">method</text:span><text:span text:style-name="T307"> </text:span><text:a xlink:type="simple" xlink:href="#_bookmark88" text:style-name="Internet_20_link" text:visited-style-name="Visited_20_Internet_20_Link"><text:span text:style-name="T6">(DeGaetano</text:span></text:a><text:a xlink:type="simple" xlink:href="#_bookmark88" text:style-name="Internet_20_link" text:visited-style-name="Visited_20_Internet_20_Link"><text:span text:style-name="T41"> </text:span></text:a><text:a xlink:type="simple" xlink:href="#_bookmark88" text:style-name="Internet_20_link" text:visited-style-name="Visited_20_Internet_20_Link"><text:span text:style-name="T6">et</text:span></text:a><text:a xlink:type="simple" xlink:href="#_bookmark88" text:style-name="Internet_20_link" text:visited-style-name="Visited_20_Internet_20_Link"><text:span text:style-name="T1"> </text:span></text:a><text:a xlink:type="simple" xlink:href="#_bookmark88" text:style-name="Internet_20_link" text:visited-style-name="Visited_20_Internet_20_Link"><text:span text:style-name="T6">al.,</text:span></text:a><text:span text:style-name="T1"> </text:span><text:a xlink:type="simple" xlink:href="#_bookmark88" text:style-name="Internet_20_link" text:visited-style-name="Visited_20_Internet_20_Link"><text:span text:style-name="T6">1995)</text:span></text:a><text:span text:style-name="T1"> </text:span><text:change-start text:change-id="ct49591872"/><text:span text:style-name="T1">usually </text:span><text:change-end text:change-id="ct49591872"/><text:span text:style-name="T6">outperformed</text:span><text:span text:style-name="T1"> </text:span><text:change text:change-id="ct49595376"/><text:change text:change-id="ct49595168"/><text:change text:change-id="ct49594896"/><text:span text:style-name="T6">six</text:span><text:span text:style-name="T99"> </text:span><text:change text:change-id="ct49598000"/><text:change-start text:change-id="ct49599552"/><text:span text:style-name="T6">commonly used techniques</text:span><text:change-end text:change-id="ct49599552"/><text:span text:style-name="T7"> </text:span><text:change-start text:change-id="ct49602352"/><text:span text:style-name="T7">while </text:span><text:change-end text:change-id="ct49602352"/><text:span text:style-name="T6">test</text:span><text:change text:change-id="ct49603824"/><text:change-start text:change-id="ct49605200"/><text:span text:style-name="T6">ing</text:span><text:change-end text:change-id="ct49605200"/><text:span text:style-name="T5"> </text:span><text:change text:change-id="ct50103792"/><text:span text:style-name="T6">the</text:span><text:span text:style-name="T5"> </text:span><text:span text:style-name="T6">creation</text:span><text:span text:style-name="T7"> </text:span><text:span text:style-name="T6">of</text:span><text:span text:style-name="T7"> </text:span><text:span text:style-name="T6">serially</text:span><text:span text:style-name="T17"> </text:span><text:span text:style-name="T6">complete</text:span><text:span text:style-name="T7"> </text:span><text:span text:style-name="T6">daily</text:span><text:span text:style-name="T7"> </text:span><text:span text:style-name="T3">temperature</text:span><text:span text:style-name="T5"> </text:span><text:span text:style-name="T6">and</text:span><text:span text:style-name="T7"> </text:span><text:span text:style-name="T6">precipitation</text:span><text:change-start text:change-id="ct50104768"/><text:span text:style-name="T6"> </text:span><text:change-end text:change-id="ct50104768"/><text:span text:style-name="T6">dataset</text:span><text:change-start text:change-id="ct46795712"/><text:span text:style-name="T6">s</text:span><text:change-end text:change-id="ct46795712"/><text:span text:style-name="T8"> </text:span><text:change text:change-id="ct46794032"/><text:change-start text:change-id="ct50143072"/><text:span text:style-name="T6">in</text:span><text:span text:style-name="T9"> </text:span><text:change-end text:change-id="ct50143072"/><text:span text:style-name="T6">the</text:span><text:span text:style-name="T9"> </text:span><text:change-start text:change-id="ct50148016"/><text:span text:style-name="T9">U.S.</text:span><text:change-end text:change-id="ct50148016"/><text:change text:change-id="ct50148224"/><text:span text:style-name="T6">.</text:span><text:span text:style-name="T376"> </text:span><text:span text:style-name="T6">Similarly,</text:span><text:span text:style-name="T8"> </text:span><text:a xlink:type="simple" xlink:href="#_bookmark102" text:style-name="Internet_20_link" text:visited-style-name="Visited_20_Internet_20_Link"><text:span text:style-name="T6">Xia</text:span></text:a><text:a xlink:type="simple" xlink:href="#_bookmark102" text:style-name="Internet_20_link" text:visited-style-name="Visited_20_Internet_20_Link"><text:span text:style-name="T9"> </text:span></text:a><text:a xlink:type="simple" xlink:href="#_bookmark102" text:style-name="Internet_20_link" text:visited-style-name="Visited_20_Internet_20_Link"><text:span text:style-name="T6">et</text:span></text:a><text:a xlink:type="simple" xlink:href="#_bookmark102" text:style-name="Internet_20_link" text:visited-style-name="Visited_20_Internet_20_Link"><text:span text:style-name="T9"> </text:span></text:a><text:a xlink:type="simple" xlink:href="#_bookmark102" text:style-name="Internet_20_link" text:visited-style-name="Visited_20_Internet_20_Link"><text:span text:style-name="T6">al.</text:span></text:a><text:span text:style-name="T9"> </text:span><text:a xlink:type="simple" xlink:href="#_bookmark102" text:style-name="Internet_20_link" text:visited-style-name="Visited_20_Internet_20_Link"><text:span text:style-name="T6">(1999)</text:span></text:a><text:span text:style-name="T8"> </text:span><text:span text:style-name="T6">also</text:span><text:span text:style-name="T9"> </text:span><text:span text:style-name="T6">found</text:span><text:span text:style-name="T9"> </text:span><text:span text:style-name="T6">that</text:span><text:span text:style-name="T10"> </text:span><text:span text:style-name="T6">the</text:span><text:span text:style-name="T9"> </text:span><text:span text:style-name="T6">MLR</text:span><text:span text:style-name="T9"> </text:span><text:span text:style-name="T6">method</text:span><text:span text:style-name="T8"> </text:span><text:span text:style-name="T6">was</text:span><text:span text:style-name="T414"> </text:span><text:span text:style-name="T6">consistently</text:span><text:span text:style-name="T312"> </text:span><text:span text:style-name="T6">the</text:span><text:span text:style-name="T22"> </text:span><text:span text:style-name="T6">most</text:span><text:span text:style-name="T22"> </text:span><text:span text:style-name="T6">accurate</text:span><text:span text:style-name="T22"> </text:span><text:span text:style-name="T6">out</text:span><text:span text:style-name="T22"> </text:span><text:span text:style-name="T3">of</text:span><text:span text:style-name="T22"> </text:span><text:span text:style-name="T6">the</text:span><text:span text:style-name="T22"> </text:span><text:span text:style-name="T6">six</text:span><text:span text:style-name="T306"> </text:span><text:span text:style-name="T6">classical</text:span><text:span text:style-name="T306"> </text:span><text:span text:style-name="T3">methods</text:span><text:span text:style-name="T22"> </text:span><text:span text:style-name="T6">tested</text:span><text:span text:style-name="T22"> </text:span><text:span text:style-name="T6">to</text:span><text:span text:style-name="T22"> </text:span><text:span text:style-name="T6">estimate</text:span><text:span text:style-name="T306"> </text:span><text:span text:style-name="T6">missing</text:span><text:span text:style-name="T306"> </text:span><text:span text:style-name="T6">daily</text:span><text:span text:style-name="T388"> </text:span><text:span text:style-name="T6">weather</text:span><text:span text:style-name="T281"> </text:span><text:span text:style-name="T6">data</text:span><text:span text:style-name="T336"> </text:span><text:span text:style-name="T6">in</text:span><text:span text:style-name="T336"> </text:span><text:span text:style-name="T6">Bavaria,</text:span><text:span text:style-name="T322"> </text:span><text:span text:style-name="T6">Germany.</text:span><text:span text:style-name="T318"> </text:span><text:span text:style-name="T6">One</text:span><text:span text:style-name="T336"> </text:span><text:span text:style-name="T6">of</text:span><text:span text:style-name="T336"> </text:span><text:span text:style-name="T6">the</text:span><text:span text:style-name="T336"> </text:span><text:span text:style-name="T6">advantage</text:span><text:span text:style-name="T336"> that </text:span><text:span text:style-name="T6">the</text:span><text:span text:style-name="T336"> </text:span><text:span text:style-name="T6">MLR</text:span><text:span text:style-name="T336"> </text:span><text:span text:style-name="T6">appro</text:span><text:soft-page-break/><text:span text:style-name="T6">ach</text:span><text:span text:style-name="T336"> </text:span><text:span text:style-name="T6">has</text:span><text:span text:style-name="T285"> </text:span><text:span text:style-name="T6">over</text:span><text:span text:style-name="T336"> </text:span><text:span text:style-name="T6">many</text:span><text:span text:style-name="T418"> </text:span><text:span text:style-name="T6">classical</text:span><text:span text:style-name="T33"> </text:span><text:span text:style-name="T6">methods</text:span><text:span text:style-name="T32"> </text:span><text:span text:style-name="T6">is</text:span><text:span text:style-name="T33"> </text:span><text:span text:style-name="T6">that</text:span><text:span text:style-name="T32"> </text:span><text:span text:style-name="T6">it</text:span><text:span text:style-name="T32"> </text:span><text:span text:style-name="T6">can</text:span><text:span text:style-name="T19"> </text:span><text:span text:style-name="T176">indirectly </text:span><text:span text:style-name="T6">account</text:span><text:span text:style-name="T32"> </text:span><text:span text:style-name="T6">for</text:span><text:span text:style-name="T33"> </text:span><text:span text:style-name="T6">local</text:span><text:span text:style-name="T32"> </text:span><text:span text:style-name="T6">effects, such as</text:span><text:span text:style-name="T378"> </text:span><text:span text:style-name="T6">topography,</text:span><text:span text:style-name="T32"> </text:span><text:span text:style-name="T6">land</text:span><text:span text:style-name="T33"> </text:span><text:span text:style-name="T6">cover,</text:span><text:span text:style-name="T33"> </text:span><text:span text:style-name="T6">land</text:span><text:span text:style-name="T32"> </text:span><text:span text:style-name="T6">use and</text:span><text:span text:style-name="T398"> </text:span><text:span text:style-name="T6">surface</text:span><text:span text:style-name="T29"> </text:span><text:span text:style-name="T6">water.</text:span></text:p>
      <text:p text:style-name="P113"/>
      <text:p text:style-name="P46"><text:span text:style-name="T444">However,</text:span><text:span text:style-name="T102"> </text:span><text:span text:style-name="T444">weighing</text:span><text:span text:style-name="T392"> </text:span><text:span text:style-name="T444">and</text:span><text:span text:style-name="T273"> </text:span><text:span text:style-name="T444">regression-based</text:span><text:span text:style-name="T236"> </text:span><text:span text:style-name="T444">techniques,</text:span><text:span text:style-name="T102"> </text:span><text:span text:style-name="T89">including</text:span><text:span text:style-name="T273"> </text:span><text:span text:style-name="T444">the</text:span><text:span text:style-name="T273"> </text:span><text:span text:style-name="T444">MLR</text:span><text:span text:style-name="T273"> </text:span><text:span text:style-name="T444">method,</text:span><text:span text:style-name="T161"> </text:span><text:span text:style-name="T444">all tend to o</text:span><text:span text:style-name="T443">verestimate the number of rainy days, while heavy precipitation events are systematically underestimated. Hence, the rainfall probability distribution is usually not preserved with these techniques. However, </text:span><text:a xlink:type="simple" xlink:href="#_bookmark97" text:style-name="Internet_20_link" text:visited-style-name="Visited_20_Internet_20_Link"><text:span text:style-name="T443">Simolo</text:span></text:a><text:a xlink:type="simple" xlink:href="#_bookmark97" text:style-name="Internet_20_link" text:visited-style-name="Visited_20_Internet_20_Link"><text:span text:style-name="T443"> </text:span></text:a><text:a xlink:type="simple" xlink:href="#_bookmark97" text:style-name="Internet_20_link" text:visited-style-name="Visited_20_Internet_20_Link"><text:span text:style-name="T443">et</text:span></text:a><text:a xlink:type="simple" xlink:href="#_bookmark97" text:style-name="Internet_20_link" text:visited-style-name="Visited_20_Internet_20_Link"><text:span text:style-name="T443"> </text:span></text:a><text:a xlink:type="simple" xlink:href="#_bookmark97" text:style-name="Internet_20_link" text:visited-style-name="Visited_20_Internet_20_Link"><text:span text:style-name="T443">al.</text:span></text:a><text:span text:style-name="T443"> </text:span><text:a xlink:type="simple" xlink:href="#_bookmark97" text:style-name="Internet_20_link" text:visited-style-name="Visited_20_Internet_20_Link"><text:span text:style-name="T443">(2010)</text:span></text:a><text:span text:style-name="T443"> have proposed a two-step procedure to modify the MLR method to address these issues.</text:span></text:p>
      <text:p text:style-name="P2"><text:span text:style-name="T6">In</text:span><text:span text:style-name="T429"> </text:span><text:span text:style-name="T6">recent</text:span><text:span text:style-name="T429"> </text:span><text:span text:style-name="T6">years,</text:span><text:span text:style-name="T209"> </text:span><text:span text:style-name="T6">the</text:span><text:span text:style-name="T429"> </text:span><text:span text:style-name="T6">estimation</text:span><text:span text:style-name="T426"> </text:span><text:span text:style-name="T6">of</text:span><text:span text:style-name="T429"> </text:span><text:span text:style-name="T6">missing</text:span><text:span text:style-name="T429"> </text:span><text:span text:style-name="T6">daily</text:span><text:span text:style-name="T426"> </text:span><text:span text:style-name="T6">weather</text:span><text:span text:style-name="T429"> </text:span><text:span text:style-name="T6">data</text:span><text:span text:style-name="T429"> </text:span><text:span text:style-name="T6">using</text:span><text:span text:style-name="T429"> </text:span><text:span text:style-name="T6">artificial</text:span><text:span text:style-name="T426"> </text:span><text:span text:style-name="T6">intelligence</text:span><text:span text:style-name="T398"> </text:span><text:span text:style-name="T6">techniques</text:span><text:span text:style-name="T301"> </text:span><text:span text:style-name="T6">have</text:span><text:span text:style-name="T301"> </text:span><text:span text:style-name="T6">been</text:span><text:span text:style-name="T301"> </text:span><text:span text:style-name="T6">the</text:span><text:span text:style-name="T301"> </text:span><text:span text:style-name="T6">subject</text:span><text:span text:style-name="T11"> </text:span><text:span text:style-name="T6">of</text:span><text:span text:style-name="T301"> </text:span><text:span text:style-name="T6">many</text:span><text:span text:style-name="T301"> </text:span><text:span text:style-name="T6">research</text:span><text:span text:style-name="T301"> </text:span><text:span text:style-name="T6">studies</text:span><text:span text:style-name="T11"> </text:span><text:change-start text:change-id="ct47060816"/><text:span text:style-name="T11">(</text:span><text:change-end text:change-id="ct47060816"/><text:a xlink:type="simple" xlink:href="#_bookmark83" text:style-name="Internet_20_link" text:visited-style-name="Visited_20_Internet_20_Link"><text:span text:style-name="T6">Abebe</text:span></text:a><text:a xlink:type="simple" xlink:href="#_bookmark83" text:style-name="Internet_20_link" text:visited-style-name="Visited_20_Internet_20_Link"><text:span text:style-name="T11"> </text:span></text:a><text:a xlink:type="simple" xlink:href="#_bookmark83" text:style-name="Internet_20_link" text:visited-style-name="Visited_20_Internet_20_Link"><text:span text:style-name="T6">et</text:span></text:a><text:a xlink:type="simple" xlink:href="#_bookmark83" text:style-name="Internet_20_link" text:visited-style-name="Visited_20_Internet_20_Link"><text:span text:style-name="T301"> </text:span></text:a><text:a xlink:type="simple" xlink:href="#_bookmark83" text:style-name="Internet_20_link" text:visited-style-name="Visited_20_Internet_20_Link"><text:span text:style-name="T6">al.</text:span></text:a><text:change-start text:change-id="ct50271440"/><text:span text:style-name="T6">, </text:span><text:change-end text:change-id="ct50271440"/><text:change text:change-id="ct50271728"/><text:a xlink:type="simple" xlink:href="#_bookmark83" text:style-name="Internet_20_link" text:visited-style-name="Visited_20_Internet_20_Link"><text:span text:style-name="T6">2000</text:span></text:a><text:change text:change-id="ct50249888"/><text:a xlink:type="simple" xlink:href="#_bookmark83" text:style-name="Internet_20_link" text:visited-style-name="Visited_20_Internet_20_Link"><text:span text:style-name="T6">;</text:span></text:a><text:span text:style-name="T301"> </text:span><text:a xlink:type="simple" xlink:href="#_bookmark87" text:style-name="Internet_20_link" text:visited-style-name="Visited_20_Internet_20_Link"><text:span text:style-name="T6">Coulibaly</text:span></text:a><text:a xlink:type="simple" xlink:href="#_bookmark87" text:style-name="Internet_20_link" text:visited-style-name="Visited_20_Internet_20_Link"><text:span text:style-name="T395"> </text:span></text:a><text:a xlink:type="simple" xlink:href="#_bookmark87" text:style-name="Internet_20_link" text:visited-style-name="Visited_20_Internet_20_Link"><text:span text:style-name="T6">and</text:span></text:a><text:span text:style-name="T42"> </text:span><text:a xlink:type="simple" xlink:href="#_bookmark87" text:style-name="Internet_20_link" text:visited-style-name="Visited_20_Internet_20_Link"><text:span text:style-name="T6">Evora</text:span></text:a><text:change-start text:change-id="ct49573808"/><text:span text:style-name="T6">,</text:span><text:change-end text:change-id="ct49573808"/><text:span text:style-name="T12"> </text:span><text:change text:change-id="ct47460176"/><text:a xlink:type="simple" xlink:href="#_bookmark87" text:style-name="Internet_20_link" text:visited-style-name="Visited_20_Internet_20_Link"><text:span text:style-name="T6">2007</text:span></text:a><text:change text:change-id="ct50207632"/><text:a xlink:type="simple" xlink:href="#_bookmark87" text:style-name="Internet_20_link" text:visited-style-name="Visited_20_Internet_20_Link"><text:span text:style-name="T6">;</text:span></text:a><text:span text:style-name="T41"> </text:span><text:a xlink:type="simple" xlink:href="#_bookmark92" text:style-name="Internet_20_link" text:visited-style-name="Visited_20_Internet_20_Link"><text:span text:style-name="T6">Kashani</text:span></text:a><text:a xlink:type="simple" xlink:href="#_bookmark92" text:style-name="Internet_20_link" text:visited-style-name="Visited_20_Internet_20_Link"><text:span text:style-name="T41"> </text:span></text:a><text:a xlink:type="simple" xlink:href="#_bookmark92" text:style-name="Internet_20_link" text:visited-style-name="Visited_20_Internet_20_Link"><text:span text:style-name="T6">and</text:span></text:a><text:a xlink:type="simple" xlink:href="#_bookmark92" text:style-name="Internet_20_link" text:visited-style-name="Visited_20_Internet_20_Link"><text:span text:style-name="T41"> </text:span></text:a><text:a xlink:type="simple" xlink:href="#_bookmark92" text:style-name="Internet_20_link" text:visited-style-name="Visited_20_Internet_20_Link"><text:span text:style-name="T6">Dinpashoh</text:span></text:a><text:change-start text:change-id="ct50119360"/><text:span text:style-name="T6">,</text:span><text:change-end text:change-id="ct50119360"/><text:span text:style-name="T12"> </text:span><text:change text:change-id="ct50202848"/><text:a xlink:type="simple" xlink:href="#_bookmark92" text:style-name="Internet_20_link" text:visited-style-name="Visited_20_Internet_20_Link"><text:span text:style-name="T6">2011</text:span></text:a><text:change text:change-id="ct50295184"/><text:a xlink:type="simple" xlink:href="#_bookmark92" text:style-name="Internet_20_link" text:visited-style-name="Visited_20_Internet_20_Link"><text:span text:style-name="T6">;</text:span></text:a><text:span text:style-name="T41"> </text:span><text:a xlink:type="simple" xlink:href="#_bookmark94" text:style-name="Internet_20_link" text:visited-style-name="Visited_20_Internet_20_Link"><text:span text:style-name="T6">Kim</text:span></text:a><text:a xlink:type="simple" xlink:href="#_bookmark94" text:style-name="Internet_20_link" text:visited-style-name="Visited_20_Internet_20_Link"><text:span text:style-name="T12"> </text:span></text:a><text:a xlink:type="simple" xlink:href="#_bookmark94" text:style-name="Internet_20_link" text:visited-style-name="Visited_20_Internet_20_Link"><text:span text:style-name="T6">and</text:span></text:a><text:a xlink:type="simple" xlink:href="#_bookmark94" text:style-name="Internet_20_link" text:visited-style-name="Visited_20_Internet_20_Link"><text:span text:style-name="T41"> </text:span></text:a><text:a xlink:type="simple" xlink:href="#_bookmark94" text:style-name="Internet_20_link" text:visited-style-name="Visited_20_Internet_20_Link"><text:span text:style-name="T6">Ahn</text:span></text:a><text:change-start text:change-id="ct50225392"/><text:span text:style-name="T6">,</text:span><text:change-end text:change-id="ct50225392"/><text:span text:style-name="T12"> </text:span><text:change text:change-id="ct50214176"/><text:a xlink:type="simple" xlink:href="#_bookmark94" text:style-name="Internet_20_link" text:visited-style-name="Visited_20_Internet_20_Link"><text:span text:style-name="T3">200</text:span></text:a><text:span text:style-name="T3">8</text:span><text:change text:change-id="ct50266864"/><text:span text:style-name="T3">;</text:span><text:span text:style-name="T41"> </text:span><text:a xlink:type="simple" xlink:href="#_bookmark99" text:style-name="Internet_20_link" text:visited-style-name="Visited_20_Internet_20_Link"><text:span text:style-name="T6">Srikanthan</text:span></text:a><text:a xlink:type="simple" xlink:href="#_bookmark99" text:style-name="Internet_20_link" text:visited-style-name="Visited_20_Internet_20_Link"><text:span text:style-name="T12"> </text:span></text:a><text:a xlink:type="simple" xlink:href="#_bookmark99" text:style-name="Internet_20_link" text:visited-style-name="Visited_20_Internet_20_Link"><text:span text:style-name="T6">et</text:span></text:a><text:a xlink:type="simple" xlink:href="#_bookmark99" text:style-name="Internet_20_link" text:visited-style-name="Visited_20_Internet_20_Link"><text:span text:style-name="T41"> </text:span></text:a><text:a xlink:type="simple" xlink:href="#_bookmark99" text:style-name="Internet_20_link" text:visited-style-name="Visited_20_Internet_20_Link"><text:span text:style-name="T6">al.</text:span></text:a><text:span text:style-name="T12"> </text:span><text:change text:change-id="ct50141648"/><text:a xlink:type="simple" xlink:href="#_bookmark99" text:style-name="Internet_20_link" text:visited-style-name="Visited_20_Internet_20_Link"><text:span text:style-name="T6">2005</text:span></text:a><text:change text:change-id="ct49584896"/><text:a xlink:type="simple" xlink:href="#_bookmark99" text:style-name="Internet_20_link" text:visited-style-name="Visited_20_Internet_20_Link"><text:span text:style-name="T6">;</text:span></text:a><text:span text:style-name="T267"> </text:span><text:a xlink:type="simple" xlink:href="#_bookmark100" text:style-name="Internet_20_link" text:visited-style-name="Visited_20_Internet_20_Link"><text:span text:style-name="T6">Teegavarapu</text:span></text:a><text:a xlink:type="simple" xlink:href="#_bookmark100" text:style-name="Internet_20_link" text:visited-style-name="Visited_20_Internet_20_Link"><text:span text:style-name="T2"> </text:span></text:a><text:a xlink:type="simple" xlink:href="#_bookmark100" text:style-name="Internet_20_link" text:visited-style-name="Visited_20_Internet_20_Link"><text:span text:style-name="T6">and</text:span></text:a><text:a xlink:type="simple" xlink:href="#_bookmark100" text:style-name="Internet_20_link" text:visited-style-name="Visited_20_Internet_20_Link"><text:span text:style-name="T1"> </text:span></text:a><text:a xlink:type="simple" xlink:href="#_bookmark100" text:style-name="Internet_20_link" text:visited-style-name="Visited_20_Internet_20_Link"><text:span text:style-name="T6">Chandramouli</text:span></text:a><text:change-start text:change-id="ct47448400"/><text:span text:style-name="T6">,</text:span><text:change-end text:change-id="ct47448400"/><text:span text:style-name="T281"> </text:span><text:change text:change-id="ct47245120"/><text:a xlink:type="simple" xlink:href="#_bookmark100" text:style-name="Internet_20_link" text:visited-style-name="Visited_20_Internet_20_Link"><text:span text:style-name="T3">20</text:span></text:a><text:span text:style-name="T3">05).</text:span><text:span text:style-name="T12"> </text:span><text:a xlink:type="simple" xlink:href="#_bookmark92" text:style-name="Internet_20_link" text:visited-style-name="Visited_20_Internet_20_Link"><text:span text:style-name="T6">Kashani</text:span></text:a><text:a xlink:type="simple" xlink:href="#_bookmark92" text:style-name="Internet_20_link" text:visited-style-name="Visited_20_Internet_20_Link"><text:span text:style-name="T285"> </text:span></text:a><text:a xlink:type="simple" xlink:href="#_bookmark92" text:style-name="Internet_20_link" text:visited-style-name="Visited_20_Internet_20_Link"><text:span text:style-name="T3">and</text:span></text:a><text:a xlink:type="simple" xlink:href="#_bookmark92" text:style-name="Internet_20_link" text:visited-style-name="Visited_20_Internet_20_Link"><text:span text:style-name="T1"> </text:span></text:a><text:a xlink:type="simple" xlink:href="#_bookmark92" text:style-name="Internet_20_link" text:visited-style-name="Visited_20_Internet_20_Link"><text:span text:style-name="T6">Dinpashoh</text:span></text:a><text:span text:style-name="T2"> </text:span><text:a xlink:type="simple" xlink:href="#_bookmark92" text:style-name="Internet_20_link" text:visited-style-name="Visited_20_Internet_20_Link"><text:span text:style-name="T6">(2011)</text:span></text:a><text:span text:style-name="T1"> </text:span><text:span text:style-name="T6">found</text:span><text:span text:style-name="T285"> </text:span><text:span text:style-name="T3">that</text:span><text:span text:style-name="T1"> </text:span><text:span text:style-name="T6">these</text:span><text:span text:style-name="T2"> </text:span><text:span text:style-name="T6">new</text:span><text:span text:style-name="T142"> </text:span><text:span text:style-name="T6">data-driven</text:span><text:span text:style-name="T34"> </text:span><text:span text:style-name="T6">methods,</text:span><text:span text:style-name="T255"> </text:span><text:span text:style-name="T6">more</text:span><text:span text:style-name="T34"> </text:span><text:span text:style-name="T6">specifically</text:span><text:span text:style-name="T23"> </text:span><text:span text:style-name="T6">the</text:span><text:span text:style-name="T255"> </text:span><text:span text:style-name="T6">artificial</text:span><text:span text:style-name="T25"> </text:span><text:span text:style-name="T6">neural</text:span><text:span text:style-name="T255"> </text:span><text:span text:style-name="T3">network</text:span><text:span text:style-name="T25"> </text:span><text:span text:style-name="T6">and</text:span><text:span text:style-name="T255"> </text:span><text:span text:style-name="T6">the</text:span><text:span text:style-name="T25"> </text:span><text:span text:style-name="T6">genetic</text:span><text:span text:style-name="T255"> </text:span><text:span text:style-name="T6">programming</text:span><text:span text:style-name="T269"> </text:span><text:span text:style-name="T6">techniques,</text:span><text:span text:style-name="T3"> </text:span><text:span text:style-name="T6">outperformed</text:span><text:span text:style-name="T3"> </text:span><text:span text:style-name="T6">the</text:span><text:span text:style-name="T3"> </text:span><text:span text:style-name="T6">classical</text:span><text:span text:style-name="T3"> </text:span><text:span text:style-name="T6">application</text:span><text:span text:style-name="T3"> </text:span><text:span text:style-name="T6">of</text:span><text:span text:style-name="T3"> </text:span><text:span text:style-name="T6">the</text:span><text:span text:style-name="T3"> </text:span><text:span text:style-name="T6">MLR</text:span><text:span text:style-name="T3"> </text:span><text:span text:style-name="T6">approach</text:span><text:span text:style-name="T3"> </text:span><text:span text:style-name="T6">for</text:span><text:span text:style-name="T3"> </text:span><text:span text:style-name="T6">three</text:span><text:span text:style-name="T3"> </text:span><text:span text:style-name="T6">different</text:span><text:span text:style-name="T3"> </text:span><text:span text:style-name="T6">climates</text:span><text:span text:style-name="T399"> </text:span><text:span text:style-name="T6">in</text:span><text:span text:style-name="T306"> </text:span><text:span text:style-name="T6">Iran.</text:span><text:span text:style-name="T384"> </text:span><text:span text:style-name="T6">Artificial</text:span><text:span text:style-name="T312"> </text:span><text:span text:style-name="T6">intelligence</text:span><text:span text:style-name="T22"> </text:span><text:span text:style-name="T6">techniques</text:span><text:span text:style-name="T306"> </text:span><text:span text:style-name="T6">are</text:span><text:span text:style-name="T306"> </text:span><text:span text:style-name="T6">interesting</text:span><text:span text:style-name="T22"> </text:span><text:span text:style-name="T6">because,</text:span><text:span text:style-name="T395"> </text:span><text:span text:style-name="T6">unlike</text:span><text:span text:style-name="T22"> </text:span><text:span text:style-name="T6">the</text:span><text:span text:style-name="T312"> </text:span><text:span text:style-name="T6">classical</text:span><text:span text:style-name="T306"> </text:span><text:span text:style-name="T6">weighing</text:span><text:span text:style-name="T414"> </text:span><text:span text:style-name="T6">and</text:span><text:span text:style-name="T33"> </text:span><text:span text:style-name="T3">regression-based</text:span><text:span text:style-name="T19"> </text:span><text:span text:style-name="T6">methods,</text:span><text:span text:style-name="T32"> </text:span><text:span text:style-name="T6">they</text:span><text:span text:style-name="T19"> </text:span><text:span text:style-name="T6">are</text:span><text:span text:style-name="T33"> </text:span><text:span text:style-name="T6">able</text:span><text:span text:style-name="T19"> </text:span><text:span text:style-name="T6">to</text:span><text:span text:style-name="T19"> </text:span><text:span text:style-name="T3">reflect</text:span><text:span text:style-name="T33"> </text:span><text:span text:style-name="T6">the</text:span><text:span text:style-name="T19"> </text:span><text:span text:style-name="T3">inherently</text:span><text:span text:style-name="T33"> </text:span><text:span text:style-name="T6">stochastic</text:span><text:span text:style-name="T19"> </text:span><text:span text:style-name="T6">nature</text:span><text:span text:style-name="T33"> </text:span><text:span text:style-name="T6">of</text:span><text:span text:style-name="T19"> </text:span><text:span text:style-name="T6">natural</text:span><text:span text:style-name="T427"> </text:span><text:span text:style-name="T6">processes.</text:span><text:span text:style-name="T8"> </text:span><text:span text:style-name="T3">Nevertheless,</text:span><text:span text:style-name="T13"> </text:span><text:change text:change-id="ct50402208"/><text:a xlink:type="simple" xlink:href="#_bookmark92" text:style-name="Internet_20_link" text:visited-style-name="Visited_20_Internet_20_Link"><text:span text:style-name="T6">Kashani</text:span></text:a><text:a xlink:type="simple" xlink:href="#_bookmark92" text:style-name="Internet_20_link" text:visited-style-name="Visited_20_Internet_20_Link"><text:span text:style-name="T14"> </text:span></text:a><text:a xlink:type="simple" xlink:href="#_bookmark92" text:style-name="Internet_20_link" text:visited-style-name="Visited_20_Internet_20_Link"><text:span text:style-name="T6">and</text:span></text:a><text:a xlink:type="simple" xlink:href="#_bookmark92" text:style-name="Internet_20_link" text:visited-style-name="Visited_20_Internet_20_Link"><text:span text:style-name="T14"> </text:span></text:a><text:a xlink:type="simple" xlink:href="#_bookmark92" text:style-name="Internet_20_link" text:visited-style-name="Visited_20_Internet_20_Link"><text:span text:style-name="T6">Dinpashoh</text:span></text:a><text:span text:style-name="T13"> </text:span><text:a xlink:type="simple" xlink:href="#_bookmark92" text:style-name="Internet_20_link" text:visited-style-name="Visited_20_Internet_20_Link"><text:span text:style-name="T6">(2011)</text:span></text:a><text:span text:style-name="T14"> </text:span><text:change text:change-id="ct50422928"/><text:change-start text:change-id="ct50421808"/><text:span text:style-name="T6">concluded</text:span><text:change-end text:change-id="ct50421808"/><text:span text:style-name="T14"> </text:span><text:span text:style-name="T6">that</text:span><text:span text:style-name="T13"> </text:span><text:span text:style-name="T6">the</text:span><text:span text:style-name="T14"> </text:span><text:span text:style-name="T6">MLR</text:span><text:span text:style-name="T264"> </text:span><text:span text:style-name="T6">method</text:span><text:span text:style-name="T336"> </text:span><text:span text:style-name="T6">was</text:span><text:span text:style-name="T336"> </text:span><text:span text:style-name="T6">an</text:span><text:span text:style-name="T336"> </text:span><text:span text:style-name="T6">appropriate</text:span><text:span text:style-name="T289"> </text:span><text:span text:style-name="T3">technique</text:span><text:change text:change-id="ct50446992"/><text:change-start text:change-id="ct50444016"/><text:span text:style-name="T3"> as it </text:span><text:change-end text:change-id="ct50444016"/><text:change-start text:change-id="ct50448144"/><text:span text:style-name="T3">performed </text:span><text:change-end text:change-id="ct50448144"/><text:change-start text:change-id="ct50449472"/><text:span text:style-name="T3">best?</text:span><text:change-end text:change-id="ct50449472"/><text:span text:style-name="T318"> </text:span><text:span text:style-name="T6">among</text:span><text:span text:style-name="T289"> </text:span><text:span text:style-name="T6">the</text:span><text:span text:style-name="T336"> </text:span><text:span text:style-name="T6">eight</text:span><text:span text:style-name="T289"> </text:span><text:span text:style-name="T6">traditional</text:span><text:span text:style-name="T381"> </text:span><text:span text:style-name="T6">methods</text:span><text:span text:style-name="T336"> </text:span><text:span text:style-name="T6">tested,</text:span><text:span text:style-name="T378"> </text:span><text:span text:style-name="T6">for</text:span><text:span text:style-name="T381"> </text:span><text:span text:style-name="T6">all</text:span><text:span text:style-name="T289"> </text:span><text:span text:style-name="T6">the</text:span><text:span text:style-name="T98"> </text:span><text:span text:style-name="T6">weather</text:span><text:span text:style-name="T422"> </text:span><text:span text:style-name="T6">variables</text:span><text:span text:style-name="T16"> </text:span><text:span text:style-name="T6">(air</text:span><text:span text:style-name="T422"> </text:span><text:span text:style-name="T3">temperature,</text:span><text:span text:style-name="T431"> </text:span><text:span text:style-name="T6">wind</text:span><text:span text:style-name="T422"> </text:span><text:span text:style-name="T6">speed,</text:span><text:span text:style-name="T431"> </text:span><text:span text:style-name="T6">relative</text:span><text:span text:style-name="T368"> </text:span><text:span text:style-name="T6">humidity</text:span><text:change text:change-id="ct50497152"/><text:span text:style-name="T426"> </text:span><text:span text:style-name="T6">and</text:span><text:span text:style-name="T422"> </text:span><text:span text:style-name="T3">precipitation)</text:span><text:span text:style-name="T15"> </text:span><text:change text:change-id="ct50498144"/><text:change-start text:change-id="ct50505456"/><text:span text:style-name="T6">for</text:span><text:change-end text:change-id="ct50505456"/><text:span text:style-name="T379"> </text:span><text:span text:style-name="T6">different</text:span><text:span text:style-name="T3"> </text:span><text:span text:style-name="T6">climate </text:span><text:span text:style-name="T3">conditions </text:span><text:span text:style-name="T6">(dry</text:span><text:span text:style-name="T3"> </text:span><text:span text:style-name="T6">to</text:span><text:span text:style-name="T3"> </text:span><text:span text:style-name="T6">extra</text:span><text:span text:style-name="T3"> </text:span><text:span text:style-name="T6">humid</text:span><text:span text:style-name="T3"> </text:span><text:span text:style-name="T6">conditions)</text:span><text:span text:style-name="T3"> </text:span><text:change text:change-id="ct50502064"/><text:a xlink:type="simple" xlink:href="#_bookmark92" text:style-name="Internet_20_link" text:visited-style-name="Visited_20_Internet_20_Link"><text:span text:style-name="T6">(Kashani</text:span></text:a><text:a xlink:type="simple" xlink:href="#_bookmark92" text:style-name="Internet_20_link" text:visited-style-name="Visited_20_Internet_20_Link"><text:span text:style-name="T3"> </text:span></text:a><text:a xlink:type="simple" xlink:href="#_bookmark92" text:style-name="Internet_20_link" text:visited-style-name="Visited_20_Internet_20_Link"><text:span text:style-name="T6">and</text:span></text:a><text:a xlink:type="simple" xlink:href="#_bookmark92" text:style-name="Internet_20_link" text:visited-style-name="Visited_20_Internet_20_Link"><text:span text:style-name="T3"> </text:span></text:a><text:a xlink:type="simple" xlink:href="#_bookmark92" text:style-name="Internet_20_link" text:visited-style-name="Visited_20_Internet_20_Link"><text:span text:style-name="T6">Dinpashoh,</text:span></text:a><text:span text:style-name="T3"> </text:span><text:a xlink:type="simple" xlink:href="#_bookmark92" text:style-name="Internet_20_link" text:visited-style-name="Visited_20_Internet_20_Link"><text:span text:style-name="T3">2011</text:span></text:a><text:span text:style-name="T3">).</text:span></text:p>
      <text:p text:style-name="P21"/>
      <text:list xml:id="list122512412258638" text:continue-numbering="true" text:style-name="WWNum4">
        <text:list-item>
          <text:list>
            <text:list-item>
              <text:h text:style-name="P119" text:outline-level="2"><text:bookmark text:name="Description_of_the_method"/><text:bookmark text:name="_bookmark55"/><text:span text:style-name="T360">Description</text:span><text:span text:style-name="T189"> </text:span><text:span text:style-name="T360">of</text:span><text:span text:style-name="T194"> </text:span><text:span text:style-name="T360">the</text:span><text:span text:style-name="T189"> </text:span><text:span text:style-name="T360">method</text:span></text:h>
            </text:list-item>
          </text:list>
        </text:list-item>
      </text:list>
      <text:p text:style-name="P29">Although there exist various methods to estimate missing daily weather data that are well covered in textbooks and technical papers, few tools to perform this task efficiently and conveniently are available. The implementation of some of the more complex (and often most accurate) methods discussed in the above section can be a troublesome and even daunting task for a research study that is not directly related to the fields of meteorology o<text:span text:style-name="T6">r</text:span><text:span text:style-name="T31"> </text:span><text:span text:style-name="T3">geostatistics.</text:span><text:span text:style-name="T336"> </text:span><text:span text:style-name="T6">Because</text:span><text:span text:style-name="T31"> </text:span><text:span text:style-name="T6">of</text:span><text:span text:style-name="T32"> </text:span><text:span text:style-name="T6">time</text:span><text:span text:style-name="T31"> </text:span><text:span text:style-name="T6">and</text:span><text:span text:style-name="T31"> </text:span><text:span text:style-name="T6">resource</text:span><text:span text:style-name="T31"> </text:span><text:span text:style-name="T6">constraints,</text:span><text:span text:style-name="T32"> </text:span><text:span text:style-name="T6">it</text:span><text:span text:style-name="T31"> </text:span><text:span text:style-name="T6">could</text:span><text:span text:style-name="T129"> </text:span><text:span text:style-name="T6">be</text:span><text:span text:style-name="T9"> </text:span><text:span text:style-name="T6">tempting</text:span><text:span text:style-name="T9"> </text:span><text:span text:style-name="T6">to</text:span><text:span text:style-name="T9"> </text:span><text:span text:style-name="T3">handle</text:span><text:span text:style-name="T9"> </text:span><text:span text:style-name="T6">the</text:span><text:span text:style-name="T9"> </text:span><text:span text:style-name="T6">problem</text:span><text:span text:style-name="T8"> </text:span><text:span text:style-name="T6">of</text:span><text:span text:style-name="T232"> </text:span><text:span text:style-name="T6">missing</text:span><text:span text:style-name="T9"> </text:span><text:span text:style-name="T6">daily</text:span><text:span text:style-name="T9"> </text:span><text:span text:style-name="T6">weather</text:span><text:span text:style-name="T9"> </text:span><text:span text:style-name="T6">data</text:span><text:span text:style-name="T8"> </text:span><text:span text:style-name="T6">with</text:span><text:span text:style-name="T232"> </text:span><text:span text:style-name="T6">a</text:span><text:span text:style-name="T9"> </text:span><text:span text:style-name="T6">simple</text:span><text:span text:style-name="T233"> </text:span><text:span text:style-name="T6">method</text:span><text:span text:style-name="T13"> </text:span><text:span text:style-name="T6">that</text:span><text:span text:style-name="T14"> will not provide accurate estimates </text:span><text:span text:style-name="T165">of the missing values </text:span><text:span text:style-name="T14">for the given dataset</text:span><text:span text:style-name="T6">.</text:span></text:p>
      <text:p text:style-name="P3"><text:change text:change-id="ct46369968"/><text:change-start text:change-id="ct49237344"/><text:span text:style-name="T6">F</text:span><text:change-end text:change-id="ct49237344"/><text:span text:style-name="T6">or</text:span><text:span text:style-name="T14"> </text:span><text:change text:change-id="ct46373136"/><text:change-start text:change-id="ct50544240"/><text:span text:style-name="T6">instance, the use </text:span><text:change-end text:change-id="ct50544240"/><text:span text:style-name="T6">of</text:span><text:span text:style-name="T122"> </text:span><text:change text:change-id="ct49605408"/><text:span text:style-name="T6">a</text:span><text:span text:style-name="T17"> </text:span><text:span text:style-name="T6">simple</text:span><text:span text:style-name="T17"> </text:span><text:span text:style-name="T6">and</text:span><text:span text:style-name="T7"> </text:span><text:change text:change-id="ct49606256"/><text:change-start text:change-id="ct46796560"/><text:span text:style-name="T6">straightforward?</text:span><text:span text:style-name="T7"> </text:span><text:change-end text:change-id="ct46796560"/><text:span text:style-name="T6">within-station</text:span><text:span text:style-name="T17"> </text:span><text:change-start text:change-id="ct47063216"/><text:span text:style-name="T17">linear </text:span><text:change-end text:change-id="ct47063216"/><text:span text:style-name="T6">approach</text:span><text:span text:style-name="T7"> </text:span><text:change-start text:change-id="ct50207872"/><text:span text:style-name="T7">between tw</text:span><text:change-end text:change-id="ct50207872"/><text:change-start text:change-id="ct47042992"/><text:span text:style-name="T7">o dates </text:span><text:change-end text:change-id="ct47042992"/><text:change text:change-id="ct49604944"/><text:change-start text:change-id="ct47070320"/><text:span text:style-name="T6">to</text:span><text:span text:style-name="T8"> fill gaps in </text:span><text:change-end text:change-id="ct47070320"/><text:span text:style-name="T6">daily</text:span><text:span text:style-name="T8"> </text:span><text:span text:style-name="T6">air</text:span><text:span text:style-name="T8"> </text:span><text:span text:style-name="T3">temperature</text:span><text:span text:style-name="T9"> </text:span><text:span text:style-name="T6">and</text:span><text:span text:style-name="T8"> </text:span><text:span text:style-name="T6">precipitation</text:span><text:span text:style-name="T19"> </text:span><text:change text:change-id="ct50449104"/><text:span text:style-name="T6">is</text:span><text:span text:style-name="T10"> </text:span><text:span text:style-name="T6">not</text:span><text:span text:style-name="T8"> </text:span><text:change text:change-id="ct50228768"/><text:span text:style-name="T6">appropriate</text:span><text:span text:style-name="T8"> </text:span><text:change text:change-id="ct49601040"/><text:span text:style-name="T6">for</text:span><text:span text:style-name="T8"> </text:span><text:span text:style-name="T6">these</text:span><text:span text:style-name="T8"> </text:span><text:change text:change-id="ct46215408"/><text:change-start text:change-id="ct50253776"/><text:span text:style-name="T6">weather</text:span><text:span text:style-name="T8"> </text:span><text:change-end text:change-id="ct50253776"/><text:change text:change-id="ct50207104"/><text:span text:style-name="T6">data </text:span><text:a xlink:type="simple" xlink:href="#_bookmark90" text:style-name="Internet_20_link" text:visited-style-name="Visited_20_Internet_20_Link"><text:span text:style-name="T6">(Eischeid</text:span></text:a><text:a xlink:type="simple" xlink:href="#_bookmark90" text:style-name="Internet_20_link" text:visited-style-name="Visited_20_Internet_20_Link"><text:span text:style-name="T13"> </text:span></text:a><text:a xlink:type="simple" xlink:href="#_bookmark90" text:style-name="Internet_20_link" text:visited-style-name="Visited_20_Internet_20_Link"><text:span text:style-name="T6">et</text:span></text:a><text:a xlink:type="simple" xlink:href="#_bookmark90" text:style-name="Internet_20_link" text:visited-style-name="Visited_20_Internet_20_Link"><text:span text:style-name="T14"> </text:span></text:a><text:a xlink:type="simple" xlink:href="#_bookmark90" text:style-name="Internet_20_link" text:visited-style-name="Visited_20_Internet_20_Link"><text:span text:style-name="T6">al.,</text:span></text:a><text:span text:style-name="T13"> </text:span><text:a xlink:type="simple" xlink:href="#_bookmark90" text:style-name="Internet_20_link" text:visited-style-name="Visited_20_Internet_20_Link"><text:span text:style-name="T6">1995;</text:span></text:a><text:span text:style-name="T14"> </text:span><text:a xlink:type="simple" xlink:href="#_bookmark93" text:style-name="Internet_20_link" text:visited-style-name="Visited_20_Internet_20_Link"><text:span text:style-name="T6">Kemp</text:span></text:a><text:a xlink:type="simple" xlink:href="#_bookmark93" text:style-name="Internet_20_link" text:visited-style-name="Visited_20_Internet_20_Link"><text:span text:style-name="T14"> </text:span></text:a><text:a xlink:type="simple" xlink:href="#_bookmark93" text:style-name="Internet_20_link" text:visited-style-name="Visited_20_Internet_20_Link"><text:span text:style-name="T6">et</text:span></text:a><text:a xlink:type="simple" xlink:href="#_bookmark93" text:style-name="Internet_20_link" text:visited-style-name="Visited_20_Internet_20_Link"><text:span text:style-name="T13"> </text:span></text:a><text:a xlink:type="simple" xlink:href="#_bookmark93" text:style-name="Internet_20_link" text:visited-style-name="Visited_20_Internet_20_Link"><text:span text:style-name="T6">al.,</text:span></text:a><text:span text:style-name="T14"> </text:span><text:a xlink:type="simple" xlink:href="#_bookmark93" text:style-name="Internet_20_link" text:visited-style-name="Visited_20_Internet_20_Link"><text:span text:style-name="T6">1983;</text:span></text:a><text:span text:style-name="T14"> </text:span><text:a xlink:type="simple" xlink:href="#_bookmark97" text:style-name="Internet_20_link" text:visited-style-name="Visited_20_Internet_20_Link"><text:span text:style-name="T6">Simolo</text:span></text:a><text:a xlink:type="simple" xlink:href="#_bookmark97" text:style-name="Internet_20_link" text:visited-style-name="Visited_20_Internet_20_Link"><text:span text:style-name="T13"> </text:span></text:a><text:a xlink:type="simple" xlink:href="#_bookmark97" text:style-name="Internet_20_link" text:visited-style-name="Visited_20_Internet_20_Link"><text:span text:style-name="T6">et</text:span></text:a><text:a xlink:type="simple" xlink:href="#_bookmark97" text:style-name="Internet_20_link" text:visited-style-name="Visited_20_Internet_20_Link"><text:span text:style-name="T14"> </text:span></text:a><text:a xlink:type="simple" xlink:href="#_bookmark97" text:style-name="Internet_20_link" text:visited-style-name="Visited_20_Internet_20_Link"><text:span text:style-name="T6">al.,</text:span></text:a><text:span text:style-name="T14"> </text:span><text:a xlink:type="simple" xlink:href="#_bookmark97" text:style-name="Internet_20_link" text:visited-style-name="Visited_20_Internet_20_Link"><text:span text:style-name="T6">2010).</text:span></text:a><text:span text:style-name="T10"> </text:span></text:p>
      <text:p text:style-name="P96"/>
      <text:p text:style-name="P4"><text:span text:style-name="T6">The</text:span><text:span text:style-name="T3"> </text:span><text:span text:style-name="T6">method</text:span><text:span text:style-name="T3"> </text:span><text:span text:style-name="T6">for</text:span><text:span text:style-name="T3"> </text:span><text:span text:style-name="T6">filling</text:span><text:span text:style-name="T3"> </text:span><text:span text:style-name="T6">the</text:span><text:span text:style-name="T3"> </text:span><text:span text:style-name="T6">gaps</text:span><text:span text:style-name="T3"> </text:span><text:span text:style-name="T6">in</text:span><text:span text:style-name="T3"> </text:span><text:span text:style-name="T6">the</text:span><text:span text:style-name="T3"> </text:span><text:span text:style-name="T6">weather</text:span><text:span text:style-name="T3"> </text:span><text:span text:style-name="T6">time</text:span><text:span text:style-name="T3"> </text:span><text:span text:style-name="T6">series</text:span><text:span text:style-name="T3"> </text:span><text:span text:style-name="T6">of</text:span><text:span text:style-name="T3"> </text:span><text:span text:style-name="T6">air</text:span><text:span text:style-name="T3"> </text:span><text:span text:style-name="T6">temperature</text:span><text:span text:style-name="T3"> </text:span><text:span text:style-name="T6">and</text:span><text:span text:style-name="T3"> </text:span><text:span text:style-name="T6">precipitation</text:span><text:span text:style-name="T3"> </text:span><text:change-start text:change-id="ct49233120"/><text:span text:style-name="T3">in WHAT </text:span><text:change-end text:change-id="ct49233120"/><text:span text:style-name="T6">is</text:span><text:span text:style-name="T430"> </text:span><text:span text:style-name="T6">based</text:span><text:span text:style-name="T3"> </text:span><text:span text:style-name="T6">on</text:span><text:span text:style-name="T3"> </text:span><text:span text:style-name="T6">the</text:span><text:span text:style-name="T3"> </text:span><text:span text:style-name="T6">implementation</text:span><text:span text:style-name="T3"> </text:span><text:span text:style-name="T6">of</text:span><text:span text:style-name="T3"> </text:span><text:span text:style-name="T6">the</text:span><text:span text:style-name="T3"> </text:span><text:span text:style-name="T6">classical</text:span><text:span text:style-name="T3"> </text:span><text:span text:style-name="T6">MLR</text:span><text:span text:style-name="T3"> </text:span><text:span text:style-name="T6">method</text:span><text:span text:style-name="T3"> </text:span><text:span text:style-name="T6">presented</text:span><text:span text:style-name="T3"> </text:span><text:span text:style-name="T6">in</text:span><text:span text:style-name="T3"> </text:span><text:a xlink:type="simple" xlink:href="#_bookmark89" text:style-name="Internet_20_link" text:visited-style-name="Visited_20_Internet_20_Link"><text:span text:style-name="T6">Eischeid</text:span></text:a><text:a xlink:type="simple" xlink:href="#_bookmark89" text:style-name="Internet_20_link" text:visited-style-name="Visited_20_Internet_20_Link"><text:span text:style-name="T3"> </text:span></text:a><text:a xlink:type="simple" xlink:href="#_bookmark89" text:style-name="Internet_20_link" text:visited-style-name="Visited_20_Internet_20_Link"><text:span text:style-name="T6">et</text:span></text:a><text:a xlink:type="simple" xlink:href="#_bookmark89" text:style-name="Internet_20_link" text:visited-style-name="Visited_20_Internet_20_Link"><text:span text:style-name="T3"> </text:span></text:a><text:a xlink:type="simple" xlink:href="#_bookmark89" text:style-name="Internet_20_link" text:visited-style-name="Visited_20_Internet_20_Link"><text:span text:style-name="T6">al.</text:span></text:a><text:span text:style-name="T3"> </text:span><text:a xlink:type="simple" xlink:href="#_bookmark89" text:style-name="Internet_20_link" text:visited-style-name="Visited_20_Internet_20_Link"><text:span text:style-name="T6">(2000).</text:span></text:a><text:span text:style-name="T32"> </text:span><text:span text:style-name="T6">The rationales</text:span><text:span text:style-name="T3"> </text:span><text:span text:style-name="T6">behind</text:span><text:span text:style-name="T3"> </text:span><text:span text:style-name="T6">this</text:span><text:span text:style-name="T3"> </text:span><text:span text:style-name="T6">choice</text:span><text:span text:style-name="T3"> </text:span><text:span text:style-name="T6">was</text:span><text:span text:style-name="T3"> </text:span><text:span text:style-name="T6">to</text:span><text:span text:style-name="T3"> </text:span><text:span text:style-name="T6">provide</text:span><text:span text:style-name="T3"> </text:span><text:span text:style-name="T6">in</text:span><text:span text:style-name="T3"> </text:span><text:span text:style-name="T6">WHAT</text:span><text:span text:style-name="T3"> </text:span><text:span text:style-name="T6">a</text:span><text:span text:style-name="T3"> </text:span><text:span text:style-name="T6">robust,</text:span><text:span text:style-name="T3"> </text:span><text:span text:style-name="T6">efficient,</text:span><text:span text:style-name="T3"> accurate, </text:span><text:span text:style-name="T6">and</text:span><text:span text:style-name="T3"> </text:span><text:span text:style-name="T6">well</text:span><text:span text:style-name="T3"> </text:span><text:span text:style-name="T6">known</text:span><text:span text:style-name="T323"> </text:span><text:span text:style-name="T6">method</text:span><text:span text:style-name="T21"> </text:span><text:span text:style-name="T6">that</text:span><text:span text:style-name="T21"> </text:span><text:span text:style-name="T6">was</text:span><text:span text:style-name="T21"> </text:span><text:change text:change-id="ct50177760"/><text:change-start text:change-id="ct50152496"/><text:span text:style-name="T6">well suited</text:span><text:span text:style-name="T22"> </text:span><text:change-end text:change-id="ct50152496"/><text:span text:style-name="T6">to</text:span><text:span text:style-name="T21"> </text:span><text:span text:style-name="T6">most</text:span><text:span text:style-name="T21"> </text:span><text:span text:style-name="T6">conditions</text:span><text:span text:style-name="T306"> </text:span><text:span text:style-name="T6">(e.g. climate,</text:span><text:span text:style-name="T21"> </text:span><text:span text:style-name="T6">land</text:span><text:span text:style-name="T22"> </text:span><text:span text:style-name="T6">cover,</text:span><text:span text:style-name="T22"> </text:span><text:span text:style-name="T6">topography).</text:span><text:span text:style-name="T13"> </text:span><text:span text:style-name="T6">Based</text:span><text:span text:style-name="T22"> </text:span><text:span text:style-name="T6">on</text:span><text:span text:style-name="T398"> </text:span><text:span text:style-name="T6">the</text:span><text:span text:style-name="T23"> </text:span><text:span text:style-name="T3">literature</text:span><text:span text:style-name="T24"> </text:span><text:span text:style-name="T6">review</text:span><text:span text:style-name="T23"> </text:span><text:span text:style-name="T3">presented</text:span><text:span text:style-name="T24"> </text:span><text:span text:style-name="T6">in</text:span><text:span text:style-name="T23"> </text:span><text:change text:change-id="ct50487952"/><text:span text:style-name="T6">section</text:span><text:span text:style-name="T24"> </text:span><text:change text:change-id="ct50392000"/><text:change-start text:change-id="ct50259120"/><text:span text:style-name="T6">8.2</text:span><text:change-end text:change-id="ct50259120"/><text:span text:style-name="T6">,</text:span><text:span text:style-name="T24"> </text:span><text:span text:style-name="T6">this</text:span><text:span text:style-name="T23"> </text:span><text:span text:style-name="T6">choice</text:span><text:span text:style-name="T24"> </text:span><text:span text:style-name="T6">appear</text:span><text:change-start text:change-id="ct50186304"/><text:span text:style-name="T6">ed</text:span><text:change-end text:change-id="ct50186304"/><text:change text:change-id="ct50186512"/><text:change-start text:change-id="ct50242368"/><text:span text:style-name="T6"> to be the best </text:span><text:change-end text:change-id="ct50242368"/><text:change text:change-id="ct50242576"/><text:span text:style-name="T6">default</text:span><text:span text:style-name="T1"> </text:span><text:span text:style-name="T6">option</text:span><text:span text:style-name="T21"> </text:span><text:span text:style-name="T6">for</text:span><text:span text:style-name="T21"> </text:span><text:span text:style-name="T6">the</text:span><text:span text:style-name="T22"> </text:span><text:span text:style-name="T6">first</text:span><text:span text:style-name="T22"> </text:span><text:change text:change-id="ct46801424"/><text:span text:style-name="T22"><text:s/></text:span><text:span text:style-name="T6">version</text:span><text:span text:style-name="T21"> </text:span><text:span text:style-name="T6">of</text:span><text:span text:style-name="T22"> </text:span><text:span text:style-name="T6">the</text:span><text:span text:style-name="T21"> </text:span><text:span text:style-name="T6">software.</text:span></text:p>
      <text:p text:style-name="P98"/>
      <text:p text:style-name="P4"><text:soft-page-break/><text:span text:style-name="T440">Since</text:span><text:span text:style-name="T195"> </text:span><text:span text:style-name="T440">the</text:span><text:span text:style-name="T190"> programming</text:span><text:span text:style-name="T195"> </text:span><text:span text:style-name="T440">for</text:span><text:span text:style-name="T190"> </text:span><text:span text:style-name="T440">loading</text:span><text:span text:style-name="T195"> </text:span><text:span text:style-name="T440">and</text:span><text:span text:style-name="T190"> </text:span><text:span text:style-name="T440">manipulating</text:span><text:span text:style-name="T195"> </text:span><text:span text:style-name="T440">the</text:span><text:span text:style-name="T441"> </text:span><text:span text:style-name="T440">entire</text:span><text:span text:style-name="T228"> </text:span><text:span text:style-name="T440">weather</text:span><text:span text:style-name="T228"> </text:span><text:span text:style-name="T88">dataset</text:span><text:span text:style-name="T295"> </text:span><text:span text:style-name="T440">of</text:span><text:span text:style-name="T228"> </text:span><text:span text:style-name="T440">a</text:span><text:span text:style-name="T228"> </text:span><text:span text:style-name="T440">given</text:span><text:span text:style-name="T228"> </text:span><text:span text:style-name="T440">study</text:span><text:span text:style-name="T228"> </text:span><text:span text:style-name="T440">area</text:span><text:span text:style-name="T222"> </text:span><text:span text:style-name="T440">is</text:span><text:span text:style-name="T295"> </text:span><text:span text:style-name="T440">object</text:span><text:span text:style-name="T295">-</text:span><text:span text:style-name="T440">oriented,</text:span><text:span text:style-name="T228"> </text:span><text:span text:style-name="T440">it</text:span><text:span text:style-name="T228"> </text:span><text:span text:style-name="T440">will</text:span><text:span text:style-name="T228"> </text:span><text:span text:style-name="T440">be</text:span><text:span text:style-name="T228"> </text:span><text:span text:style-name="T440">relatively</text:span><text:span text:style-name="T228"> </text:span><text:span text:style-name="T440">easy</text:span><text:span text:style-name="T228"> </text:span><text:span text:style-name="T440">to</text:span><text:span text:style-name="T228"> </text:span><text:span text:style-name="T440">add</text:span><text:span text:style-name="T272"> </text:span><text:span text:style-name="T440">modifications</text:span><text:span text:style-name="T88"> </text:span><text:span text:style-name="T440">to</text:span><text:span text:style-name="T160"> </text:span><text:span text:style-name="T440">the currently</text:span><text:span text:style-name="T160"> </text:span><text:span text:style-name="T440">available approach,</text:span><text:span text:style-name="T160"> </text:span><text:span text:style-name="T440">such as</text:span><text:span text:style-name="T160"> </text:span><text:span text:style-name="T440">the two-step procedure</text:span><text:span text:style-name="T160"> </text:span><text:span text:style-name="T440">for the</text:span><text:span text:style-name="T160"> </text:span><text:span text:style-name="T440">MLR method</text:span><text:span text:style-name="T442"> </text:span><text:span text:style-name="T440">proposed</text:span><text:span text:style-name="T172"> </text:span><text:span text:style-name="T440">in</text:span><text:span text:style-name="T27"> </text:span><text:a xlink:type="simple" xlink:href="#_bookmark97" text:style-name="Internet_20_link" text:visited-style-name="Visited_20_Internet_20_Link"><text:span text:style-name="T440">Simolo</text:span></text:a><text:a xlink:type="simple" xlink:href="#_bookmark97" text:style-name="Internet_20_link" text:visited-style-name="Visited_20_Internet_20_Link"><text:span text:style-name="T27"> </text:span></text:a><text:a xlink:type="simple" xlink:href="#_bookmark97" text:style-name="Internet_20_link" text:visited-style-name="Visited_20_Internet_20_Link"><text:span text:style-name="T440">et</text:span></text:a><text:a xlink:type="simple" xlink:href="#_bookmark97" text:style-name="Internet_20_link" text:visited-style-name="Visited_20_Internet_20_Link"><text:span text:style-name="T27"> </text:span></text:a><text:a xlink:type="simple" xlink:href="#_bookmark97" text:style-name="Internet_20_link" text:visited-style-name="Visited_20_Internet_20_Link"><text:span text:style-name="T440">al.</text:span></text:a><text:span text:style-name="T27"> </text:span><text:a xlink:type="simple" xlink:href="#_bookmark97" text:style-name="Internet_20_link" text:visited-style-name="Visited_20_Internet_20_Link"><text:span text:style-name="T440">(2010)</text:span></text:a><text:span text:style-name="T172"> </text:span><text:change-start text:change-id="ct50539568"/><text:span text:style-name="T172">and/</text:span><text:change-end text:change-id="ct50539568"/><text:span text:style-name="T440">or</text:span><text:span text:style-name="T27"> </text:span><text:change text:change-id="ct50313248"/><text:change text:change-id="ct50159728"/><text:change text:change-id="ct50159408"/><text:span text:style-name="T440">one</text:span><text:span text:style-name="T27"> </text:span><text:span text:style-name="T440">of</text:span><text:span text:style-name="T27"> </text:span><text:span text:style-name="T440">the</text:span><text:span text:style-name="T27"> </text:span><text:span text:style-name="T440">new</text:span><text:span text:style-name="T172"> </text:span><text:span text:style-name="T440">artificial</text:span><text:span text:style-name="T27"> </text:span><text:span text:style-name="T440">intelligence techniques</text:span><text:span text:style-name="T205"> </text:span><text:span text:style-name="T440">that</text:span><text:span text:style-name="T202"> </text:span><text:span text:style-name="T88">were</text:span><text:span text:style-name="T202"> </text:span><text:span text:style-name="T440">developed</text:span><text:span text:style-name="T198"> </text:span><text:span text:style-name="T440">in</text:span><text:span text:style-name="T202"> </text:span><text:span text:style-name="T440">recent</text:span><text:span text:style-name="T202"> </text:span><text:span text:style-name="T440">years</text:span><text:span text:style-name="T198"> </text:span><text:a xlink:type="simple" xlink:href="#_bookmark92" text:style-name="Internet_20_link" text:visited-style-name="Visited_20_Internet_20_Link"><text:span text:style-name="T440">(Kashani</text:span></text:a><text:a xlink:type="simple" xlink:href="#_bookmark92" text:style-name="Internet_20_link" text:visited-style-name="Visited_20_Internet_20_Link"><text:span text:style-name="T198"> </text:span></text:a><text:a xlink:type="simple" xlink:href="#_bookmark92" text:style-name="Internet_20_link" text:visited-style-name="Visited_20_Internet_20_Link"><text:span text:style-name="T440">and</text:span></text:a><text:a xlink:type="simple" xlink:href="#_bookmark92" text:style-name="Internet_20_link" text:visited-style-name="Visited_20_Internet_20_Link"><text:span text:style-name="T198"> </text:span></text:a><text:a xlink:type="simple" xlink:href="#_bookmark92" text:style-name="Internet_20_link" text:visited-style-name="Visited_20_Internet_20_Link"><text:span text:style-name="T440">Dinpashoh,</text:span></text:a><text:span text:style-name="T202"> </text:span><text:a xlink:type="simple" xlink:href="#_bookmark92" text:style-name="Internet_20_link" text:visited-style-name="Visited_20_Internet_20_Link"><text:span text:style-name="T440">2011).</text:span></text:a></text:p>
      <text:p text:style-name="P33"><text:span text:style-name="T6">In</text:span><text:span text:style-name="T29"> </text:span><text:span text:style-name="T6">addition</text:span><text:span text:style-name="T29"> </text:span><text:span text:style-name="T6">to</text:span><text:span text:style-name="T29"> </text:span><text:span text:style-name="T6">the</text:span><text:span text:style-name="T29"> </text:span><text:span text:style-name="T6">handling</text:span><text:span text:style-name="T29"> </text:span><text:span text:style-name="T6">of</text:span><text:span text:style-name="T29"> </text:span><text:span text:style-name="T6">missing</text:span><text:span text:style-name="T29"> </text:span><text:span text:style-name="T6">data,</text:span><text:span text:style-name="T29"> </text:span><text:span text:style-name="T6">WHAT</text:span><text:span text:style-name="T29"> </text:span><text:span text:style-name="T6">includes</text:span><text:span text:style-name="T293"> </text:span><text:span text:style-name="T294">cross-validation</text:span><text:span text:style-name="T24"> </text:span><text:span text:style-name="T3">resampling</text:span><text:span text:style-name="T23"> </text:span><text:span text:style-name="T6">technique, to</text:span><text:span text:style-name="T29"> conveniently </text:span><text:span text:style-name="T6">validate</text:span><text:span text:style-name="T399"> </text:span><text:span text:style-name="T6">and</text:span><text:span text:style-name="T23"> </text:span><text:span text:style-name="T6">assess</text:span><text:span text:style-name="T25"> </text:span><text:span text:style-name="T6">the</text:span><text:span text:style-name="T24"> </text:span><text:span text:style-name="T6">uncertainty</text:span><text:span text:style-name="T25"> </text:span><text:span text:style-name="T6">of</text:span><text:span text:style-name="T24"> </text:span><text:span text:style-name="T6">the</text:span><text:span text:style-name="T23"> </text:span><text:span text:style-name="T6">estimated</text:span><text:span text:style-name="T24"> </text:span><text:span text:style-name="T6">missing</text:span><text:span text:style-name="T23"> </text:span><text:span text:style-name="T6">values.</text:span><text:span text:style-name="T4"> </text:span><text:span text:style-name="T6">This</text:span><text:span text:style-name="T29"> </text:span><text:span text:style-name="T6">feature</text:span><text:span text:style-name="T28"> represent</text:span><text:span text:style-name="T221">s</text:span><text:span text:style-name="T28"> </text:span><text:span text:style-name="T6">a</text:span><text:span text:style-name="T28"> </text:span><text:span text:style-name="T6">valuable</text:span><text:span text:style-name="T29"> </text:span><text:span text:style-name="T6">tool</text:span><text:span text:style-name="T29"> </text:span><text:span text:style-name="T6">for</text:span><text:span text:style-name="T28"> </text:span><text:span text:style-name="T6">quickly </text:span><text:span text:style-name="T111">assess the performance of the method for a given study area.</text:span></text:p>
      <text:p text:style-name="P32"/>
      <text:p text:style-name="P5"><text:span text:style-name="T28"><text:s/></text:span><text:change text:change-id="ct50125728"/><text:span text:style-name="T6">test</text:span><text:change-start text:change-id="ct50181936"/><text:span text:style-name="T6">ing</text:span><text:change-end text:change-id="ct50181936"/><text:span text:style-name="T31"> </text:span><text:span text:style-name="T6">the</text:span><text:span text:style-name="T31"> </text:span><text:span text:style-name="T6">performance</text:span><text:span text:style-name="T31"> </text:span><text:span text:style-name="T6">of</text:span><text:span text:style-name="T31"> </text:span><text:change text:change-id="ct47459408"/><text:change-start text:change-id="ct47036800"/><text:span text:style-name="T6">the different</text:span><text:span text:style-name="T31"> </text:span><text:change-end text:change-id="ct47036800"/><text:span text:style-name="T6">methods</text:span><text:span text:style-name="T32"> </text:span><text:change-start text:change-id="ct50283920"/><text:span text:style-name="T32">available to fill data gaps in a </text:span><text:change-end text:change-id="ct50283920"/><text:change text:change-id="ct50304480"/><text:span text:style-name="T6">future</text:span><text:span text:style-name="T32"> </text:span><text:span text:style-name="T6">version</text:span><text:span text:style-name="T31"> </text:span><text:span text:style-name="T6">of</text:span><text:span text:style-name="T32"> </text:span><text:span text:style-name="T6">the</text:span><text:span text:style-name="T31"> </text:span><text:span text:style-name="T6">software.</text:span><text:span text:style-name="T381"> </text:span><text:span text:style-name="T6">The</text:span><text:span text:style-name="T131"> </text:span><text:span text:style-name="T6">entire</text:span><text:span text:style-name="T214"> </text:span><text:span text:style-name="T6">gap</text:span><text:change-start text:change-id="ct50213952"/><text:span text:style-name="T6">-</text:span><text:change-end text:change-id="ct50213952"/><text:span text:style-name="T6">filling</text:span><text:span text:style-name="T34"> </text:span><text:span text:style-name="T6">process</text:span><text:span text:style-name="T214"> </text:span><text:span text:style-name="T6">used</text:span><text:span text:style-name="T214"> </text:span><text:span text:style-name="T6">in</text:span><text:span text:style-name="T34"> </text:span><text:span text:style-name="T6">WHAT</text:span><text:span text:style-name="T34"> </text:span><text:span text:style-name="T6">is</text:span><text:span text:style-name="T34"> </text:span><text:span text:style-name="T6">illustrated</text:span><text:span text:style-name="T214"> </text:span><text:span text:style-name="T6">in</text:span><text:span text:style-name="T34"> </text:span><text:span text:style-name="T6">the</text:span><text:span text:style-name="T34"> </text:span><text:span text:style-name="T6">flowchart</text:span><text:span text:style-name="T34"> </text:span><text:change text:change-id="ct47446736"/><text:change-start text:change-id="ct50497552"/><text:span text:style-name="T6">in</text:span><text:change-end text:change-id="ct50497552"/><text:span text:style-name="T34"> </text:span><text:span text:style-name="T6">Figure</text:span><text:span text:style-name="T214"> </text:span><text:span text:style-name="T6">X.</text:span></text:p>
      <text:p text:style-name="P49"/>
      <text:list xml:id="list122511667953251" text:continue-numbering="true" text:style-name="WWNum4">
        <text:list-item>
          <text:list>
            <text:list-item>
              <text:list>
                <text:list-item>
                  <text:h text:style-name="P90" text:outline-level="3"><text:bookmark text:name="Step_1:_Pre-processing"/><text:bookmark text:name="_bookmark56"/>Step<text:span text:style-name="T35"> </text:span>1: Pre-processing</text:h>
                </text:list-item>
              </text:list>
            </text:list-item>
          </text:list>
        </text:list-item>
      </text:list>
      <text:h text:style-name="P6" text:outline-level="4"><text:bookmark text:name="_bookmark57"/>Quality<text:span text:style-name="T35"> </text:span><text:change text:change-id="ct46558848"/><office:annotation office:name="__Annotation__25741_99827669"><dc:creator>Rivard, Christine</dc:creator><dc:date>2015-03-27T16:27:00</dc:date><loext:sender-initials>RC</loext:sender-initials><text:p><text:span text:style-name="T462">“</text:span><text:span text:style-name="T462">Checks” correspond plus à du langage parlé qu’écrit</text:span></text:p></office:annotation><text:change-start text:change-id="ct46551776"/>Control<text:change-end text:change-id="ct46551776"/></text:h>
      <text:p text:style-name="P7"><text:span text:style-name="T39">Prior</text:span><text:span text:style-name="T36"> </text:span><text:span text:style-name="T39">to</text:span><text:span text:style-name="T36"> </text:span><text:span text:style-name="T39">the</text:span><text:span text:style-name="T36"> </text:span><text:span text:style-name="T39">analysis</text:span><text:span text:style-name="T36"> </text:span><text:span text:style-name="T39">of</text:span><text:span text:style-name="T36"> </text:span><text:span text:style-name="T39">climatic</text:span><text:span text:style-name="T36"> </text:span><text:span text:style-name="T39">time</text:span><text:change-start text:change-id="ct47045104"/><text:span text:style-name="T36">-</text:span><text:change-end text:change-id="ct47045104"/><text:change text:change-id="ct49589904"/><text:span text:style-name="T39">series,</text:span><text:span text:style-name="T36"> </text:span><text:span text:style-name="T39">it</text:span><text:span text:style-name="T36"> </text:span><text:span text:style-name="T39">is</text:span><text:span text:style-name="T36"> </text:span><text:span text:style-name="T39">important</text:span><text:span text:style-name="T36"> </text:span><text:span text:style-name="T39">to</text:span><text:span text:style-name="T36"> </text:span><text:change-start text:change-id="ct46658464"/><text:span text:style-name="T251">apply quality control constraints</text:span><text:change-end text:change-id="ct46658464"/><text:change text:change-id="ct49593440"/><text:span text:style-name="T39">to</text:span><text:span text:style-name="T36"> </text:span><text:span text:style-name="T445"><office:annotation office:name="__Annotation__25782_99827669"><dc:creator>Rivard, Christine</dc:creator><dc:date>2015-03-27T16:27:00</dc:date><loext:sender-initials>RC</loext:sender-initials><text:p><text:span text:style-name="T462">Make sure?</text:span></text:p></office:annotation></text:span><text:span text:style-name="T39">ensure</text:span><office:annotation-end office:name="__Annotation__25782_99827669"/><text:span text:style-name="T448"> </text:span><text:span text:style-name="T39">that</text:span><text:span text:style-name="T47"> </text:span><text:span text:style-name="T39">the</text:span><text:span text:style-name="T46"> </text:span><text:span text:style-name="T39">data</text:span><text:span text:style-name="T47"> </text:span><text:span text:style-name="T445"><office:annotation office:name="__Annotation__25827_99827669"><dc:creator>Rivard, Christine</dc:creator><dc:date>2015-03-27T16:27:00</dc:date><loext:sender-initials>RC</loext:sender-initials><text:p><text:span text:style-name="T462">Que veux-tu dire? S’il y a des précipitations négatives ou des températures de plus de 50 C? Peut-être fournir 1-2 exemples?</text:span></text:p></office:annotation></text:span><text:span text:style-name="T39">do</text:span><text:span text:style-name="T46"> </text:span><text:span text:style-name="T39">not</text:span><text:span text:style-name="T46"> </text:span><text:span text:style-name="T39">violate</text:span><text:span text:style-name="T47"> </text:span><text:span text:style-name="T39">obvious</text:span><text:span text:style-name="T46"> </text:span><text:span text:style-name="T39">constraints</text:span><text:span text:style-name="T46"> </text:span><text:span text:style-name="T39">associated</text:span><text:span text:style-name="T46"> </text:span><text:span text:style-name="T39">with</text:span><text:span text:style-name="T46"> </text:span><text:span text:style-name="T39">minimum,</text:span><text:span text:style-name="T47"> </text:span><text:span text:style-name="T39">maximum,</text:span><text:span text:style-name="T46"> </text:span><text:span text:style-name="T39">and</text:span><text:span text:style-name="T47"> </text:span><text:span text:style-name="T39">average</text:span><text:span text:style-name="T449"> </text:span><text:span text:style-name="T39">daily</text:span><text:span text:style-name="T56"> </text:span><text:span text:style-name="T39">air</text:span><text:span text:style-name="T56"> </text:span><text:span text:style-name="T39">temperature</text:span><text:span text:style-name="T57"> </text:span><text:span text:style-name="T39">and</text:span><text:span text:style-name="T56"> </text:span><text:span text:style-name="T39">daily</text:span><text:span text:style-name="T56"> </text:span><text:span text:style-name="T39">cumulative</text:span><text:span text:style-name="T54"> </text:span><text:span text:style-name="T36">precipitation</text:span><office:annotation-end office:name="__Annotation__25827_99827669"/><text:span text:style-name="T36">.</text:span><text:span text:style-name="T397"> </text:span><text:span text:style-name="T39">This</text:span><text:span text:style-name="T56"> </text:span><text:span text:style-name="T39">step</text:span><text:span text:style-name="T56"> </text:span><text:span text:style-name="T39">is</text:span><text:span text:style-name="T57"> </text:span><text:span text:style-name="T39">not</text:span><text:span text:style-name="T56"> </text:span><text:span text:style-name="T36">included</text:span><text:span text:style-name="T56"> </text:span><text:span text:style-name="T39">in</text:span><text:span text:style-name="T57"> </text:span><text:span text:style-name="T39">the</text:span><text:span text:style-name="T56"> </text:span><text:span text:style-name="T39">gap</text:span><text:span text:style-name="T261"> </text:span><text:span text:style-name="T39">filling</text:span><text:span text:style-name="T59"> </text:span><text:span text:style-name="T39">routine</text:span><text:span text:style-name="T59"> </text:span><text:span text:style-name="T39">per</text:span><text:span text:style-name="T50"> </text:span><text:span text:style-name="T39">se.</text:span><text:span text:style-name="T374"> </text:span><text:span text:style-name="T39">It</text:span><text:span text:style-name="T59"> </text:span><text:span text:style-name="T39">is</text:span><text:span text:style-name="T50"> </text:span><text:span text:style-name="T39">why</text:span><text:span text:style-name="T59"> </text:span><text:span text:style-name="T39">it</text:span><text:span text:style-name="T59"> </text:span><text:span text:style-name="T39">does</text:span><text:span text:style-name="T51"> </text:span><text:span text:style-name="T39">not</text:span><text:span text:style-name="T50"> </text:span><text:span text:style-name="T39">appear</text:span><text:span text:style-name="T59"> </text:span><text:span text:style-name="T39">in</text:span><text:span text:style-name="T50"> </text:span><text:span text:style-name="T39">the</text:span><text:span text:style-name="T59"> </text:span><text:span text:style-name="T39">flowchart</text:span><text:span text:style-name="T50"> </text:span><text:span text:style-name="T39">of</text:span><text:span text:style-name="T59"> </text:span><text:span text:style-name="T39">Figure</text:span><text:span text:style-name="T59"> </text:span><text:a xlink:type="simple" xlink:href="#_bookmark58" text:style-name="Internet_20_link" text:visited-style-name="Visited_20_Internet_20_Link"><text:span text:style-name="T39">8.1.</text:span></text:a><text:span text:style-name="T69"> </text:span><text:span text:style-name="T39">It</text:span><text:span text:style-name="T59"> </text:span><text:span text:style-name="T39">is</text:span><text:span text:style-name="T59"> </text:span><text:span text:style-name="T39">done</text:span><text:span text:style-name="T50"> </text:span><text:span text:style-name="T36">every</text:span><text:span text:style-name="T134"> </text:span><text:span text:style-name="T39">time</text:span><text:change text:change-id="ct50539024"/><text:span text:style-name="T40"> </text:span><text:span text:style-name="T39">the</text:span><text:span text:style-name="T61"> </text:span><text:span text:style-name="T39">software</text:span><text:span text:style-name="T61"> </text:span><text:span text:style-name="T39">scans</text:span><text:span text:style-name="T61"> </text:span><text:span text:style-name="T39">the</text:span><text:span text:style-name="T40"> </text:span><text:span text:style-name="T39">‘‘Input’’</text:span><text:change-start text:change-id="ct50227680"/><text:span text:style-name="T39"> </text:span><text:change-end text:change-id="ct50227680"/><text:change text:change-id="ct50227888"/><text:change-start text:change-id="ct50128368"/><text:span text:style-name="T39">binder</text:span><text:span text:style-name="T40"> </text:span><text:change-end text:change-id="ct50128368"/><text:span text:style-name="T39">for</text:span><text:span text:style-name="T61"> </text:span><text:span text:style-name="T39">new</text:span><text:span text:style-name="T61"> </text:span><text:span text:style-name="T36">weather</text:span><text:span text:style-name="T40"> </text:span><text:span text:style-name="T36">data</text:span><text:span text:style-name="T61"> </text:span><text:span text:style-name="T39">file</text:span><text:span text:style-name="T61"> </text:span><text:span text:style-name="T39">and</text:span><text:span text:style-name="T61"> </text:span><text:span text:style-name="T39">load</text:span><text:span text:style-name="T40"> </text:span><text:span text:style-name="T39">them</text:span><text:span text:style-name="T61"> </text:span><text:span text:style-name="T445"><office:annotation office:name="__Annotation__25930_99827669"><dc:creator>Rivard, Christine</dc:creator><dc:date>2015-03-27T16:27:00</dc:date><loext:sender-initials>RC</loext:sender-initials><text:p><text:span text:style-name="T462">??? des termes dont je ne suis pas trop sure…</text:span>X</text:p></office:annotation></text:span><text:span text:style-name="T39">into</text:span><text:span text:style-name="T61"> </text:span><text:span text:style-name="T39">memory</text:span><text:span text:style-name="T103"> </text:span><office:annotation-end office:name="__Annotation__25930_99827669"/><text:span text:style-name="T39">(see</text:span><text:span text:style-name="T36"> </text:span><text:span text:style-name="T39">Section </text:span><text:change-start text:change-id="ct46216048"/><text:span text:style-name="T39">X</text:span><text:change-end text:change-id="ct46216048"/><text:span text:style-name="T39">).</text:span></text:p>
      <text:p text:style-name="P8"><text:span text:style-name="T6">The</text:span><text:span text:style-name="T34"> </text:span><text:span text:style-name="T6">program</text:span><text:span text:style-name="T34"> </text:span><text:span text:style-name="T6">will</text:span><text:span text:style-name="T34"> </text:span><text:change text:change-id="ct50304032"/><text:change-start text:change-id="ct46379008"/><text:span text:style-name="T6">identify irregularities or inconsistencies</text:span><text:change-end text:change-id="ct46379008"/><text:change-start text:change-id="ct47073152"/><text:span text:style-name="T34"> </text:span><text:change-end text:change-id="ct47073152"/><text:span text:style-name="T6">to</text:span><text:span text:style-name="T255"> </text:span><text:span text:style-name="T3">insure</text:span><text:span text:style-name="T34"> </text:span><text:span text:style-name="T6">that</text:span><text:span text:style-name="T34"> </text:span><office:annotation office:name="__Annotation__25979_99827669"><dc:creator>Rivard, Christine</dc:creator><dc:date>2015-03-27T16:27:00</dc:date><loext:sender-initials>RC</loext:sender-initials><text:p><text:span text:style-name="T462">Ah tu veux dire juste une vérification si max&gt; moy&gt;min?</text:span></text:p></office:annotation><text:span text:style-name="T6">maximum,</text:span><text:span text:style-name="T34"> </text:span><text:span text:style-name="T6">minimum</text:span><text:span text:style-name="T255"> </text:span><text:span text:style-name="T6">and</text:span><text:span text:style-name="T34"> </text:span><text:span text:style-name="T6">average</text:span><text:span text:style-name="T34"> </text:span><text:span text:style-name="T6">daily</text:span><text:span text:style-name="T34"> </text:span><text:span text:style-name="T6">temperature</text:span><text:change-start text:change-id="ct49604160"/><text:span text:style-name="T6">s</text:span><text:change-end text:change-id="ct49604160"/><text:span text:style-name="T34"> </text:span><text:span text:style-name="T6">are</text:span><text:span text:style-name="T232"> </text:span><text:span text:style-name="T6">coherent</text:span><text:span text:style-name="T293"> </text:span><text:span text:style-name="T6">for</text:span><text:span text:style-name="T29"> </text:span><text:span text:style-name="T6">a</text:span><text:span text:style-name="T29"> </text:span><text:span text:style-name="T6">given</text:span><text:span text:style-name="T29"> </text:span><text:span text:style-name="T6">da</text:span><office:annotation-end office:name="__Annotation__25979_99827669"/><text:span text:style-name="T6">y</text:span><text:change text:change-id="ct50229008"/><text:change-start text:change-id="ct49576640"/><text:span text:style-name="T6"> and</text:span><text:change-end text:change-id="ct49576640"/><text:change text:change-id="ct50112416"/><text:span text:style-name="T29"> </text:span><text:span text:style-name="T6">that</text:span><text:span text:style-name="T29"> </text:span><text:span text:style-name="T6">all</text:span><text:span text:style-name="T29"> </text:span><text:span text:style-name="T6">daily</text:span><text:span text:style-name="T29"> </text:span><text:change text:change-id="ct50272384"/><text:span text:style-name="T6">precipitation</text:span><text:span text:style-name="T293"> </text:span><text:span text:style-name="T3">values</text:span><text:span text:style-name="T29"> </text:span><text:span text:style-name="T6">are</text:span><text:span text:style-name="T29"> </text:span><office:annotation office:name="__Annotation__26007_99827669"><dc:creator>Rivard, Christine</dc:creator><dc:date>2015-03-27T16:27:00</dc:date><loext:sender-initials>RC</loext:sender-initials><text:p><text:span text:style-name="T462">Fais-tu des vérifications sur les températures?</text:span></text:p></office:annotation><text:span text:style-name="T6">positive</text:span><office:annotation-end office:name="__Annotation__26007_99827669"/><text:span text:style-name="T6">.</text:span><text:span text:style-name="T233"> </text:span><text:span text:style-name="T6">When</text:span><text:span text:style-name="T7"> </text:span><text:span text:style-name="T6">inconsistencies</text:span><text:span text:style-name="T5"> </text:span><text:span text:style-name="T6">are</text:span><text:span text:style-name="T17"> </text:span><text:span text:style-name="T6">detected,</text:span><text:span text:style-name="T7"> </text:span><text:span text:style-name="T6">the</text:span><text:span text:style-name="T17"> </text:span><text:span text:style-name="T6">program</text:span><text:span text:style-name="T7"> </text:span><text:change text:change-id="ct50218416"/><text:change-start text:change-id="ct50341568"/><text:span text:style-name="T6">issues</text:span><text:span text:style-name="T7"> </text:span><text:change-end text:change-id="ct50341568"/><text:span text:style-name="T6">a</text:span><text:span text:style-name="T17"> </text:span><text:span text:style-name="T6">warning</text:span><text:span text:style-name="T17"> </text:span><text:span text:style-name="T6">and</text:span><text:span text:style-name="T7"> </text:span><text:span text:style-name="T6">offer</text:span><text:change-start text:change-id="ct50213088"/><text:span text:style-name="T6">s</text:span><text:change-end text:change-id="ct50213088"/><text:span text:style-name="T7"> </text:span><text:span text:style-name="T6">the</text:span><text:span text:style-name="T17"> </text:span><text:span text:style-name="T6">choice</text:span><text:span text:style-name="T17"> </text:span><text:span text:style-name="T6">to</text:span><text:span text:style-name="T7"> </text:span><text:span text:style-name="T6">replace</text:span><text:span text:style-name="T414"> </text:span><text:span text:style-name="T6">these</text:span><text:span text:style-name="T32"> </text:span><text:change text:change-id="ct47061888"/><text:change-start text:change-id="ct50274336"/><text:span text:style-name="T6">erroneous</text:span><text:span text:style-name="T33"> </text:span><text:change-end text:change-id="ct50274336"/><text:span text:style-name="T6">values</text:span><text:span text:style-name="T32"> </text:span><text:span text:style-name="T6">with</text:span><text:span text:style-name="T19"> </text:span><text:change text:change-id="ct50374096"/><text:span text:style-name="T6">‘‘NaN’’,</text:span><text:span text:style-name="T32"> </text:span><text:span text:style-name="T6">so</text:span><text:span text:style-name="T19"> </text:span><text:span text:style-name="T6">that</text:span><text:span text:style-name="T33"> </text:span><text:span text:style-name="T6">they</text:span><text:span text:style-name="T33"> </text:span><text:span text:style-name="T6">can</text:span><text:span text:style-name="T33"> </text:span><text:span text:style-name="T6">be</text:span><text:span text:style-name="T19"> </text:span><text:change text:change-id="ct47453472"/><text:span text:style-name="T6">estimated</text:span><text:span text:style-name="T33"> </text:span><text:span text:style-name="T6">by</text:span><text:span text:style-name="T19"> </text:span><text:span text:style-name="T6">the</text:span><text:span text:style-name="T33"> </text:span><text:span text:style-name="T6">program</text:span><text:span text:style-name="T32"> </text:span><text:span text:style-name="T6">from neighboring</text:span><text:span text:style-name="T5"> </text:span><text:span text:style-name="T6">stations.</text:span></text:p>
      <text:p text:style-name="P52"/>
      <text:h text:style-name="P39" text:outline-level="4"><text:span text:style-name="T360">Station</text:span><text:span text:style-name="T87"> </text:span><text:span text:style-name="T360">Correlation</text:span><text:span text:style-name="T87"> </text:span><text:span text:style-name="T360">Assessment</text:span></text:h>
      <text:p text:style-name="P9"><text:span text:style-name="T42">The</text:span><text:span text:style-name="T43"> </text:span><text:span text:style-name="T42">subsequent</text:span><text:span text:style-name="T43"> </text:span><text:span text:style-name="T42">step</text:span><text:span text:style-name="T43"> </text:span><text:span text:style-name="T42">consists</text:span><text:span text:style-name="T43"> </text:span><text:span text:style-name="T42">in</text:span><text:span text:style-name="T43"> </text:span><text:span text:style-name="T42">calculating</text:span><text:span text:style-name="T43"> </text:span><text:span text:style-name="T42">the</text:span><text:span text:style-name="T43"> </text:span><text:span text:style-name="T42">correlation</text:span><text:span text:style-name="T43"> </text:span><text:span text:style-name="T42">coefficients</text:span><text:span text:style-name="T43"> </text:span><text:span text:style-name="T42">between</text:span><text:span text:style-name="T43"> </text:span><text:span text:style-name="T42">data</text:span><text:span text:style-name="T43"> </text:span><text:span text:style-name="T42">of</text:span><text:span text:style-name="T43"> </text:span><text:span text:style-name="T42">the</text:span><text:span text:style-name="T43"> </text:span><text:span text:style-name="T42">target</text:span><text:span text:style-name="T424"> </text:span><text:span text:style-name="T42">station</text:span><text:span text:style-name="T159"> </text:span><text:span text:style-name="T42">and</text:span><text:span text:style-name="T159"> </text:span><text:span text:style-name="T42">those of the</text:span><text:span text:style-name="T159"> </text:span><text:span text:style-name="T42">neighboring stations</text:span><text:span text:style-name="T159"> </text:span><text:span text:style-name="T42">for</text:span><text:span text:style-name="T159"> </text:span><text:span text:style-name="T42">each</text:span><text:span text:style-name="T159"> </text:span><text:span text:style-name="T42">of</text:span><text:span text:style-name="T159"> </text:span><text:span text:style-name="T42">the four</text:span><text:span text:style-name="T159"> </text:span><text:span text:style-name="T42">weather</text:span><text:span text:style-name="T159"> </text:span><text:span text:style-name="T42">variables:</text:span><text:span text:style-name="T385"> </text:span><text:span text:style-name="T42">minimum,</text:span><text:span text:style-name="T399"> </text:span><text:span text:style-name="T42">maximum</text:span><text:span text:style-name="T43"> </text:span><text:span text:style-name="T42">and</text:span><text:span text:style-name="T43"> </text:span><text:span text:style-name="T42">average</text:span><text:span text:style-name="T43"> </text:span><text:span text:style-name="T42">daily</text:span><text:span text:style-name="T43"> </text:span><text:span text:style-name="T42">temperature</text:span><text:change-start text:change-id="ct50164272"/><text:span text:style-name="T42">s</text:span><text:change-end text:change-id="ct50164272"/><text:span text:style-name="T43"> </text:span><text:span text:style-name="T42">and</text:span><text:span text:style-name="T43"> </text:span><text:span text:style-name="T42">daily</text:span><text:span text:style-name="T43"> </text:span><text:span text:style-name="T42">cu</text:span><text:change text:change-id="ct50543520"/><text:span text:style-name="T42">mulative</text:span><text:span text:style-name="T43"> precipitation.</text:span><text:span text:style-name="T226"> </text:span><text:span text:style-name="T42">The</text:span><text:change-start text:change-id="ct50224576"/><text:span text:style-name="T42">se</text:span><text:change-end text:change-id="ct50224576"/><text:span text:style-name="T43"> </text:span><text:change text:change-id="ct50488528"/><text:span text:style-name="T42">coefficients</text:span><text:span text:style-name="T43"> </text:span><text:span text:style-name="T42">are</text:span><text:span text:style-name="T43"> </text:span><text:change text:change-id="ct50392864"/><text:change-start text:change-id="ct50258288"/><text:span text:style-name="T42">calculated</text:span><text:span text:style-name="T43"> </text:span><text:change-end text:change-id="ct50258288"/><text:span text:style-name="T42">for</text:span><text:span text:style-name="T43"> </text:span><text:span text:style-name="T42">the</text:span><text:span text:style-name="T43"> </text:span><text:span text:style-name="T42">entire</text:span><text:span text:style-name="T43"> </text:span><text:span text:style-name="T42">time-series</text:span><text:span text:style-name="T43"> </text:span><text:span text:style-name="T42">for</text:span><text:span text:style-name="T43"> </text:span><text:span text:style-name="T42">each</text:span><text:span text:style-name="T43"> </text:span><text:span text:style-name="T42">neighboring</text:span><text:span text:style-name="T43"> </text:span><text:span text:style-name="T42">station</text:span><text:span text:style-name="T43"> </text:span><text:span text:style-name="T42">individually.</text:span><text:span text:style-name="T43"> </text:span><text:span text:style-name="T42">If</text:span><text:span text:style-name="T404"> </text:span><text:span text:style-name="T42">there</text:span><text:span text:style-name="T115"> </text:span><text:change-start text:change-id="ct50254816"/><text:span text:style-name="T42">are</text:span><text:change-end text:change-id="ct50254816"/><text:change text:change-id="ct50255024"/><text:span text:style-name="T115"> </text:span><text:span text:style-name="T42">less</text:span><text:span text:style-name="T115"> </text:span><text:span text:style-name="T42">than</text:span><text:span text:style-name="T171"> </text:span><text:span text:style-name="T42">182</text:span><text:span text:style-name="T115"> </text:span><text:span text:style-name="T42">synchronous</text:span><text:span text:style-name="T115"> </text:span><text:span text:style-name="T42">values</text:span><text:span text:style-name="T115"> </text:span><text:span text:style-name="T42">between</text:span><text:span text:style-name="T171"> </text:span><text:span text:style-name="T42">the</text:span><text:span text:style-name="T115"> </text:span><text:span text:style-name="T42">data</text:span><text:span text:style-name="T115"> </text:span><text:span text:style-name="T42">of</text:span><text:span text:style-name="T115"> </text:span><text:span text:style-name="T42">the</text:span><text:span text:style-name="T171"> </text:span><text:span text:style-name="T42">target</text:span><text:span text:style-name="T115"> </text:span><text:span text:style-name="T42">station</text:span><text:span text:style-name="T171"> </text:span><text:span text:style-name="T42">and</text:span><text:span text:style-name="T115"> </text:span><text:span text:style-name="T42">those</text:span><text:span text:style-name="T171"> </text:span><text:span text:style-name="T42">of</text:span><text:span text:style-name="T115"> </text:span><text:span text:style-name="T42">a</text:span><text:span text:style-name="T424"> </text:span><text:span text:style-name="T42">neighboring</text:span><text:span text:style-name="T43"> </text:span><text:span text:style-name="T42">station</text:span><text:span text:style-name="T43"> for </text:span><text:span text:style-name="T42">a</text:span><text:span text:style-name="T43"> </text:span><text:span text:style-name="T42">given</text:span><text:span text:style-name="T43"> </text:span><text:span text:style-name="T42">variable,</text:span><text:span text:style-name="T43"> </text:span><text:span text:style-name="T42">the</text:span><text:span text:style-name="T43"> </text:span><text:span text:style-name="T42">correlation</text:span><text:span text:style-name="T43"> </text:span><text:span text:style-name="T42">is</text:span><text:span text:style-name="T43"> </text:span><text:span text:style-name="T42">not</text:span><text:span text:style-name="T43"> </text:span><text:span text:style-name="T42">computed</text:span><text:span text:style-name="T43"> </text:span><text:span text:style-name="T42">and</text:span><text:span text:style-name="T43"> </text:span><text:span text:style-name="T42">a</text:span><text:span text:style-name="T43"> </text:span><text:span text:style-name="T42">‘‘NaN’’</text:span><text:span text:style-name="T43"> </text:span><text:span text:style-name="T42">value</text:span><text:span text:style-name="T43"> </text:span><text:span text:style-name="T42">is</text:span><text:span text:style-name="T72"> </text:span><text:span text:style-name="T42">kept</text:span><text:span text:style-name="T43"> </text:span><office:annotation office:name="__Annotation__26275_99827669"><dc:creator>Rivard, Christine</dc:creator><dc:date>2015-03-27T16:27:00</dc:date><loext:sender-initials>RC</loext:sender-initials><text:p><text:span text:style-name="T462">Mettre?</text:span></text:p></office:annotation><text:span text:style-name="T42">instead</text:span><office:annotation-end office:name="__Annotation__26275_99827669"/><text:span text:style-name="T42">.</text:span></text:p>
      <text:p text:style-name="P10"><text:span text:style-name="T39">An</text:span><text:span text:style-name="T162"> </text:span><text:span text:style-name="T39">alternative</text:span><text:span text:style-name="T63"> </text:span><text:span text:style-name="T39">approach</text:span><text:span text:style-name="T62"> </text:span><text:span text:style-name="T39">would</text:span><text:span text:style-name="T63"> </text:span><text:span text:style-name="T39">have</text:span><text:span text:style-name="T162"> </text:span><text:span text:style-name="T39">been</text:span><text:span text:style-name="T62"> </text:span><text:span text:style-name="T39">to</text:span><text:span text:style-name="T162"> </text:span><text:span text:style-name="T39">calculate</text:span><text:span text:style-name="T63"> </text:span><text:span text:style-name="T39">the</text:span><text:span text:style-name="T162"> </text:span><text:span text:style-name="T39">correlation</text:span><text:span text:style-name="T63"> </text:span><text:span text:style-name="T39">coefficient</text:span><text:span text:style-name="T62"> </text:span><text:span text:style-name="T39">with</text:span><text:span text:style-name="T63"> </text:span><text:span text:style-name="T39">a</text:span><text:span text:style-name="T62"> </text:span><text:span text:style-name="T39">subset</text:span><text:change text:change-id="ct50232704"/><text:span text:style-name="T48"> </text:span><text:span text:style-name="T39">of</text:span><text:span text:style-name="T125"> </text:span><text:span text:style-name="T39">data</text:span><text:span text:style-name="T125"> </text:span><text:span text:style-name="T39">from</text:span><text:span text:style-name="T145"> </text:span><text:span text:style-name="T39">the</text:span><text:span text:style-name="T125"> </text:span><text:span text:style-name="T39">target</text:span><text:span text:style-name="T145"> </text:span><text:span text:style-name="T39">series</text:span><text:span text:style-name="T125"> </text:span><text:span text:style-name="T39">centered</text:span><text:span text:style-name="T145"> </text:span><text:span text:style-name="T39">around</text:span><text:span text:style-name="T145"> </text:span><text:span text:style-name="T39">the</text:span><text:span text:style-name="T145"> </text:span><text:span text:style-name="T39">missing</text:span><text:span text:style-name="T125"> </text:span><text:span text:style-name="T39">value,</text:span><text:span text:style-name="T145"> </text:span><text:span text:style-name="T39">as</text:span><text:span text:style-name="T125"> </text:span><text:span text:style-name="T39">it</text:span><text:span text:style-name="T125"> </text:span><text:span text:style-name="T39">was</text:span><text:span text:style-name="T145"> </text:span><text:span text:style-name="T36">done</text:span><text:span text:style-name="T125"> </text:span><text:span text:style-name="T39">in</text:span><text:span text:style-name="T125"> </text:span><text:a xlink:type="simple" xlink:href="#_bookmark97" text:style-name="Internet_20_link" text:visited-style-name="Visited_20_Internet_20_Link"><text:span text:style-name="T39">Simolo</text:span></text:a><text:a xlink:type="simple" xlink:href="#_bookmark97" text:style-name="Internet_20_link" text:visited-style-name="Visited_20_Internet_20_Link"><text:span text:style-name="T125"> </text:span></text:a><text:a xlink:type="simple" xlink:href="#_bookmark97" text:style-name="Internet_20_link" text:visited-style-name="Visited_20_Internet_20_Link"><text:span text:style-name="T39">et</text:span></text:a><text:a xlink:type="simple" xlink:href="#_bookmark97" text:style-name="Internet_20_link" text:visited-style-name="Visited_20_Internet_20_Link"><text:span text:style-name="T125"> </text:span></text:a><text:a xlink:type="simple" xlink:href="#_bookmark97" text:style-name="Internet_20_link" text:visited-style-name="Visited_20_Internet_20_Link"><text:span text:style-name="T39">al.</text:span></text:a><text:span text:style-name="T146"> </text:span><text:a xlink:type="simple" xlink:href="#_bookmark97" text:style-name="Internet_20_link" text:visited-style-name="Visited_20_Internet_20_Link"><text:span text:style-name="T39">(2010)</text:span></text:a><text:change text:change-id="ct46363952"/><text:span text:style-name="T421"> </text:span><text:span text:style-name="T39">for</text:span><text:span text:style-name="T45"> </text:span><text:change text:change-id="ct50540320"/><text:change-start text:change-id="ct50167440"/><text:span text:style-name="T39">inst</text:span><text:change-end text:change-id="ct50167440"/><text:change-start text:change-id="ct50372512"/><text:span text:style-name="T39">a</text:span><text:change-end text:change-id="ct50372512"/><text:change-start text:change-id="ct50290368"/><text:span text:style-name="T39">nce</text:span><text:change-end text:change-id="ct50290368"/><text:span text:style-name="T39">.</text:span><text:span text:style-name="T49"> </text:span><text:span text:style-name="T39">This</text:span><text:span text:style-name="T45"> </text:span><text:span text:style-name="T39">approach</text:span><text:span text:style-name="T45"> </text:span><text:span text:style-name="T39">allows</text:span><text:span text:style-name="T45"> </text:span><text:change text:change-id="ct50174640"/><text:change-start text:change-id="ct50191872"/><text:span text:style-name="T45">for </text:span><text:change-end text:change-id="ct50191872"/><text:change-start text:change-id="ct50545184"/><text:span text:style-name="T39">a</text:span><text:span text:style-name="T45"> </text:span><text:change-end text:change-id="ct50545184"/><text:span text:style-name="T39">better</text:span><text:span text:style-name="T45"> </text:span><text:span text:style-name="T39">represent</text:span><text:change-start text:change-id="ct50390144"/><text:span text:style-name="T39">ation of</text:span><text:change-end text:change-id="ct50390144"/><text:span text:style-name="T377"> </text:span><text:span text:style-name="T39">the</text:span><text:span text:style-name="T45"> </text:span><text:span text:style-name="T39">seasonal</text:span><text:span text:style-name="T45"> </text:span><text:span text:style-name="T36">variations</text:span><text:span text:style-name="T45"> </text:span><text:span text:style-name="T39">in</text:span><text:span text:style-name="T369"> </text:span><text:span text:style-name="T39">the</text:span><text:span text:style-name="T106"> </text:span><text:span text:style-name="T39">relations</text:span><text:change-start text:change-id="ct50437312"/><text:span text:style-name="T39">hips</text:span><text:change-end text:change-id="ct50437312"/><text:span text:style-name="T36"> </text:span><text:span text:style-name="T39">between</text:span><text:span text:style-name="T36"> </text:span><text:span text:style-name="T39">the</text:span><text:span text:style-name="T36"> </text:span><text:span text:style-name="T39">stations.</text:span><text:span text:style-name="T49"> </text:span><text:span text:style-name="T39">The</text:span><text:span text:style-name="T36"> </text:span><text:span text:style-name="T39">downsides</text:span><text:span text:style-name="T36"> </text:span><text:span text:style-name="T39">include</text:span><text:span text:style-name="T36"> </text:span><text:span text:style-name="T39">a</text:span><text:span text:style-name="T36"> </text:span><text:span text:style-name="T39">more</text:span><text:span text:style-name="T36"> </text:span><text:span text:style-name="T39">complex</text:span><text:span text:style-name="T36"> </text:span><text:span text:style-name="T39">algorithm</text:span><text:span text:style-name="T36"> </text:span><text:span text:style-name="T39">to</text:span><text:span text:style-name="T36"> </text:span><text:span text:style-name="T39">implement</text:span><text:span text:style-name="T36"> </text:span><text:span text:style-name="T39">and</text:span><text:span text:style-name="T452"> </text:span><text:span text:style-name="T39">a</text:span><text:span text:style-name="T47"> </text:span><text:span text:style-name="T39">reduction</text:span><text:span text:style-name="T46"> </text:span><text:span text:style-name="T39">of</text:span><text:span text:style-name="T47"> </text:span><text:span text:style-name="T39">the</text:span><text:span text:style-name="T46"> </text:span><text:span text:style-name="T39">method</text:span><text:span text:style-name="T47"> </text:span><text:span text:style-name="T39">robustness</text:span><text:span text:style-name="T47"> </text:span><text:span text:style-name="T39">and</text:span><text:span text:style-name="T47"> </text:span><text:span text:style-name="T39">efficiency.</text:span><text:span text:style-name="T196"> </text:span><text:span text:style-name="T39">This</text:span><text:span text:style-name="T47"> </text:span><text:span text:style-name="T39">alternative</text:span><text:span text:style-name="T46"> </text:span><text:change text:change-id="ct50522000"/><text:change-start text:change-id="ct50523440"/><text:span text:style-name="T39">would </text:span><text:change-end text:change-id="ct50523440"/><text:change-start text:change-id="ct50411424"/><text:span text:style-name="T39">provide</text:span><text:change-end text:change-id="ct50411424"/><text:change-start text:change-id="ct50412688"/><text:span text:style-name="T39">,</text:span><text:change-end text:change-id="ct50412688"/><text:span text:style-name="T46"> </text:span><text:span text:style-name="T39">however</text:span><text:change-start text:change-id="ct50431584"/><text:span text:style-name="T39">,</text:span><text:change-end text:change-id="ct50431584"/><text:span text:style-name="T47"> </text:span><text:change text:change-id="ct50400832"/><text:change-start text:change-id="ct48176672"/><text:span text:style-name="T39">a good </text:span><text:change-end text:change-id="ct48176672"/><text:change text:change-id="ct50413264"/><text:span text:style-name="T39">additional</text:span><text:span text:style-name="T185"> </text:span><text:span text:style-name="T39">option</text:span><text:span text:style-name="T245"> </text:span><text:span text:style-name="T39">in</text:span><text:span text:style-name="T49"> </text:span><text:span text:style-name="T39">a</text:span><text:span text:style-name="T245"> </text:span><text:span text:style-name="T39">future</text:span><text:span text:style-name="T245"> </text:span><text:span text:style-name="T39">version</text:span><text:span text:style-name="T245"> </text:span><text:span text:style-name="T39">of</text:span><text:span text:style-name="T49"> </text:span><text:span text:style-name="T39">WHAT</text:span><text:span text:style-name="T245"> </text:span><text:span text:style-name="T39">and</text:span><text:span text:style-name="T245"> </text:span><text:span text:style-name="T39">its</text:span><text:span text:style-name="T49"> </text:span><text:span text:style-name="T39">impact</text:span><text:span text:style-name="T245"> </text:span><text:span text:style-name="T39">on</text:span><text:span text:style-name="T245"> </text:span><text:span text:style-name="T39">the</text:span><text:span text:style-name="T245"> </text:span><text:span text:style-name="T39">accuracy</text:span><text:span text:style-name="T49"> </text:span><text:span text:style-name="T39">of</text:span><text:span text:style-name="T245"> </text:span><text:span text:style-name="T39">the</text:span><text:span text:style-name="T245"> </text:span><text:span text:style-name="T36">method</text:span><text:span text:style-name="T237"> </text:span><text:span text:style-name="T39">should</text:span><text:span text:style-name="T36"> </text:span><text:span text:style-name="T39">be</text:span><text:span text:style-name="T36"> </text:span><text:span text:style-name="T39">assessed.</text:span></text:p>
      <text:p text:style-name="P11"><text:span text:style-name="T39">Based</text:span><text:span text:style-name="T36"> </text:span><text:span text:style-name="T39">on</text:span><text:span text:style-name="T36"> </text:span><text:span text:style-name="T39">our</text:span><text:span text:style-name="T36"> </text:span><text:span text:style-name="T39">experience</text:span><text:span text:style-name="T36"> </text:span><text:span text:style-name="T39">with</text:span><text:span text:style-name="T36"> </text:span><text:span text:style-name="T39">daily</text:span><text:span text:style-name="T36"> </text:span><text:span text:style-name="T39">weather</text:span><text:span text:style-name="T36"> </text:span><text:span text:style-name="T39">data</text:span><text:span text:style-name="T36"> </text:span><text:span text:style-name="T39">in</text:span><text:span text:style-name="T36"> </text:span><text:span text:style-name="T39">Canada,</text:span><text:span text:style-name="T36"> </text:span><text:span text:style-name="T39">the</text:span><text:span text:style-name="T36"> </text:span><text:span text:style-name="T39">correlation</text:span><text:span text:style-name="T36"> </text:span><text:span text:style-name="T39">coefficients</text:span><text:span text:style-name="T36"> </text:span><text:span text:style-name="T39">between</text:span><text:span text:style-name="T449"> </text:span><text:span text:style-name="T39">time-series</text:span><text:span text:style-name="T47"> </text:span><text:span text:style-name="T39">of</text:span><text:span text:style-name="T46"> </text:span><text:span text:style-name="T39">air</text:span><text:span text:style-name="T46"> </text:span><text:span text:style-name="T39">temperature</text:span><text:span text:style-name="T46"> </text:span><text:span text:style-name="T39">measurements</text:span><text:span text:style-name="T47"> </text:span><text:span text:style-name="T39">is</text:span><text:span text:style-name="T46"> </text:span><text:span text:style-name="T36">generally</text:span><text:span text:style-name="T60"> </text:span><text:span text:style-name="T39">higher</text:span><text:span text:style-name="T47"> </text:span><text:span text:style-name="T39">than</text:span><text:span text:style-name="T46"> </text:span><text:span text:style-name="T39">0.98</text:span><text:span text:style-name="T46"> </text:span><text:span text:style-name="T39">for</text:span><text:span text:style-name="T46"> </text:span><text:span text:style-name="T39">stations</text:span><text:span text:style-name="T60"> </text:span><text:span text:style-name="T39">located</text:span><text:span text:style-name="T47"> </text:span><text:span text:style-name="T39">at</text:span><text:span text:style-name="T46"> </text:span><text:span text:style-name="T39">a</text:span><text:span text:style-name="T331"> </text:span><text:span text:style-name="T39">distance</text:span><text:span text:style-name="T61"> </text:span><text:span text:style-name="T39">of</text:span><text:span text:style-name="T50"> </text:span><text:span text:style-name="T39">100</text:span><text:span text:style-name="T50"> </text:span><text:span text:style-name="T39">km</text:span><text:span text:style-name="T50"> </text:span><text:span text:style-name="T39">or</text:span><text:span text:style-name="T50"> </text:span><text:span text:style-name="T39">less.</text:span><text:span text:style-name="T69"> </text:span><text:span text:style-name="T39">The</text:span><text:span text:style-name="T50"> </text:span><text:span text:style-name="T39">relation</text:span><text:change-start text:change-id="ct47245360"/><text:span text:style-name="T39">ships</text:span><text:change-end text:change-id="ct47245360"/><text:span text:style-name="T50"> </text:span><text:change text:change-id="ct50255264"/><text:change-start text:change-id="ct50137344"/><text:span text:style-name="T39">for</text:span><text:change-end text:change-id="ct50137344"/><text:span text:style-name="T59"> </text:span><text:span text:style-name="T39">precipitation</text:span><text:span text:style-name="T51"> </text:span><text:change text:change-id="ct50303568"/><text:change-start text:change-id="ct46802352"/><text:span text:style-name="T39">are</text:span><text:span text:style-name="T50"> </text:span><text:change-end text:change-id="ct46802352"/><text:span text:style-name="T39">much</text:span><text:span text:style-name="T50"> </text:span><text:span text:style-name="T39">more</text:span><text:span text:style-name="T50"> </text:span><text:span text:style-name="T39">sensitive</text:span><text:span text:style-name="T48"> </text:span><text:span text:style-name="T39">to</text:span><text:span text:style-name="T153"> </text:span><text:span text:style-name="T39">variations</text:span><text:span text:style-name="T153"> </text:span><text:span text:style-name="T39">in</text:span><text:span text:style-name="T153"> </text:span><text:soft-page-break/><text:span text:style-name="T39">the</text:span><text:span text:style-name="T397"> </text:span><text:span text:style-name="T36">landscape</text:span><text:span text:style-name="T153"> </text:span><text:span text:style-name="T39">(land</text:span><text:span text:style-name="T153"> </text:span><text:span text:style-name="T39">cover,</text:span><text:span text:style-name="T374"> </text:span><text:span text:style-name="T39">topography,</text:span><text:span text:style-name="T397"> </text:span><text:span text:style-name="T39">surface</text:span><text:span text:style-name="T397"> </text:span><text:span text:style-name="T39">water).</text:span><text:span text:style-name="T49"> </text:span><text:span text:style-name="T39">As</text:span><text:span text:style-name="T397"> </text:span><text:span text:style-name="T39">a</text:span><text:span text:style-name="T153"> </text:span><text:span text:style-name="T39">result,</text:span><text:span text:style-name="T397"> </text:span><text:span text:style-name="T39">correlation</text:span><text:span text:style-name="T332"> </text:span><text:span text:style-name="T39">coefficients are generally less than for air temperature and decrease</text:span><text:span text:style-name="T36"> </text:span><text:span text:style-name="T39">more rapidly with the distance</text:span><text:span text:style-name="T48"> </text:span><text:span text:style-name="T39">from</text:span><text:span text:style-name="T223"> </text:span><text:span text:style-name="T39">the</text:span><text:span text:style-name="T223"> </text:span><text:span text:style-name="T39">target</text:span><text:span text:style-name="T76"> </text:span><text:span text:style-name="T39">station.</text:span><text:span text:style-name="T54"> </text:span><text:span text:style-name="T39">A</text:span><text:span text:style-name="T76"> </text:span><text:span text:style-name="T39">value</text:span><text:span text:style-name="T371"> </text:span><text:span text:style-name="T39">higher</text:span><text:span text:style-name="T76"> </text:span><text:span text:style-name="T39">than</text:span><text:span text:style-name="T223"> </text:span><text:span text:style-name="T39">0.8</text:span><text:span text:style-name="T223"> </text:span><text:span text:style-name="T39">is</text:span><text:span text:style-name="T371"> </text:span><text:span text:style-name="T39">generally</text:span><text:span text:style-name="T223"> </text:span><text:change-start text:change-id="ct50300976"/><text:span text:style-name="T223">deemed </text:span><text:change-end text:change-id="ct50300976"/><text:span text:style-name="T39">acceptable.</text:span><text:change-start text:change-id="ct50223264"/><text:span text:style-name="T39"> </text:span><text:span text:style-name="T445"><office:annotation office:name="__Annotation__26660_99827669"><dc:creator>Rivard, Christine</dc:creator><dc:date>2015-03-27T16:27:00</dc:date><loext:sender-initials>RC</loext:sender-initials><text:p><text:span text:style-name="T462">?</text:span></text:p></office:annotation></text:span><text:span text:style-name="T39">This </text:span><text:change-end text:change-id="ct50223264"/><text:change-start text:change-id="ct50383504"/><text:span text:style-name="T39">threshold</text:span><text:change-end text:change-id="ct50383504"/><text:change-start text:change-id="ct50222960"/><text:span text:style-name="T39"> is usually reached for stations with</text:span><text:change-end text:change-id="ct50222960"/><text:change-start text:change-id="ct50480144"/><text:span text:style-name="T39">in 100 km and </text:span><text:change-end text:change-id="ct50480144"/><text:change-start text:change-id="ct49581648"/><text:span text:style-name="T39">with an</text:span><text:change-end text:change-id="ct49581648"/><text:change-start text:change-id="ct50430832"/><text:span text:style-name="T39"> </text:span><text:change-end text:change-id="ct50430832"/><text:change-start text:change-id="ct48175472"/><text:span text:style-name="T39">elevation</text:span><text:change-end text:change-id="ct48175472"/><text:change-start text:change-id="ct50552576"/><text:span text:style-name="T39"> difference</text:span><text:change-end text:change-id="ct50552576"/><text:change-start text:change-id="ct50219904"/><text:span text:style-name="T39"> of less than 3</text:span><text:change-end text:change-id="ct50219904"/><text:change-start text:change-id="ct50302480"/><text:span text:style-name="T39">5</text:span><text:change-end text:change-id="ct50302480"/><text:change-start text:change-id="ct50438304"/><text:span text:style-name="T39">0 m</text:span><text:change-end text:change-id="ct50438304"/><text:change-start text:change-id="ct50297248"/><text:span text:style-name="T39">, the default values in WHAT</text:span><text:change-end text:change-id="ct50297248"/><text:change-start text:change-id="ct50493696"/><text:span text:style-name="T39">.</text:span><text:change-end text:change-id="ct50493696"/><text:change-start text:change-id="ct50479104"/><text:span text:style-name="T39"> </text:span><text:change-end text:change-id="ct50479104"/><office:annotation-end office:name="__Annotation__26660_99827669"/><text:change text:change-id="ct49885296"/><office:annotation office:name="__Annotation__26864_99827669"><dc:creator>Rivard, Christine</dc:creator><dc:date>2015-03-27T16:27:00</dc:date><loext:sender-initials>RC</loext:sender-initials><text:p><text:span text:style-name="T406">déjà dit dans la section 3.2,je crois que j’enlèverais le tout.</text:span>X</text:p></office:annotation><text:span text:style-name="T39">Data</text:span><text:span text:style-name="T53"> </text:span><text:span text:style-name="T39">correlation</text:span><text:span text:style-name="T53"> </text:span><text:span text:style-name="T39">between</text:span><text:span text:style-name="T54"> </text:span><text:span text:style-name="T39">two</text:span><text:span text:style-name="T54"> </text:span><text:span text:style-name="T39">stations</text:span><text:span text:style-name="T338"> </text:span><text:span text:style-name="T39">will</text:span><text:span text:style-name="T184"> </text:span><text:span text:style-name="T39">generally</text:span><text:span text:style-name="T64"> </text:span><text:span text:style-name="T39">decreases</text:span><text:span text:style-name="T65"> </text:span><text:span text:style-name="T39">as</text:span><text:span text:style-name="T196"> </text:span><text:span text:style-name="T39">the</text:span><text:span text:style-name="T196"> </text:span><text:span text:style-name="T39">horizontal</text:span><text:span text:style-name="T64"> </text:span><text:span text:style-name="T39">and</text:span><text:span text:style-name="T196"> </text:span><text:span text:style-name="T39">vertical</text:span><text:span text:style-name="T64"> </text:span><text:span text:style-name="T39">distances</text:span><text:span text:style-name="T65"> </text:span><text:span text:style-name="T39">increase. </text:span><text:change text:change-id="ct50579472"/><text:span text:style-name="T39">It</text:span><text:span text:style-name="T196"> </text:span><text:span text:style-name="T39">is</text:span><text:span text:style-name="T64"> </text:span><text:span text:style-name="T39">possible</text:span><text:span text:style-name="T196"> </text:span><text:span text:style-name="T39">to</text:span><text:span text:style-name="T64"> </text:span><text:span text:style-name="T39">specify</text:span><text:span text:style-name="T196"> </text:span><text:span text:style-name="T39">a</text:span><text:span text:style-name="T433"> </text:span><text:span text:style-name="T39">cutoff</text:span><text:span text:style-name="T62"> </text:span><text:span text:style-name="T39">distance</text:span><text:span text:style-name="T162"> </text:span><text:span text:style-name="T39">and</text:span><text:span text:style-name="T162"> </text:span><text:span text:style-name="T39">a</text:span><text:span text:style-name="T62"> </text:span><text:span text:style-name="T39">cutoff</text:span><text:span text:style-name="T62"> </text:span><text:span text:style-name="T39">altitude</text:span><text:span text:style-name="T62"> </text:span><text:span text:style-name="T39">difference </text:span><text:span text:style-name="T36">for</text:span><text:span text:style-name="T62"> </text:span><text:span text:style-name="T39">which</text:span><text:span text:style-name="T62"> </text:span><text:span text:style-name="T39">neighboring</text:span><text:span text:style-name="T162"> </text:span><text:span text:style-name="T39">stations</text:span><text:span text:style-name="T62"> </text:span><text:span text:style-name="T39">that</text:span><text:span text:style-name="T162"> </text:span><text:span text:style-name="T39">fall</text:span><text:span text:style-name="T62"> </text:span><text:span text:style-name="T39">above</text:span><text:span text:style-name="T62"> </text:span><text:span text:style-name="T39">these</text:span><text:span text:style-name="T124"> </text:span><text:span text:style-name="T39">cutoff</text:span><text:span text:style-name="T46"> </text:span><text:span text:style-name="T39">values</text:span><text:span text:style-name="T46"> </text:span><text:span text:style-name="T39">are</text:span><text:span text:style-name="T60"> </text:span><text:span text:style-name="T39">ignored</text:span><text:span text:style-name="T46"> </text:span><text:span text:style-name="T39">by</text:span><text:span text:style-name="T60"> </text:span><text:span text:style-name="T39">the</text:span><text:span text:style-name="T46"> </text:span><text:span text:style-name="T39">program.</text:span><text:span text:style-name="T196"> </text:span><text:span text:style-name="T39">The</text:span><text:span text:style-name="T60"> </text:span><text:span text:style-name="T39">default</text:span><text:span text:style-name="T47"> </text:span><text:span text:style-name="T39">values</text:span><text:span text:style-name="T60"> </text:span><text:span text:style-name="T39">are</text:span><text:span text:style-name="T46"> </text:span><text:span text:style-name="T39">set</text:span><text:span text:style-name="T60"> </text:span><text:span text:style-name="T39">to</text:span><text:span text:style-name="T46"> </text:span><text:span text:style-name="T39">100</text:span><text:span text:style-name="T60"> </text:span><text:span text:style-name="T39">km</text:span><text:span text:style-name="T46"> </text:span><text:span text:style-name="T39">and</text:span><text:span text:style-name="T60"> </text:span><text:span text:style-name="T39">350</text:span><text:span text:style-name="T46"> </text:span><text:span text:style-name="T39">m</text:span><text:span text:style-name="T46"> </text:span><text:span text:style-name="T39">for</text:span><text:span text:style-name="T60"> </text:span><text:span text:style-name="T39">the</text:span><text:span text:style-name="T450"> </text:span><text:span text:style-name="T39">horizontal</text:span><text:span text:style-name="T125"> </text:span><text:span text:style-name="T39">and</text:span><text:span text:style-name="T135"> </text:span><text:span text:style-name="T39">vertical</text:span><text:span text:style-name="T125"> </text:span><text:span text:style-name="T39">distance</text:span><text:span text:style-name="T145"> </text:span><text:span text:style-name="T39">respectively</text:span><text:span text:style-name="T145"> </text:span><text:span text:style-name="T39">based</text:span><text:span text:style-name="T125"> </text:span><text:span text:style-name="T39">on</text:span><text:span text:style-name="T135"> </text:span><text:span text:style-name="T39">the</text:span><text:span text:style-name="T135"> </text:span><text:span text:style-name="T36">literature</text:span><text:span text:style-name="T145"> </text:span><text:a xlink:type="simple" xlink:href="#_bookmark97" text:style-name="Internet_20_link" text:visited-style-name="Visited_20_Internet_20_Link"><text:span text:style-name="T39">(Simolo</text:span></text:a><text:a xlink:type="simple" xlink:href="#_bookmark97" text:style-name="Internet_20_link" text:visited-style-name="Visited_20_Internet_20_Link"><text:span text:style-name="T135"> </text:span></text:a><text:a xlink:type="simple" xlink:href="#_bookmark97" text:style-name="Internet_20_link" text:visited-style-name="Visited_20_Internet_20_Link"><text:span text:style-name="T39">et</text:span></text:a><text:a xlink:type="simple" xlink:href="#_bookmark97" text:style-name="Internet_20_link" text:visited-style-name="Visited_20_Internet_20_Link"><text:span text:style-name="T135"> </text:span></text:a><text:a xlink:type="simple" xlink:href="#_bookmark97" text:style-name="Internet_20_link" text:visited-style-name="Visited_20_Internet_20_Link"><text:span text:style-name="T39">al.,</text:span></text:a><text:span text:style-name="T145"> </text:span><text:a xlink:type="simple" xlink:href="#_bookmark97" text:style-name="Internet_20_link" text:visited-style-name="Visited_20_Internet_20_Link"><text:span text:style-name="T39">2010;</text:span></text:a><text:span text:style-name="T135"> </text:span><text:a xlink:type="simple" xlink:href="#_bookmark101" text:style-name="Internet_20_link" text:visited-style-name="Visited_20_Internet_20_Link"><text:span text:style-name="T39">Tronci</text:span></text:a><text:span text:style-name="T105"> </text:span><text:a xlink:type="simple" xlink:href="#_bookmark101" text:style-name="Internet_20_link" text:visited-style-name="Visited_20_Internet_20_Link"><text:span text:style-name="T39">et</text:span></text:a><text:a xlink:type="simple" xlink:href="#_bookmark101" text:style-name="Internet_20_link" text:visited-style-name="Visited_20_Internet_20_Link"><text:span text:style-name="T47"> </text:span></text:a><text:a xlink:type="simple" xlink:href="#_bookmark101" text:style-name="Internet_20_link" text:visited-style-name="Visited_20_Internet_20_Link"><text:span text:style-name="T39">al.,</text:span></text:a><text:span text:style-name="T47"> </text:span><text:a xlink:type="simple" xlink:href="#_bookmark101" text:style-name="Internet_20_link" text:visited-style-name="Visited_20_Internet_20_Link"><text:span text:style-name="T39">1986;</text:span></text:a><text:span text:style-name="T46"> </text:span><text:a xlink:type="simple" xlink:href="#_bookmark102" text:style-name="Internet_20_link" text:visited-style-name="Visited_20_Internet_20_Link"><text:span text:style-name="T39">Xia</text:span></text:a><text:a xlink:type="simple" xlink:href="#_bookmark102" text:style-name="Internet_20_link" text:visited-style-name="Visited_20_Internet_20_Link"><text:span text:style-name="T47"> </text:span></text:a><text:a xlink:type="simple" xlink:href="#_bookmark102" text:style-name="Internet_20_link" text:visited-style-name="Visited_20_Internet_20_Link"><text:span text:style-name="T39">et</text:span></text:a><text:a xlink:type="simple" xlink:href="#_bookmark102" text:style-name="Internet_20_link" text:visited-style-name="Visited_20_Internet_20_Link"><text:span text:style-name="T46"> </text:span></text:a><text:a xlink:type="simple" xlink:href="#_bookmark102" text:style-name="Internet_20_link" text:visited-style-name="Visited_20_Internet_20_Link"><text:span text:style-name="T39">al.,</text:span></text:a><text:span text:style-name="T47"> </text:span><text:a xlink:type="simple" xlink:href="#_bookmark102" text:style-name="Internet_20_link" text:visited-style-name="Visited_20_Internet_20_Link"><text:span text:style-name="T39">199</text:span></text:a><text:a xlink:type="simple" xlink:href="#_bookmark102" text:style-name="Internet_20_link" text:visited-style-name="Visited_20_Internet_20_Link"><text:span text:style-name="T6">9).</text:span></text:a><office:annotation-end office:name="__Annotation__26864_99827669"/></text:p>
      <text:p text:style-name="P66"/>
      <text:list xml:id="list122513449197245" text:continue-numbering="true" text:style-name="WWNum4">
        <text:list-item>
          <text:list>
            <text:list-item>
              <text:list>
                <text:list-item>
                  <text:h text:style-name="P89" text:outline-level="3"><text:bookmark text:name="Step_2:_Filling_the_Gaps"/><text:bookmark text:name="_bookmark59"/>Step<text:span text:style-name="T224"> </text:span>2:<text:span text:style-name="T280"> </text:span>Filling<text:span text:style-name="T219"> </text:span>the<text:span text:style-name="T224"> </text:span>Gaps</text:h>
                </text:list-item>
              </text:list>
            </text:list-item>
          </text:list>
        </text:list-item>
      </text:list>
      <text:p text:style-name="P12"><text:span text:style-name="T39">The</text:span><text:span text:style-name="T65"> </text:span><text:span text:style-name="T39">procedure</text:span><text:span text:style-name="T65"> </text:span><text:span text:style-name="T39">for</text:span><text:span text:style-name="T64"> </text:span><text:span text:style-name="T39">filling</text:span><text:span text:style-name="T196"> </text:span><text:span text:style-name="T39">the</text:span><text:span text:style-name="T64"> </text:span><text:span text:style-name="T39">gaps</text:span><text:span text:style-name="T64"> </text:span><text:span text:style-name="T39">in</text:span><text:span text:style-name="T65"> </text:span><text:span text:style-name="T39">the</text:span><text:span text:style-name="T64"> </text:span><text:span text:style-name="T39">weather</text:span><text:span text:style-name="T64"> </text:span><text:span text:style-name="T39">data</text:span><text:span text:style-name="T64"> </text:span><text:span text:style-name="T39">includes</text:span><text:span text:style-name="T65"> </text:span><text:span text:style-name="T39">two</text:span><text:span text:style-name="T64"> </text:span><text:span text:style-name="T36">nested</text:span><text:span text:style-name="T65"> </text:span><text:span text:style-name="T39">loops.</text:span><text:span text:style-name="T51"> </text:span><text:span text:style-name="T39">The</text:span><text:span text:style-name="T64"> </text:span><text:span text:style-name="T39">external</text:span><text:span text:style-name="T136"> </text:span><text:span text:style-name="T39">loop,</text:span><text:span text:style-name="T36"> </text:span><text:span text:style-name="T39">labeled</text:span><text:span text:style-name="T36"> ‘‘Loop </text:span><text:span text:style-name="T39">A’’</text:span><text:span text:style-name="T36"> </text:span><text:span text:style-name="T39">in</text:span><text:span text:style-name="T36"> </text:span><text:span text:style-name="T39">Figure</text:span><text:span text:style-name="T36"> </text:span><text:a xlink:type="simple" xlink:href="#_bookmark58" text:style-name="Internet_20_link" text:visited-style-name="Visited_20_Internet_20_Link"><text:span text:style-name="T36">8.1,</text:span></text:a><text:span text:style-name="T36"> </text:span><text:span text:style-name="T39">iterates</text:span><text:span text:style-name="T36"> </text:span><text:span text:style-name="T39">over</text:span><text:span text:style-name="T36"> </text:span><text:span text:style-name="T39">the</text:span><text:span text:style-name="T36"> </text:span><text:span text:style-name="T39">time</text:span><text:span text:style-name="T36"> </text:span><text:span text:style-name="T39">series</text:span><text:span text:style-name="T36"> </text:span><text:span text:style-name="T39">of</text:span><text:span text:style-name="T36"> </text:span><text:span text:style-name="T39">four</text:span><text:span text:style-name="T36"> weather </text:span><text:span text:style-name="T39">variables</text:span><text:span text:style-name="T36"> </text:span><text:span text:style-name="T39">for</text:span><text:span text:style-name="T36"> </text:span><text:span text:style-name="T39">the</text:span><text:span text:style-name="T107"> </text:span><text:span text:style-name="T39">target</text:span><text:span text:style-name="T245"> </text:span><text:span text:style-name="T39">station.</text:span><text:span text:style-name="T383"> </text:span><text:span text:style-name="T39">The</text:span><text:span text:style-name="T185"> </text:span><text:span text:style-name="T39">inner</text:span><text:span text:style-name="T245"> </text:span><text:span text:style-name="T39">loop,</text:span><text:span text:style-name="T245"> </text:span><text:span text:style-name="T39">labeled</text:span><text:span text:style-name="T49"> </text:span><text:span text:style-name="T39">‘‘Loop</text:span><text:span text:style-name="T245"> </text:span><text:span text:style-name="T39">B’’,</text:span><text:span text:style-name="T185"> </text:span><text:span text:style-name="T39">iterates</text:span><text:span text:style-name="T49"> </text:span><text:span text:style-name="T36">over</text:span><text:span text:style-name="T245"> </text:span><text:span text:style-name="T39">every</text:span><text:span text:style-name="T245"> </text:span><text:span text:style-name="T39">missing</text:span><text:span text:style-name="T245"> </text:span><text:span text:style-name="T39">value</text:span><text:change text:change-id="ct50222512"/><text:span text:style-name="T185"> </text:span><text:span text:style-name="T39">in</text:span><text:span text:style-name="T245"> </text:span><text:span text:style-name="T39">the</text:span><text:span text:style-name="T245"> </text:span><text:span text:style-name="T39">data</text:span><text:span text:style-name="T147"> </text:span><text:span text:style-name="T39">series.</text:span><text:span text:style-name="T374"> </text:span><text:span text:style-name="T39">The</text:span><text:span text:style-name="T76"> </text:span><text:span text:style-name="T39">process</text:span><text:span text:style-name="T50"> </text:span><text:span text:style-name="T39">for</text:span><text:span text:style-name="T76"> </text:span><text:span text:style-name="T39">the</text:span><text:span text:style-name="T59"> </text:span><text:span text:style-name="T39">estimation</text:span><text:span text:style-name="T223"> </text:span><text:span text:style-name="T39">of</text:span><text:span text:style-name="T59"> </text:span><text:span text:style-name="T39">a</text:span><text:span text:style-name="T59"> </text:span><text:span text:style-name="T39">single</text:span><text:span text:style-name="T76"> </text:span><text:span text:style-name="T39">missing</text:span><text:span text:style-name="T50"> </text:span><text:span text:style-name="T39">value</text:span><text:span text:style-name="T76"> </text:span><text:span text:style-name="T39">is</text:span><text:span text:style-name="T59"> </text:span><text:span text:style-name="T39">basically</text:span><text:span text:style-name="T59"> </text:span><text:span text:style-name="T39">a</text:span><text:span text:style-name="T59"> </text:span><text:span text:style-name="T39">two</text:span><text:change-start text:change-id="ct50197280"/><text:span text:style-name="T59">-</text:span><text:change-end text:change-id="ct50197280"/><text:change text:change-id="ct50197488"/><text:span text:style-name="T39">step</text:span><text:span text:style-name="T76"> </text:span><text:span text:style-name="T39">procedure.</text:span><text:span text:style-name="T452"> </text:span><text:span text:style-name="T39">The</text:span><text:span text:style-name="T47"> </text:span><text:span text:style-name="T39">first</text:span><text:span text:style-name="T47"> </text:span><text:span text:style-name="T39">step</text:span><text:span text:style-name="T47"> </text:span><text:span text:style-name="T39">consists</text:span><text:span text:style-name="T47"> </text:span><text:span text:style-name="T39">in</text:span><text:span text:style-name="T47"> </text:span><text:span text:style-name="T39">selecting</text:span><text:span text:style-name="T46"> </text:span><text:span text:style-name="T39">the</text:span><text:span text:style-name="T47"> </text:span><text:span text:style-name="T39">data</text:span><text:span text:style-name="T46"> </text:span><text:span text:style-name="T39">series</text:span><text:span text:style-name="T47"> </text:span><text:span text:style-name="T39">with</text:span><text:span text:style-name="T47"> </text:span><text:span text:style-name="T39">the</text:span><text:span text:style-name="T47"> </text:span><text:span text:style-name="T39">best</text:span><text:span text:style-name="T47"> </text:span><text:span text:style-name="T39">cor</text:span><text:change-start text:change-id="ct50783760"/><text:span text:style-name="T39">r</text:span><text:change-end text:change-id="ct50783760"/><text:span text:style-name="T39">el</text:span><text:change text:change-id="ct50408480"/><text:span text:style-name="T39">ation</text:span><text:span text:style-name="T46"> </text:span><text:span text:style-name="T39">coefficient.</text:span><text:span text:style-name="T64"> </text:span><text:span text:style-name="T39">The</text:span><text:span text:style-name="T47"> </text:span><text:span text:style-name="T39">second</text:span><text:span text:style-name="T445"> </text:span><text:span text:style-name="T39">step</text:span><text:span text:style-name="T116"> </text:span><text:span text:style-name="T36">consist</text:span><text:change-start text:change-id="ct50729936"/><text:span text:style-name="T36">s</text:span><text:change-end text:change-id="ct50729936"/><text:change text:change-id="ct50730144"/><text:span text:style-name="T173"> </text:span><text:span text:style-name="T39">in</text:span><text:span text:style-name="T116"> </text:span><text:span text:style-name="T39">building</text:span><text:span text:style-name="T173"> </text:span><text:span text:style-name="T39">a</text:span><text:span text:style-name="T116"> </text:span><text:span text:style-name="T39">MLR</text:span><text:span text:style-name="T173"> </text:span><text:span text:style-name="T39">model</text:span><text:span text:style-name="T173"> </text:span><text:span text:style-name="T39">and</text:span><text:span text:style-name="T116"> </text:span><text:span text:style-name="T39">estimat</text:span><text:change text:change-id="ct50380848"/><text:change-start text:change-id="ct50607856"/><text:span text:style-name="T39">ing</text:span><text:change-end text:change-id="ct50607856"/><text:span text:style-name="T173"> </text:span><text:span text:style-name="T39">the</text:span><text:span text:style-name="T63"> </text:span><text:span text:style-name="T39">missing</text:span><text:span text:style-name="T116"> </text:span><text:span text:style-name="T39">values.</text:span><text:span text:style-name="T77"> </text:span><text:span text:style-name="T39">This</text:span><text:span text:style-name="T173"> </text:span><text:span text:style-name="T39">is</text:span><text:span text:style-name="T116"> </text:span><text:span text:style-name="T39">described</text:span><text:span text:style-name="T63"> </text:span><text:span text:style-name="T39">in</text:span><text:span text:style-name="T173"> </text:span><text:span text:style-name="T39">more</text:span><text:span text:style-name="T275"> </text:span><text:span text:style-name="T39">details</text:span><text:span text:style-name="T60"> </text:span><text:change text:change-id="ct50753312"/><text:change-start text:change-id="ct50638656"/><text:span text:style-name="T39">below</text:span><text:change-end text:change-id="ct50638656"/><text:span text:style-name="T39">.</text:span></text:p>
      <text:p text:style-name="P53"/>
      <text:h text:style-name="P51" text:outline-level="4"><text:span text:style-name="T360">Selection</text:span><text:span text:style-name="T87"> </text:span><text:span text:style-name="T360">of</text:span><text:span text:style-name="T87"> </text:span><text:span text:style-name="T360">the</text:span><text:span text:style-name="T87"> </text:span><text:span text:style-name="T360">neighboring</text:span><text:span text:style-name="T87"> </text:span><text:span text:style-name="T360">stations</text:span></text:h>
      <text:p text:style-name="P13"><text:span text:style-name="T39">The</text:span><text:span text:style-name="T374"> </text:span><text:span text:style-name="T39">selection</text:span><text:span text:style-name="T52"> </text:span><text:span text:style-name="T39">of</text:span><text:span text:style-name="T374"> </text:span><text:span text:style-name="T39">surrounding</text:span><text:span text:style-name="T262"> </text:span><text:span text:style-name="T39">stations</text:span><text:span text:style-name="T52"> </text:span><text:span text:style-name="T39">is</text:span><text:span text:style-name="T374"> </text:span><text:span text:style-name="T39">critically</text:span><text:span text:style-name="T262"> </text:span><text:span text:style-name="T39">important</text:span><text:span text:style-name="T374"> </text:span><text:span text:style-name="T39">for</text:span><text:span text:style-name="T374"> </text:span><text:change-start text:change-id="ct47062320"/><text:span text:style-name="T374">the </text:span><text:change-end text:change-id="ct47062320"/><text:span text:style-name="T39">accurate</text:span><text:span text:style-name="T374"> </text:span><text:span text:style-name="T39">estimation</text:span><text:span text:style-name="T262"> </text:span><text:span text:style-name="T39">of</text:span><text:span text:style-name="T374"> </text:span><text:span text:style-name="T39">missing</text:span><text:span text:style-name="T48"> </text:span><text:span text:style-name="T39">weather</text:span><text:span text:style-name="T36"> </text:span><text:span text:style-name="T39">data</text:span><text:span text:style-name="T36"> </text:span><text:a xlink:type="simple" xlink:href="#_bookmark90" text:style-name="Internet_20_link" text:visited-style-name="Visited_20_Internet_20_Link"><text:span text:style-name="T39">(Eischeid</text:span></text:a><text:a xlink:type="simple" xlink:href="#_bookmark90" text:style-name="Internet_20_link" text:visited-style-name="Visited_20_Internet_20_Link"><text:span text:style-name="T36"> </text:span></text:a><text:a xlink:type="simple" xlink:href="#_bookmark90" text:style-name="Internet_20_link" text:visited-style-name="Visited_20_Internet_20_Link"><text:span text:style-name="T39">et</text:span></text:a><text:a xlink:type="simple" xlink:href="#_bookmark90" text:style-name="Internet_20_link" text:visited-style-name="Visited_20_Internet_20_Link"><text:span text:style-name="T36"> </text:span></text:a><text:a xlink:type="simple" xlink:href="#_bookmark90" text:style-name="Internet_20_link" text:visited-style-name="Visited_20_Internet_20_Link"><text:span text:style-name="T39">al.,</text:span></text:a><text:span text:style-name="T36"> </text:span><text:a xlink:type="simple" xlink:href="#_bookmark90" text:style-name="Internet_20_link" text:visited-style-name="Visited_20_Internet_20_Link"><text:span text:style-name="T39">1995).</text:span></text:a><text:span text:style-name="T61"> </text:span><text:change-start text:change-id="ct49884224"/><text:span text:style-name="T61">However, even if stations are well correlated, p</text:span><text:change-end text:change-id="ct49884224"/><text:change text:change-id="ct50275536"/><text:span text:style-name="T39">roblems</text:span><text:span text:style-name="T36"> </text:span><text:change-start text:change-id="ct50197728"/><text:span text:style-name="T36">may </text:span><text:change-end text:change-id="ct50197728"/><text:span text:style-name="T39">arise</text:span><text:span text:style-name="T36"> </text:span><text:change text:change-id="ct50222720"/><text:span text:style-name="T39">because</text:span><text:span text:style-name="T36"> </text:span><text:span text:style-name="T39">of</text:span><text:span text:style-name="T36"> </text:span><text:span text:style-name="T39">synchronized</text:span><text:span text:style-name="T36"> </text:span><text:span text:style-name="T39">missing</text:span><text:span text:style-name="T36"> </text:span><text:span text:style-name="T39">values</text:span><text:span text:style-name="T445"> </text:span><text:span text:style-name="T39">in</text:span><text:span text:style-name="T62"> </text:span><text:span text:style-name="T39">the</text:span><text:span text:style-name="T63"> </text:span><text:span text:style-name="T36">target</text:span><text:span text:style-name="T62"> </text:span><text:span text:style-name="T39">and</text:span><text:span text:style-name="T62"> </text:span><text:span text:style-name="T39">neighboring</text:span><text:span text:style-name="T63"> </text:span><text:span text:style-name="T39">weather</text:span><text:span text:style-name="T63"> </text:span><text:span text:style-name="T39">station</text:span><text:span text:style-name="T116"> </text:span><text:span text:style-name="T39">data</text:span><text:change-start text:change-id="ct50134976"/><text:span text:style-name="T39">sets</text:span><text:change-end text:change-id="ct50134976"/><text:change text:change-id="ct50372720"/><text:change text:change-id="ct50384832"/><text:span text:style-name="T39">.</text:span><text:span text:style-name="T304"> </text:span><text:span text:style-name="T39">This</text:span><text:span text:style-name="T63"> </text:span><text:span text:style-name="T39">is</text:span><text:span text:style-name="T63"> </text:span><text:span text:style-name="T39">illustrated</text:span><text:span text:style-name="T238"> </text:span><text:span text:style-name="T39">in</text:span><text:span text:style-name="T65"> </text:span><text:span text:style-name="T39">Table</text:span><text:span text:style-name="T64"> </text:span><text:a xlink:type="simple" xlink:href="#_bookmark60" text:style-name="Internet_20_link" text:visited-style-name="Visited_20_Internet_20_Link"><text:span text:style-name="T39">8.1</text:span></text:a><text:change-start text:change-id="ct50374528"/><text:span text:style-name="T39">,</text:span><text:change-end text:change-id="ct50374528"/><text:span text:style-name="T65"> </text:span><text:span text:style-name="T39">where</text:span><text:span text:style-name="T64"> </text:span><text:change text:change-id="ct50258720"/><text:span text:style-name="T39">theoretical</text:span><text:span text:style-name="T65"> </text:span><text:span text:style-name="T39">time-series</text:span><text:span text:style-name="T65"> </text:span><text:span text:style-name="T39">of</text:span><text:span text:style-name="T65"> </text:span><text:span text:style-name="T39">air</text:span><text:span text:style-name="T64"> </text:span><text:span text:style-name="T39">temperature</text:span><text:span text:style-name="T65"> </text:span><text:span text:style-name="T39">data</text:span><text:span text:style-name="T64"> </text:span><text:span text:style-name="T39">with</text:span><text:span text:style-name="T65"> </text:span><text:span text:style-name="T39">a</text:span><text:span text:style-name="T64"> </text:span><text:span text:style-name="T39">realistic</text:span><text:span text:style-name="T452"> </text:span><text:span text:style-name="T39">distribution</text:span><text:span text:style-name="T63"> </text:span><text:span text:style-name="T39">of</text:span><text:span text:style-name="T63"> </text:span><text:span text:style-name="T39">missing</text:span><text:span text:style-name="T116"> </text:span><text:span text:style-name="T39">values</text:span><text:change-start text:change-id="ct47457984"/><text:span text:style-name="T39"> are presented</text:span><text:change-end text:change-id="ct47457984"/><text:span text:style-name="T39">.</text:span></text:p>
      <text:p text:style-name="P14"><text:bookmark text:name="_bookmark60"/><text:span text:style-name="T6">Table</text:span><text:span text:style-name="T23"> </text:span><text:span text:style-name="T6">8.1:</text:span><text:span text:style-name="T66"> </text:span><text:change-start text:change-id="ct50203920"/><text:span text:style-name="T66">Example of well-correlated stations with </text:span><text:change-end text:change-id="ct50203920"/><text:change-start text:change-id="ct50213392"/><text:span text:style-name="T66">multiple </text:span><text:change-end text:change-id="ct50213392"/><text:change-start text:change-id="ct46213408"/><text:span text:style-name="T66">missing data </text:span><text:change-end text:change-id="ct46213408"/><text:change text:change-id="ct50470000"/></text:p>
      <text:p text:style-name="P57"/>
      <text:p text:style-name="P59"><draw:g text:anchor-type="as-char" svg:y="0cm" draw:z-index="4" draw:style-name="gr2"><draw:g draw:name="Group 568" draw:style-name="gr3"><draw:custom-shape draw:name="Freeform 569" draw:style-name="gr4" draw:text-style-name="P123" svg:width="7.529cm" svg:height="0.034cm" svg:x="0cm" svg:y="0cm"><text:p/><draw:enhanced-geometry draw:mirror-horizontal="false" draw:mirror-vertical="false" svg:viewBox="0 0 0 0" drawooo:sub-view-size="4249 0" draw:text-areas="0 0 ?f4 ?f5" draw:type="ooxml-non-primitive" draw:enhanced-path="M 0 0 L 4249 0 N"><draw:equation draw:name="f0" draw:formula="0+9-9"/><draw:equation draw:name="f1" draw:formula="?f0 *logwidth/4249"/><draw:equation draw:name="f2" draw:formula="0+4258-9"/><draw:equation draw:name="f3" draw:formula="?f2 *logwidth/4249"/><draw:equation draw:name="f4" draw:formula="logwidth"/><draw:equation draw:name="f5" draw:formula="logheight"/></draw:enhanced-geometry></draw:custom-shape></draw:g></draw:g></text:p>
      <text:p text:style-name="P76">Target<text:tab/>Neighbors</text:p>
      <text:p text:style-name="P50"/>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64">Day</text:p>
          </table:table-cell>
          <table:table-cell table:style-name="Table3.A1" office:value-type="string">
            <text:p text:style-name="P77">X</text:p>
          </table:table-cell>
          <table:table-cell table:style-name="Table3.C1" office:value-type="string">
            <text:p text:style-name="P78">Y1</text:p>
          </table:table-cell>
          <table:table-cell table:style-name="Table3.C1" office:value-type="string">
            <text:p text:style-name="P79">Y2</text:p>
          </table:table-cell>
          <table:table-cell table:style-name="Table3.C1" office:value-type="string">
            <text:p text:style-name="P79">Y3</text:p>
          </table:table-cell>
          <table:table-cell table:style-name="Table3.C1" office:value-type="string">
            <text:p text:style-name="P79">Y4</text:p>
          </table:table-cell>
          <table:table-cell table:style-name="Table3.A1" office:value-type="string">
            <text:p text:style-name="Standard"/>
          </table:table-cell>
        </table:table-row>
        <table:table-row table:style-name="Table3.2">
          <table:table-cell table:style-name="Table3.A2" office:value-type="string">
            <text:p text:style-name="P80">1</text:p>
          </table:table-cell>
          <table:table-cell table:style-name="Table3.A2" office:value-type="string">
            <text:p text:style-name="P65"><text:span text:style-name="T407">11</text:span><text:span text:style-name="T341">.</text:span><text:span text:style-name="T407">0</text:span></text:p>
          </table:table-cell>
          <table:table-cell table:style-name="Table3.A2" office:value-type="string">
            <text:p text:style-name="P60"><text:span text:style-name="T407">12</text:span><text:span text:style-name="T341">.</text:span><text:span text:style-name="T407">0</text:span></text:p>
          </table:table-cell>
          <table:table-cell table:style-name="Table3.A2" office:value-type="string">
            <text:p text:style-name="P69"><text:span text:style-name="T407">12</text:span><text:span text:style-name="T341">.</text:span><text:span text:style-name="T407">0</text:span></text:p>
          </table:table-cell>
          <table:table-cell table:style-name="Table3.A2" office:value-type="string">
            <text:p text:style-name="P69"><text:span text:style-name="T407">12</text:span><text:span text:style-name="T341">.</text:span><text:span text:style-name="T407">5</text:span></text:p>
          </table:table-cell>
          <table:table-cell table:style-name="Table3.A2" office:value-type="string">
            <text:p text:style-name="P69"><text:span text:style-name="T408">10</text:span><text:span text:style-name="T342">.</text:span><text:span text:style-name="T408">0</text:span></text:p>
          </table:table-cell>
          <table:table-cell table:style-name="Table3.A2" office:value-type="string">
            <text:p text:style-name="Standard"/>
          </table:table-cell>
        </table:table-row>
        <table:table-row table:style-name="Table3.3">
          <table:table-cell table:style-name="Table3.A3" office:value-type="string">
            <text:p text:style-name="P81">2</text:p>
          </table:table-cell>
          <table:table-cell table:style-name="Table3.A3" office:value-type="string">
            <text:p text:style-name="P71"><office:annotation office:name="__Annotation__27623_99827669"><dc:creator>Rivard, Christine</dc:creator><dc:date>2015-03-27T16:27:00</dc:date><loext:sender-initials>RC</loext:sender-initials><text:p><text:span text:style-name="T462">Tu as écrit “NaN” jusqu’à maintenant.</text:span></text:p></office:annotation><text:span text:style-name="T365">nan</text:span><office:annotation-end office:name="__Annotation__27623_99827669"/></text:p>
          </table:table-cell>
          <table:table-cell table:style-name="Table3.A3" office:value-type="string">
            <text:p text:style-name="P61"><text:span text:style-name="T407">12</text:span><text:span text:style-name="T341">.</text:span><text:span text:style-name="T407">0</text:span></text:p>
          </table:table-cell>
          <table:table-cell table:style-name="Table3.A3" office:value-type="string">
            <text:p text:style-name="P62">nan</text:p>
          </table:table-cell>
          <table:table-cell table:style-name="Table3.A3" office:value-type="string">
            <text:p text:style-name="P70"><text:span text:style-name="T407">13</text:span><text:span text:style-name="T341">.</text:span><text:span text:style-name="T407">0</text:span></text:p>
          </table:table-cell>
          <table:table-cell table:style-name="Table3.A3" office:value-type="string">
            <text:p text:style-name="P70"><text:span text:style-name="T408">12</text:span><text:span text:style-name="T342">.</text:span><text:span text:style-name="T408">2</text:span></text:p>
          </table:table-cell>
          <table:table-cell table:style-name="Table3.A3" office:value-type="string">
            <text:p text:style-name="Standard"/>
          </table:table-cell>
        </table:table-row>
        <table:table-row table:style-name="Table3.3">
          <table:table-cell table:style-name="Table3.A3" office:value-type="string">
            <text:p text:style-name="P81">3</text:p>
          </table:table-cell>
          <table:table-cell table:style-name="Table3.A3" office:value-type="string">
            <text:p text:style-name="P73"><text:span text:style-name="T407">7</text:span><text:span text:style-name="T341">.</text:span><text:span text:style-name="T407">5</text:span></text:p>
          </table:table-cell>
          <table:table-cell table:style-name="Table3.A3" office:value-type="string">
            <text:p text:style-name="P74"><text:span text:style-name="T407">8</text:span><text:span text:style-name="T341">.</text:span><text:span text:style-name="T407">5</text:span></text:p>
          </table:table-cell>
          <table:table-cell table:style-name="Table3.A3" office:value-type="string">
            <text:p text:style-name="P75"><text:span text:style-name="T407">8</text:span><text:span text:style-name="T341">.</text:span><text:span text:style-name="T407">5</text:span></text:p>
          </table:table-cell>
          <table:table-cell table:style-name="Table3.A3" office:value-type="string">
            <text:p text:style-name="P75"><text:span text:style-name="T407">8</text:span><text:span text:style-name="T341">.</text:span><text:span text:style-name="T407">0</text:span></text:p>
          </table:table-cell>
          <table:table-cell table:style-name="Table3.A3" office:value-type="string">
            <text:p text:style-name="P75"><text:span text:style-name="T407">8</text:span><text:span text:style-name="T341">.</text:span><text:span text:style-name="T407">9</text:span></text:p>
          </table:table-cell>
          <table:table-cell table:style-name="Table3.A3" office:value-type="string">
            <text:p text:style-name="Standard"/>
          </table:table-cell>
        </table:table-row>
        <table:table-row table:style-name="Table3.3">
          <table:table-cell table:style-name="Table3.A3" office:value-type="string">
            <text:p text:style-name="P81">4</text:p>
          </table:table-cell>
          <table:table-cell table:style-name="Table3.A3" office:value-type="string">
            <text:p text:style-name="P72">nan</text:p>
          </table:table-cell>
          <table:table-cell table:style-name="Table3.A3" office:value-type="string">
            <text:p text:style-name="P74"><text:span text:style-name="T407">6</text:span><text:span text:style-name="T341">.</text:span><text:span text:style-name="T407">0</text:span></text:p>
          </table:table-cell>
          <table:table-cell table:style-name="Table3.A3" office:value-type="string">
            <text:p text:style-name="P75"><text:span text:style-name="T407">4</text:span><text:span text:style-name="T341">.</text:span><text:span text:style-name="T407">5</text:span></text:p>
          </table:table-cell>
          <table:table-cell table:style-name="Table3.A3" office:value-type="string">
            <text:p text:style-name="P75"><text:span text:style-name="T407">5</text:span><text:span text:style-name="T341">.</text:span><text:span text:style-name="T407">0</text:span></text:p>
          </table:table-cell>
          <table:table-cell table:style-name="Table3.A3" office:value-type="string">
            <text:p text:style-name="P75"><text:span text:style-name="T407">4</text:span><text:span text:style-name="T341">.</text:span><text:span text:style-name="T407">4</text:span></text:p>
          </table:table-cell>
          <table:table-cell table:style-name="Table3.A3" office:value-type="string">
            <text:p text:style-name="Standard"/>
          </table:table-cell>
        </table:table-row>
        <table:table-row table:style-name="Table3.6">
          <table:table-cell table:style-name="Table3.A6" office:value-type="string">
            <text:p text:style-name="P81">5</text:p>
          </table:table-cell>
          <table:table-cell table:style-name="Table3.A6" office:value-type="string">
            <text:p text:style-name="P72">nan</text:p>
          </table:table-cell>
          <table:table-cell table:style-name="Table3.A6" office:value-type="string">
            <text:p text:style-name="P74"><text:span text:style-name="T407">8</text:span><text:span text:style-name="T341">.</text:span><text:span text:style-name="T407">0</text:span></text:p>
          </table:table-cell>
          <table:table-cell table:style-name="Table3.A6" office:value-type="string">
            <text:p text:style-name="P75"><text:span text:style-name="T407">8</text:span><text:span text:style-name="T341">.</text:span><text:span text:style-name="T407">5</text:span></text:p>
          </table:table-cell>
          <table:table-cell table:style-name="Table3.A6" office:value-type="string">
            <text:p text:style-name="P62">nan</text:p>
          </table:table-cell>
          <table:table-cell table:style-name="Table3.A6" office:value-type="string">
            <text:p text:style-name="P63">nan</text:p>
          </table:table-cell>
          <table:table-cell table:style-name="Table3.A6" office:value-type="string">
            <text:p text:style-name="Standard"/>
          </table:table-cell>
        </table:table-row>
      </table:table>
      <text:p text:style-name="P55"/>
      <text:p text:style-name="P15"><text:change-start text:change-id="ct50431040"/>In Table 8.1, t<text:change-end text:change-id="ct50431040"/><text:change text:change-id="ct50506784"/>here<text:span text:style-name="T67"> </text:span><text:change text:change-id="ct50163856"/><text:change-start text:change-id="ct50459232"/>are<text:span text:style-name="T67"> </text:span><text:change-end text:change-id="ct50459232"/>missing<text:span text:style-name="T67"> </text:span><text:span text:style-name="T35">values</text:span><text:span text:style-name="T67"> </text:span>in<text:span text:style-name="T67"> </text:span>the<text:span text:style-name="T67"> </text:span>target<text:span text:style-name="T67"> </text:span>station<text:span text:style-name="T67"> </text:span>data<text:change-start text:change-id="ct50427216"/>set<text:change-end text:change-id="ct50427216"/><text:change text:change-id="ct47052320"/><text:span text:style-name="T67"> </text:span><text:change text:change-id="ct49796208"/><text:change-start text:change-id="ct50256352"/>for<text:span text:style-name="T67"> </text:span><text:change-end text:change-id="ct50256352"/><text:span text:style-name="T35">days</text:span><text:span text:style-name="T67"> </text:span>2,<text:span text:style-name="T67"> </text:span>3,<text:span text:style-name="T67"> </text:span>and<text:span text:style-name="T67"> </text:span>5.<text:span text:style-name="T207"> </text:span>The<text:span text:style-name="T67"> </text:span>missing<text:span text:style-name="T67"> </text:span>value<text:span text:style-name="T327"> </text:span>on<text:span text:style-name="T311"> </text:span>day<text:span text:style-name="T67"> </text:span>2<text:span text:style-name="T311"> </text:span>will<text:span text:style-name="T149"> </text:span><text:change-start text:change-id="ct46364784"/><text:span text:style-name="T149">then </text:span><text:change-end text:change-id="ct46364784"/>be<text:span text:style-name="T311"> </text:span>estimated<text:span text:style-name="T67"> </text:span>with<text:span text:style-name="T149"> </text:span>the<text:span text:style-name="T311"> </text:span>data<text:span text:style-name="T311"> </text:span>of<text:span text:style-name="T67"> </text:span>the<text:span text:style-name="T311"> </text:span>neighboring<text:span text:style-name="T67"> </text:span>stations<text:span text:style-name="T67"> </text:span>Y1,<text:span text:style-name="T67"> </text:span>Y3,<text:span text:style-name="T149"> </text:span>and<text:span text:style-name="T67"> </text:span>Y4<text:span text:style-name="T67"> </text:span>since<text:span text:style-name="T149"> </text:span>station<text:span text:style-name="T418"> </text:span>Y2<text:span text:style-name="T192"> </text:span>is<text:span text:style-name="T68"> </text:span>also<text:span text:style-name="T68"> </text:span>missing<text:span text:style-name="T192"> </text:span>a<text:span text:style-name="T68"> </text:span>value<text:span text:style-name="T68"> </text:span><text:change text:change-id="ct50139888"/><text:change-start text:change-id="ct50544736"/>on<text:span text:style-name="T68"> </text:span><text:change-end text:change-id="ct50544736"/>this<text:span text:style-name="T68"> </text:span><text:change text:change-id="ct50178144"/><text:change-start text:change-id="ct50519520"/>day<text:change-end text:change-id="ct50519520"/>.<text:span text:style-name="T163"> </text:span>All<text:span text:style-name="T68"> </text:span>neighboring<text:span text:style-name="T192"> </text:span>stations<text:span text:style-name="T68"> </text:span>will<text:span text:style-name="T68"> </text:span>be<text:span text:style-name="T68"> </text:span>used<text:span text:style-name="T192"> </text:span>for<text:span text:style-name="T68"> </text:span>the<text:span text:style-name="T68"> </text:span>estimation<text:span text:style-name="T311"> </text:span>of<text:span text:style-name="T403"> </text:span>the<text:span text:style-name="T74"> </text:span>missing<text:span text:style-name="T74"> </text:span>value<text:span text:style-name="T230"> </text:span>on<text:span text:style-name="T230"> </text:span>day<text:span text:style-name="T74"> </text:span>4<text:change-start text:change-id="ct46212416"/>,<text:change-end text:change-id="ct46212416"/><text:span text:style-name="T230"> </text:span>while<text:span text:style-name="T230"> </text:span>only<text:span text:style-name="T230"> </text:span>stations<text:span text:style-name="T264"> </text:span>Y1<text:span text:style-name="T74"> </text:span>and<text:span text:style-name="T230"> </text:span>Y2<text:span text:style-name="T230"> </text:span>have<text:span text:style-name="T74"> </text:span>data<text:span text:style-name="T74"> </text:span>available<text:span text:style-name="T230"> </text:span>for<text:span text:style-name="T230"> </text:span>the<text:span text:style-name="T230"> </text:span>estimation<text:span text:style-name="T264"> </text:span>of<text:span text:style-name="T402"> </text:span>the<text:span text:style-name="T311"> </text:span>missing<text:span text:style-name="T311"> </text:span>value<text:span text:style-name="T311"> </text:span>on<text:span text:style-name="T67"> </text:span>day<text:span text:style-name="T67"> </text:span>5.</text:p>
      <text:p text:style-name="P16"><text:soft-page-break/><text:span text:style-name="T39">Since</text:span><text:span text:style-name="T69"> </text:span><text:span text:style-name="T39">the</text:span><text:span text:style-name="T374"> </text:span><text:span text:style-name="T39">number</text:span><text:span text:style-name="T69"> </text:span><text:span text:style-name="T39">of</text:span><text:span text:style-name="T374"> </text:span><text:span text:style-name="T39">neighboring</text:span><text:span text:style-name="T69"> </text:span><text:span text:style-name="T39">stations</text:span><text:span text:style-name="T374"> </text:span><text:span text:style-name="T39">with</text:span><text:span text:style-name="T52"> </text:span><text:span text:style-name="T39">available</text:span><text:span text:style-name="T374"> </text:span><text:span text:style-name="T36">data</text:span><text:span text:style-name="T374"> </text:span><text:span text:style-name="T39">is</text:span><text:span text:style-name="T374"> </text:span><text:span text:style-name="T39">not</text:span><text:span text:style-name="T52"> </text:span><text:span text:style-name="T39">fixed</text:span><text:span text:style-name="T374"> </text:span><text:span text:style-name="T39">in</text:span><text:span text:style-name="T374"> </text:span><text:span text:style-name="T39">time,</text:span><text:span text:style-name="T57"> </text:span><text:span text:style-name="T39">it</text:span><text:span text:style-name="T374"> </text:span><text:span text:style-name="T39">is</text:span><text:span text:style-name="T374"> </text:span><text:span text:style-name="T39">not</text:span><text:span text:style-name="T148"> </text:span><text:span text:style-name="T39">possible</text:span><text:span text:style-name="T60"> </text:span><text:span text:style-name="T39">to</text:span><text:span text:style-name="T40"> </text:span><text:span text:style-name="T39">use</text:span><text:span text:style-name="T60"> </text:span><text:span text:style-name="T39">a</text:span><text:span text:style-name="T40"> </text:span><text:span text:style-name="T39">single</text:span><text:span text:style-name="T40"> </text:span><text:span text:style-name="T39">MLR</text:span><text:span text:style-name="T61"> </text:span><text:span text:style-name="T39">model</text:span><text:span text:style-name="T60"> </text:span><text:span text:style-name="T39">to</text:span><text:span text:style-name="T40"> </text:span><text:span text:style-name="T39">fill</text:span><text:span text:style-name="T40"> </text:span><text:span text:style-name="T39">all</text:span><text:span text:style-name="T40"> </text:span><text:span text:style-name="T39">the</text:span><text:span text:style-name="T61"> </text:span><text:span text:style-name="T39">missing</text:span><text:span text:style-name="T60"> </text:span><text:span text:style-name="T39">values</text:span><text:span text:style-name="T60"> </text:span><text:span text:style-name="T39">for</text:span><text:span text:style-name="T40"> </text:span><text:span text:style-name="T39">the</text:span><text:span text:style-name="T40"> </text:span><text:span text:style-name="T39">target</text:span><text:span text:style-name="T40"> </text:span><text:span text:style-name="T39">station</text:span><text:span text:style-name="T40"> </text:span><text:span text:style-name="T39">all</text:span><text:span text:style-name="T40"> </text:span><text:span text:style-name="T39">at</text:span><text:span text:style-name="T40"> </text:span><text:span text:style-name="T39">once.</text:span><text:span text:style-name="T449"> </text:span><text:span text:style-name="T39">For</text:span><text:span text:style-name="T397"> </text:span><text:span text:style-name="T39">each</text:span><text:span text:style-name="T69"> </text:span><text:span text:style-name="T39">missing</text:span><text:span text:style-name="T69"> </text:span><text:span text:style-name="T39">value</text:span><text:span text:style-name="T69"> </text:span><text:span text:style-name="T39">in</text:span><text:span text:style-name="T69"> </text:span><text:span text:style-name="T39">the</text:span><text:span text:style-name="T69"> </text:span><text:change text:change-id="ct50165664"/><text:span text:style-name="T39">target</text:span><text:span text:style-name="T69"> </text:span><text:span text:style-name="T39">station</text:span><text:change-start text:change-id="ct50355936"/><text:span text:style-name="T39"> dataset</text:span><text:change-end text:change-id="ct50355936"/><text:span text:style-name="T39">,</text:span><text:span text:style-name="T56"> </text:span><text:span text:style-name="T39">the</text:span><text:span text:style-name="T69"> </text:span><text:span text:style-name="T39">program</text:span><text:span text:style-name="T69"> </text:span><text:span text:style-name="T39">keeps</text:span><text:span text:style-name="T69"> </text:span><text:span text:style-name="T39">only</text:span><text:span text:style-name="T69"> </text:span><text:span text:style-name="T39">the</text:span><text:span text:style-name="T397"> </text:span><text:span text:style-name="T39">data</text:span><text:change-start text:change-id="ct50720720"/><text:span text:style-name="T39">sets</text:span><text:change-end text:change-id="ct50720720"/><text:change text:change-id="ct50720928"/><text:span text:style-name="T116"> </text:span><text:span text:style-name="T39">of</text:span><text:span text:style-name="T116"> </text:span><text:span text:style-name="T39">the</text:span><text:span text:style-name="T116"> </text:span><text:span text:style-name="T39">neighboring</text:span><text:span text:style-name="T116"> </text:span><text:span text:style-name="T39">stations</text:span><text:span text:style-name="T173"> </text:span><text:span text:style-name="T39">that</text:span><text:span text:style-name="T116"> </text:span><text:span text:style-name="T39">also</text:span><text:span text:style-name="T116"> </text:span><text:span text:style-name="T39">have</text:span><text:span text:style-name="T173"> </text:span><text:span text:style-name="T39">data</text:span><text:span text:style-name="T116"> </text:span><text:span text:style-name="T39">at</text:span><text:span text:style-name="T116"> </text:span><text:span text:style-name="T39">this</text:span><text:span text:style-name="T116"> </text:span><text:span text:style-name="T39">particular</text:span><text:span text:style-name="T116"> </text:span><text:span text:style-name="T39">time.</text:span><text:span text:style-name="T196"> </text:span><text:span text:style-name="T39">Data</text:span><text:span text:style-name="T116"> </text:span><text:span text:style-name="T39">series</text:span><text:span text:style-name="T116"> </text:span><text:span text:style-name="T39">of</text:span><text:span text:style-name="T116"> </text:span><text:span text:style-name="T39">stations</text:span><text:span text:style-name="T452"> </text:span><text:change-start text:change-id="ct50755696"/><text:span text:style-name="T452">that do </text:span><text:change-end text:change-id="ct50755696"/><text:span text:style-name="T39">not</text:span><text:span text:style-name="T309"> </text:span><text:span text:style-name="T39">respect</text:span><text:change text:change-id="ct50786704"/><text:span text:style-name="T71"> </text:span><text:span text:style-name="T39">the</text:span><text:span text:style-name="T71"> </text:span><text:change text:change-id="ct50682800"/><text:span text:style-name="T39">cutoff</text:span><text:span text:style-name="T309"> </text:span><text:span text:style-name="T39">criteria</text:span><text:span text:style-name="T304"> </text:span><text:change-start text:change-id="ct50630016"/><text:span text:style-name="T304">for distance and elevation differences </text:span><text:change-end text:change-id="ct50630016"/><text:span text:style-name="T39">are</text:span><text:span text:style-name="T71"> </text:span><text:span text:style-name="T39">also</text:span><text:span text:style-name="T71"> </text:span><text:span text:style-name="T39">ignored. </text:span><text:change text:change-id="ct50668336"/><text:change-start text:change-id="ct50669568"/><text:span text:style-name="T39">D</text:span><text:change-end text:change-id="ct50669568"/><text:span text:style-name="T39">ata</text:span><text:span text:style-name="T71"> </text:span><text:span text:style-name="T39">from</text:span><text:span text:style-name="T71"> </text:span><text:change text:change-id="ct50764592"/><text:span text:style-name="T39">neighboring</text:span><text:span text:style-name="T393"> </text:span><text:span text:style-name="T39">stations</text:span><text:span text:style-name="T36"> </text:span><text:span text:style-name="T39">are</text:span><text:span text:style-name="T36"> </text:span><text:change text:change-id="ct50657792"/><text:span text:style-name="T39">selected</text:span><text:span text:style-name="T36"> </text:span><text:span text:style-name="T39">in</text:span><text:span text:style-name="T36"> </text:span><text:span text:style-name="T39">descending</text:span><text:span text:style-name="T36"> </text:span><text:span text:style-name="T39">order</text:span><text:span text:style-name="T36"> </text:span><text:span text:style-name="T39">of</text:span><text:span text:style-name="T36"> </text:span><text:span text:style-name="T39">their</text:span><text:span text:style-name="T36"> </text:span><text:span text:style-name="T39">correlation</text:span><text:span text:style-name="T36"> </text:span><text:span text:style-name="T39">coefficient</text:span><text:span text:style-name="T36"> </text:span><text:span text:style-name="T39">with</text:span><text:span text:style-name="T36"> </text:span><text:span text:style-name="T39">the</text:span><text:span text:style-name="T36"> </text:span><text:span text:style-name="T39">target</text:span><text:span text:style-name="T36"> </text:span><text:span text:style-name="T39">station,</text:span><text:span text:style-name="T454"> </text:span><text:span text:style-name="T39">up</text:span><text:span text:style-name="T125"> </text:span><text:span text:style-name="T39">to</text:span><text:span text:style-name="T125"> </text:span><text:span text:style-name="T39">a</text:span><text:span text:style-name="T145"> </text:span><text:span text:style-name="T39">maximal</text:span><text:span text:style-name="T125"> </text:span><text:span text:style-name="T39">number</text:span><text:span text:style-name="T125"> </text:span><text:span text:style-name="T39">of</text:span><text:span text:style-name="T145"> </text:span><text:span text:style-name="T39">station</text:span><text:change-start text:change-id="ct50678528"/><text:span text:style-name="T39">s</text:span><text:change-end text:change-id="ct50678528"/><text:span text:style-name="T125"> </text:span><text:span text:style-name="T39">defined</text:span><text:span text:style-name="T125"> </text:span><text:span text:style-name="T39">in</text:span><text:span text:style-name="T125"> </text:span><text:span text:style-name="T39">the</text:span><text:span text:style-name="T145"> </text:span><text:span text:style-name="T39">method</text:span><text:span text:style-name="T125"> </text:span><text:span text:style-name="T39">parameters.</text:span><text:span text:style-name="T320"> </text:span><text:span text:style-name="T39">The</text:span><text:span text:style-name="T145"> </text:span><text:span text:style-name="T39">default</text:span><text:span text:style-name="T177"> </text:span><text:span text:style-name="T39">value</text:span><text:span text:style-name="T145"> </text:span><text:span text:style-name="T39">for</text:span><text:span text:style-name="T145"> </text:span><text:span text:style-name="T39">the</text:span><text:span text:style-name="T455"> </text:span><text:span text:style-name="T39">maximal</text:span><text:span text:style-name="T51"> </text:span><text:span text:style-name="T39">number</text:span><text:span text:style-name="T59"> </text:span><text:span text:style-name="T39">of</text:span><text:span text:style-name="T59"> </text:span><text:span text:style-name="T39">neighboring</text:span><text:span text:style-name="T50"> </text:span><text:span text:style-name="T39">station</text:span><text:span text:style-name="T59"> </text:span><text:change text:change-id="ct50806608"/><text:change-start text:change-id="ct50807952"/><text:span text:style-name="T39">was set to</text:span><text:span text:style-name="T59"> </text:span><text:change-end text:change-id="ct50807952"/><text:span text:style-name="T39">four</text:span><text:change-start text:change-id="ct50810768"/><text:span text:style-name="T39">,</text:span><text:change-end text:change-id="ct50810768"/><text:span text:style-name="T59"> </text:span><text:span text:style-name="T39">based</text:span><text:span text:style-name="T50"> </text:span><text:span text:style-name="T39">on</text:span><text:span text:style-name="T59"> </text:span><text:span text:style-name="T39">the</text:span><text:span text:style-name="T59"> </text:span><text:span text:style-name="T36">literature</text:span><text:span text:style-name="T59"> </text:span><text:a xlink:type="simple" xlink:href="#_bookmark90" text:style-name="Internet_20_link" text:visited-style-name="Visited_20_Internet_20_Link"><text:span text:style-name="T39">(Eischeid</text:span></text:a><text:a xlink:type="simple" xlink:href="#_bookmark90" text:style-name="Internet_20_link" text:visited-style-name="Visited_20_Internet_20_Link"><text:span text:style-name="T50"> </text:span></text:a><text:a xlink:type="simple" xlink:href="#_bookmark90" text:style-name="Internet_20_link" text:visited-style-name="Visited_20_Internet_20_Link"><text:span text:style-name="T39">et</text:span></text:a><text:a xlink:type="simple" xlink:href="#_bookmark90" text:style-name="Internet_20_link" text:visited-style-name="Visited_20_Internet_20_Link"><text:span text:style-name="T59"> </text:span></text:a><text:a xlink:type="simple" xlink:href="#_bookmark90" text:style-name="Internet_20_link" text:visited-style-name="Visited_20_Internet_20_Link"><text:span text:style-name="T39">al.,</text:span></text:a><text:span text:style-name="T59"> </text:span><text:a xlink:type="simple" xlink:href="#_bookmark90" text:style-name="Internet_20_link" text:visited-style-name="Visited_20_Internet_20_Link"><text:span text:style-name="T39">1995;</text:span></text:a><text:span text:style-name="T59"> </text:span><text:a xlink:type="simple" xlink:href="#_bookmark102" text:style-name="Internet_20_link" text:visited-style-name="Visited_20_Internet_20_Link"><text:span text:style-name="T39">Xia</text:span></text:a></text:p>
      <text:p text:style-name="Text_20_body"><text:a xlink:type="simple" xlink:href="#_bookmark102" text:style-name="Internet_20_link" text:visited-style-name="Visited_20_Internet_20_Link"><text:span text:style-name="T6">et</text:span></text:a><text:a xlink:type="simple" xlink:href="#_bookmark102" text:style-name="Internet_20_link" text:visited-style-name="Visited_20_Internet_20_Link"><text:span text:style-name="T214"> </text:span></text:a><text:a xlink:type="simple" xlink:href="#_bookmark102" text:style-name="Internet_20_link" text:visited-style-name="Visited_20_Internet_20_Link"><text:span text:style-name="T6">al.,</text:span></text:a><text:span text:style-name="T214"> </text:span><text:a xlink:type="simple" xlink:href="#_bookmark102" text:style-name="Internet_20_link" text:visited-style-name="Visited_20_Internet_20_Link"><text:span text:style-name="T6">1999).</text:span></text:a></text:p>
      <text:p text:style-name="P54"/>
      <text:p text:style-name="P67">41</text:p>
      <text:p text:style-name="P17">If<text:span text:style-name="T72"> </text:span>for<text:span text:style-name="T72"> </text:span>a<text:span text:style-name="T72"> </text:span>given<text:span text:style-name="T72"> </text:span>day<text:change-start text:change-id="ct47046704"/>,<text:change-end text:change-id="ct47046704"/><text:span text:style-name="T72"> </text:span><text:change text:change-id="ct50221744"/><text:change-start text:change-id="ct50227248"/>no<text:change-end text:change-id="ct50227248"/><text:span text:style-name="T73"> </text:span><text:span text:style-name="T35">neighboring</text:span><text:span text:style-name="T72"> </text:span>stations<text:span text:style-name="T73"> </text:span>have<text:span text:style-name="T72"> </text:span><text:change text:change-id="ct46000384"/><text:change-start text:change-id="ct50775040"/>a measured<text:span text:style-name="T72"> </text:span><text:change-end text:change-id="ct50775040"/>value<text:change text:change-id="ct50231616"/><text:change-start text:change-id="ct50214800"/><text:span text:style-name="T73"> to fill </text:span><text:change-end text:change-id="ct50214800"/><text:change-start text:change-id="ct50291920"/><text:span text:style-name="T73">a</text:span><text:change-end text:change-id="ct50291920"/><text:change-start text:change-id="ct46803264"/><text:span text:style-name="T73"> gap </text:span><text:change-end text:change-id="ct46803264"/><text:change-start text:change-id="ct50769312"/><text:span text:style-name="T73">in</text:span><text:change-end text:change-id="ct50769312"/><text:change-start text:change-id="ct50306368"/><text:span text:style-name="T73"> </text:span><text:change-end text:change-id="ct50306368"/>the<text:span text:style-name="T73"> </text:span>target<text:span text:style-name="T182"> </text:span>station<text:change-start text:change-id="ct50303808"/> dataset<text:change-end text:change-id="ct50303808"/>,<text:span text:style-name="T72"> </text:span>no<text:span text:style-name="T75"> </text:span><text:change text:change-id="ct48171872"/><text:change-start text:change-id="ct50354816"/>calculation<text:span text:style-name="T72"> </text:span><text:change-end text:change-id="ct50354816"/>is<text:span text:style-name="T75"> </text:span><text:change text:change-id="ct50194064"/>done<text:span text:style-name="T243"> </text:span>and<text:span text:style-name="T75"> </text:span>a<text:span text:style-name="T174"> </text:span><text:span text:style-name="T35">‘‘</text:span><text:change-start text:change-id="ct50157504"/><text:span text:style-name="T35">N</text:span><text:change-end text:change-id="ct50157504"/><text:change text:change-id="ct50518768"/><text:span text:style-name="T35">a</text:span><text:change text:change-id="ct48925056"/><text:change-start text:change-id="ct50277008"/><text:span text:style-name="T35">N</text:span><text:change-end text:change-id="ct50277008"/><text:span text:style-name="T35">’’</text:span><text:span text:style-name="T75"> </text:span>value<text:span text:style-name="T75"> </text:span>is<text:span text:style-name="T243"> </text:span>kept<text:span text:style-name="T75"> </text:span>in<text:span text:style-name="T174"> </text:span>the<text:span text:style-name="T75"> </text:span>series<text:span text:style-name="T75"> </text:span>instead<text:span text:style-name="T243"> </text:span>and<text:span text:style-name="T75"> </text:span>the<text:span text:style-name="T174"> </text:span>program<text:span text:style-name="T267"> </text:span>pass<text:span text:style-name="T92"> </text:span>to<text:span text:style-name="T284"> </text:span>the<text:span text:style-name="T284"> </text:span>next<text:span text:style-name="T284"> </text:span>missing<text:span text:style-name="T92"> </text:span>value<text:span text:style-name="T284"> </text:span>in<text:span text:style-name="T284"> </text:span>the<text:span text:style-name="T280"> </text:span><text:span text:style-name="T35">target</text:span><text:span text:style-name="T284"> </text:span>series.<text:change-start text:change-id="ct50362912"/> A<text:change-end text:change-id="ct50362912"/><text:change-start text:change-id="ct50500832"/>n estimated<text:change-end text:change-id="ct50500832"/><text:change-start text:change-id="ct46369104"/> <text:change-end text:change-id="ct46369104"/><text:change-start text:change-id="ct50512896"/>(<text:change-end text:change-id="ct50512896"/><text:change-start text:change-id="ct50368576"/>filled<text:change-end text:change-id="ct50368576"/><text:change-start text:change-id="ct50160208"/>)<text:change-end text:change-id="ct50160208"/><text:change-start text:change-id="ct50175904"/> value cannot be used to fill gaps of other station<text:change-end text:change-id="ct50175904"/><text:change-start text:change-id="ct48175040"/> datasets<text:change-end text:change-id="ct48175040"/><text:change-start text:change-id="ct50830096"/>.???<text:change-end text:change-id="ct50830096"/></text:p>
      <text:p text:style-name="P56"/>
      <text:h text:style-name="P121" text:outline-level="4"><text:span text:style-name="T360">Multiple Linear</text:span><text:span text:style-name="T87"> </text:span><text:span text:style-name="T360">Regression Model</text:span></text:h>
      <text:p text:style-name="P45"><text:span text:style-name="T39">First,</text:span><text:span text:style-name="T173"> </text:span><text:span text:style-name="T39">the</text:span><text:span text:style-name="T173"> </text:span><text:span text:style-name="T39">program</text:span><text:span text:style-name="T173"> </text:span><text:span text:style-name="T39">will</text:span><text:span text:style-name="T173"> be </text:span><text:span text:style-name="T39">checking</text:span><text:span text:style-name="T173"> </text:span><text:span text:style-name="T39">if</text:span><text:span text:style-name="T173"> </text:span><text:span text:style-name="T39">the</text:span><text:span text:style-name="T173"> </text:span><text:span text:style-name="T39">sequence</text:span><text:span text:style-name="T173"> </text:span><text:span text:style-name="T39">of</text:span><text:span text:style-name="T173"> </text:span><text:span text:style-name="T39">neighboring</text:span><text:span text:style-name="T116"> </text:span><text:span text:style-name="T39">stations</text:span><text:span text:style-name="T173"> </text:span><text:span text:style-name="T39">has</text:span><text:span text:style-name="T173"> </text:span><text:span text:style-name="T39">already</text:span><text:span text:style-name="T173"> </text:span><text:span text:style-name="T39">been</text:span><text:span text:style-name="T173"> </text:span><text:span text:style-name="T39">encountered</text:span><text:span text:style-name="T456"> </text:span><text:span text:style-name="T39">for</text:span><text:span text:style-name="T162"> </text:span><text:span text:style-name="T39">the</text:span><text:span text:style-name="T162"> </text:span><text:span text:style-name="T39">current</text:span><text:span text:style-name="T162"> </text:span><text:span text:style-name="T39">weather</text:span><text:span text:style-name="T162"> </text:span><text:span text:style-name="T39">variable</text:span><text:span text:style-name="T162"> </text:span><text:span text:style-name="T39">and, if so,</text:span><text:span text:style-name="T162"> </text:span><text:span text:style-name="T39">will</text:span><text:span text:style-name="T62"> </text:span><text:span text:style-name="T39">load the</text:span><text:span text:style-name="T162"> </text:span><text:span text:style-name="T39">MLR</text:span><text:span text:style-name="T162"> </text:span><text:span text:style-name="T39">parameters</text:span><text:span text:style-name="T162"> </text:span><text:span text:style-name="T39">from</text:span><text:span text:style-name="T162"> </text:span><text:span text:style-name="T39">memory</text:span><text:span text:style-name="T162"> </text:span><text:span text:style-name="T39">and</text:span><text:span text:style-name="T36"> </text:span><text:span text:style-name="T39">will</text:span><text:span text:style-name="T36"> </text:span><text:span text:style-name="T39">directly</text:span><text:span text:style-name="T36"> </text:span><text:span text:style-name="T39">estimate</text:span><text:span text:style-name="T36"> </text:span><text:span text:style-name="T39">the</text:span><text:span text:style-name="T36"> </text:span><text:span text:style-name="T39">missing</text:span><text:span text:style-name="T36"> </text:span><text:span text:style-name="T39">value.</text:span><text:span text:style-name="T29"> </text:span><text:span text:style-name="T39">Otherwise,</text:span><text:span text:style-name="T36"> </text:span><text:span text:style-name="T39">the</text:span><text:span text:style-name="T36"> </text:span><text:span text:style-name="T39">model</text:span><text:span text:style-name="T36"> </text:span><text:span text:style-name="T39">will</text:span><text:span text:style-name="T36"> </text:span><text:span text:style-name="T39">generate</text:span><text:span text:style-name="T36"> </text:span><text:span text:style-name="T39">a</text:span><text:span text:style-name="T36"> </text:span><text:span text:style-name="T39">new</text:span><text:span text:style-name="T36"> </text:span><text:span text:style-name="T39">MLR</text:span><text:span text:style-name="T36"> </text:span><text:span text:style-name="T39">model</text:span><text:span text:style-name="T457"> </text:span><text:span text:style-name="T39">using</text:span><text:span text:style-name="T76"> </text:span><text:span text:style-name="T39">either</text:span><text:span text:style-name="T223"> </text:span><text:span text:style-name="T39">an</text:span><text:span text:style-name="T223"> </text:span><text:span text:style-name="T39">Ordinary</text:span><text:span text:style-name="T223"> </text:span><text:span text:style-name="T39">Least</text:span><text:span text:style-name="T76"> </text:span><text:span text:style-name="T39">Square</text:span><text:span text:style-name="T76"> </text:span><text:span text:style-name="T39">(OLS)</text:span><text:span text:style-name="T223"> </text:span><text:span text:style-name="T36">or</text:span><text:span text:style-name="T371"> </text:span><text:span text:style-name="T39">a</text:span><text:span text:style-name="T76"> </text:span><text:span text:style-name="T39">Least</text:span><text:span text:style-name="T76"> </text:span><text:span text:style-name="T39">Absolute</text:span><text:span text:style-name="T371"> </text:span><text:span text:style-name="T36">Deviations</text:span><text:span text:style-name="T223"> </text:span><text:span text:style-name="T39">(LAD)</text:span><text:span text:style-name="T76"> </text:span><text:span text:style-name="T39">criteria</text:span><text:span text:style-name="T223"> </text:span><text:span text:style-name="T39">(both</text:span><text:span text:style-name="T186"> </text:span><text:span text:style-name="T39">options</text:span><text:span text:style-name="T364"> </text:span><text:span text:style-name="T39">are</text:span><text:span text:style-name="T49"> </text:span><text:span text:style-name="T39">available).</text:span></text:p>
      <text:p text:style-name="P112"><text:span text:style-name="T445">Since</text:span><text:span text:style-name="T319"> </text:span><text:span text:style-name="T445">daily</text:span><text:span text:style-name="T319"> </text:span><text:span text:style-name="T90">precipitati</text:span><text:span text:style-name="T445">on series generally represented by long-tailed, positively skewed, distributions, the LAD criterion is typically a better option than the OLS criteria for handling this kind of distribution because it is more robust to outliers </text:span><text:a xlink:type="simple" xlink:href="#_bookmark89" text:style-name="Internet_20_link" text:visited-style-name="Visited_20_Internet_20_Link"><text:span text:style-name="T445">(Eischeid</text:span></text:a><text:a xlink:type="simple" xlink:href="#_bookmark89" text:style-name="Internet_20_link" text:visited-style-name="Visited_20_Internet_20_Link"><text:span text:style-name="T445"> </text:span></text:a><text:a xlink:type="simple" xlink:href="#_bookmark89" text:style-name="Internet_20_link" text:visited-style-name="Visited_20_Internet_20_Link"><text:span text:style-name="T445">et</text:span></text:a><text:a xlink:type="simple" xlink:href="#_bookmark89" text:style-name="Internet_20_link" text:visited-style-name="Visited_20_Internet_20_Link"><text:span text:style-name="T445"> </text:span></text:a><text:a xlink:type="simple" xlink:href="#_bookmark89" text:style-name="Internet_20_link" text:visited-style-name="Visited_20_Internet_20_Link"><text:span text:style-name="T445">al.,</text:span></text:a><text:span text:style-name="T445"> </text:span><text:a xlink:type="simple" xlink:href="#_bookmark89" text:style-name="Internet_20_link" text:visited-style-name="Visited_20_Internet_20_Link"><text:span text:style-name="T445">2000,</text:span></text:a><text:span text:style-name="T445"> </text:span><text:a xlink:type="simple" xlink:href="#_bookmark90" text:style-name="Internet_20_link" text:visited-style-name="Visited_20_Internet_20_Link"><text:span text:style-name="T445">1995).</text:span></text:a><text:span text:style-name="T445"> The downside is an increase in computation time. The MLR</text:span><text:span text:style-name="T303"> </text:span><text:span text:style-name="T445">using</text:span><text:span text:style-name="T308"> </text:span><text:span text:style-name="T445">a</text:span><text:span text:style-name="T308"> </text:span><text:span text:style-name="T445">LAD</text:span><text:span text:style-name="T315"> </text:span><text:span text:style-name="T445">criterion</text:span><text:span text:style-name="T315"> </text:span><text:span text:style-name="T445">is</text:span><text:span text:style-name="T315"> </text:span><text:span text:style-name="T445">computed</text:span><text:span text:style-name="T315"> </text:span><text:span text:style-name="T445">in</text:span><text:span text:style-name="T303"> </text:span><text:span text:style-name="T445">WHAT</text:span><text:span text:style-name="T308"> </text:span><text:span text:style-name="T445">with</text:span><text:span text:style-name="T303"> </text:span><text:span text:style-name="T445">an</text:span><text:span text:style-name="T458"> </text:span><text:span text:style-name="T445">iterative</text:span><text:span text:style-name="T282"> </text:span><text:span text:style-name="T445">reweighted</text:span><text:span text:style-name="T337"> </text:span><text:span text:style-name="T445">least</text:span><text:span text:style-name="T337">-</text:span><text:span text:style-name="T445">squares</text:span><text:span text:style-name="T382"> </text:span><text:span text:style-name="T445">method</text:span><text:span text:style-name="T282"> </text:span><text:a xlink:type="simple" xlink:href="#_bookmark96" text:style-name="Internet_20_link" text:visited-style-name="Visited_20_Internet_20_Link"><text:span text:style-name="T445">(Schlossmacher,</text:span></text:a><text:span text:style-name="T337"> </text:span><text:a xlink:type="simple" xlink:href="#_bookmark96" text:style-name="Internet_20_link" text:visited-style-name="Visited_20_Internet_20_Link"><text:span text:style-name="T445">1973</text:span></text:a><text:a xlink:type="simple" xlink:href="#_bookmark96" text:style-name="Internet_20_link" text:visited-style-name="Visited_20_Internet_20_Link"><text:span text:style-name="T445">;</text:span></text:a><text:span text:style-name="T123"> </text:span><text:a xlink:type="simple" xlink:href="#_bookmark90" text:style-name="Internet_20_link" text:visited-style-name="Visited_20_Internet_20_Link"><text:span text:style-name="T445">(Eischeid</text:span></text:a><text:a xlink:type="simple" xlink:href="#_bookmark90" text:style-name="Internet_20_link" text:visited-style-name="Visited_20_Internet_20_Link"><text:span text:style-name="T290"> </text:span></text:a><text:a xlink:type="simple" xlink:href="#_bookmark90" text:style-name="Internet_20_link" text:visited-style-name="Visited_20_Internet_20_Link"><text:span text:style-name="T445">et</text:span></text:a><text:a xlink:type="simple" xlink:href="#_bookmark90" text:style-name="Internet_20_link" text:visited-style-name="Visited_20_Internet_20_Link"><text:span text:style-name="T382"> </text:span></text:a><text:a xlink:type="simple" xlink:href="#_bookmark90" text:style-name="Internet_20_link" text:visited-style-name="Visited_20_Internet_20_Link"><text:span text:style-name="T445">al.,</text:span></text:a><text:span text:style-name="T290"> </text:span><text:a xlink:type="simple" xlink:href="#_bookmark90" text:style-name="Internet_20_link" text:visited-style-name="Visited_20_Internet_20_Link"><text:span text:style-name="T445">1995).</text:span></text:a></text:p>
      <text:p text:style-name="P56"/>
      <text:h text:style-name="P39" text:outline-level="4"><text:span text:style-name="T360">Estimating</text:span><text:span text:style-name="T389"> </text:span><text:span text:style-name="T360">Missing</text:span><text:span text:style-name="T328"> </text:span><text:span text:style-name="T360">Daily</text:span><text:span text:style-name="T328"> </text:span><text:span text:style-name="T360">Values</text:span></text:h>
      <text:p text:style-name="P116"><text:span text:style-name="T216">Once</text:span><text:span text:style-name="T215"> </text:span><text:span text:style-name="T42">the</text:span><text:span text:style-name="T215"> </text:span><text:span text:style-name="T42">parameters</text:span><text:span text:style-name="T215"> </text:span><text:span text:style-name="T43">of</text:span><text:span text:style-name="T247"> </text:span><text:span text:style-name="T42">the</text:span><text:span text:style-name="T215"> </text:span><text:span text:style-name="T42">MLR</text:span><text:span text:style-name="T247"> </text:span><text:span text:style-name="T42">model</text:span><text:span text:style-name="T210"> </text:span><text:span text:style-name="T42">for</text:span><text:span text:style-name="T247"> </text:span><text:span text:style-name="T42">a</text:span><text:span text:style-name="T215"> </text:span><text:span text:style-name="T42">given</text:span><text:span text:style-name="T247"> </text:span><text:span text:style-name="T42">day</text:span><text:span text:style-name="T215"> </text:span><text:span text:style-name="T43">with</text:span><text:span text:style-name="T215"> </text:span><text:span text:style-name="T42">a</text:span><text:span text:style-name="T247"> </text:span><text:span text:style-name="T42">missing</text:span><text:span text:style-name="T215"> </text:span><text:span text:style-name="T42">value</text:span><text:span text:style-name="T215"> </text:span><text:span text:style-name="T42">are</text:span><text:span text:style-name="T247"> </text:span><text:span text:style-name="T42">known,</text:span><text:span text:style-name="T257"> </text:span><text:span text:style-name="T42">the</text:span><text:span text:style-name="T130"> </text:span><text:span text:style-name="T42">missing</text:span><text:span text:style-name="T43"> </text:span><text:span text:style-name="T42">value</text:span><text:span text:style-name="T43"> </text:span><text:span text:style-name="T42">in</text:span><text:span text:style-name="T43"> </text:span><text:span text:style-name="T42">the</text:span><text:span text:style-name="T43"> </text:span><text:span text:style-name="T42">target</text:span><text:span text:style-name="T43"> </text:span><text:span text:style-name="T42">time</text:span><text:span text:style-name="T43"> </text:span><text:span text:style-name="T42">series</text:span><text:span text:style-name="T43"> </text:span><text:span text:style-name="T42">is</text:span><text:span text:style-name="T43"> </text:span><text:span text:style-name="T42">estimated</text:span><text:span text:style-name="T43"> </text:span><text:span text:style-name="T42">as:</text:span></text:p>
      <text:p text:style-name="P85"/>
      <text:p text:style-name="P86"><text:change-start text:change-id="ct50263536"/>N<text:change-end text:change-id="ct50263536"/></text:p>
      <text:p text:style-name="P87"><text:change-start text:change-id="ct50286320"/><text:span text:style-name="T343">X</text:span><text:span text:style-name="T411">(</text:span><text:span text:style-name="T344">t</text:span><text:span text:style-name="T411">)</text:span><text:span text:style-name="T409"> </text:span><text:span text:style-name="T413">=</text:span><text:span text:style-name="T409"> </text:span><text:span text:style-name="T345">a</text:span><text:span text:style-name="T434">0 </text:span><text:span text:style-name="T413">+</text:span><text:span text:style-name="T409"> </text:span><text:span text:style-name="T366">)"'</text:span><text:span text:style-name="T367"> </text:span><text:span text:style-name="T345">a</text:span><text:span text:style-name="T347">i</text:span><text:span text:style-name="T348"> </text:span><text:span text:style-name="T417">·</text:span><text:span text:style-name="T416"> </text:span><text:span text:style-name="T346">Y</text:span><text:span text:style-name="T349">i</text:span><text:span text:style-name="T410">(</text:span><text:span text:style-name="T346">t</text:span><text:span text:style-name="T410">)<text:tab/></text:span><text:span text:style-name="T412">(8.1)</text:span><text:change-end text:change-id="ct50286320"/></text:p>
      <text:p text:style-name="P88"><text:change-start text:change-id="ct50519776"/><text:span text:style-name="T350">i</text:span><text:span text:style-name="T435">=1</text:span><text:change-end text:change-id="ct50519776"/></text:p>
      <text:p text:style-name="P58"/>
      <text:p text:style-name="P115"><text:span text:style-name="T6">where</text:span><text:span text:style-name="T3"> </text:span><text:span text:style-name="T352">Y</text:span><text:span text:style-name="T5">(</text:span><text:span text:style-name="T353">t</text:span><text:span text:style-name="T5">)</text:span><text:span text:style-name="T3"> </text:span><text:span text:style-name="T6">is</text:span><text:span text:style-name="T3"> </text:span><text:span text:style-name="T6">the</text:span><text:span text:style-name="T3"> </text:span><text:span text:style-name="T6">missing</text:span><text:span text:style-name="T3"> </text:span><text:span text:style-name="T6">value</text:span><text:span text:style-name="T3"> </text:span><text:span text:style-name="T6">of</text:span><text:span text:style-name="T3"> </text:span><text:span text:style-name="T6">the</text:span><text:span text:style-name="T3"> </text:span><text:span text:style-name="T6">target</text:span><text:span text:style-name="T3"> </text:span><text:span text:style-name="T6">station</text:span><text:span text:style-name="T3"> </text:span><text:span text:style-name="T6">estimated</text:span><text:span text:style-name="T8"> </text:span><text:span text:style-name="T6">at</text:span><text:span text:style-name="T266"> </text:span><text:span text:style-name="T6">time</text:span><text:span text:style-name="T384"> </text:span><text:span text:style-name="T340">t</text:span><text:span text:style-name="T6">,</text:span><text:span text:style-name="T384"> </text:span><text:span text:style-name="T355">X</text:span><text:span text:style-name="T358">i</text:span><text:span text:style-name="T359"> </text:span><text:span text:style-name="T6">are</text:span><text:span text:style-name="T266"> </text:span><text:span text:style-name="T6">the</text:span><text:span text:style-name="T384"> </text:span><text:span text:style-name="T6">synchronous</text:span><text:span text:style-name="T325"> </text:span><text:span text:style-name="T6">values</text:span><text:span text:style-name="T266"> </text:span><text:span text:style-name="T6">of</text:span><text:span text:style-name="T384"> </text:span><text:span text:style-name="T6">the</text:span><text:span text:style-name="T384"> </text:span><text:span text:style-name="T6">neighboring</text:span><text:span text:style-name="T266"> </text:span><text:span text:style-name="T6">stations,</text:span><text:span text:style-name="T325"> </text:span><text:span text:style-name="T340">a</text:span><text:span text:style-name="T358">i</text:span><text:span text:style-name="T357"> </text:span><text:span text:style-name="T6">are</text:span><text:span text:style-name="T3"> </text:span><text:span text:style-name="T6">the</text:span><text:span text:style-name="T3"> </text:span><text:span text:style-name="T6">regression</text:span><text:span text:style-name="T3"> </text:span><text:span text:style-name="T6">coefficients</text:span><text:span text:style-name="T3"> </text:span><text:span text:style-name="T6">and</text:span><text:span text:style-name="T384"> </text:span><text:span text:style-name="T340">N</text:span><text:span text:style-name="T354"> </text:span><text:span text:style-name="T6">is</text:span><text:span text:style-name="T266"> </text:span><text:span text:style-name="T6">the</text:span><text:span text:style-name="T384"> </text:span><text:span text:style-name="T6">total</text:span><text:span text:style-name="T384"> </text:span><text:span text:style-name="T6">number</text:span><text:span text:style-name="T418"> </text:span><text:span text:style-name="T6">of</text:span><text:span text:style-name="T266"> </text:span><text:span text:style-name="T6">neighboring</text:span><text:span text:style-name="T266"> </text:span><text:span text:style-name="T6">stations</text:span><text:span text:style-name="T325"> </text:span><text:span text:style-name="T6">used</text:span><text:span text:style-name="T266"> </text:span><text:span text:style-name="T6">for</text:span><text:span text:style-name="T266"> </text:span><text:span text:style-name="T6">the</text:span><text:span text:style-name="T384"> </text:span><text:span text:style-name="T6">regression,</text:span><text:span text:style-name="T384"> </text:span><text:span text:style-name="T6">up</text:span><text:span text:style-name="T384"> </text:span><text:span text:style-name="T6">to</text:span><text:span text:style-name="T266"> </text:span><text:span text:style-name="T6">the</text:span><text:span text:style-name="T266"> </text:span><text:span text:style-name="T6">maximal</text:span><text:span text:style-name="T384"> </text:span><text:span text:style-name="T6">value</text:span><text:span text:style-name="T266"> </text:span><text:span text:style-name="T6">defined</text:span><text:span text:style-name="T384"> </text:span><text:span text:style-name="T6">in</text:span><text:span text:style-name="T266"> </text:span><text:span text:style-name="T6">the</text:span><text:span text:style-name="T266"> </text:span><text:span text:style-name="T6">method</text:span><text:span text:style-name="T418"> </text:span><text:span text:style-name="T6">(default</text:span><text:span text:style-name="T255"> </text:span><text:span text:style-name="T6">is</text:span><text:span text:style-name="T25"> </text:span><text:span text:style-name="T6">four).</text:span></text:p>
      <text:p text:style-name="P48"><text:span text:style-name="T39">When</text:span><text:span text:style-name="T65"> </text:span><text:span text:style-name="T39">all</text:span><text:span text:style-name="T64"> </text:span><text:span text:style-name="T39">missing</text:span><text:span text:style-name="T65"> </text:span><text:span text:style-name="T39">values</text:span><text:span text:style-name="T64"> </text:span><text:span text:style-name="T39">in</text:span><text:span text:style-name="T64"> </text:span><text:span text:style-name="T39">the</text:span><text:span text:style-name="T65"> </text:span><text:span text:style-name="T39">target</text:span><text:span text:style-name="T64"> </text:span><text:span text:style-name="T39">station</text:span><text:span text:style-name="T196"> </text:span><text:span text:style-name="T39">dataset</text:span><text:span text:style-name="T333"> </text:span><text:span text:style-name="T39">have</text:span><text:span text:style-name="T64"> </text:span><text:span text:style-name="T39">been</text:span><text:span text:style-name="T65"> </text:span><text:span text:style-name="T39">estimated,</text:span><text:span text:style-name="T64"> </text:span><text:span text:style-name="T39">the</text:span><text:span text:style-name="T65"> </text:span><text:span text:style-name="T36">resulting</text:span><text:span text:style-name="T196"> </text:span><text:span text:style-name="T39">gap</text:span><text:span text:style-name="T447">less</text:span><text:span text:style-name="T334"> </text:span><text:span text:style-name="T39">time</text:span><text:span text:style-name="T36"> </text:span><text:span text:style-name="T39">series</text:span><text:span text:style-name="T36"> </text:span><text:span text:style-name="T39">is</text:span><text:span text:style-name="T36"> </text:span><text:span text:style-name="T39">saved</text:span><text:span text:style-name="T36"> </text:span><text:span text:style-name="T39">in</text:span><text:span text:style-name="T36"> </text:span><text:span text:style-name="T39">a</text:span><text:span text:style-name="T36"> </text:span><text:span text:style-name="T39">‘‘.out’’</text:span><text:span text:style-name="T36"> file.</text:span><text:span text:style-name="T223"> </text:span><text:span text:style-name="T39">Detailed</text:span><text:span text:style-name="T36"> </text:span><text:span text:style-name="T39">information</text:span><text:span text:style-name="T36"> </text:span><text:span text:style-name="T39">about</text:span><text:span text:style-name="T36"> </text:span><text:span text:style-name="T39">the</text:span><text:span text:style-name="T36"> </text:span><text:span text:style-name="T39">estimated</text:span><text:span text:style-name="T36"> </text:span><text:span text:style-name="T39">values</text:span><text:span text:style-name="T36"> </text:span><text:span text:style-name="T39">are</text:span><text:span text:style-name="T36"> </text:span><text:span text:style-name="T39">saved</text:span><text:span text:style-name="T137"> </text:span><text:span text:style-name="T39">in</text:span><text:span text:style-name="T36"> </text:span><text:span text:style-name="T39">an</text:span><text:span text:style-name="T36"> </text:span><text:span text:style-name="T39">accompanying</text:span><text:span text:style-name="T36"> </text:span><text:span text:style-name="T39">‘‘.log’’</text:span><text:span text:style-name="T36"> </text:span><text:span text:style-name="T39">file</text:span><text:span text:style-name="T36"> </text:span><text:span text:style-name="T39">(see</text:span><text:span text:style-name="T36"> </text:span><text:span text:style-name="T39">Section</text:span><text:span text:style-name="T36"> </text:span><text:a xlink:type="simple" xlink:href="#_bookmark57" text:style-name="Internet_20_link" text:visited-style-name="Visited_20_Internet_20_Link"><text:span text:style-name="T39">8.3.1).</text:span></text:a></text:p>
      <text:p text:style-name="P49"/>
      <text:list xml:id="list122511784133840" text:continue-numbering="true" text:style-name="WWNum4">
        <text:list-item>
          <text:list>
            <text:list-item>
              <text:list>
                <text:list-item>
                  <text:h text:style-name="P90" text:outline-level="3"><text:bookmark text:name="Step_3:_Validation"/><text:bookmark text:name="_bookmark61"/>Step<text:span text:style-name="T163"> </text:span>3:<text:span text:style-name="T264"> </text:span>Validation</text:h>
                </text:list-item>
              </text:list>
            </text:list-item>
          </text:list>
        </text:list-item>
      </text:list>
      <text:p text:style-name="P68"><text:span text:style-name="T39">WHAT</text:span><text:span text:style-name="T162"> </text:span><text:span text:style-name="T39">also</text:span><text:span text:style-name="T162"> </text:span><text:span text:style-name="T39">includes</text:span><text:span text:style-name="T162"> </text:span><text:span text:style-name="T39">an</text:span><text:span text:style-name="T162"> </text:span><text:span text:style-name="T39">option</text:span><text:span text:style-name="T62"> </text:span><text:span text:style-name="T39">to</text:span><text:span text:style-name="T162"> </text:span><text:span text:style-name="T39">perform</text:span><text:span text:style-name="T162"> </text:span><text:span text:style-name="T39">a</text:span><text:span text:style-name="T162"> </text:span><text:span text:style-name="T39">validation</text:span><text:span text:style-name="T162"> </text:span><text:span text:style-name="T39">of</text:span><text:span text:style-name="T62"> </text:span><text:span text:style-name="T39">the</text:span><text:span text:style-name="T162"> </text:span><text:span text:style-name="T39">method</text:span><text:span text:style-name="T162"> </text:span><text:span text:style-name="T39">used</text:span><text:span text:style-name="T162"> </text:span><text:span text:style-name="T39">for</text:span><text:span text:style-name="T162"> </text:span><text:span text:style-name="T39">a</text:span><text:span text:style-name="T62"> </text:span><text:span text:style-name="T39">particular</text:span><text:span text:style-name="T162"> </text:span><text:span text:style-name="T39">weather</text:span><text:span text:style-name="T48"> </text:span><text:span text:style-name="T39">dataset</text:span><text:span text:style-name="T239"> </text:span><text:span text:style-name="T39">with</text:span><text:span text:style-name="T77"> </text:span><text:span text:style-name="T39">a</text:span><text:span text:style-name="T77"> </text:span><text:span text:style-name="T39">jackknife</text:span><text:span text:style-name="T77"> </text:span><text:span text:style-name="T39">procedure.</text:span><text:span text:style-name="T423"> </text:span><text:span text:style-name="T39">This</text:span><text:span text:style-name="T393"> </text:span><text:span text:style-name="T39">option</text:span><text:span text:style-name="T77"> </text:span><text:span text:style-name="T39">is</text:span><text:span text:style-name="T77"> </text:span><text:span text:style-name="T39">an</text:span><text:span text:style-name="T77"> </text:span><text:span text:style-name="T39">advanced</text:span><text:span text:style-name="T393"> </text:span><text:span text:style-name="T39">feature</text:span><text:span text:style-name="T77"> </text:span><text:span text:style-name="T39">that</text:span><text:span text:style-name="T77"> </text:span><text:span text:style-name="T39">can</text:span><text:span text:style-name="T77"> </text:span><text:span text:style-name="T39">be</text:span><text:span text:style-name="T393"> </text:span><text:span text:style-name="T36">activated</text:span><text:span text:style-name="T77"> </text:span><text:span text:style-name="T39">by</text:span><text:span text:style-name="T334"> </text:span><text:span text:style-name="T39">changing</text:span><text:span text:style-name="T36"> </text:span><text:span text:style-name="T39">the</text:span><text:span text:style-name="T36"> </text:span><text:span text:style-name="T39">value</text:span><text:span text:style-name="T36"> </text:span><text:span text:style-name="T39">of</text:span><text:span text:style-name="T36"> </text:span><text:span text:style-name="T39">the</text:span><text:span text:style-name="T36"> </text:span><text:span text:style-name="T39">field</text:span><text:span text:style-name="T36"> </text:span><text:span text:style-name="T39">‘‘Full</text:span><text:span text:style-name="T36"> </text:span><text:span text:style-name="T39">Error</text:span><text:span text:style-name="T36"> </text:span><text:span text:style-name="T39">Analysis’’ from</text:span><text:span text:style-name="T36"> </text:span><text:span text:style-name="T39">0</text:span><text:span text:style-name="T36"> </text:span><text:span text:style-name="T39">to</text:span><text:span text:style-name="T36"> </text:span><text:span text:style-name="T39">1</text:span><text:span text:style-name="T36"> </text:span><text:span text:style-name="T39">in</text:span><text:span text:style-name="T36"> </text:span><text:span text:style-name="T39">the</text:span><text:span text:style-name="T36"> </text:span><text:span text:style-name="T39">file</text:span><text:span text:style-name="T36"> </text:span><text:span text:style-name="T39">named</text:span><text:span text:style-name="T36"> </text:span><text:span text:style-name="T39">‘‘WHAT.pref’’</text:span><text:span text:style-name="T457"> </text:span><text:span text:style-name="T39">(see</text:span><text:span text:style-name="T36"> </text:span><text:span text:style-name="T39">Section</text:span><text:span text:style-name="T36"> </text:span><text:a xlink:type="simple" xlink:href="#_bookmark57" text:style-name="Internet_20_link" text:visited-style-name="Visited_20_Internet_20_Link"><text:span text:style-name="T39">8.3.1).</text:span></text:a></text:p>
      <text:p text:style-name="P18"><text:span text:style-name="T39">More</text:span><text:span text:style-name="T333"> </text:span><text:span text:style-name="T39">specifically,</text:span><text:span text:style-name="T196"> </text:span><text:span text:style-name="T39">when</text:span><text:span text:style-name="T333"> </text:span><text:span text:style-name="T39">this</text:span><text:span text:style-name="T333"> </text:span><text:span text:style-name="T39">option</text:span><text:span text:style-name="T65"> </text:span><text:span text:style-name="T39">is</text:span><text:span text:style-name="T333"> </text:span><text:span text:style-name="T39">activated,</text:span><text:span text:style-name="T64"> </text:span><text:span text:style-name="T39">WHAT</text:span><text:span text:style-name="T393"> </text:span><text:span text:style-name="T39">will</text:span><text:span text:style-name="T65"> </text:span><text:span text:style-name="T39">estimate</text:span><text:span text:style-name="T333"> </text:span><text:span text:style-name="T39">a</text:span><text:span text:style-name="T333"> </text:span><text:span text:style-name="T39">value</text:span><text:span text:style-name="T65"> </text:span><text:span text:style-name="T39">for</text:span><text:span text:style-name="T333"> </text:span><text:span text:style-name="T39">the</text:span><text:span text:style-name="T65"> </text:span><text:span text:style-name="T39">target</text:span><text:span text:style-name="T459"> </text:span><text:span text:style-name="T39">station</text:span><text:span text:style-name="T59"> </text:span><text:span text:style-name="T36">for</text:span><text:span text:style-name="T59"> </text:span><text:span text:style-name="T39">every</text:span><text:span text:style-name="T59"> </text:span><text:span text:style-name="T39">day</text:span><text:span text:style-name="T50"> </text:span><text:span text:style-name="T39">of</text:span><text:span text:style-name="T59"> </text:span><text:span text:style-name="T39">the</text:span><text:span text:style-name="T50"> </text:span><text:span text:style-name="T39">time</text:span><text:span text:style-name="T76"> </text:span><text:span text:style-name="T39">series.</text:span><text:span text:style-name="T374"> </text:span><text:span text:style-name="T39">In</text:span><text:span text:style-name="T59"> </text:span><text:span text:style-name="T39">other</text:span><text:span text:style-name="T50"> </text:span><text:span text:style-name="T39">words,</text:span><text:span text:style-name="T76"> </text:span><text:change text:change-id="ct50767328"/><text:span text:style-name="T39">loop</text:span><text:span text:style-name="T59"> </text:span><text:span text:style-name="T39">B</text:span><text:span text:style-name="T59"> </text:span><text:span text:style-name="T39">in</text:span><text:span text:style-name="T50"> </text:span><text:span text:style-name="T39">the</text:span><text:span text:style-name="T59"> </text:span><text:span text:style-name="T39">flowchart</text:span><text:span text:style-name="T76"> </text:span><text:span text:style-name="T39">of</text:span><text:span text:style-name="T59"> </text:span><text:span text:style-name="T39">Figure</text:span><text:span text:style-name="T59"> </text:span><text:a xlink:type="simple" xlink:href="#_bookmark58" text:style-name="Internet_20_link" text:visited-style-name="Visited_20_Internet_20_Link"><text:span text:style-name="T39">8.1</text:span></text:a><text:span text:style-name="T123"> </text:span><text:span text:style-name="T39">will</text:span><text:span text:style-name="T36"> </text:span><text:span text:style-name="T39">run</text:span><text:span text:style-name="T36"> </text:span><text:span text:style-name="T39">over</text:span><text:span text:style-name="T36"> </text:span><text:span text:style-name="T39">all</text:span><text:span text:style-name="T36"> </text:span><text:span text:style-name="T39">the</text:span><text:span text:style-name="T36"> </text:span><text:span text:style-name="T39">days</text:span><text:span text:style-name="T36"> </text:span><text:span text:style-name="T39">of</text:span><text:span text:style-name="T36"> </text:span><text:span text:style-name="T39">the</text:span><text:span text:style-name="T36"> </text:span><text:span text:style-name="T39">data</text:span><text:change-start text:change-id="ct50812160"/><text:span text:style-name="T39">set</text:span><text:change-end text:change-id="ct50812160"/><text:change text:change-id="ct50812368"/><text:span text:style-name="T36"> </text:span><text:span text:style-name="T39">and</text:span><text:span text:style-name="T36"> </text:span><text:span text:style-name="T39">not</text:span><text:span text:style-name="T36"> </text:span><text:span text:style-name="T39">only</text:span><text:span text:style-name="T36"> </text:span><text:span text:style-name="T39">over</text:span><text:span text:style-name="T36"> </text:span><text:span text:style-name="T39">days</text:span><text:span text:style-name="T36"> </text:span><text:span text:style-name="T39">for</text:span><text:span text:style-name="T36"> </text:span><text:span text:style-name="T39">which</text:span><text:span text:style-name="T36"> </text:span><text:span text:style-name="T39">there</text:span><text:span text:style-name="T36"> </text:span><text:span text:style-name="T39">is</text:span><text:span text:style-name="T36"> </text:span><text:span text:style-name="T39">a</text:span><text:span text:style-name="T36"> </text:span><text:span text:style-name="T39">missing</text:span><text:span text:style-name="T36"> </text:span><text:span text:style-name="T39">data.</text:span><text:span text:style-name="T460"> </text:span><text:span text:style-name="T39">In</text:span><text:span text:style-name="T145"> </text:span><text:span text:style-name="T39">addition,</text:span><text:span text:style-name="T239"> </text:span><text:span text:style-name="T39">the</text:span><text:span text:style-name="T145"> </text:span><text:span text:style-name="T39">memory</text:span><text:span text:style-name="T135"> </text:span><text:span text:style-name="T39">feature</text:span><text:span text:style-name="T135"> </text:span><text:span text:style-name="T39">will</text:span><text:span text:style-name="T239"> </text:span><text:span text:style-name="T39">be</text:span><text:span text:style-name="T135"> </text:span><text:span text:style-name="T39">deactivated</text:span><text:span text:style-name="T125"> </text:span><text:span text:style-name="T39">and</text:span><text:span text:style-name="T135"> </text:span><text:span text:style-name="T39">a</text:span><text:span text:style-name="T145"> </text:span><text:span text:style-name="T39">MLR</text:span><text:span text:style-name="T135"> </text:span><text:span text:style-name="T39">model</text:span><text:span text:style-name="T145"> </text:span><text:span text:style-name="T39">will</text:span><text:span text:style-name="T239"> </text:span><text:span text:style-name="T39">be</text:span><text:span text:style-name="T145"> </text:span><text:span text:style-name="T39">estimated</text:span><text:span text:style-name="T239"> </text:span><text:span text:style-name="T39">for</text:span><text:span text:style-name="T449"> </text:span><text:span text:style-name="T39">each</text:span><text:span text:style-name="T60"> </text:span><text:span text:style-name="T39">day</text:span><text:span text:style-name="T46"> </text:span><text:span text:style-name="T39">independently.</text:span><text:span text:style-name="T196"> </text:span><text:span text:style-name="T39">If</text:span><text:span text:style-name="T60"> </text:span><text:span text:style-name="T39">a</text:span><text:change-start text:change-id="ct50705840"/><text:span text:style-name="T39"> measured</text:span><text:change-end text:change-id="ct50705840"/><text:change text:change-id="ct50706048"/><text:span text:style-name="T60"> </text:span><text:span text:style-name="T39">value</text:span><text:span text:style-name="T60"> </text:span><text:span text:style-name="T39">is</text:span><text:span text:style-name="T46"> </text:span><text:span text:style-name="T39">present</text:span><text:span text:style-name="T60"> </text:span><text:span text:style-name="T39">for</text:span><text:span text:style-name="T60"> </text:span><text:span text:style-name="T39">the</text:span><text:span text:style-name="T60"> </text:span><text:span text:style-name="T39">current</text:span><text:span text:style-name="T60"> </text:span><text:span text:style-name="T39">day</text:span><text:span text:style-name="T60"> </text:span><text:span text:style-name="T39">being</text:span><text:span text:style-name="T60"> </text:span><text:span text:style-name="T39">estimated,</text:span><text:span text:style-name="T60"> </text:span><text:span text:style-name="T39">this</text:span><text:span text:style-name="T458"> </text:span><text:span text:style-name="T39">value</text:span><text:span text:style-name="T239"> </text:span><text:span text:style-name="T39">will</text:span><text:span text:style-name="T77"> </text:span><text:span text:style-name="T39">be</text:span><text:span text:style-name="T239"> </text:span><text:span text:style-name="T39">temporarily</text:span><text:span text:style-name="T77"> </text:span><text:span text:style-name="T39">discarded</text:span><text:span text:style-name="T239"> </text:span><text:span text:style-name="T39">from</text:span><text:span text:style-name="T239"> </text:span><text:span text:style-name="T36">the</text:span><text:span text:style-name="T77"> </text:span><text:span text:style-name="T39">data</text:span><text:span text:style-name="T77"> </text:span><text:span text:style-name="T39">series</text:span><text:change text:change-id="ct49569024"/><text:change text:change-id="ct49568816"/><text:change text:change-id="ct49568576"/><text:span text:style-name="T239"> </text:span><text:span text:style-name="T39">to</text:span><text:span text:style-name="T77"> </text:span><text:span text:style-name="T39">avoid</text:span><text:change text:change-id="ct50863488"/><text:span text:style-name="T239"> </text:span><text:span text:style-name="T39">self-influence</text:span><text:span text:style-name="T393"> </text:span><text:span text:style-name="T39">of</text:span><text:span text:style-name="T77"> </text:span><text:span text:style-name="T39">the observation</text:span><text:span text:style-name="T364"> </text:span><text:span text:style-name="T39">on</text:span><text:span text:style-name="T364"> </text:span><text:span text:style-name="T39">the</text:span><text:span text:style-name="T364"> </text:span><text:span text:style-name="T39">estimation</text:span><text:span text:style-name="T49"> </text:span><text:span text:style-name="T39">procedure</text:span></text:p>
      <text:p text:style-name="P47"><text:soft-page-break/>Consequently,<text:span text:style-name="T372"> </text:span>the<text:span text:style-name="T372"> </text:span>activation<text:span text:style-name="T372"> </text:span>of<text:span text:style-name="T297"> </text:span>this<text:span text:style-name="T372"> </text:span>feature<text:span text:style-name="T154"> </text:span>will<text:span text:style-name="T372"> </text:span>significantly<text:span text:style-name="T154"> </text:span>raise<text:span text:style-name="T372"> </text:span>the<text:span text:style-name="T154"> </text:span>computation<text:span text:style-name="T154"> </text:span>time<text:span text:style-name="T372"> </text:span>for<text:span text:style-name="T154"> </text:span>filling<text:span text:style-name="T419"> </text:span>the<text:span text:style-name="T95"> </text:span>gaps<text:span text:style-name="T323"> </text:span>in<text:span text:style-name="T187"> </text:span>weather<text:span text:style-name="T95"> </text:span>time<text:span text:style-name="T187"> </text:span>series<text:span text:style-name="T95"> </text:span>and<text:span text:style-name="T187"> </text:span>should<text:span text:style-name="T95"> </text:span>be<text:span text:style-name="T187"> </text:span>used<text:span text:style-name="T323"> </text:span>only<text:span text:style-name="T187"> </text:span>when<text:span text:style-name="T95"> </text:span>a<text:span text:style-name="T323"> </text:span>detailed<text:span text:style-name="T95"> </text:span>analysis<text:span text:style-name="T95"> </text:span>of<text:span text:style-name="T95"> </text:span>the<text:span text:style-name="T95"> </text:span>estimation e<text:span text:style-name="T6">rrors</text:span><text:span text:style-name="T11"> </text:span><text:span text:style-name="T6">is</text:span><text:span text:style-name="T395"> </text:span><text:span text:style-name="T6">required.</text:span><text:span text:style-name="T12"> </text:span><text:span text:style-name="T6">The</text:span><text:span text:style-name="T395"> </text:span><text:span text:style-name="T6">default</text:span><text:span text:style-name="T395"> </text:span><text:span text:style-name="T6">information</text:span><text:span text:style-name="T301"> </text:span><text:span text:style-name="T3">provided</text:span><text:span text:style-name="T395"> </text:span><text:span text:style-name="T6">in</text:span><text:span text:style-name="T395"> </text:span><text:span text:style-name="T6">the</text:span><text:span text:style-name="T395"> </text:span><text:span text:style-name="T6">‘‘.log’’</text:span><text:span text:style-name="T395"> </text:span><text:span text:style-name="T6">should</text:span><text:span text:style-name="T66"> </text:span><text:span text:style-name="T6">contain</text:span><text:span text:style-name="T387"> </text:span><text:span text:style-name="T6">sufficient</text:span><text:span text:style-name="T293"> </text:span><text:span text:style-name="T6">material to</text:span><text:span text:style-name="T29"> </text:span><text:span text:style-name="T6">fill</text:span><text:span text:style-name="T29"> </text:span><text:span text:style-name="T6">the</text:span><text:span text:style-name="T293"> </text:span><text:span text:style-name="T6">needs</text:span><text:span text:style-name="T24"> </text:span><text:span text:style-name="T6">of</text:span><text:span text:style-name="T29"> </text:span><text:span text:style-name="T6">a</text:span><text:span text:style-name="T293"> </text:span><text:span text:style-name="T6">large</text:span><text:span text:style-name="T293"> </text:span><text:span text:style-name="T6">number</text:span><text:span text:style-name="T293"> </text:span><text:span text:style-name="T6">of</text:span><text:span text:style-name="T293"> </text:span><text:span text:style-name="T6">projects.</text:span><text:span text:style-name="T373"> </text:span><text:span text:style-name="T6">Thus,</text:span><text:span text:style-name="T29"> </text:span><text:span text:style-name="T6">this</text:span><text:span text:style-name="T29"> </text:span><text:span text:style-name="T3">process</text:span><text:span text:style-name="T293"> </text:span><text:span text:style-name="T6">leads</text:span><text:span text:style-name="T293"> </text:span><text:span text:style-name="T6">to</text:span><text:span text:style-name="T270"> </text:span><text:span text:style-name="T6">the</text:span><text:span text:style-name="T25"> </text:span><text:span text:style-name="T3">production</text:span><text:span text:style-name="T25"> </text:span><text:span text:style-name="T6">of</text:span><text:span text:style-name="T23"> </text:span><text:span text:style-name="T6">a</text:span><text:span text:style-name="T25"> </text:span><text:span text:style-name="T3">weather</text:span><text:span text:style-name="T23"> </text:span><text:span text:style-name="T6">time-series</text:span><text:span text:style-name="T255"> </text:span><text:span text:style-name="T6">for</text:span><text:span text:style-name="T23"> </text:span><text:span text:style-name="T6">which</text:span><text:span text:style-name="T25"> </text:span><text:span text:style-name="T6">every</text:span><text:span text:style-name="T23"> </text:span><text:span text:style-name="T6">value</text:span><text:span text:style-name="T255"> </text:span><text:span text:style-name="T6">has</text:span><text:span text:style-name="T23"> </text:span><text:span text:style-name="T6">been</text:span><text:span text:style-name="T255"> </text:span><text:span text:style-name="T6">estimated</text:span><text:span text:style-name="T25"> </text:span><text:span text:style-name="T6">in</text:span><text:span text:style-name="T23"> </text:span><text:span text:style-name="T6">WHAT.</text:span><text:span text:style-name="T25"> </text:span><text:span text:style-name="T3">The</text:span><text:span text:style-name="T151"> </text:span><text:span text:style-name="T6">results</text:span><text:span text:style-name="T363"> </text:span><text:span text:style-name="T6">are</text:span><text:span text:style-name="T363"> </text:span><text:span text:style-name="T6">saved</text:span><text:span text:style-name="T32"> </text:span><text:span text:style-name="T6">in</text:span><text:span text:style-name="T32"> </text:span><text:span text:style-name="T6">a</text:span><text:span text:style-name="T31"> </text:span><text:span text:style-name="T241">tsv</text:span><text:span text:style-name="T31"> (</text:span><text:span text:style-name="T6">tab-separated</text:span><text:span text:style-name="T31"> </text:span><text:span text:style-name="T6">values)</text:span><text:span text:style-name="T31"> </text:span><text:span text:style-name="T6">text</text:span><text:span text:style-name="T32"> </text:span><text:span text:style-name="T6">file</text:span><text:span text:style-name="T31"> </text:span><text:span text:style-name="T6">with</text:span><text:span text:style-name="T32"> </text:span><text:span text:style-name="T6">the</text:span><text:span text:style-name="T31"> </text:span><text:span text:style-name="T6">extension</text:span><text:span text:style-name="T33"> </text:span><text:span text:style-name="T3">‘‘.err’’</text:span><text:span text:style-name="T31"> </text:span><text:span text:style-name="T6">that</text:span><text:span text:style-name="T32"> </text:span><text:span text:style-name="T6">is</text:span><text:span text:style-name="T31"> </text:span><text:span text:style-name="T6">named</text:span><text:span text:style-name="T31"> </text:span><text:span text:style-name="T6">after</text:span><text:span text:style-name="T386"> </text:span><text:span text:style-name="T6">the</text:span><text:span text:style-name="T13"> </text:span><text:span text:style-name="T6">station</text:span><text:span text:style-name="T14"> </text:span><text:span text:style-name="T6">name</text:span><text:span text:style-name="T13"> </text:span><text:span text:style-name="T6">and</text:span><text:span text:style-name="T13"> </text:span><text:span text:style-name="T6">ID</text:span><text:span text:style-name="T13"> </text:span><text:span text:style-name="T6">similarly</text:span><text:span text:style-name="T14"> </text:span><text:span text:style-name="T6">to</text:span><text:span text:style-name="T13"> </text:span><text:span text:style-name="T6">the</text:span><text:span text:style-name="T13"> </text:span><text:span text:style-name="T6">‘‘.log’’</text:span><text:span text:style-name="T14"> </text:span><text:span text:style-name="T6">and</text:span><text:span text:style-name="T13"> </text:span><text:span text:style-name="T6">‘‘.out’’</text:span><text:span text:style-name="T13"> </text:span><text:span text:style-name="T6">files.</text:span></text:p>
      <text:p text:style-name="P18"><office:annotation office:name="__Annotation__29650_99827669"><dc:creator>Rivard, Christine</dc:creator><dc:date>2015-03-27T16:27:00</dc:date><loext:sender-initials>RC</loext:sender-initials><text:p><text:span text:style-name="T462">Ah oui, là c’est clair!</text:span></text:p></office:annotation><text:span text:style-name="T6">The</text:span><text:span text:style-name="T306"> </text:span><text:span text:style-name="T3">accuracy</text:span><text:span text:style-name="T306"> </text:span><text:span text:style-name="T6">of</text:span><text:span text:style-name="T306"> </text:span><text:span text:style-name="T6">the</text:span><text:span text:style-name="T312"> </text:span><text:span text:style-name="T6">estimation</text:span><text:span text:style-name="T312"> </text:span><text:span text:style-name="T6">technique</text:span><text:span text:style-name="T306"> </text:span><text:span text:style-name="T6">can</text:span><text:span text:style-name="T306"> </text:span><text:span text:style-name="T6">then</text:span><text:span text:style-name="T312"> </text:span><text:span text:style-name="T6">be</text:span><text:span text:style-name="T306"> </text:span><text:span text:style-name="T6">assessed</text:span><text:span text:style-name="T306"> </text:span><text:span text:style-name="T6">by</text:span><text:span text:style-name="T306"> </text:span><text:span text:style-name="T6">comparing</text:span><text:span text:style-name="T301"> </text:span><text:span text:style-name="T6">the</text:span><text:span text:style-name="T306"> </text:span><text:span text:style-name="T6">estimated</text:span><text:span text:style-name="T390"> </text:span><text:span text:style-name="T6">weather</text:span><text:span text:style-name="T24"> </text:span><text:span text:style-name="T6">data</text:span><text:span text:style-name="T293"> </text:span><text:span text:style-name="T6">with</text:span><text:span text:style-name="T293"> </text:span><text:span text:style-name="T6">the</text:span><text:span text:style-name="T24"> </text:span><text:span text:style-name="T6">respective</text:span><text:span text:style-name="T24"> </text:span><text:span text:style-name="T6">non</text:span><text:change-start text:change-id="ct50119744"/><text:span text:style-name="T6">-</text:span><text:change-end text:change-id="ct50119744"/><text:span text:style-name="T6">missing</text:span><text:span text:style-name="T24"> </text:span><text:span text:style-name="T6">observations</text:span><text:span text:style-name="T293"> </text:span><text:span text:style-name="T6">in</text:span><text:span text:style-name="T24"> </text:span><text:span text:style-name="T6">the</text:span><text:span text:style-name="T293"> </text:span><text:span text:style-name="T6">original</text:span><text:span text:style-name="T293"> </text:span><text:span text:style-name="T6">weather</text:span><text:span text:style-name="T293"> </text:span><text:span text:style-name="T6">data</text:span><text:span text:style-name="T24"> </text:span><text:span text:style-name="T6">file.</text:span><text:span text:style-name="T373"> </text:span><office:annotation-end office:name="__Annotation__29650_99827669"/><text:span text:style-name="T437">There</text:span><text:span text:style-name="T438"> </text:span><text:span text:style-name="T437">is</text:span><text:span text:style-name="T211"> </text:span><text:span text:style-name="T78">currently</text:span><text:span text:style-name="T211"> </text:span><text:span text:style-name="T437">no</text:span><text:span text:style-name="T217"> </text:span><text:span text:style-name="T437">tool</text:span><text:span text:style-name="T217"> </text:span><text:span text:style-name="T437">provided</text:span><text:span text:style-name="T217"> </text:span><text:span text:style-name="T437">in</text:span><text:span text:style-name="T217"> </text:span><text:span text:style-name="T437">WHAT</text:span><text:span text:style-name="T217"> </text:span><text:span text:style-name="T437">to</text:span><text:span text:style-name="T217"> </text:span><text:span text:style-name="T437">directly</text:span><text:span text:style-name="T211"> </text:span><text:span text:style-name="T437">analyze</text:span><text:span text:style-name="T217"> </text:span><text:span text:style-name="T437">the</text:span><text:span text:style-name="T217"> </text:span><text:span text:style-name="T437">results</text:span><text:span text:style-name="T217"> </text:span><text:span text:style-name="T437">from</text:span><text:span text:style-name="T217"> </text:span><text:span text:style-name="T437">the</text:span><text:span text:style-name="T211"> </text:span><text:span text:style-name="T437">Jackknife</text:span><text:span text:style-name="T329"> </text:span><text:span text:style-name="T437">procedure.</text:span><text:span text:style-name="T227"> </text:span><text:span text:style-name="T437">However,</text:span><text:span text:style-name="T78"> </text:span><text:span text:style-name="T437">all</text:span><text:span text:style-name="T78"> </text:span><text:span text:style-name="T437">the</text:span><text:span text:style-name="T78"> </text:span><text:span text:style-name="T437">source</text:span><text:span text:style-name="T78"> </text:span><text:span text:style-name="T437">code</text:span><text:span text:style-name="T78"> </text:span><text:span text:style-name="T437">that</text:span><text:span text:style-name="T78"> </text:span><text:span text:style-name="T437">has</text:span><text:span text:style-name="T78"> </text:span><text:span text:style-name="T437">been</text:span><text:span text:style-name="T78"> </text:span><text:change text:change-id="ct50583776"/><text:change-start text:change-id="ct50885184"/><text:span text:style-name="T437">written?</text:span><text:span text:style-name="T78"> </text:span><text:change-end text:change-id="ct50885184"/><text:span text:style-name="T437">for</text:span><text:span text:style-name="T78"> the </text:span><text:span text:style-name="T437">production</text:span><text:span text:style-name="T78"> </text:span><text:span text:style-name="T437">of</text:span><text:span text:style-name="T78"> </text:span><text:span text:style-name="T437">the</text:span><text:span text:style-name="T78"> </text:span><text:span text:style-name="T437">figures</text:span><text:span text:style-name="T78"> </text:span><text:span text:style-name="T437">of </text:span><text:span text:style-name="T436">Section</text:span><text:span text:style-name="T314"> </text:span><text:a xlink:type="simple" xlink:href="#_bookmark62" text:style-name="Internet_20_link" text:visited-style-name="Visited_20_Internet_20_Link"><text:span text:style-name="T436">8.4</text:span></text:a><text:span text:style-name="T302"> </text:span><text:span text:style-name="T436">can</text:span><text:span text:style-name="T152"> </text:span><text:span text:style-name="T436">be</text:span><text:span text:style-name="T302"> </text:span><text:span text:style-name="T436">downloaded</text:span><text:span text:style-name="T302"> </text:span><text:span text:style-name="T436">freely</text:span><text:span text:style-name="T152"> </text:span><text:span text:style-name="T436">on</text:span><text:span text:style-name="T302"> </text:span><text:span text:style-name="T436">GitHub</text:span><text:span text:style-name="T152"> </text:span><text:span text:style-name="T436">at</text:span><text:span text:style-name="T396"> </text:span><text:span text:style-name="T85">(</text:span><text:a xlink:type="simple" xlink:href="https://github.com/jnsebgosselin/WHAT" text:style-name="Internet_20_link" text:visited-style-name="Visited_20_Internet_20_Link"><text:span text:style-name="T415">https://github.com/jnsebgosselin/WHAT</text:span></text:a><text:span text:style-name="T85">).</text:span></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Meiryo" svg:font-family="Meiryo" style:font-family-generic="roman" style:font-pitch="variable"/>
    <style:font-face style:name="PMingLiU" svg:font-family="PMingLi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eiryo1" svg:font-family="Meiryo" style:font-family-generic="system" style:font-pitch="variable"/>
    <style:font-face style:name="PMingLiU1"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2="1" draw:dots2-length="236%" draw:distance="177%"/>
    <draw:stroke-dash draw:name="Dashed_20__28_var_29__20_5" draw:display-name="Dashed (var) 5" draw:style="round" draw:dots2="1" draw:dots2-length="240%" draw:distance="180%"/>
    <draw:stroke-dash draw:name="Dashed_20__28_var_29__20_6" draw:display-name="Dashed (var) 6" draw:style="round" draw:dots2="1" draw:dots2-length="368%" draw:distance="138%"/>
    <draw:stroke-dash draw:name="Dashed_20__28_var_29__20_7" draw:display-name="Dashed (var) 7" draw:style="round" draw:dots2="1" draw:dots2-length="140%" draw:distance="105%"/>
    <draw:stroke-dash draw:name="Dashed_20__28_var_29__20_8" draw:display-name="Dashed (var) 8" draw:style="round" draw:dots2="1" draw:dots2-length="172%" draw:distance="1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99cm" fo:margin-right="0cm"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235cm" fo:margin-right="0cm" fo:margin-top="0.039cm" fo:margin-bottom="0cm" loext:contextual-spacing="false" fo:text-indent="0cm" style:auto-text-indent="false"/>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style>
    <style:style style:name="Heading_20_2" style:display-name="Heading 2" style:family="paragraph" style:parent-style-name="Standard" style:default-outline-level="2" style:list-style-name="" style:class="text">
      <style:paragraph-properties fo:margin-left="1.792cm" fo:margin-right="0cm" fo:margin-top="0.258cm" fo:margin-bottom="0cm" loext:contextual-spacing="false" fo:text-indent="-1.558cm" style:auto-text-indent="false"/>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style>
    <style:style style:name="Heading_20_3" style:display-name="Heading 3" style:family="paragraph" style:parent-style-name="Standard" style:default-outline-level="3" style:list-style-name="" style:class="text">
      <style:paragraph-properties fo:margin-left="1.94cm" fo:margin-right="0cm" fo:text-indent="-1.741cm" style:auto-text-indent="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left="0.82cm" fo:margin-right="0cm" fo:text-indent="-0.621cm" style:auto-text-indent="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Contents_20_1" style:display-name="Contents 1" style:family="paragraph" style:parent-style-name="Standard" style:default-outline-level="" style:class="index">
      <style:paragraph-properties fo:margin-left="0.199cm" fo:margin-right="0cm" fo:margin-top="0.893cm" fo:margin-bottom="0cm" loext:contextual-spacing="false" fo:text-indent="0cm" style:auto-text-indent="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Contents_20_2" style:display-name="Contents 2" style:family="paragraph" style:parent-style-name="Standard" style:default-outline-level="" style:class="index">
      <style:paragraph-properties fo:margin-left="0.82cm" fo:margin-right="0cm" fo:margin-top="0.443cm" fo:margin-bottom="0cm" loext:contextual-spacing="false" fo:text-indent="-0.621cm" style:auto-text-indent="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Contents_20_3" style:display-name="Contents 3" style:family="paragraph" style:parent-style-name="Standard" style:default-outline-level="" style:class="index">
      <style:paragraph-properties fo:margin-left="1.769cm" fo:margin-right="0cm" fo:margin-top="0.023cm" fo:margin-bottom="0cm" loext:contextual-spacing="false" fo:text-indent="-0.94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4" style:display-name="Contents 4" style:family="paragraph" style:parent-style-name="Standard" style:default-outline-level="" style:class="index">
      <style:paragraph-properties fo:margin-left="3.09cm" fo:margin-right="0cm" fo:margin-top="0.023cm" fo:margin-bottom="0cm" loext:contextual-spacing="false" fo:text-indent="-1.32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er" style:family="paragraph" style:parent-style-name="Standard" style:class="extra"/>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Corps_20_de_20_texte_20_Car" style:display-name="Corps de tex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Label_20_1" style:display-name="ListLabel 1" style:family="text">
      <style:text-properties fo:font-size="17pt" fo:font-weight="normal" style:font-name-asian="Georgia1" style:font-family-asian="Georgia" style:font-family-generic-asian="system" style:font-pitch-asian="variable" style:font-size-asian="17pt" style:font-weight-asian="bold" style:font-size-complex="17pt" style:font-weight-complex="bold" style:text-scale="107%"/>
    </style:style>
    <style:style style:name="ListLabel_20_2" style:display-name="ListLabel 2" style:family="text">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text-scale="113%"/>
    </style:style>
    <style:style style:name="ListLabel_20_3" style:display-name="ListLabel 3" style:family="text">
      <style:text-properties style:font-name="Georgia" fo:font-family="Georgia" style:font-family-generic="roman" style:font-pitch="variable" fo:font-size="11pt" style:font-name-asian="Georgia1" style:font-family-asian="Georgia" style:font-family-generic-asian="system" style:font-pitch-asian="variable" style:font-size-asian="11pt" style:font-size-complex="11pt"/>
    </style:style>
    <style:style style:name="ListLabel_20_4" style:display-name="ListLabel 4" style:family="text">
      <style:text-properties style:font-name="Arial" fo:font-family="Arial" style:font-family-generic="roman" style:font-pitch="variable" fo:font-size="6pt" style:font-name-asian="Georgia1" style:font-family-asian="Georgia" style:font-family-generic-asian="system" style:font-pitch-asian="variable" style:font-size-asian="11pt" style:font-size-complex="11pt"/>
    </style:style>
    <style:style style:name="ListLabel_20_5" style:display-name="ListLabel 5" style:family="text">
      <style:text-properties style:font-name="Georgia" fo:font-family="Georgia" style:font-family-generic="roman" style:font-pitch="variable" fo:font-size="24.5pt" fo:font-weight="normal" style:font-name-asian="Georgia1" style:font-family-asian="Georgia" style:font-family-generic-asian="system" style:font-pitch-asian="variable" style:font-size-asian="24.5pt" style:font-weight-asian="bold" style:font-size-complex="24.5pt" style:font-weight-complex="bold" style:text-scale="87%"/>
    </style:style>
    <style:style style:name="ListLabel_20_6" style:display-name="ListLabel 6" style:family="text">
      <style:text-properties style:font-name="Georgia" fo:font-family="Georgia" style:font-family-generic="roman" style:font-pitch="variable" fo:font-size="17pt" fo:font-weight="normal" style:font-name-asian="Georgia1" style:font-family-asian="Georgia" style:font-family-generic-asian="system" style:font-pitch-asian="variable" style:font-size-asian="17pt" style:font-weight-asian="bold" style:font-size-complex="17pt" style:font-weight-complex="bold" style:text-scale="99%"/>
    </style:style>
    <style:style style:name="ListLabel_20_7" style:display-name="ListLabel 7" style:family="text">
      <style:text-properties style:font-name="Georgia" fo:font-family="Georgia" style:font-family-generic="roman" style:font-pitch="variable" fo:font-size="14pt" fo:font-weight="normal" style:font-name-asian="Georgia1" style:font-family-asian="Georgia" style:font-family-generic-asian="system" style:font-pitch-asian="variable" style:font-size-asian="14pt" style:font-weight-asian="bold" style:font-size-complex="14pt" style:font-weight-complex="bold" style:text-scale="98%"/>
    </style:style>
    <style:style style:name="ListLabel_20_8" style:display-name="ListLabel 8" style:family="text">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text-scale="92%"/>
    </style:style>
    <style:style style:name="ListLabel_20_9" style:display-name="ListLabel 9" style:family="text">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text-scale="104%"/>
    </style:style>
    <style:style style:name="ListLabel_20_10" style:display-name="ListLabel 10" style:family="text">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text-scale="116%"/>
    </style:style>
    <style:style style:name="ListLabel_20_11" style:display-name="ListLabel 11" style:family="text">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text-scale="111%"/>
    </style:style>
    <style:style style:name="ListLabel_20_12" style:display-name="ListLabel 12" style:family="text">
      <style:text-properties fo:font-size="12pt" fo:font-style="italic" style:font-name-asian="Meiryo1" style:font-family-asian="Meiryo" style:font-family-generic-asian="system" style:font-pitch-asian="variable" style:font-size-asian="12pt" style:font-style-asian="italic" style:font-size-complex="12pt" style:text-scale="93%"/>
    </style:style>
    <style:style style:name="ListLabel_20_13" style:display-name="ListLabel 13" style:family="text">
      <style:text-properties style:font-name="Times New Roman" fo:font-family="'Times New Roman'" style:font-family-generic="roman" style:font-pitch="variable" fo:font-size="12pt" fo:font-weight="normal" style:font-name-asian="Georgia1" style:font-family-asian="Georgia" style:font-family-generic-asian="system" style:font-pitch-asian="variable" style:font-size-asian="12pt" style:font-weight-asian="bold" style:font-size-complex="12pt" style:font-weight-complex="bold" style:text-scale="111%"/>
    </style:style>
    <style:style style:name="ListLabel_20_14" style:display-name="ListLabel 14" style:family="text">
      <style:text-properties fo:font-size="12pt" style:font-name-asian="Times New Roman1" style:font-family-asian="'Times New Roman'" style:font-family-generic-asian="system" style:font-pitch-asian="variable" style:font-size-asian="12pt" style:font-size-complex="12pt" style:text-scale="102%"/>
    </style:style>
    <style:style style:name="ListLabel_20_15" style:display-name="ListLabel 15" style:family="text">
      <style:text-properties style:font-name="Times New Roman" fo:font-family="'Times New Roman'" style:font-family-generic="roman" style:font-pitch="variable" fo:font-size="12pt" fo:font-weight="normal" style:font-name-asian="Georgia1" style:font-family-asian="Georgia" style:font-family-generic-asian="system" style:font-pitch-asian="variable" style:font-size-asian="12pt" style:font-weight-asian="bold" style:font-size-complex="12pt" style:font-weight-complex="bold" style:text-scale="114%"/>
    </style:style>
    <style:style style:name="ListLabel_20_16" style:display-name="ListLabel 16" style:family="text">
      <style:text-properties fo:font-size="12pt" style:font-name-asian="Times New Roman1" style:font-family-asian="'Times New Roman'" style:font-family-generic-asian="system" style:font-pitch-asian="variable" style:font-size-asian="12pt" style:font-size-complex="12pt" style:text-scale="99%"/>
    </style:style>
    <style:style style:name="ListLabel_20_17" style:display-name="ListLabel 17" style:family="text">
      <style:text-properties fo:font-size="12pt" style:font-name-asian="Times New Roman1" style:font-family-asian="'Times New Roman'" style:font-family-generic-asian="system" style:font-pitch-asian="variable" style:font-size-asian="12pt" style:font-size-complex="12pt"/>
    </style:style>
    <style:style style:name="ListLabel_20_18" style:display-name="ListLabel 18" style:family="text">
      <style:text-properties fo:font-size="12pt" style:font-name-asian="Times New Roman1" style:font-family-asian="'Times New Roman'" style:font-family-generic-asian="system" style:font-pitch-asian="variable" style:font-size-asian="12pt" style:font-size-complex="12pt" style:text-scale="101%"/>
    </style:style>
    <style:style style:name="ListLabel_20_19" style:display-name="ListLabel 19"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text:start-value="2">
        <style:list-level-properties text:list-level-position-and-space-mode="label-alignment">
          <style:list-level-label-alignment text:label-followed-by="listtab" fo:text-indent="-1.7cm" fo:margin-left="1.935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7cm" fo:margin-left="1.935cm"/>
        </style:list-level-properties>
      </text:list-level-style-number>
      <text:list-level-style-bullet text:level="3" style:num-suffix="•" text:bullet-char="•">
        <style:list-level-properties text:list-level-position-and-space-mode="label-alignment">
          <style:list-level-label-alignment text:label-followed-by="listtab" fo:text-indent="-1.7cm" fo:margin-left="5.168cm"/>
        </style:list-level-properties>
      </text:list-level-style-bullet>
      <text:list-level-style-bullet text:level="4" style:num-suffix="•" text:bullet-char="•">
        <style:list-level-properties text:list-level-position-and-space-mode="label-alignment">
          <style:list-level-label-alignment text:label-followed-by="listtab" fo:text-indent="-1.7cm" fo:margin-left="6.784cm"/>
        </style:list-level-properties>
      </text:list-level-style-bullet>
      <text:list-level-style-bullet text:level="5" style:num-suffix="•" text:bullet-char="•">
        <style:list-level-properties text:list-level-position-and-space-mode="label-alignment">
          <style:list-level-label-alignment text:label-followed-by="listtab" fo:text-indent="-1.7cm" fo:margin-left="8.4cm"/>
        </style:list-level-properties>
      </text:list-level-style-bullet>
      <text:list-level-style-bullet text:level="6" style:num-suffix="•" text:bullet-char="•">
        <style:list-level-properties text:list-level-position-and-space-mode="label-alignment">
          <style:list-level-label-alignment text:label-followed-by="listtab" fo:text-indent="-1.7cm" fo:margin-left="10.015cm"/>
        </style:list-level-properties>
      </text:list-level-style-bullet>
      <text:list-level-style-bullet text:level="7" style:num-suffix="•" text:bullet-char="•">
        <style:list-level-properties text:list-level-position-and-space-mode="label-alignment">
          <style:list-level-label-alignment text:label-followed-by="listtab" fo:text-indent="-1.7cm" fo:margin-left="11.633cm"/>
        </style:list-level-properties>
      </text:list-level-style-bullet>
      <text:list-level-style-bullet text:level="8" style:num-suffix="•" text:bullet-char="•">
        <style:list-level-properties text:list-level-position-and-space-mode="label-alignment">
          <style:list-level-label-alignment text:label-followed-by="listtab" fo:text-indent="-1.7cm" fo:margin-left="13.249cm"/>
        </style:list-level-properties>
      </text:list-level-style-bullet>
      <text:list-level-style-bullet text:level="9" style:num-suffix="•" text:bullet-char="•">
        <style:list-level-properties text:list-level-position-and-space-mode="label-alignment">
          <style:list-level-label-alignment text:label-followed-by="listtab" fo:text-indent="-1.7cm" fo:margin-left="14.86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format="A" style:num-letter-sync="true">
        <style:list-level-properties text:list-level-position-and-space-mode="label-alignment">
          <style:list-level-label-alignment text:label-followed-by="listtab" fo:text-indent="-1.572cm" fo:margin-left="0.235cm"/>
        </style:list-level-properties>
      </text:list-level-style-number>
      <text:list-level-style-number text:level="2" text:style-name="ListLabel_20_3" style:num-prefix="(" style:num-suffix=")" style:num-format="a" style:num-letter-sync="true">
        <style:list-level-properties text:list-level-position-and-space-mode="label-alignment">
          <style:list-level-label-alignment text:label-followed-by="listtab" fo:text-indent="-0.621cm" fo:margin-left="4.471cm"/>
        </style:list-level-properties>
      </text:list-level-style-number>
      <text:list-level-style-bullet text:level="3" style:num-suffix="•" text:bullet-char="•">
        <style:list-level-properties text:list-level-position-and-space-mode="label-alignment">
          <style:list-level-label-alignment text:label-followed-by="listtab" fo:text-indent="-0.621cm" fo:margin-left="5.974cm"/>
        </style:list-level-properties>
      </text:list-level-style-bullet>
      <text:list-level-style-bullet text:level="4" style:num-suffix="•" text:bullet-char="•">
        <style:list-level-properties text:list-level-position-and-space-mode="label-alignment">
          <style:list-level-label-alignment text:label-followed-by="listtab" fo:text-indent="-0.621cm" fo:margin-left="7.475cm"/>
        </style:list-level-properties>
      </text:list-level-style-bullet>
      <text:list-level-style-bullet text:level="5" style:num-suffix="•" text:bullet-char="•">
        <style:list-level-properties text:list-level-position-and-space-mode="label-alignment">
          <style:list-level-label-alignment text:label-followed-by="listtab" fo:text-indent="-0.621cm" fo:margin-left="8.978cm"/>
        </style:list-level-properties>
      </text:list-level-style-bullet>
      <text:list-level-style-bullet text:level="6" style:num-suffix="•" text:bullet-char="•">
        <style:list-level-properties text:list-level-position-and-space-mode="label-alignment">
          <style:list-level-label-alignment text:label-followed-by="listtab" fo:text-indent="-0.621cm" fo:margin-left="10.479cm"/>
        </style:list-level-properties>
      </text:list-level-style-bullet>
      <text:list-level-style-bullet text:level="7" style:num-suffix="•" text:bullet-char="•">
        <style:list-level-properties text:list-level-position-and-space-mode="label-alignment">
          <style:list-level-label-alignment text:label-followed-by="listtab" fo:text-indent="-0.621cm" fo:margin-left="11.982cm"/>
        </style:list-level-properties>
      </text:list-level-style-bullet>
      <text:list-level-style-bullet text:level="8" style:num-suffix="•" text:bullet-char="•">
        <style:list-level-properties text:list-level-position-and-space-mode="label-alignment">
          <style:list-level-label-alignment text:label-followed-by="listtab" fo:text-indent="-0.621cm" fo:margin-left="13.485cm"/>
        </style:list-level-properties>
      </text:list-level-style-bullet>
      <text:list-level-style-bullet text:level="9" style:num-suffix="•" text:bullet-char="•">
        <style:list-level-properties text:list-level-position-and-space-mode="label-alignment">
          <style:list-level-label-alignment text:label-followed-by="listtab" fo:text-indent="-0.621cm" fo:margin-left="14.98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prefix="(" style:num-suffix=")" style:num-format="a" style:num-letter-sync="true">
        <style:list-level-properties text:list-level-position-and-space-mode="label-alignment">
          <style:list-level-label-alignment text:label-followed-by="listtab" fo:text-indent="-0.621cm" fo:margin-left="7.147cm"/>
        </style:list-level-properties>
      </text:list-level-style-number>
      <text:list-level-style-bullet text:level="2" style:num-suffix="•" text:bullet-char="•">
        <style:list-level-properties text:list-level-position-and-space-mode="label-alignment">
          <style:list-level-label-alignment text:label-followed-by="listtab" fo:text-indent="-0.621cm" fo:margin-left="8.243cm"/>
        </style:list-level-properties>
      </text:list-level-style-bullet>
      <text:list-level-style-bullet text:level="3" style:num-suffix="•" text:bullet-char="•">
        <style:list-level-properties text:list-level-position-and-space-mode="label-alignment">
          <style:list-level-label-alignment text:label-followed-by="listtab" fo:text-indent="-0.621cm" fo:margin-left="9.338cm"/>
        </style:list-level-properties>
      </text:list-level-style-bullet>
      <text:list-level-style-bullet text:level="4" style:num-suffix="•" text:bullet-char="•">
        <style:list-level-properties text:list-level-position-and-space-mode="label-alignment">
          <style:list-level-label-alignment text:label-followed-by="listtab" fo:text-indent="-0.621cm" fo:margin-left="10.433cm"/>
        </style:list-level-properties>
      </text:list-level-style-bullet>
      <text:list-level-style-bullet text:level="5" style:num-suffix="•" text:bullet-char="•">
        <style:list-level-properties text:list-level-position-and-space-mode="label-alignment">
          <style:list-level-label-alignment text:label-followed-by="listtab" fo:text-indent="-0.621cm" fo:margin-left="11.527cm"/>
        </style:list-level-properties>
      </text:list-level-style-bullet>
      <text:list-level-style-bullet text:level="6" style:num-suffix="•" text:bullet-char="•">
        <style:list-level-properties text:list-level-position-and-space-mode="label-alignment">
          <style:list-level-label-alignment text:label-followed-by="listtab" fo:text-indent="-0.621cm" fo:margin-left="12.622cm"/>
        </style:list-level-properties>
      </text:list-level-style-bullet>
      <text:list-level-style-bullet text:level="7" style:num-suffix="•" text:bullet-char="•">
        <style:list-level-properties text:list-level-position-and-space-mode="label-alignment">
          <style:list-level-label-alignment text:label-followed-by="listtab" fo:text-indent="-0.621cm" fo:margin-left="13.718cm"/>
        </style:list-level-properties>
      </text:list-level-style-bullet>
      <text:list-level-style-bullet text:level="8" style:num-suffix="•" text:bullet-char="•">
        <style:list-level-properties text:list-level-position-and-space-mode="label-alignment">
          <style:list-level-label-alignment text:label-followed-by="listtab" fo:text-indent="-0.621cm" fo:margin-left="14.811cm"/>
        </style:list-level-properties>
      </text:list-level-style-bullet>
      <text:list-level-style-bullet text:level="9" style:num-suffix="•" text:bullet-char="•">
        <style:list-level-properties text:list-level-position-and-space-mode="label-alignment">
          <style:list-level-label-alignment text:label-followed-by="listtab" fo:text-indent="-0.621cm" fo:margin-left="15.9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 style:num-format="1" text:start-value="4">
        <style:list-level-properties text:list-level-position-and-space-mode="label-alignment">
          <style:list-level-label-alignment text:label-followed-by="listtab" fo:text-indent="-1.321cm" fo:margin-left="0.235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1.558cm" fo:margin-left="1.792cm"/>
        </style:list-level-properties>
      </text:list-level-style-number>
      <text:list-level-style-number text:level="3" text:style-name="ListLabel_20_7" style:num-format="1" text:display-levels="3">
        <style:list-level-properties text:list-level-position-and-space-mode="label-alignment">
          <style:list-level-label-alignment text:label-followed-by="listtab" fo:text-indent="-1.741cm" fo:margin-left="1.94cm"/>
        </style:list-level-properties>
      </text:list-level-style-number>
      <text:list-level-style-bullet text:level="4" style:num-suffix="•" text:bullet-char="•">
        <style:list-level-properties text:list-level-position-and-space-mode="label-alignment">
          <style:list-level-label-alignment text:label-followed-by="listtab" fo:text-indent="-1.741cm" fo:margin-left="1.792cm"/>
        </style:list-level-properties>
      </text:list-level-style-bullet>
      <text:list-level-style-bullet text:level="5" style:num-suffix="•" text:bullet-char="•">
        <style:list-level-properties text:list-level-position-and-space-mode="label-alignment">
          <style:list-level-label-alignment text:label-followed-by="listtab" fo:text-indent="-1.741cm" fo:margin-left="1.792cm"/>
        </style:list-level-properties>
      </text:list-level-style-bullet>
      <text:list-level-style-bullet text:level="6" style:num-suffix="•" text:bullet-char="•">
        <style:list-level-properties text:list-level-position-and-space-mode="label-alignment">
          <style:list-level-label-alignment text:label-followed-by="listtab" fo:text-indent="-1.741cm" fo:margin-left="1.792cm"/>
        </style:list-level-properties>
      </text:list-level-style-bullet>
      <text:list-level-style-bullet text:level="7" style:num-suffix="•" text:bullet-char="•">
        <style:list-level-properties text:list-level-position-and-space-mode="label-alignment">
          <style:list-level-label-alignment text:label-followed-by="listtab" fo:text-indent="-1.741cm" fo:margin-left="1.94cm"/>
        </style:list-level-properties>
      </text:list-level-style-bullet>
      <text:list-level-style-bullet text:level="8" style:num-suffix="•" text:bullet-char="•">
        <style:list-level-properties text:list-level-position-and-space-mode="label-alignment">
          <style:list-level-label-alignment text:label-followed-by="listtab" fo:text-indent="-1.741cm" fo:margin-left="1.976cm"/>
        </style:list-level-properties>
      </text:list-level-style-bullet>
      <text:list-level-style-bullet text:level="9" style:num-suffix="•" text:bullet-char="•">
        <style:list-level-properties text:list-level-position-and-space-mode="label-alignment">
          <style:list-level-label-alignment text:label-followed-by="listtab" fo:text-indent="-1.741cm" fo:margin-left="7.3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3">
        <style:list-level-properties text:list-level-position-and-space-mode="label-alignment">
          <style:list-level-label-alignment text:label-followed-by="listtab" fo:text-indent="-1.558cm" fo:margin-left="1.792cm"/>
        </style:list-level-properties>
      </text:list-level-style-number>
      <text:list-level-style-number text:level="2" text:style-name="ListLabel_20_8" style:num-format="1" text:start-value="2" text:display-levels="2">
        <style:list-level-properties text:list-level-position-and-space-mode="label-alignment">
          <style:list-level-label-alignment text:label-followed-by="listtab" fo:text-indent="-1.558cm" fo:margin-left="1.792cm"/>
        </style:list-level-properties>
      </text:list-level-style-number>
      <text:list-level-style-bullet text:level="3" style:num-suffix="•" text:bullet-char="•">
        <style:list-level-properties text:list-level-position-and-space-mode="label-alignment">
          <style:list-level-label-alignment text:label-followed-by="listtab" fo:text-indent="-1.558cm" fo:margin-left="5.045cm"/>
        </style:list-level-properties>
      </text:list-level-style-bullet>
      <text:list-level-style-bullet text:level="4" style:num-suffix="•" text:bullet-char="•">
        <style:list-level-properties text:list-level-position-and-space-mode="label-alignment">
          <style:list-level-label-alignment text:label-followed-by="listtab" fo:text-indent="-1.558cm" fo:margin-left="6.673cm"/>
        </style:list-level-properties>
      </text:list-level-style-bullet>
      <text:list-level-style-bullet text:level="5" style:num-suffix="•" text:bullet-char="•">
        <style:list-level-properties text:list-level-position-and-space-mode="label-alignment">
          <style:list-level-label-alignment text:label-followed-by="listtab" fo:text-indent="-1.558cm" fo:margin-left="8.299cm"/>
        </style:list-level-properties>
      </text:list-level-style-bullet>
      <text:list-level-style-bullet text:level="6" style:num-suffix="•" text:bullet-char="•">
        <style:list-level-properties text:list-level-position-and-space-mode="label-alignment">
          <style:list-level-label-alignment text:label-followed-by="listtab" fo:text-indent="-1.558cm" fo:margin-left="9.927cm"/>
        </style:list-level-properties>
      </text:list-level-style-bullet>
      <text:list-level-style-bullet text:level="7" style:num-suffix="•" text:bullet-char="•">
        <style:list-level-properties text:list-level-position-and-space-mode="label-alignment">
          <style:list-level-label-alignment text:label-followed-by="listtab" fo:text-indent="-1.558cm" fo:margin-left="11.553cm"/>
        </style:list-level-properties>
      </text:list-level-style-bullet>
      <text:list-level-style-bullet text:level="8" style:num-suffix="•" text:bullet-char="•">
        <style:list-level-properties text:list-level-position-and-space-mode="label-alignment">
          <style:list-level-label-alignment text:label-followed-by="listtab" fo:text-indent="-1.558cm" fo:margin-left="13.18cm"/>
        </style:list-level-properties>
      </text:list-level-style-bullet>
      <text:list-level-style-bullet text:level="9" style:num-suffix="•" text:bullet-char="•">
        <style:list-level-properties text:list-level-position-and-space-mode="label-alignment">
          <style:list-level-label-alignment text:label-followed-by="listtab" fo:text-indent="-1.558cm" fo:margin-left="14.80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3">
        <style:list-level-properties text:list-level-position-and-space-mode="label-alignment">
          <style:list-level-label-alignment text:label-followed-by="listtab" fo:text-indent="-1.741cm" fo:margin-left="1.94cm"/>
        </style:list-level-properties>
      </text:list-level-style-number>
      <text:list-level-style-number text:level="2" style:num-format="1" text:display-levels="2">
        <style:list-level-properties text:list-level-position-and-space-mode="label-alignment">
          <style:list-level-label-alignment text:label-followed-by="listtab" fo:text-indent="-1.741cm" fo:margin-left="1.94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fo:text-indent="-1.741cm" fo:margin-left="1.94cm"/>
        </style:list-level-properties>
      </text:list-level-style-number>
      <text:list-level-style-bullet text:level="4" style:num-suffix="•" text:bullet-char="•">
        <style:list-level-properties text:list-level-position-and-space-mode="label-alignment">
          <style:list-level-label-alignment text:label-followed-by="listtab" fo:text-indent="-1.741cm" fo:margin-left="6.777cm"/>
        </style:list-level-properties>
      </text:list-level-style-bullet>
      <text:list-level-style-bullet text:level="5" style:num-suffix="•" text:bullet-char="•">
        <style:list-level-properties text:list-level-position-and-space-mode="label-alignment">
          <style:list-level-label-alignment text:label-followed-by="listtab" fo:text-indent="-1.741cm" fo:margin-left="8.389cm"/>
        </style:list-level-properties>
      </text:list-level-style-bullet>
      <text:list-level-style-bullet text:level="6" style:num-suffix="•" text:bullet-char="•">
        <style:list-level-properties text:list-level-position-and-space-mode="label-alignment">
          <style:list-level-label-alignment text:label-followed-by="listtab" fo:text-indent="-1.741cm" fo:margin-left="10.001cm"/>
        </style:list-level-properties>
      </text:list-level-style-bullet>
      <text:list-level-style-bullet text:level="7" style:num-suffix="•" text:bullet-char="•">
        <style:list-level-properties text:list-level-position-and-space-mode="label-alignment">
          <style:list-level-label-alignment text:label-followed-by="listtab" fo:text-indent="-1.741cm" fo:margin-left="11.613cm"/>
        </style:list-level-properties>
      </text:list-level-style-bullet>
      <text:list-level-style-bullet text:level="8" style:num-suffix="•" text:bullet-char="•">
        <style:list-level-properties text:list-level-position-and-space-mode="label-alignment">
          <style:list-level-label-alignment text:label-followed-by="listtab" fo:text-indent="-1.741cm" fo:margin-left="13.226cm"/>
        </style:list-level-properties>
      </text:list-level-style-bullet>
      <text:list-level-style-bullet text:level="9" style:num-suffix="•" text:bullet-char="•">
        <style:list-level-properties text:list-level-position-and-space-mode="label-alignment">
          <style:list-level-label-alignment text:label-followed-by="listtab" fo:text-indent="-1.741cm" fo:margin-left="14.8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0" style:num-format="1">
        <style:list-level-properties text:list-level-position-and-space-mode="label-alignment">
          <style:list-level-label-alignment text:label-followed-by="listtab" fo:text-indent="-1.321cm" fo:margin-left="1.506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1.558cm" fo:margin-left="1.792cm"/>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418cm" fo:margin-left="1.268cm"/>
        </style:list-level-properties>
        <style:text-properties fo:font-family="Meiryo"/>
      </text:list-level-style-bullet>
      <text:list-level-style-bullet text:level="4" style:num-suffix="•" text:bullet-char="•">
        <style:list-level-properties text:list-level-position-and-space-mode="label-alignment">
          <style:list-level-label-alignment text:label-followed-by="listtab" fo:text-indent="-0.418cm" fo:margin-left="1.792cm"/>
        </style:list-level-properties>
      </text:list-level-style-bullet>
      <text:list-level-style-bullet text:level="5" style:num-suffix="•" text:bullet-char="•">
        <style:list-level-properties text:list-level-position-and-space-mode="label-alignment">
          <style:list-level-label-alignment text:label-followed-by="listtab" fo:text-indent="-0.418cm" fo:margin-left="1.792cm"/>
        </style:list-level-properties>
      </text:list-level-style-bullet>
      <text:list-level-style-bullet text:level="6" style:num-suffix="•" text:bullet-char="•">
        <style:list-level-properties text:list-level-position-and-space-mode="label-alignment">
          <style:list-level-label-alignment text:label-followed-by="listtab" fo:text-indent="-0.418cm" fo:margin-left="4.491cm"/>
        </style:list-level-properties>
      </text:list-level-style-bullet>
      <text:list-level-style-bullet text:level="7" style:num-suffix="•" text:bullet-char="•">
        <style:list-level-properties text:list-level-position-and-space-mode="label-alignment">
          <style:list-level-label-alignment text:label-followed-by="listtab" fo:text-indent="-0.418cm" fo:margin-left="7.191cm"/>
        </style:list-level-properties>
      </text:list-level-style-bullet>
      <text:list-level-style-bullet text:level="8" style:num-suffix="•" text:bullet-char="•">
        <style:list-level-properties text:list-level-position-and-space-mode="label-alignment">
          <style:list-level-label-alignment text:label-followed-by="listtab" fo:text-indent="-0.418cm" fo:margin-left="9.892cm"/>
        </style:list-level-properties>
      </text:list-level-style-bullet>
      <text:list-level-style-bullet text:level="9" style:num-suffix="•" text:bullet-char="•">
        <style:list-level-properties text:list-level-position-and-space-mode="label-alignment">
          <style:list-level-label-alignment text:label-followed-by="listtab" fo:text-indent="-0.418cm" fo:margin-left="12.5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3" style:num-format="A" style:num-letter-sync="true">
        <style:list-level-properties text:list-level-position-and-space-mode="label-alignment">
          <style:list-level-label-alignment text:label-followed-by="listtab" fo:text-indent="-0.621cm" fo:margin-left="0.82cm"/>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3.575cm"/>
        </style:list-level-properties>
      </text:list-level-style-bullet>
      <text:list-level-style-bullet text:level="4" style:num-suffix="•" text:bullet-char="•">
        <style:list-level-properties text:list-level-position-and-space-mode="label-alignment">
          <style:list-level-label-alignment text:label-followed-by="listtab" fo:text-indent="-0.951cm" fo:margin-left="5.382cm"/>
        </style:list-level-properties>
      </text:list-level-style-bullet>
      <text:list-level-style-bullet text:level="5" style:num-suffix="•" text:bullet-char="•">
        <style:list-level-properties text:list-level-position-and-space-mode="label-alignment">
          <style:list-level-label-alignment text:label-followed-by="listtab" fo:text-indent="-0.951cm" fo:margin-left="7.188cm"/>
        </style:list-level-properties>
      </text:list-level-style-bullet>
      <text:list-level-style-bullet text:level="6" style:num-suffix="•" text:bullet-char="•">
        <style:list-level-properties text:list-level-position-and-space-mode="label-alignment">
          <style:list-level-label-alignment text:label-followed-by="listtab" fo:text-indent="-0.951cm" fo:margin-left="8.994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0.8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2.607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4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format="1">
        <style:list-level-properties text:list-level-position-and-space-mode="label-alignment">
          <style:list-level-label-alignment text:label-followed-by="listtab" fo:text-indent="-0.621cm" fo:margin-left="0.82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number text:level="3" text:style-name="ListLabel_20_17" style:num-format="1" text:display-levels="3">
        <style:list-level-properties text:list-level-position-and-space-mode="label-alignment">
          <style:list-level-label-alignment text:label-followed-by="listtab" fo:text-indent="-1.323cm" fo:margin-left="3.09cm"/>
        </style:list-level-properties>
      </text:list-level-style-number>
      <text:list-level-style-bullet text:level="4" style:num-suffix="•" text:bullet-char="•">
        <style:list-level-properties text:list-level-position-and-space-mode="label-alignment">
          <style:list-level-label-alignment text:label-followed-by="listtab" fo:text-indent="-1.323cm" fo:margin-left="1.769cm"/>
        </style:list-level-properties>
      </text:list-level-style-bullet>
      <text:list-level-style-bullet text:level="5" style:num-suffix="•" text:bullet-char="•">
        <style:list-level-properties text:list-level-position-and-space-mode="label-alignment">
          <style:list-level-label-alignment text:label-followed-by="listtab" fo:text-indent="-1.323cm" fo:margin-left="3.09cm"/>
        </style:list-level-properties>
      </text:list-level-style-bullet>
      <text:list-level-style-bullet text:level="6" style:num-suffix="•" text:bullet-char="•">
        <style:list-level-properties text:list-level-position-and-space-mode="label-alignment">
          <style:list-level-label-alignment text:label-followed-by="listtab" fo:text-indent="-1.323cm" fo:margin-left="3.09cm"/>
        </style:list-level-properties>
      </text:list-level-style-bullet>
      <text:list-level-style-bullet text:level="7" style:num-suffix="•" text:bullet-char="•">
        <style:list-level-properties text:list-level-position-and-space-mode="label-alignment">
          <style:list-level-label-alignment text:label-followed-by="listtab" fo:text-indent="-1.323cm" fo:margin-left="6.078cm"/>
        </style:list-level-properties>
      </text:list-level-style-bullet>
      <text:list-level-style-bullet text:level="8" style:num-suffix="•" text:bullet-char="•">
        <style:list-level-properties text:list-level-position-and-space-mode="label-alignment">
          <style:list-level-label-alignment text:label-followed-by="listtab" fo:text-indent="-1.323cm" fo:margin-left="9.065cm"/>
        </style:list-level-properties>
      </text:list-level-style-bullet>
      <text:list-level-style-bullet text:level="9" style:num-suffix="•" text:bullet-char="•">
        <style:list-level-properties text:list-level-position-and-space-mode="label-alignment">
          <style:list-level-label-alignment text:label-followed-by="listtab" fo:text-indent="-1.323cm" fo:margin-left="12.05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text:start-value="2">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3">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448cm"/>
        </style:list-level-properties>
        <style:text-properties fo:font-family="Symbol" style:font-style-name="Regular"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718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8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258cm"/>
        </style:list-level-properties>
        <style:text-properties fo:font-family="Symbol" style:font-style-name="Regular" style:font-pitch="variable"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528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68cm"/>
        </style:list-level-properties>
        <style:text-properties fo:font-family="Symbol" style:font-style-name="Regular"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338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60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5%"/>
      <style:text-properties fo:font-size="10pt" style:font-size-asian="10pt" style:font-size-complex="10pt"/>
    </style:style>
    <style:style style:name="MP2" style:family="paragraph" style:parent-style-name="Text_20_body">
      <style:paragraph-properties fo:margin-left="0.071cm" fo:margin-right="0cm" fo:line-height="0.443cm" fo:text-indent="0cm" style:auto-text-indent="false"/>
      <style:text-properties style:use-window-font-color="true"/>
    </style:style>
    <style:style style:name="MP3" style:family="paragraph" style:parent-style-name="Text_20_body">
      <style:paragraph-properties fo:margin-left="0.071cm" fo:margin-right="0cm" fo:line-height="0.44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line-height="5%"/>
      <style:text-properties fo:font-size="1pt" style:font-size-asian="1pt" style:font-size-complex="1pt"/>
    </style:style>
    <style:style style:name="MT1" style:family="text">
      <style:text-properties style:use-window-font-color="true"/>
    </style:style>
    <style:style style:name="Mfr1" style:family="graphic" style:parent-style-name="Frame">
      <style:graphic-properties style:wrap="run-through" style:number-wrapped-paragraphs="no-limit" style:vertical-pos="from-top" style:vertical-rel="page" style:horizontal-pos="from-left" style:horizontal-rel="page" fo:padding="0.15cm" fo:border="none" draw:textarea-vertical-align="top"/>
    </style:style>
    <style:style style:name="Mgr1" style:family="graphic" style:parent-style-name="Frame">
      <style:graphic-properties draw:stroke="none" svg:stroke-width="0cm" draw:fill="none" draw:textarea-vertical-align="top" draw:auto-grow-height="false" fo:min-height="0.496cm" fo:min-width="0.557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1.83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646cm" fo:margin-bottom="0.908cm" fo:margin-left="1.799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646cm" fo:margin-bottom="1.235cm" fo:margin-left="1.764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6">
      <style:page-layout-properties fo:page-width="21.59cm" fo:page-height="27.94cm" style:num-format="1" style:print-orientation="portrait" fo:margin-top="2.646cm" fo:margin-bottom="1.235cm" fo:margin-left="1.799cm" fo:margin-right="1.79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7">
      <style:page-layout-properties fo:page-width="21.59cm" fo:page-height="27.94cm" style:num-format="1" style:print-orientation="portrait" fo:margin-top="2.646cm" fo:margin-bottom="1.235cm" fo:margin-left="1.799cm" fo:margin-right="1.76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8">
      <style:page-layout-properties fo:page-width="21.59cm" fo:page-height="27.94cm" style:num-format="1" style:print-orientation="portrait" fo:margin-top="1.976cm" fo:margin-bottom="1.235cm" fo:margin-left="1.799cm" fo:margin-right="1.764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9">
      <style:page-layout-properties fo:page-width="21.59cm" fo:page-height="27.94cm" style:num-format="1" style:print-orientation="portrait" fo:margin-top="2.646cm" fo:margin-bottom="1.235cm" fo:margin-left="3.034cm" fo:margin-right="3.03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0">
      <style:page-layout-properties fo:page-width="21.59cm" fo:page-height="27.94cm" style:num-format="1" style:print-orientation="portrait" fo:margin-top="2.646cm" fo:margin-bottom="1.235cm" fo:margin-left="1.764cm" fo:margin-right="1.76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1">
      <style:page-layout-properties fo:page-width="21.59cm" fo:page-height="27.94cm" style:num-format="1" style:print-orientation="portrait" fo:margin-top="1.834cm" fo:margin-bottom="1.235cm" fo:margin-left="1.799cm" fo:margin-right="1.764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2">
      <style:page-layout-properties fo:page-width="21.59cm" fo:page-height="27.94cm" style:num-format="1" style:print-orientation="portrait" fo:margin-top="1.87cm" fo:margin-bottom="1.235cm" fo:margin-left="1.764cm" fo:margin-right="1.764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3">
      <style:page-layout-properties fo:page-width="21.59cm" fo:page-height="27.94cm" style:num-format="1" style:print-orientation="portrait" fo:margin-top="1.87cm" fo:margin-bottom="1.235cm" fo:margin-left="1.764cm" fo:margin-right="1.729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4">
      <style:page-layout-properties fo:page-width="21.59cm" fo:page-height="27.94cm" style:num-format="1" style:print-orientation="portrait" fo:margin-top="2.011cm" fo:margin-bottom="0.908cm" fo:margin-left="1.799cm" fo:margin-right="1.799cm" style:writing-mode="lr-tb" style:layout-grid-color="#c0c0c0" style:layout-grid-lines="2469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15">
      <style:page-layout-properties fo:page-width="21.59cm" fo:page-height="27.94cm" style:num-format="1" style:print-orientation="portrait" fo:margin-top="1.976cm" fo:margin-bottom="1.235cm" fo:margin-left="1.799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6">
      <style:page-layout-properties fo:page-width="21.59cm" fo:page-height="27.94cm" style:num-format="1" style:print-orientation="portrait" fo:margin-top="2.646cm" fo:margin-bottom="1.235cm" fo:margin-left="1.764cm" fo:margin-right="1.79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7">
      <style:page-layout-properties fo:page-width="21.59cm" fo:page-height="27.94cm" style:num-format="1" style:print-orientation="portrait" fo:margin-top="1.87cm" fo:margin-bottom="1.235cm" fo:margin-left="1.799cm" fo:margin-right="1.729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8">
      <style:page-layout-properties fo:page-width="21.59cm" fo:page-height="27.94cm" style:num-format="1" style:print-orientation="portrait" fo:margin-top="1.905cm" fo:margin-bottom="1.235cm" fo:margin-left="1.799cm" fo:margin-right="1.729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9">
      <style:page-layout-properties fo:page-width="21.59cm" fo:page-height="27.94cm" style:num-format="1" style:print-orientation="portrait" fo:margin-top="1.905cm" fo:margin-bottom="1.235cm" fo:margin-left="1.764cm" fo:margin-right="1.764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20">
      <style:page-layout-properties fo:page-width="21.59cm" fo:page-height="27.94cm" style:num-format="1" style:print-orientation="portrait" fo:margin-top="1.976cm" fo:margin-bottom="0.908cm" fo:margin-left="1.764cm" fo:margin-right="1.79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1">
      <style:page-layout-properties fo:page-width="21.59cm" fo:page-height="27.94cm" style:num-format="1" style:print-orientation="portrait" fo:margin-top="2.646cm" fo:margin-bottom="0.908cm" fo:margin-left="1.764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2">
      <style:page-layout-properties fo:page-width="21.59cm" fo:page-height="27.94cm" style:num-format="1" style:print-orientation="portrait" fo:margin-top="1.976cm" fo:margin-bottom="0.908cm" fo:margin-left="1.764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3">
      <style:page-layout-properties fo:page-width="21.59cm" fo:page-height="27.94cm" style:num-format="1" style:print-orientation="portrait" fo:margin-top="1.976cm" fo:margin-bottom="0.908cm" fo:margin-left="1.729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4">
      <style:page-layout-properties fo:page-width="21.59cm" fo:page-height="27.94cm" style:num-format="1" style:print-orientation="portrait" fo:margin-top="1.834cm" fo:margin-bottom="0.908cm" fo:margin-left="1.799cm" fo:margin-right="1.729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5">
      <style:page-layout-properties fo:page-width="21.59cm" fo:page-height="27.94cm" style:num-format="1" style:print-orientation="portrait" fo:margin-top="1.905cm" fo:margin-bottom="0.908cm" fo:margin-left="1.799cm" fo:margin-right="1.729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6">
      <style:page-layout-properties fo:page-width="21.59cm" fo:page-height="27.94cm" style:num-format="1" style:print-orientation="portrait" fo:margin-top="1.976cm" fo:margin-bottom="0.908cm" fo:margin-left="1.799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7">
      <style:page-layout-properties fo:page-width="21.59cm" fo:page-height="27.94cm" style:num-format="1" style:print-orientation="portrait" fo:margin-top="1.905cm" fo:margin-bottom="0.908cm" fo:margin-left="1.799cm" fo:margin-right="1.799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8">
      <style:page-layout-properties fo:page-width="21.59cm" fo:page-height="27.94cm" style:num-format="1" style:print-orientation="portrait" fo:margin-top="1.976cm" fo:margin-bottom="0.908cm" fo:margin-left="1.799cm" fo:margin-right="1.79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9">
      <style:page-layout-properties fo:page-width="21.59cm" fo:page-height="27.94cm" style:num-format="1" style:print-orientation="portrait" fo:margin-top="2.646cm" fo:margin-bottom="0.908cm" fo:margin-left="1.799cm" fo:margin-right="1.79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30">
      <style:page-layout-properties fo:page-width="21.59cm" fo:page-height="27.94cm" style:num-format="1" style:print-orientation="portrait" fo:margin-top="2.646cm" fo:margin-bottom="0.908cm" fo:margin-left="3.034cm" fo:margin-right="3.03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31">
      <style:page-layout-properties fo:page-width="21.59cm" fo:page-height="27.94cm" style:num-format="1" style:print-orientation="portrait" fo:margin-top="1.87cm" fo:margin-bottom="1.235cm" fo:margin-left="1.764cm" fo:margin-right="0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2">
      <style:page-layout-properties fo:page-width="21.59cm" fo:page-height="27.94cm" style:num-format="1" style:print-orientation="portrait" fo:margin-top="1.976cm" fo:margin-bottom="0cm" fo:margin-left="1.764cm" fo:margin-right="1.729cm" style:writing-mode="lr-tb" style:layout-grid-color="#c0c0c0" style:layout-grid-lines="254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4cm" fo:margin-left="0cm" fo:margin-right="0cm" fo:margin-top="0.393cm" style:dynamic-spacing="true"/>
      </style:footer-style>
    </style:page-layout>
    <style:page-layout style:name="Mpm33">
      <style:page-layout-properties fo:page-width="21.59cm" fo:page-height="27.94cm" style:num-format="1" style:print-orientation="portrait" fo:margin-top="2.54cm" fo:margin-bottom="0cm" fo:margin-left="1.799cm" fo:margin-right="1.799cm" style:writing-mode="lr-tb" style:layout-grid-color="#c0c0c0" style:layout-grid-lines="2490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4cm" fo:margin-left="0cm" fo:margin-right="0cm" fo:margin-top="0.393cm" style:dynamic-spacing="true"/>
      </style:footer-style>
    </style:page-layout>
    <style:page-layout style:name="Mpm34">
      <style:page-layout-properties fo:page-width="21.59cm" fo:page-height="27.94cm" style:num-format="1" style:print-orientation="portrait" fo:margin-top="1.976cm" fo:margin-bottom="0cm" fo:margin-left="1.799cm" fo:margin-right="1.729cm" style:writing-mode="lr-tb" style:layout-grid-color="#c0c0c0" style:layout-grid-lines="254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4cm" fo:margin-left="0cm" fo:margin-right="0cm" fo:margin-top="0.393cm" style:dynamic-spacing="true"/>
      </style:footer-style>
    </style:page-layout>
    <style:page-layout style:name="Mpm35">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6">
      <style:page-layout-properties fo:page-width="21.59cm" fo:page-height="27.94cm" style:num-format="1" style:print-orientation="portrait" fo:margin-top="0cm" fo:margin-bottom="0.908cm" fo:margin-left="0cm" fo:margin-right="1.623cm" style:writing-mode="lr-tb" style:layout-grid-color="#c0c0c0" style:layout-grid-lines="26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37">
      <style:page-layout-properties fo:page-width="21.59cm" fo:page-height="27.94cm" style:num-format="1" style:print-orientation="portrait" fo:margin-top="2.646cm" fo:margin-bottom="1.235cm" fo:margin-left="1.799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8">
      <style:page-layout-properties fo:page-width="21.59cm" fo:page-height="27.94cm" style:num-format="1" style:print-orientation="portrait" fo:margin-top="1.834cm" fo:margin-bottom="1.235cm" fo:margin-left="1.764cm" fo:margin-right="1.729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9">
      <style:page-layout-properties fo:page-width="21.59cm" fo:page-height="27.94cm" style:num-format="1" style:print-orientation="portrait" fo:margin-top="2.646cm" fo:margin-bottom="1.235cm" fo:margin-left="1.764cm" fo:margin-right="1.976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0">
      <style:page-layout-properties fo:page-width="21.59cm" fo:page-height="27.94cm" style:num-format="1" style:print-orientation="portrait" fo:margin-top="2.646cm" fo:margin-bottom="1.235cm" fo:margin-left="1.764cm" fo:margin-right="1.693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1">
      <style:page-layout-properties fo:page-width="21.59cm" fo:page-height="27.94cm" style:num-format="1" style:print-orientation="portrait" fo:margin-top="1.976cm" fo:margin-bottom="1.235cm" fo:margin-left="1.799cm" fo:margin-right="1.79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2">
      <style:page-layout-properties fo:page-width="21.59cm" fo:page-height="27.94cm" style:num-format="1" style:print-orientation="portrait" fo:margin-top="0cm" fo:margin-bottom="1.235cm" fo:margin-left="0cm" fo:margin-right="1.623cm" style:writing-mode="lr-tb" style:layout-grid-color="#c0c0c0" style:layout-grid-lines="26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3">
      <style:page-layout-properties fo:page-width="21.59cm" fo:page-height="27.94cm" style:num-format="1" style:print-orientation="portrait" fo:margin-top="1.411cm" fo:margin-bottom="1.235cm" fo:margin-left="0.917cm" fo:margin-right="0.917cm" style:writing-mode="lr-tb" style:layout-grid-color="#c0c0c0" style:layout-grid-lines="2529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4">
      <style:page-layout-properties fo:page-width="21.59cm" fo:page-height="27.94cm" style:num-format="1" style:print-orientation="portrait" fo:margin-top="1.834cm" fo:margin-bottom="1.235cm" fo:margin-left="1.799cm" fo:margin-right="1.729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5">
      <style:page-layout-properties fo:page-width="21.59cm" fo:page-height="27.94cm" style:num-format="1" style:print-orientation="portrait" fo:margin-top="2.646cm" fo:margin-bottom="1.235cm" fo:margin-left="1.799cm" fo:margin-right="1.658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footer>
        <text:p text:style-name="MP1"><draw:frame draw:style-name="Mfr1" draw:name="Frame1" text:anchor-type="paragraph" svg:x="10.518cm" svg:y="26.644cm" svg:width="0.557cm" svg:height="0.496cm" draw:z-index="0"><draw:text-box><text:p text:style-name="MP2"><text:page-number text:select-page="current">0</text:page-number></text:p></draw:text-box></draw:frame><draw:custom-shape text:anchor-type="paragraph" draw:z-index="5" draw:name="Text Box 7"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style:master-page style:name="Converted4" style:page-layout-name="Mpm4"/>
    <style:master-page style:name="Converted5" style:page-layout-name="Mpm2"/>
    <style:master-page style:name="Converted6" style:page-layout-name="Mpm4"/>
    <style:master-page style:name="Converted7" style:page-layout-name="Mpm2"/>
    <style:master-page style:name="Converted8" style:page-layout-name="Mpm5"/>
    <style:master-page style:name="Converted9" style:page-layout-name="Mpm2"/>
    <style:master-page style:name="Converted10" style:page-layout-name="Mpm2"/>
    <style:master-page style:name="Converted11" style:page-layout-name="Mpm6"/>
    <style:master-page style:name="Converted12" style:page-layout-name="Mpm2"/>
    <style:master-page style:name="Converted13" style:page-layout-name="Mpm7"/>
    <style:master-page style:name="Converted14" style:page-layout-name="Mpm7"/>
    <style:master-page style:name="Converted15" style:page-layout-name="Mpm8"/>
    <style:master-page style:name="Converted16" style:page-layout-name="Mpm9"/>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10"/>
    <style:master-page style:name="Converted22" style:page-layout-name="Mpm2"/>
    <style:master-page style:name="Converted23" style:page-layout-name="Mpm2"/>
    <style:master-page style:name="Converted24" style:page-layout-name="Mpm11"/>
    <style:master-page style:name="Converted25" style:page-layout-name="Mpm2"/>
    <style:master-page style:name="Converted26" style:page-layout-name="Mpm2"/>
    <style:master-page style:name="Converted27" style:page-layout-name="Mpm1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13"/>
    <style:master-page style:name="Converted33" style:page-layout-name="Mpm14">
      <style:footer>
        <text:p text:style-name="MP1"><draw:custom-shape text:anchor-type="paragraph" draw:z-index="8" draw:name="Text Box 6"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4" style:page-layout-name="Mpm2"/>
    <style:master-page style:name="Converted35" style:page-layout-name="Mpm4"/>
    <style:master-page style:name="Converted36" style:page-layout-name="Mpm2"/>
    <style:master-page style:name="Converted37" style:page-layout-name="Mpm4"/>
    <style:master-page style:name="Converted38" style:page-layout-name="Mpm2"/>
    <style:master-page style:name="Converted39" style:page-layout-name="Mpm4"/>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15"/>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16"/>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17"/>
    <style:master-page style:name="Converted62" style:page-layout-name="Mpm2"/>
    <style:master-page style:name="Converted63" style:page-layout-name="Mpm2"/>
    <style:master-page style:name="Converted64" style:page-layout-name="Mpm2"/>
    <style:master-page style:name="Converted65" style:page-layout-name="Mpm15"/>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10"/>
    <style:master-page style:name="Converted71" style:page-layout-name="Mpm2"/>
    <style:master-page style:name="Converted72" style:page-layout-name="Mpm2"/>
    <style:master-page style:name="Converted73" style:page-layout-name="Mpm2"/>
    <style:master-page style:name="Converted74" style:page-layout-name="Mpm18"/>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19"/>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0">
      <style:footer>
        <text:p text:style-name="MP1"><draw:custom-shape text:anchor-type="paragraph" draw:z-index="9" draw:name="Text Box 5"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6" style:page-layout-name="Mpm21">
      <style:footer>
        <text:p text:style-name="MP1"/>
      </style:footer>
    </style:master-page>
    <style:master-page style:name="Converted87" style:page-layout-name="Mpm22">
      <style:footer>
        <text:p text:style-name="MP1"><draw:custom-shape text:anchor-type="paragraph" draw:z-index="0" draw:name="Text Box 4"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8" style:page-layout-name="Mpm23">
      <style:footer>
        <text:p text:style-name="MP1"/>
      </style:footer>
    </style:master-page>
    <style:master-page style:name="Converted89" style:page-layout-name="Mpm24">
      <style:footer>
        <text:p text:style-name="MP1"/>
      </style:footer>
    </style:master-page>
    <style:master-page style:name="Converted90" style:page-layout-name="Mpm25">
      <style:footer>
        <text:p text:style-name="MP1"/>
      </style:footer>
    </style:master-page>
    <style:master-page style:name="Converted91" style:page-layout-name="Mpm3">
      <style:footer>
        <text:p text:style-name="MP1"/>
      </style:footer>
    </style:master-page>
    <style:master-page style:name="Converted92" style:page-layout-name="Mpm26">
      <style:footer>
        <text:p text:style-name="MP1"/>
      </style:footer>
    </style:master-page>
    <style:master-page style:name="Converted93" style:page-layout-name="Mpm27">
      <style:footer>
        <text:p text:style-name="MP1"/>
      </style:footer>
    </style:master-page>
    <style:master-page style:name="Converted94" style:page-layout-name="Mpm28">
      <style:footer>
        <text:p text:style-name="MP1"/>
      </style:footer>
    </style:master-page>
    <style:master-page style:name="Converted95" style:page-layout-name="Mpm29">
      <style:footer>
        <text:p text:style-name="MP1"/>
      </style:footer>
    </style:master-page>
    <style:master-page style:name="Converted96" style:page-layout-name="Mpm30">
      <style:footer>
        <text:p text:style-name="MP1"/>
      </style:footer>
    </style:master-page>
    <style:master-page style:name="Converted97" style:page-layout-name="Mpm21">
      <style:footer>
        <text:p text:style-name="MP1"/>
      </style:footer>
    </style:master-page>
    <style:master-page style:name="Converted98" style:page-layout-name="Mpm26">
      <style:footer>
        <text:p text:style-name="MP1"><draw:custom-shape text:anchor-type="paragraph" draw:z-index="6" draw:name="Text Box 3"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9" style:page-layout-name="Mpm4"/>
    <style:master-page style:name="Converted100" style:page-layout-name="Mpm31"/>
    <style:master-page style:name="Converted101" style:page-layout-name="Mpm4"/>
    <style:master-page style:name="Converted102" style:page-layout-name="Mpm15"/>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32">
      <style:footer>
        <text:p text:style-name="MP5"/>
      </style:footer>
    </style:master-page>
    <style:master-page style:name="Converted127" style:page-layout-name="Mpm33">
      <style:footer>
        <text:p text:style-name="MP5"/>
      </style:footer>
    </style:master-page>
    <style:master-page style:name="Converted128" style:page-layout-name="Mpm2"/>
    <style:master-page style:name="Converted129" style:page-layout-name="Mpm4"/>
    <style:master-page style:name="Converted130" style:page-layout-name="Mpm34">
      <style:footer>
        <text:p text:style-name="MP5"/>
      </style:footer>
    </style:master-page>
    <style:master-page style:name="Converted131" style:page-layout-name="Mpm35">
      <style:footer>
        <text:p text:style-name="MP5"/>
      </style:footer>
    </style:master-page>
    <style:master-page style:name="Converted132" style:page-layout-name="Mpm35">
      <style:footer>
        <text:p text:style-name="MP5"/>
      </style:footer>
    </style:master-page>
    <style:master-page style:name="Converted133" style:page-layout-name="Mpm35">
      <style:footer>
        <text:p text:style-name="MP5"/>
      </style:footer>
    </style:master-page>
    <style:master-page style:name="Converted134" style:page-layout-name="Mpm35">
      <style:footer>
        <text:p text:style-name="MP5"/>
      </style:footer>
    </style:master-page>
    <style:master-page style:name="Converted135" style:page-layout-name="Mpm35">
      <style:footer>
        <text:p text:style-name="MP5"/>
      </style:footer>
    </style:master-page>
    <style:master-page style:name="Converted136" style:page-layout-name="Mpm35">
      <style:footer>
        <text:p text:style-name="MP5"/>
      </style:footer>
    </style:master-page>
    <style:master-page style:name="Converted137" style:page-layout-name="Mpm22">
      <style:footer>
        <text:p text:style-name="MP1"><draw:custom-shape text:anchor-type="paragraph" draw:z-index="2" draw:name="Text Box 2"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8" style:page-layout-name="Mpm27">
      <style:footer>
        <text:p text:style-name="MP1"/>
      </style:footer>
    </style:master-page>
    <style:master-page style:name="Converted139" style:page-layout-name="Mpm36">
      <style:footer>
        <text:p text:style-name="MP1"><draw:custom-shape text:anchor-type="paragraph" draw:z-index="3" draw:name="Text Box 1" draw:style-name="Mgr1" draw:text-style-name="MP4" svg:width="0.556cm" svg:height="0.495cm" svg:x="10.518cm" svg:y="26.644cm"><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0" style:page-layout-name="Mpm15"/>
    <style:master-page style:name="Converted141" style:page-layout-name="Mpm4"/>
    <style:master-page style:name="Converted142" style:page-layout-name="Mpm37"/>
    <style:master-page style:name="Converted143" style:page-layout-name="Mpm38"/>
    <style:master-page style:name="Converted144" style:page-layout-name="Mpm39"/>
    <style:master-page style:name="Converted145" style:page-layout-name="Mpm4"/>
    <style:master-page style:name="Converted146" style:page-layout-name="Mpm9"/>
    <style:master-page style:name="Converted147" style:page-layout-name="Mpm40"/>
    <style:master-page style:name="Converted148" style:page-layout-name="Mpm41"/>
    <style:master-page style:name="Converted149" style:page-layout-name="Mpm2"/>
    <style:master-page style:name="Converted150" style:page-layout-name="Mpm2"/>
    <style:master-page style:name="Converted151" style:page-layout-name="Mpm5"/>
    <style:master-page style:name="Converted152" style:page-layout-name="Mpm42"/>
    <style:master-page style:name="Converted153" style:page-layout-name="Mpm2"/>
    <style:master-page style:name="Converted154" style:page-layout-name="Mpm4"/>
    <style:master-page style:name="Converted155" style:page-layout-name="Mpm7"/>
    <style:master-page style:name="Converted156" style:page-layout-name="Mpm4"/>
    <style:master-page style:name="Converted157" style:page-layout-name="Mpm43"/>
    <style:master-page style:name="Converted158" style:page-layout-name="Mpm2"/>
    <style:master-page style:name="Converted159" style:page-layout-name="Mpm4"/>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15"/>
    <style:master-page style:name="Converted165" style:page-layout-name="Mpm44"/>
    <style:master-page style:name="Converted166" style:page-layout-name="Mpm45"/>
    <style:master-page style:name="Converted167" style:page-layout-name="Mpm15"/>
    <style:master-page style:name="Converted168"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vard, Christine</meta:initial-creator>
    <dc:creator>Jean-Sébastien Gosselin</dc:creator>
    <meta:editing-cycles>69</meta:editing-cycles>
    <meta:creation-date>2015-03-27T12:28:00</meta:creation-date>
    <dc:date>2015-08-27T12:25:10.871649006</dc:date>
    <meta:editing-duration>PT2H54M31S</meta:editing-duration>
    <meta:generator>LibreOffice/4.4.2.2$Linux_X86_64 LibreOffice_project/40m0$Build-2</meta:generator>
    <meta:document-statistic meta:table-count="1" meta:image-count="0" meta:object-count="0" meta:page-count="8" meta:paragraph-count="97" meta:word-count="2757" meta:character-count="17238" meta:non-whitespace-character-count="14575"/>
    <meta:user-defined meta:name="AppVersion">14.0000</meta:user-defined>
    <meta:user-defined meta:name="Company">NRCan / RNCan</meta:user-defined>
    <meta:user-defined meta:name="Created" meta:value-type="date">2015-03-05T00:00:00</meta:user-defined>
    <meta:user-defined meta:name="DocSecurity" meta:value-type="float">0</meta:user-defined>
    <meta:user-defined meta:name="HyperlinksChanged" meta:value-type="boolean">false</meta:user-defined>
    <meta:user-defined meta:name="LastSaved" meta:value-type="date">2015-03-0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